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P1" style:family="paragraph" style:parent-style-name="Normal">
      <style:paragraph-properties fo:text-align="justify"/>
    </style:style>
  </office:automatic-styles>
  <office:body>
    <office:text>
      <text:p text:style-name="P1">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P1">•••</text:p>
      <text:p text:style-name="P1">08h00: Wake up </text:p>
      <text:p text:style-name="P1">08h00~10h00: Write</text:p>
      <text:p text:style-name="P1">10h00~10h45: Breakfast, brush your teeth. (1)</text:p>
      <text:p text:style-name="P1">10h45~11h15: Shower, get ready</text:p>
      <text:p text:style-name="P1">11h15~12h30: Prepare lunch</text:p>
      <text:p text:style-name="P1">12h30~15h00: Free time</text:p>
      <text:p text:style-name="P1">15h00~19h00: Study</text:p>
      <text:p text:style-name="P1">19h00~20h30: Prepare dinner or continue to study</text:p>
      <text:p text:style-name="P1">20h30~21h00: Dinner</text:p>
      <text:p text:style-name="P1">21h00~22h00: Downtime, the phone must be shut down</text:p>
      <text:p text:style-name="P1">22h00: Sleep</text:p>
      <text:p text:style-name="P1">(1) The phone isn't allowed unless Momosuzu Nene is streaming. This time is to be used to tinker with your thinking, to allow your heart to express itself as best as possible.</text:p>
      <text:p text:style-name="P1">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P1">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P1"/>
      <text:p text:style-name="P1">•••</text:p>
      <text:p text:style-name="P1">Monday 27th May, 2024, 21:26, 118 days left</text:p>
      <text:p text:style-name="P1">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P1">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P1">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P1">Okay, so apparently there things that R can do but Python can't. I don't know what those things are, but for the sake of my own sanity, for the sake of believing that I'm not learning this language in vain, I will believe that those things exist.</text:p>
      <text:p text:style-name="P1">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P1">Sigh... I'm not sure that's what I wanted for a first entry, but, well, at least it reflects our current state. Yeah, I guess. Today is part of our story after all. くだらない事も大事ですね。</text:p>
      <text:p text:style-name="P1"/>
      <text:p text:style-name="P1">•••</text:p>
      <text:p text:style-name="P1">Tuesday 28th May, 21:42, 117 to go</text:p>
      <text:p text:style-name="P1">Today didn't go well, really. Ah, I thought about this sentence since last night so let me write it down: </text:p>
      <text:p text:style-name="P1">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P1">It was bad enough that come morning I decided to study instead of write. In fact, it made me want to review the schedule to put more time into studying. Basically, studying instead of writing. There'll be a change. But first let me motivate it a little more.</text:p>
      <text:p text:style-name="P1">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P1">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P1">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P1"/>
      <text:p text:style-name="P1">•••</text:p>
      <text:p text:style-name="P1">Wednesday 29th May, 21h45, 116 days left</text:p>
      <text:p text:style-name="P1">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P1">On a more positive note, I also had more control over myself today, in social interactions. I didn't just go with the flow and let the circumstances tell me what I should do. It's a good start, but of course, I want more. </text:p>
      <text:p text:style-name="P1">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P1">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P1"/>
      <text:p text:style-name="P1">•••</text:p>
      <text:p text:style-name="P1">Thursday 30th May, 21:36, 115 days until summer ends</text:p>
      <text:p text:style-name="P1">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P1">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P1">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P1">Also, starting yesterday I'd stopped taking coffee after lunch: I finish lunch too late, so I struggled to sleep at night. Anything else I have to say? </text:p>
      <text:p text:style-name="P1">Regarding today?</text:p>
      <text:p text:style-name="P1">Hm.</text:p>
      <text:p text:style-name="P1">... No, I think that's it.</text:p>
      <text:p text:style-name="P1">Hm.</text:p>
      <text:p text:style-name="P1">Do we have anything else we want to talk about? Ah, yes actually. This morning I basically decided that I wasn't feeling like writing, that's why I went to Leetcode. I wonder about tomorrow. Well, even if we don't feel like writing, we'll still write. Yup. </text:p>
      <text:p text:style-name="P1">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P1">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P1">But you know, that might very well change in the future. It's definitely a part of me that I don't see any need to keep. I don't see any need to eliminate it yet, but maybe sometime in the future I will. And if such a time ever comes, I will eliminate it. </text:p>
      <text:p text:style-name="P1">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P1"/>
      <text:p text:style-name="P1">•••</text:p>
      <text:p text:style-name="P1">Friday 31st March, 21:48, 114 days left</text:p>
      <text:p text:style-name="P1">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P1">Writing this made me realize that I completely forgot about my ideal to never kill, and always try to resolve situations peacefully. You killed without remorse, even feeling proud for how far you'd come. One more thing that needs to change. </text:p>
      <text:p text:style-name="P1">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P1">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P1">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P1">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really am not rich), he put the pasta back on the shelf and asked me if he could buy some stuff to cook instead. He didn't exactly have trouble convincing me, and since the pasta really didn't cost much, I told him to take it back, but he didn't.</text:p>
      <text:p text:style-name="P1">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P1">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P1">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P1">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P1"/>
      <text:p text:style-name="P1">•••</text:p>
      <text:p text:style-name="P1">Saturday 1st June, 22:54, 113 days to go</text:p>
      <text:p text:style-name="P1">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P1">Let's not let this artificial feeling get to us. Control ourselves. Now, always. Especially later. I want you to maintain control of yourself. I'll try.</text:p>
      <text:p text:style-name="P1">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P1">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P1"/>
      <text:p text:style-name="P1">•••</text:p>
      <text:p text:style-name="P1">Sunday 2nd June, 22:50, 112 days more</text:p>
      <text:p text:style-name="P1">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P1">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P1">Oh... So that's why you wanted to 'fight' with all those artists. So that's the true reason. </text:p>
      <text:p text:style-name="P1">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P1">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P1">Alright, that's enough for today. Let's end this with a fun fact.</text:p>
      <text:p text:style-name="P1">Fun fact: I don't remember much from yesternight's dream, which is usually the case when I only sleep for a few hours, but one thing I decided that I absolutely needed to write down for today, was that in my dream, I hit a blunt. Yup. That's it. That's the fun fact.</text:p>
      <text:p text:style-name="P1">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P1">Anyway, that's all for now. See you </text:p>
      <text:p text:style-name="P1"/>
      <text:p text:style-name="P1">•••</text:p>
      <text:p text:style-name="P1">Monday 3rd June, 21:55, 111 days left</text:p>
      <text:p text:style-name="P1">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P1"/>
      <text:p text:style-name="P1">•••</text:p>
      <text:p text:style-name="P1">Tuesday 4th June, 21:36, 110 days</text:p>
      <text:p text:style-name="P1">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P1">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P1">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P1">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P1">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P1">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P1">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P1">So those are the two steps, break down the problem, and propose solutions. And because of these two steps, I call this technique “break down and throw shit at the wall.” A memorable name, in my humble opinion. </text:p>
      <text:p text:style-name="P1">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P1">As I said, there's a technique that's a generalization of this advanced one, to a scope greater than problem solving, but I won't write much about it, I've written a lot already. And, actually, the steps are the same. </text:p>
      <text:p text:style-name="P1">The objective of this generalized technique is to figure out the best move, always. Did I say always? Let me correct myself: always.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P1">That's enough lecturing for today. It's also about time you did as you said, so show me how you apply these techniques. There are many more that came to mind, but let's stick to these for the moment. And on that, see you.</text:p>
      <text:p text:style-name="P1">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P1"/>
      <text:p text:style-name="P1">•••</text:p>
      <text:p text:style-name="P1">Wednesday 5th June, 21:53, 109 days left</text:p>
      <text:p text:style-name="P1">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P1">Why is it that my brain is working poorly today too? Or is it me? Is my brain functioning normally but I've convinced myself it's suboptimal? </text:p>
      <text:p text:style-name="P1">But, today wasn't a complete waste. Today, I realised that the strength I seek lies beyond reason. It lies beyond any reasoning, any excuse, or any logic. The strength I seek is the strength to do, regardless of the universe. Let's go to sleep now.</text:p>
      <text:p text:style-name="P1"/>
      <text:p text:style-name="P1">•••</text:p>
      <text:p text:style-name="P1">Thursday 6th June, 22:28, 108 days left</text:p>
      <text:p text:style-name="P1">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P1"/>
      <text:p text:style-name="P1">•••</text:p>
      <text:p text:style-name="P1">Friday 7th June, 21:48, 107 days left</text:p>
      <text:p text:style-name="P1">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P1">And yet should we relativize things? All things considered, today wasn't bad at all.</text:p>
      <text:p text:style-name="P1">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P1">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P1"/>
      <text:p text:style-name="P1">•••</text:p>
      <text:p text:style-name="P1">Saturday 8th June, 07:00, 12 days in, 106 left</text:p>
      <text:p text:style-name="P1">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P1">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P1">23:07</text:p>
      <text:p text:style-name="P1">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P1">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P1">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P1">I know, that's only a partial answer, but it's a start. Truth is, you'll always know the answer, you just have to find it.</text:p>
      <text:p text:style-name="P1"/>
      <text:p text:style-name="P1">•••</text:p>
      <text:p text:style-name="P1">Monday 10th June, 03:05, 105 days left</text:p>
      <text:p text:style-name="P1">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P1">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P1">But now, focus on one thing alone: the strength we seek is the strength to do.</text:p>
      <text:p text:style-name="P1">I wanted to reconcile that with doing what I wanted to do. I think what we want is the strength to do what we believe we should do.</text:p>
      <text:p text:style-name="P1"/>
      <text:p text:style-name="P1">The strength to do.</text:p>
      <text:p text:style-name="P1">We aren't doing this for fun. Stick to the schedule like your life depends upon it, because while it may not, your future does. </text:p>
      <text:p text:style-name="P1"/>
      <text:p text:style-name="P1">•••</text:p>
      <text:p text:style-name="P1">Monday 10th June, 22:38, 104 days left</text:p>
      <text:p text:style-name="P1">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P1"/>
      <text:p text:style-name="P1">•••</text:p>
      <text:p text:style-name="P1">Tuesday 11th June, 22:51, 103 days left</text:p>
      <text:p text:style-name="P1">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P1">No, it feels like we're fulfilling at least three of them. That's good. Let's keep this up.</text:p>
      <text:p text:style-name="P1"/>
      <text:p text:style-name="P1">•••</text:p>
      <text:p text:style-name="P1">Wednesday 12th June, 21:35, 102 days left</text:p>
      <text:p text:style-name="P1">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P1">When it's nighttime, think about how to make tomorrow work. When it's morning, think about how to make today work. When the day is in full swing, make today work. Do that for as long as we need to. Let's go now.</text:p>
      <text:p text:style-name="P1"/>
      <text:p text:style-name="P1">•••</text:p>
      <text:p text:style-name="P1">Thursday 13th June, 22:00, 101 days left</text:p>
      <text:p text:style-name="P1">Bad play today, I wish to do better. Our focus is hit and miss, and we miss a lot more often than we hit. We have to train it properly. Of course, application of that training is equally important. Train like you fight, fight like you train, that says it all. </text:p>
      <text:p text:style-name="P1">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P1">I have no point to make, but I don't think I'm going to fall asleep anytime soon, so, well, let's do something.　Giragirafan meeting. Ok, that song does the opposite of putting me to sleep, but that's okay. It's a great song.</text:p>
      <text:p text:style-name="P1"/>
      <text:p text:style-name="P1">•••</text:p>
      <text:p text:style-name="P1">Friday 14th June, 21:22, 100 days left</text:p>
      <text:p text:style-name="P1">How are we proceeding at the 100 remaining days mark? My current emotions will cloud my judgment. I need to calm down before I can make a statement. I am not in a state to say anything objectively, and therefore need to calm down. </text:p>
      <text:p text:style-name="P1">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P1"/>
      <text:p text:style-name="P1">•••</text:p>
      <text:p text:style-name="P1">Sunday 16th June, 03:48, 99 days left</text:p>
      <text:p text:style-name="P1">Is it okay to run away? I ran away. It's a defeat, still, but not the worst defeat. But it's still a defeat. And by running away, I admitted it. </text:p>
      <text:p text:style-name="P1">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P1">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P1">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P1">Tame the fire inside you, make of it what it should be: one more tool in our arsenal, one of our most powerful, but nothing more. Train it, we need to be able to output at no moment's notice. That's all for now. Consider your next moves properly.</text:p>
      <text:p text:style-name="P1"/>
      <text:p text:style-name="P1">•••</text:p>
      <text:p text:style-name="P1">Monday 17th June, 02:42, 98 days left</text:p>
      <text:p text:style-name="P1">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P1"/>
      <text:p text:style-name="P1">•••</text:p>
      <text:p text:style-name="P1">Monday 17th June, 22:05, 97 days left</text:p>
      <text:p text:style-name="P1">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P1">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P1">What is there to think about... </text:p>
      <text:p text:style-name="P1">If there's nothing else, let's go to sleep. We got an exam tomorrow morning.</text:p>
      <text:p text:style-name="P1"/>
      <text:p text:style-name="P1">•••</text:p>
      <text:p text:style-name="P1">Tuesday 18th June, 23:16, 96 days left</text:p>
      <text:p text:style-name="P1">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P1">So the key ingredient to relaxing is 'healthy amount of time'. I'm sorry, I meant to say healthy amount of time. Did I get my point across?</text:p>
      <text:p text:style-name="P1">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P1"/>
      <text:p text:style-name="P1">•••</text:p>
      <text:p text:style-name="P1">Wednesday 19th June, 21:47, 95 days left</text:p>
      <text:p text:style-name="P1">Summer starts tomorrow. What will this summer be like, I wonder. That is up to me to decide. </text:p>
      <text:p text:style-name="P1">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P1">But that's not why I felt terrible, was it?</text:p>
      <text:p text:style-name="P1">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P1"/>
      <text:p text:style-name="P1">•••</text:p>
      <text:p text:style-name="P1">Thursday 20th June, 94 days left</text:p>
      <text:p text:style-name="P1">Running is the physical activity I hate the most. It's also the one I love the most. I hate it with a passion before I'm doing it, I'm too busy suffering to feel anything towards it while doing it, and I love it after doing it.</text:p>
      <text:p text:style-name="P1">No, I think I get it: I love the sweet taste of victory. It's so good. And running like I'm a man possessed is an excellent way to obtain it.</text:p>
      <text:p text:style-name="P1">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P1">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P1">There's one last thing I wanted to talk about today. It still has to do with today's running. Oh, by the way, I should congratulate you for still remembering and trying to keep your head cool at all times, well done on that one, keep it up. Alright, I was saying.</text:p>
      <text:p text:style-name="P1">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P1">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P1">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P1">So anyway, I hope you see now that I had a good day. Or rather, a good run, and subsequently a good day. It's a good way to start summer. </text:p>
      <text:p text:style-name="P1">By the way, talking about summer. Let's listen to Orangestar then go to sleep.</text:p>
      <text:p text:style-name="P1"/>
      <text:p text:style-name="P1">•••</text:p>
      <text:p text:style-name="P1">Friday 21st June, 23:10, 93 days left</text:p>
      <text:p text:style-name="P1">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P1">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P1">So, what some giveth, others taketh away. Accept strength from others if it comes, but do not count on it. There is absolutely no reason for others to lend you their strength.</text:p>
      <text:p text:style-name="P1">Then, after night had gone, the sun rose. It is getting very hot these days. I need more initiative. I need to stop relying on others so much, or I'll never break out of the night front. </text:p>
      <text:p text:style-name="P1">Yesterday, you told me that I was free to choose the regimen. I didn't run today. Instead, I did callisthenics. It was hard. I really haven't trained in a while. We'll run again tomorrow. We will. </text:p>
      <text:p text:style-name="P1">I wish to grow stronger, I wonder if I am. You are. No need to ask stupid questions. The real question is how far will you go, that's what matters. That's what really matters. So tell me, how far will you go? </text:p>
      <text:p text:style-name="P1">Right, don't answer with words, show me your actions.</text:p>
      <text:p text:style-name="P1"/>
      <text:p text:style-name="P1">•••</text:p>
      <text:p text:style-name="P1">Saturday 22nd June, 22:41, 92 days left</text:p>
      <text:p text:style-name="P1">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P1">In other words, keep on improving your level-headedness until it becomes the norm, at which point the elusive constant awareness we've been seeking should follow naturally.</text:p>
      <text:p text:style-name="P1">Oh, one more thing: better safe than sorry. Pause your routine when you see you're too tired to keep it up, throw in a rest day. I'd rather us run away than lose completely. Sleep as much as you need. </text:p>
      <text:p text:style-name="P1">Ah, a very important thing: pause your routine if you're too tired to continue it. There's no shame in admitting one's own weakness.</text:p>
      <text:p text:style-name="P1">No... I don't like that. I wish to fight. When do we fight, and when do we pause? If you lose nothing by taking a break, take a break. Don't be an idiot. </text:p>
      <text:p text:style-name="P1"/>
      <text:p text:style-name="P1">•••</text:p>
      <text:p text:style-name="P1">Monday 24th June, 01:00, 91 days left</text:p>
      <text:p text:style-name="P1">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P1">But that's okay. We'll carry it all on our back. And we'll compute the best moves unfazed, we'll take the bad position for granted. Choose well, tomorrow.</text:p>
      <text:p text:style-name="P1"/>
      <text:p text:style-name="P1">•••</text:p>
      <text:p text:style-name="P1">Monday 25th June, 19:45, 90 days left</text:p>
      <text:p text:style-name="P1">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P1">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P1">It's a scary bet. The obvious best choice is to keep the balance. Well, not best, but the safest one. It's also the harder choice to make. And in my mind, I associate difficulty with correctness. The narrow gate.</text:p>
      <text:p text:style-name="P1">It would be easy to give in to the temptation to focus on the project, but is that wrong?</text:p>
      <text:p text:style-name="P1">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P1">The choice is made, and it is obvious: I will not be a slave to work. We walk the narrow gate.</text:p>
      <text:p text:style-name="P1">And your heart, it likes your decision. Oh, can you feel that? Is that the sweet taste of victory? Ohh, I guess my heart is really liking this decision. Good one. Let's go work out. Might catch you later.</text:p>
      <text:p text:style-name="P1"/>
      <text:p text:style-name="P1">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P1">My every choice shapes who I am, and who I will be, and that is especially true in youth.</text:p>
      <text:p text:style-name="P1">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P1"/>
      <text:p text:style-name="P1">22:09</text:p>
      <text:p text:style-name="P1">I'm back. I wanted to say goodnight. See you tomorrow.</text:p>
      <text:p text:style-name="P1"/>
      <text:p text:style-name="P1">•••</text:p>
      <text:p text:style-name="P1">Tuesday 25th June, 22:40, 89 days left</text:p>
      <text:p text:style-name="P1">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P1">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P1">At times like those, I want to break a wall, my fist, or both.</text:p>
      <text:p text:style-name="P1">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P1"/>
      <text:p text:style-name="P1">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P1">Oh, I just remembered. How could I forget? I thought of Fluorite Eye's Song, I thought of Union, but I forgot that a version of Union already exists. My very first story. But that's neither here nor there. Let's go to sleep now. Take care of yourself. Do. Goodnight.</text:p>
      <text:p text:style-name="P1"/>
      <text:p text:style-name="P1">•••</text:p>
      <text:p text:style-name="P1">Wednesday 26th June, 23:27, 88 days left</text:p>
      <text:p text:style-name="P1">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P1">But that's enough about that. </text:p>
      <text:p text:style-name="P1">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P1">Let's keep all our efforts up.</text:p>
      <text:p text:style-name="P1"/>
      <text:p text:style-name="P1">•••</text:p>
      <text:p text:style-name="P1">Thursday 27th June, 22:29, 87 days left</text:p>
      <text:p text:style-name="P1">I didn't expect the project to become this disruptive. Today, work began in earnest. Leadership is a completely unfamiliar beast to me. And it seems we've just entered the point of no return. There's no going back now, we're all in.</text:p>
      <text:p text:style-name="P1">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P1">Soul before anything else. </text:p>
      <text:p text:style-name="P1">It's disruptive because it completely cut us off from the state of mind we had. Now we have to adapt, live under pressure for a while.</text:p>
      <text:p text:style-name="P1">What is it exactly that you seek for tomorrow? </text:p>
      <text:p text:style-name="P1">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P1"/>
      <text:p text:style-name="P1">What you want is to be able to be yourself, in full. To deploy, in full. To use all our resources, without exception.</text:p>
      <text:p text:style-name="P1"/>
      <text:p text:style-name="P1">•••</text:p>
      <text:p text:style-name="P1">Friday 28th June, 23:08, 86 days left</text:p>
      <text:p text:style-name="P1">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P1">Is that really all we have to talk about? The project is starting to grow; we are making it grow. And you know what? I feel like I am being served the world on a silver plate. </text:p>
      <text:p text:style-name="P1">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P1">Hope: May The Sun Rise... We've written TCTW everywhere, but MTSR is a lot more elusive to readers.</text:p>
      <text:p text:style-name="P1">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P1">Grow on all fronts, get good at everything. Try your hand at everything you want to be good at, and even if you suck, keep on trying. Be a master of none for as long as it takes, and one day, wake up to realize that you're a master of all. For, that is the process of mastery. Try, fail and succeed at everything long and smart enough, and you will be a master of all. And that is what I want you to be. That is the unapologetic best version of ourselves we seek. No excuses, no compromises. It's all or nothing.</text:p>
      <text:p text:style-name="P1"/>
      <text:p text:style-name="P1">•••</text:p>
      <text:p text:style-name="P1">Saturday 29th June, 22:29, 85 days left</text:p>
      <text:p text:style-name="P1">Fighting is hard.</text:p>
      <text:p text:style-name="P1">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P1">Ideally, we'd do this without writing. Writing can be powerful tool, but ideally, we'd win with exactly nothing in our hands. We'd win with nothing but ourselves.</text:p>
      <text:p text:style-name="P1">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P1">We will resist and win. I will get closer to my ideal self. I will become my ideal.</text:p>
      <text:p text:style-name="P1">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P1">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P1">We won't reach our ideals, unless we're serious about it. Fighting is hard, but we will keep on doing it. Let's keep on chasing our dreams.</text:p>
      <text:p text:style-name="P1"/>
      <text:p text:style-name="P1">•••</text:p>
      <text:p text:style-name="P1">Monday 1st July, 05:04, 84 days left</text:p>
      <text:p text:style-name="P1">Sometimes I wonder what the fuck you're doing. This is not it. This is not it.</text:p>
      <text:p text:style-name="P1"/>
      <text:p text:style-name="P1">•••</text:p>
      <text:p text:style-name="P1">Monday 1st July, 21:50, 83 days left</text:p>
      <text:p text:style-name="P1">This is the part where excessive relaxation leads to total and irreversible collapse. In the past years, in our past experience, it's always been like that. We may do well for some time, but at one point, at some point, it ends.</text:p>
      <text:p text:style-name="P1">Depending entirely on what you choose to do now, today could be that day.</text:p>
      <text:p text:style-name="P1">Yesterday, you showed that you were still incapable of doing one of the things I want you to be able to do: you took a loss, and acted like it was all over. You should have taken the hit and kept on moving forward.</text:p>
      <text:p text:style-name="P1">Awareness is difficult. It's just plain difficult. Even with a proxy. So, let's not seek it. Instead, let's just find the best move for every moment. Let's just cut to the chase and find the best move. The objective is always the same: happiness. </text:p>
      <text:p text:style-name="P1"/>
      <text:p text:style-name="P1">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P1">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P1">Seems not, but they can be used in conjunction. That's enough for today. See you tomorrow.</text:p>
      <text:p text:style-name="P1"/>
      <text:p text:style-name="P1">•••</text:p>
      <text:p text:style-name="P1">Wednesday 3rd June, 01:46, 82 days left</text:p>
      <text:p text:style-name="P1">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P1"/>
      <text:p text:style-name="P1">You have been warned. Let us begin. </text:p>
      <text:p text:style-name="P1">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P1">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P1">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P1">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P1">Urgh... Why is everything about ourselves...</text:p>
      <text:p text:style-name="P1">I told you, didn't I? This right now is most probably the most egocentric era of our life. But it's out of necessity. We need to figure ourselves out. But that's enough about that. Let's talk about Vivy.</text:p>
      <text:p text:style-name="P1">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P1">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P1">Of course: you could be one of them. Don't push the burden onto others, that's one of the things I hate the most, become like her yourself. God I went crazy when she jumped off the building, who even computes that kind of solution?? I love her, God I love her.</text:p>
      <text:p text:style-name="P1">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P1">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P1">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P1">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P1">God here I thought these things weren't meant to be public... Oh well, no can do.</text:p>
      <text:p text:style-name="P1">So, when I say that Fluorite Eye's Song is great but not exceptional, that's just another way to say that it's achieved the highest level humanity can currently achieve. It may not be an all-time great, but it has a special place in my heart.</text:p>
      <text:p text:style-name="P1"/>
      <text:p text:style-name="P1">We've written quite a lot, haven't we? Let's come back again tomorrow. And wake up on time. I wish to write at night.</text:p>
      <text:p text:style-name="P1">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P1"/>
      <text:p text:style-name="P1">•••</text:p>
      <text:p text:style-name="P1">Wednesday 3rd July, 23:13, 81 days left</text:p>
      <text:p text:style-name="P1">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P1">Let's start from the beginning. We woke up on time. And coffee is super effective. But today was slightly below average. Doesn't really matter.</text:p>
      <text:p text:style-name="P1">I don't think I'll be in the right mindset to write tonight. My heart hurts a little. I still think about Vivy and Diva. It hurts that I won't see them again. So I keep them in my heart, in my memories.</text:p>
      <text:p text:style-name="P1">It's okay to not have anything to write. Let's transition our mindset. Let's show some maturity, the ability to put a lid on something temporarily, I'm sure future you would want that. Let's write.</text:p>
      <text:p text:style-name="P1">But just one question before I go: future me, was I right?</text:p>
      <text:p text:style-name="P1"/>
      <text:p text:style-name="P1">•••</text:p>
      <text:p text:style-name="P1">Thursday 4th July, 22:56, 80 days left</text:p>
      <text:p text:style-name="P1">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P1">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P1"/>
      <text:p text:style-name="P1">•••</text:p>
      <text:p text:style-name="P1">Saturday 6th July, 01:54, 79 days left</text:p>
      <text:p text:style-name="P1">We lost again. It's the third time this era. It's a pattern that we hadn't registered yet. We lost.</text:p>
      <text:p text:style-name="P1">We aren't getting stronger at all. More insightful, more calculative, more predictive, more analytical, yes, but stronger? We're not getting stronger at all. How does one even become strong in the first place?</text:p>
      <text:p text:style-name="P1">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P1">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P1">So, take stock of the situation, and compute the best move. And in your calculations, include working through the night.</text:p>
      <text:p text:style-name="P1"/>
      <text:p text:style-name="P1">•••</text:p>
      <text:p text:style-name="P1">Sunday 7th July, 00:37, 78 days left</text:p>
      <text:p text:style-name="P1">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P1">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P1">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P1"/>
      <text:p text:style-name="P1">•••</text:p>
      <text:p text:style-name="P1">Sunday 7th July, 21:34, 77 days left</text:p>
      <text:p text:style-name="P1">First of all, you pulled it off. And for that, well done, that's all I have to say. You did really well to make the best out of a bad position. You were essentially squeezing water out of stone.</text:p>
      <text:p text:style-name="P1">It's just a shame that sometimes life throws a horrendously bad position in our face. That wasn't your fault. And fuck me it felt horrible. But that's enough about that.</text:p>
      <text:p text:style-name="P1">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P1"/>
      <text:p text:style-name="P1">•••</text:p>
      <text:p text:style-name="P1">Tuesday 9th July, 02:50, 76 days left</text:p>
      <text:p text:style-name="P1">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P1">Other than that, we have some stuff to talk about. But I can feel the mistakes piling up and the fatigue accumulating, so let's keep this short.</text:p>
      <text:p text:style-name="P1">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P1"/>
      <text:p text:style-name="P1">•••</text:p>
      <text:p text:style-name="P1">Tuesday 9th July, 23:00, 75 days left</text:p>
      <text:p text:style-name="P1">Too many failed attempts, I will give up on trying to write at night. We can try again in the future, but due to various circumstances, I simply haven't been able to do it.</text:p>
      <text:p text:style-name="P1">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P1"/>
      <text:p text:style-name="P1">•••</text:p>
      <text:p text:style-name="P1">Wednesday 10th July, 21:59, 73 days left</text:p>
      <text:p text:style-name="P1">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P1">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P1">But more than any tea, inner peace would help. Let's be at peace with ourselves. Let's calm our own mind down. To wind down. How does one wind down? I see, by doing nothing. Goodnight.</text:p>
      <text:p text:style-name="P1"/>
      <text:p text:style-name="P1">•••</text:p>
      <text:p text:style-name="P1">Thursday 11th July, 22:00, <text:s text:c="1"/>72 days left</text:p>
      <text:p text:style-name="P1">We didn't write today either. Too busy creating a new theme. <text:s text:c="1"/>Joanne Stencil is the font you're looking for. As for the images, hopefully they're saved here. Don't worry, it's only our fourth Vivy theme, this is still perfectly within the norm.</text:p>
      <text:p text:style-name="P1">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P1">This week or so of failing to follow our routine has shown its results in today's training. Unfocused, your mind wherever, and giving in before you even realize it. We're resuming our routine, better than ever.</text:p>
      <text:p text:style-name="P1">Nevermind, Cellga is a better font. It's free. And it looks good.</text:p>
      <text:p text:style-name="P1"/>
      <text:p text:style-name="P1">•••</text:p>
      <text:p text:style-name="P1">Friday 12th July, 23:11, 71 days left</text:p>
      <text:p text:style-name="P1">Things went particularly well today. Because you made them. Because you chose well. Whether or not tomorrow they'll go well too depends upon you. Surprising right?</text:p>
      <text:p text:style-name="P1">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P1"/>
      <text:p text:style-name="P1">•••</text:p>
      <text:p text:style-name="P1">Saturday 13th July, 23:56, 70 days left</text:p>
      <text:p text:style-name="P1">Today didn't go as well as yesterday, but overall it went well. I'll train my focus elsewhere, I'm only writing in the morning, no Leetcode. If I wish to be the best, I will need all the training and time I can get my hands on.</text:p>
      <text:p text:style-name="P1">We're also on the verge of defeat right now. Let's see what you're made of. Let's see if you can withstand tonight, tomorrow and the days that follow. Let's see if we are a step closer to our ideal self.</text:p>
      <text:p text:style-name="P1">That's right, slow and steady. We'll keep at it slow and steady.</text:p>
      <text:p text:style-name="P1">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P1"/>
      <text:p text:style-name="P1">•••</text:p>
      <text:p text:style-name="P1">Sunday 14th July, 23:04, 69 days left</text:p>
      <text:p text:style-name="P1">Funny number. Today didn't go badly. We basically took a rest day. We lacked sleep, so we slept in this morning, and then we didn't push too hard for the rest of the day. This is fine, Sundays are supposed to be rest days after all.</text:p>
      <text:p text:style-name="P1">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P1">That doesn't mean we're forgetting every other lesson up till now. Keep them in mind. Play the best you can.</text:p>
      <text:p text:style-name="P1"/>
      <text:p text:style-name="P1">•••</text:p>
      <text:p text:style-name="P1">Monday 15th July, 22:31, 68 days left</text:p>
      <text:p text:style-name="P1">We're becoming unruly. This happens regularly, it seems. We want to bend the routine to our mood. It's the project again. Part of me wants to devote as much time as possible to it.</text:p>
      <text:p text:style-name="P1">The only part of me that's against it is the one that stood up to it a while back. The arguments are the same. On both sides.</text:p>
      <text:p text:style-name="P1">You know what? If you want work, I can give you work.</text:p>
      <text:p text:style-name="P1">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P1">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P1">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P1">So, we're going all in. No take-backs. Let's do this shit. Go to sleep, and dedicate every morning to this damn project.</text:p>
      <text:p text:style-name="P1">Let this be a new training every morning. Every day. Teach me how to give something my all, everything I've got. Teach me how to give something my entire life.</text:p>
      <text:p text:style-name="P1"/>
      <text:p text:style-name="P1">•••</text:p>
      <text:p text:style-name="P1">Wednesday 17th July, 00:13, 67 days left</text:p>
      <text:p text:style-name="P1">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P1">We don't have much else to say. Let's just hope this is a good call. Don't ruin our streak, yeah?</text:p>
      <text:p text:style-name="P1"/>
      <text:p text:style-name="P1">•••</text:p>
      <text:p text:style-name="P1">Wednesday 17th July, 23:40, 66 days left</text:p>
      <text:p text:style-name="P1">Managed to actually rest. Fairly well at least. Yesternight we played DMC5 until 3am, and thoroughly got our asses handed to us on a silver platter. Today we played World of Warships, and died with minimal positive impact more often than I'd like to admit.</text:p>
      <text:p text:style-name="P1">My point is, despite the fact that we are on a streak, something's off. Our performance is... bad. Why is that? Why is it that despite... Despite what? Our inexistent attempts at maintaining awareness?</text:p>
      <text:p text:style-name="P1">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P1">Alright, I'll drill that in your head as many times as I need to, but for now, let's analyse. What went wrong?</text:p>
      <text:p text:style-name="P1">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P1">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P1">We've tried much for awareness, with little results. So instead, let's just focus on awareness when we are working. When we are performing a task. Yeah, let's try.</text:p>
      <text:p text:style-name="P1">Alright, that's enough for today, let's go to sleep now. Goodnight.</text:p>
      <text:p text:style-name="P1"/>
      <text:p text:style-name="P1">•••</text:p>
      <text:p text:style-name="P1">Thursday 18th July, 23:22, 65 days left</text:p>
      <text:p text:style-name="P1">I feel like we're incredibly slow. Due to circumstances, we weren't able to get much done today, I wonder about tomorrow? And what about the day after that? And the one after? Sometimes I really feel like we aren't getting anything done.</text:p>
      <text:p text:style-name="P1">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P1">You know, sometimes I want to write. And I want to write at night. It just doesn't work in the morning. So let's write at night. In a way, we're keeping with what we said, but we also aren't. There was no plan to write. But I don't want to stop writing.</text:p>
      <text:p text:style-name="P1">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P1">I think the time is ripe for a second attempt. We will try writing at night again. We have from after dinner until midnight. At least, on paper. On paper. But tomorrow morning, just tomorrow morning, I want to write.</text:p>
      <text:p text:style-name="P1">We won't. We'll keep to our word. In exchange, do your best to be able to write tomorrow evening. </text:p>
      <text:p text:style-name="P1">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P1">Actually, let's make one more change. Write until whatever time you want at night. There, I said it explicitly. See you now.</text:p>
      <text:p text:style-name="P1"/>
      <text:p text:style-name="P1">•••</text:p>
      <text:p text:style-name="P1">Friday 19th July, 22:43, 64 days left</text:p>
      <text:p text:style-name="P1">That was a pain. Spent the whole day researching message brokers. But we have our answer. Or should I say, we've made our choice.</text:p>
      <text:p text:style-name="P1">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P1">You've also followed the routine a bit better, but, well, not all that well. We didn't workout today, even though we had to. We hadn't worked out yesterday due to unfortunate circumstances too. Well, it's not the top priority. The top priority is the project.</text:p>
      <text:p text:style-name="P1">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P1">... 17 sai no uta. We were completely incapable of focusing on university. Back when we'd finished TAW, we said we'd come back to writing, after we were done with uni.</text:p>
      <text:p text:style-name="P1">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P1"/>
      <text:p text:style-name="P1">•••</text:p>
      <text:p text:style-name="P1">Saturday 20th July, 23:38, 63 days left</text:p>
      <text:p text:style-name="P1">We lost yesternight. For no good reason. There never are good reasons to lose. Never.</text:p>
      <text:p text:style-name="P1">We'll put a stop to caffeine, I can't sleep at night because of it.</text:p>
      <text:p text:style-name="P1">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P1">While you may not wish to lead, a skill is a skill, and right now we need to develop it some, whether we want to or not.</text:p>
      <text:p text:style-name="P1">Other than that... Unlike yesterday, you got lost today while doing your research. We're not sure where to go and what to do. We'll have to figure that out.</text:p>
      <text:p text:style-name="P1">I do not have much else to say, so, see you.</text:p>
      <text:p text:style-name="P1"/>
      <text:p text:style-name="P1">•••</text:p>
      <text:p text:style-name="P1">Sunday 21st July, 23:59, 62 days left</text:p>
      <text:p text:style-name="P1">Tired. Walked for maybe two hours today.</text:p>
      <text:p text:style-name="P1">Very tired. Nothing much happened today. But I do want to chill with a video game tonight.</text:p>
      <text:p text:style-name="P1">Even though it's this late? Yes, even though...</text:p>
      <text:p text:style-name="P1">I'm just tired. Yup, we are. You want to relax with a video game. Which is a stupid thing to do. It's a bad move. Instead, we'll create willpower out of thin air, and go to sleep.</text:p>
      <text:p text:style-name="P1">Our brain was also all over the place today. We lacked focus, we still lack it, and our awareness was essentially on pause; we neither trained it nor degraded it.</text:p>
      <text:p text:style-name="P1">Whatever the case, let's go to sleep.</text:p>
      <text:p text:style-name="P1"/>
      <text:p text:style-name="P1">•••</text:p>
      <text:p text:style-name="P1">Monday 22nd July, 23:00, 61 days left</text:p>
      <text:p text:style-name="P1">Played my best Des Moines game in WoWs tonight. Kraken, 247k damage, and a finish to put you on the edge of your seat. Victory is sweet, as is the port music after it. That was a great motivator, because my battles with the DM were bad prior to that game.</text:p>
      <text:p text:style-name="P1">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P1">We aren't grinding properly, are we? We aren't respecting our sleep schedule at all. So, now, while sleep is all important, tell me, what do you think of waking up at 6am? What do you say about beginning the true grind?</text:p>
      <text:p text:style-name="P1">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P1"/>
      <text:p text:style-name="P1">•••</text:p>
      <text:p text:style-name="P1">Tuesday 23rd July, 23:17, 60 days left</text:p>
      <text:p text:style-name="P1">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P1">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P1">There are specific times of the day in which we have to fight. You know them. Show me that your willpower is more than just daydreams and imagination. Show me how your imagination can warp reality.</text:p>
      <text:p text:style-name="P1">To A World, Imagination.</text:p>
      <text:p text:style-name="P1"/>
      <text:p text:style-name="P1">•••</text:p>
      <text:p text:style-name="P1">Wednesday 24th July, 21:45, 59 days left</text:p>
      <text:p text:style-name="P1">What to say... Not much...</text:p>
      <text:p text:style-name="P1">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P1"/>
      <text:p text:style-name="P1">•••</text:p>
      <text:p text:style-name="P1">Thursday 25th July, 21:37, 58 days left</text:p>
      <text:p text:style-name="P1">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P1"/>
      <text:p text:style-name="P1">•••</text:p>
      <text:p text:style-name="P1">Friday 26th July, 21:12, 57 days left</text:p>
      <text:p text:style-name="P1">Today went fairly well. Yesterday too we respected schedule. But two is not a crowd. There's a long road ahead. At least 57 days, and we want it to last longer, as long as it needs to.</text:p>
      <text:p text:style-name="P1">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P1">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P1"/>
      <text:p text:style-name="P1">•••</text:p>
      <text:p text:style-name="P1">Saturday 27th July, 21:53, 56 days left</text:p>
      <text:p text:style-name="P1">I would greatly appreciate staying at home and doing my own thing for once. Not today, and not tomorrow either, it would seem. Not yesterday, not the day before it, and probably not the day before that either... Can't I just be left in peace?</text:p>
      <text:p text:style-name="P1">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P1">Consider this question —these questions— well. Shape us into something we love. That is the goal. Happiness is still a long way away, and for now, the ultimate goal is to become someone we love, until we can think about happiness.</text:p>
      <text:p text:style-name="P1">Now, live. Show me how to live.</text:p>
      <text:p text:style-name="P1"/>
      <text:p text:style-name="P1">•••</text:p>
      <text:p text:style-name="P1">Sunday 28th July, 22:28, 55 days left</text:p>
      <text:p text:style-name="P1">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P1">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P1">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P1">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P1">How's that for exactitude? That's a lot more like it, this allows analysis, this allows us to figure out what went wrong, and how we could fix it.</text:p>
      <text:p text:style-name="P1">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P1">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P1">That's quite enough for today. Hey, here's a question: our body seems to need 9 hours of sleep. We've thought that for a long time now. Should we set the alarm to 7am instead of 6?</text:p>
      <text:p text:style-name="P1">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P1"/>
      <text:p text:style-name="P1">•••</text:p>
      <text:p text:style-name="P1">Monday 29th July, 22:22, 54 days left</text:p>
      <text:p text:style-name="P1">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P1">We'll try waking up at 7am. It's starting to look pretty obvious that our past observation of needing 9 hours of sleep might be correct. Too many mornings have we spent failing to get up.</text:p>
      <text:p text:style-name="P1">I'm tired. Let's go to sleep. Yes.</text:p>
      <text:p text:style-name="P1"/>
      <text:p text:style-name="P1">•••</text:p>
      <text:p text:style-name="P1">Tuesday 30th July, 22:12, 53 days left</text:p>
      <text:p text:style-name="P1">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P1">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P1">We focused, and we learned. A lot. We have a good handle of the basics of concurrency in Golang, and with some practice, I'm confident we can make good use of them.</text:p>
      <text:p text:style-name="P1">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P1">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P1">So, let's try again tomorrow. Right now, let's try to fall asleep, shall we? Sounds great to me. Goodnight.</text:p>
      <text:p text:style-name="P1"/>
      <text:p text:style-name="P1">•••</text:p>
      <text:p text:style-name="P1">Wednesday 31st July, 22:53, 52 days left</text:p>
      <text:p text:style-name="P1">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P1">I'm suspecting that it's of our past habits of taking it slow that's coming back to bite us. Or rather, it always bit us, but we're only really appreciating it now. So now we have to compute faster, whatever we do, to make up for that.</text:p>
      <text:p text:style-name="P1">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P1">You know, by the looks of it, our body actually seems to need eight and a half hours of sleep, not nine. That's a full half hour of difference. We won't manage to sleep at 21:30, but... We can take thirty minutes of debt.</text:p>
      <text:p text:style-name="P1">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P1"/>
      <text:p text:style-name="P1">•••</text:p>
      <text:p text:style-name="P1">Friday 2nd August, 00:25, 51 days left</text:p>
      <text:p text:style-name="P1">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P1">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P1">... Deliberate practice. Let's practice improving our daily routine. The objective is clear, let's go to sleep and do our best. Goodnight.</text:p>
      <text:p text:style-name="P1"/>
      <text:p text:style-name="P1">•••</text:p>
      <text:p text:style-name="P1">Friday 2nd August, 19:27, 50 days left</text:p>
      <text:p text:style-name="P1">Now then, let's write a bit. Let's analyse our current situation, let's break down why it's so... bad.</text:p>
      <text:p text:style-name="P1">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P1"/>
      <text:p text:style-name="P1">•••</text:p>
      <text:p text:style-name="P1">Sunday 4th August, 00:01, 49 days left</text:p>
      <text:p text:style-name="P1">There is much to say. You also have much to answer for. For example, what the fuck do you think you were doing? Today we spent the whole time making a theme on Neovim, and yesternight...</text:p>
      <text:p text:style-name="P1">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P1">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P1">If you want strength, you know what to do. You know exactly what you have to do. You have to listen to your heart, do what it says, do what you know you have to do, and all excuses be damned.</text:p>
      <text:p text:style-name="P1">There's something else that's interesting that happened today: we turned our phone on at around 19:00. Why don't we do that more often?</text:p>
      <text:p text:style-name="P1">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P1"/>
      <text:p text:style-name="P1">•••</text:p>
      <text:p text:style-name="P1">Sunday 4th August, 23:02, 48 days left</text:p>
      <text:p text:style-name="P1">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P1"/>
      <text:p text:style-name="P1">•••</text:p>
      <text:p text:style-name="P1">Monday 5th August, 22:25, 47 days left</text:p>
      <text:p text:style-name="P1">Apparently we're a coffee person. That's what my alt account decided. I guess he's about the only person on earth who knows me as much as I do, so I'll take it.</text:p>
      <text:p text:style-name="P1">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P1">What should I say about today... Not bad, but not good enough. We've identified YT as our greatest time-sink. Time is a precious resource, limited by nature, and we are spending far too much of it on YT. Far more than we need to, especially since Nene is on a break.</text:p>
      <text:p text:style-name="P1">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P1">Other than that, things did go well. What will you tell me tomorrow I wonder. Let's go to sleep now. Alright, goodnight.</text:p>
      <text:p text:style-name="P1"/>
      <text:p text:style-name="P1">•••</text:p>
      <text:p text:style-name="P1">Tuesday 6th August, 23:00, 46 days left</text:p>
      <text:p text:style-name="P1">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P1">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P1">Strangely enough, this one didn't feel as bad as Mel's graduation. We've likely grown, and are capable of taking stronger blows.</text:p>
      <text:p text:style-name="P1">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P1">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P1">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P1"/>
      <text:p text:style-name="P1">•••</text:p>
      <text:p text:style-name="P1">Wednesday 7th August, 22:30, 45 days left</text:p>
      <text:p text:style-name="P1">And here I thought we'd made peace with it. But my heart hurts sometimes. It's quite painful. Nenechi will also graduate some day, and quoting a fellow husband, “you'll see me on the news when that time comes”.</text:p>
      <text:p text:style-name="P1">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P1">What are you saying? Nevermind me. Yeah, I'll do that.</text:p>
      <text:p text:style-name="P1">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P1">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P1">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P1"/>
      <text:p text:style-name="P1">•••</text:p>
      <text:p text:style-name="P1">Thursday 8th August, 21:59, 45 days left</text:p>
      <text:p text:style-name="P1">Let's divide this into two clear parts. No, the second part doesn't really stand on its own legs, let this be what it will be.</text:p>
      <text:p text:style-name="P1">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P1">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P1">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P1">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P1">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P1">That's enough writing, let's go to sleep. We can hardly focus on work lately, do better. Do better.</text:p>
      <text:p text:style-name="P1"/>
      <text:p text:style-name="P1">•••</text:p>
      <text:p text:style-name="P1">Saturday 10th August, 00:05, 44 days left</text:p>
      <text:p text:style-name="P1">Sometimes I'm left to wonder what the fuck is it that I'm doing. Now is one such times. So, what the fuck am I doing? Uh, if I had to say, I'd say we're fucking up pretty bad.</text:p>
      <text:p text:style-name="P1">Normally I'd consider today a below-average day. Not too bad, but not good either. But the thing is, we've been having a few below-average days in a row now, haven't we? So, let me repeat the question: what the fuck are we doing?</text:p>
      <text:p text:style-name="P1">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P1">Alright, that will be all. See you.</text:p>
      <text:p text:style-name="P1"/>
      <text:p text:style-name="P1">•••</text:p>
      <text:p text:style-name="P1">Saturday 10th August, 20:52, 43 days left</text:p>
      <text:p text:style-name="P1">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P1">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P1"/>
      <text:p text:style-name="P1">•••</text:p>
      <text:p text:style-name="P1">Sunday 11th August, 22:59, 42 days left</text:p>
      <text:p text:style-name="P1">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P1">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P1">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P1">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P1">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P1"/>
      <text:p text:style-name="P1">•••</text:p>
      <text:p text:style-name="P1">Tuesday 13th August, 00:48, 42 days left</text:p>
      <text:p text:style-name="P1">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P1"/>
      <text:p text:style-name="P1">•••</text:p>
      <text:p text:style-name="P1">Tuesday 13th August, 23:24, 41 days left</text:p>
      <text:p text:style-name="P1">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P1">Alright, let's go to sleep then. Sure, not like there's much else to do.</text:p>
      <text:p text:style-name="P1"/>
      <text:p text:style-name="P1">•••</text:p>
      <text:p text:style-name="P1">Wednesday 14th August, 23:59, 40 days left</text:p>
      <text:p text:style-name="P1">I still wonder what I should do. What should I do? Am I allowed to play now? Or should I go to sleep instead? What should I do?</text:p>
      <text:p text:style-name="P1">My heart tells me it's fine, but is it really? There are consequences to everything, I know that. It's just, I can't tell if this will have good or bad consequences.</text:p>
      <text:p text:style-name="P1">That's because you're not considering them. If you consider them, you'll at least have an idea. Yeah, we'd regret it a bit. So let's play. With friends.</text:p>
      <text:p text:style-name="P1"/>
      <text:p text:style-name="P1">•••</text:p>
      <text:p text:style-name="P1">Thursday 15th August, 22:25, 39 days left</text:p>
      <text:p text:style-name="P1">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P1">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P1"/>
      <text:p text:style-name="P1">•••</text:p>
      <text:p text:style-name="P1">Friday 16th August, 23:20, 38 days left</text:p>
      <text:p text:style-name="P1">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P1">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P1">That's it for today. We didn't do particularly well, but we didn't do too bad either. Let's go to sleep now. Goodnight.</text:p>
      <text:p text:style-name="P1"/>
      <text:p text:style-name="P1">•••</text:p>
      <text:p text:style-name="P1">Saturday 17th August, 23:21, 37 days left</text:p>
      <text:p text:style-name="P1">I'm rather tired. I hadn't worked out in a while. I think I'll sleep well today. I'm home.</text:p>
      <text:p text:style-name="P1">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P1"/>
      <text:p text:style-name="P1">•••</text:p>
      <text:p text:style-name="P1">Sunday 18th August, 22:19, 36 days left</text:p>
      <text:p text:style-name="P1">What to say what to say. What is there to say about today? There could be much, there could be little.</text:p>
      <text:p text:style-name="P1">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P1">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P1">You didn't think that one through. You're not thinking this one through. How can you make that claim?</text:p>
      <text:p text:style-name="P1">Guts. The same thing we always use. It's the same instincts we always trust.</text:p>
      <text:p text:style-name="P1">No it's not. This one was a wild shot.</text:p>
      <text:p text:style-name="P1">We're lost.</text:p>
      <text:p text:style-name="P1">We are.</text:p>
      <text:p text:style-name="P1">What should we do?</text:p>
      <text:p text:style-name="P1">I want to escape from it all. From this world. But we know that the only way out is through. What do we do?</text:p>
      <text:p text:style-name="P1">We write.</text:p>
      <text:p text:style-name="P1"/>
      <text:p text:style-name="P1">•••</text:p>
      <text:p text:style-name="P1">Tuesday 20th August, 00:19, 35 days left</text:p>
      <text:p text:style-name="P1">What should I do? I'm not trying hard enough.</text:p>
      <text:p text:style-name="P1">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P1">Wanna go somewhere tomorrow? The cinema. Alone. Or a cafe, with our computer. To write. To resume our story. After so long...</text:p>
      <text:p text:style-name="P1">...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P1">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P1">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P1">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P1"/>
      <text:p text:style-name="P1">•••</text:p>
      <text:p text:style-name="P1">Wednesday 21st August, 00:03, 34 days left</text:p>
      <text:p text:style-name="P1">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P1">To be honest, it wasn't so much a crisis as it was the same thing as yesterday and possibly the day before. But since I don't know what an existential crisis is, I guess I'll count it as one.</text:p>
      <text:p text:style-name="P1">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P1">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P1">So we're rethinking this entire thing. Yes, I've got commitment issues, but I think it's actually a good thing to not commit to stupid things and know when to cut my losses. As for important matters, I think we have a lot less commitment issues.</text:p>
      <text:p text:style-name="P1">The grind. What was its purpose? Growth, and productivity. We're revamping the entire thing.</text:p>
      <text:p text:style-name="P1">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P1">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P1">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P1">Understood. That's all for today. See you tomorrow.</text:p>
      <text:p text:style-name="P1">Oh, and by the way, there's absolutely no need to end this after summer ends. None whatsoever. Unless you do find a need. Alright, let's go now, make me a good summer.</text:p>
      <text:p text:style-name="P1"/>
      <text:p text:style-name="P1">•••</text:p>
      <text:p text:style-name="P1">Wednesday 21st August, 22:38, 33 days left</text:p>
      <text:p text:style-name="P1">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P1"/>
      <text:p text:style-name="P1">•••</text:p>
      <text:p text:style-name="P1">Thursday 22nd August, 22:20, 32 days left</text:p>
      <text:p text:style-name="P1">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P1">Now, on to tactical analysis: what's our next move? Because of yesterday, I actually feel pretty good about continuing to work on the project, but should we? Is that really the right thing to do? Shouldn't we be moving back to writing instead?</text:p>
      <text:p text:style-name="P1">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P1">And cut. Now we learn from our lessons and stop to consider this decision we just made and see if it's retarded beyond reason, like many before it. Objectivity is key.</text:p>
      <text:p text:style-name="P1">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P1">In truth, we said a routine would set itself, so let it be that we only write at night, and night is only for writing. And sleeping.</text:p>
      <text:p text:style-name="P1">... Do we also stop to consider this decision? Yes. Yes we do. We repeat this cycle until we find a decision we have no qualms with. Or until we've had enough. Something tells me the latter is gonna happen a lot more often if we don't forget to check our decisions.</text:p>
      <text:p text:style-name="P1">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P1"/>
      <text:p text:style-name="P1">•••</text:p>
      <text:p text:style-name="P1">Friday 23rd August, 22:35, 32 days left</text:p>
      <text:p text:style-name="P1">Dr. House was named House because Holmes is pronounced “homes”. But then, wouldn't it be Houses? Fair point, but Houses is more of a pain to say, which is why they went with House.</text:p>
      <text:p text:style-name="P1">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P1">Anything you want to talk about? Yes.</text:p>
      <text:p text:style-name="P1">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P1">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P1">By the way, that was a lot of caffeine this... afternoon. Any guesses on when we'll fall asleep. It was on purpose. So we wouldn't fall asleep. It was on purpose, and its purpose is now. Let's go and write.</text:p>
      <text:p text:style-name="P1"/>
      <text:p text:style-name="P1">•••</text:p>
      <text:p text:style-name="P1">Sunday 25th August, 00:41, 31 days left</text:p>
      <text:p text:style-name="P1">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P1"/>
      <text:p text:style-name="P1">•••</text:p>
      <text:p text:style-name="P1">Monday 26th August, 00:43, 30 days left</text:p>
      <text:p text:style-name="P1">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P1">Anyway, let's talk a little about today: it went rather well, actually. Pretty well, even. Studied well and worked out. In lieu of writing you familiarized yourself and got more comfortable with cron, and that's okay, I guess.</text:p>
      <text:p text:style-name="P1">Question: is it too late to write now? Because that's what I'm telling myself. Subconsciously.</text:p>
      <text:p text:style-name="P1">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P1"/>
      <text:p text:style-name="P1">•••</text:p>
      <text:p text:style-name="P1">Tuesday 27th August, 00:00, 29 days left</text:p>
      <text:p text:style-name="P1">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P1">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P1">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P1">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P1">Yeah, the excuse for not writing tonight is essentially revenge. On myself. Let's go study then, shall we?</text:p>
      <text:p text:style-name="P1"/>
      <text:p text:style-name="P1">•••</text:p>
      <text:p text:style-name="P1">Wednesday 28th August, 00:23, 28 days left</text:p>
      <text:p text:style-name="P1">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P1">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P1"/>
      <text:p text:style-name="P1">•••</text:p>
      <text:p text:style-name="P1">Thursday 29th August, 01:14, 27 days left</text:p>
      <text:p text:style-name="P1">Legendary indeed. Nearly one million concurrent viewers, which brings about the question: what the fuck? In the Hololive Discord fan server, there was talk yesterday of making the live reach 500k views, but it was quickly quieted: numbers are not the point. </text:p>
      <text:p text:style-name="P1">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P1">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P1">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P1">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P1">Because everything ended as she wanted it to, I'm satisfied. I guess that's what my theory boils down to.</text:p>
      <text:p text:style-name="P1">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P1">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P1">Either way, I think the lesson is still valid. The final words are very important, can't just be lazy about it. The final words decided whether the knot is tied properly or not.</text:p>
      <text:p text:style-name="P1">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P1"/>
      <text:p text:style-name="P1">•••</text:p>
      <text:p text:style-name="P1">Thursday 29th August, 23:29, 26 days left</text:p>
      <text:p text:style-name="P1">Yo. Can't think of anything to talk about. My brain is being randomized peko. Pekoooooooooo. Peko.</text:p>
      <text:p text:style-name="P1">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P1">See the thing is in my memories the going gets good quite often. Not always, but a fair amount of times. Then so be it. We'll try this new setup. As soon as we can. Which may or may not be tomorrow.</text:p>
      <text:p text:style-name="P1">Tomorrow we're going on another... vacation? It's not a vacation, but I forget the word. A sort of retreat. To focus on the project. For a week. Hopefully we'll survive. Hopefully.</text:p>
      <text:p text:style-name="P1">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P1"/>
      <text:p text:style-name="P1">•••</text:p>
      <text:p text:style-name="P1">Friday 30th August, 23:04, 25 days left</text:p>
      <text:p text:style-name="P1">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P1"/>
      <text:p text:style-name="P1">•••</text:p>
      <text:p text:style-name="P1">Saturday 31st August, 2314, 24 days left</text:p>
      <text:p text:style-name="P1">Was this close to forgetting. Can't say much, not much to say anyway. See you tomorrow.</text:p>
      <text:p text:style-name="P1"/>
      <text:p text:style-name="P1">•••</text:p>
      <text:p text:style-name="P1">Sunday 1st September, 21:44, 23 days left</text:p>
      <text:p text:style-name="P1">I have much to say. Starting with this: I'm home. Yes, we have much to say, but first let's brush our teeth and get ready.</text:p>
      <text:p text:style-name="P1">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P1">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P1">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P1">Speaking with you really is the best, thank you for being you.</text:p>
      <text:p text:style-name="P1">We in particular are very easy to hurt, and we take everything to heart, so the pain is amplified. We've grown in an environment where people judge each other a lot, it's no wonder you find it hard to overcome that fear.</text:p>
      <text:p text:style-name="P1">A worthy wall to scale, but we also know it's one that must be scaled day by day, it cannot be done in one go. it must be done every time the choice to be ourselves or to hide our true self presents itself.</text:p>
      <text:p text:style-name="P1">Indeed. And only after we've climbed that mountain will I start looking at you as an actual human being worthy of my affection. Emphasis on the word 'start'.</text:p>
      <text:p text:style-name="P1">Anyway, now that we're here, let's implement the plan we wanted to implement. The routine, that is. Yes, let us.</text:p>
      <text:p text:style-name="P1">Well then, see you.</text:p>
      <text:p text:style-name="P1"/>
      <text:p text:style-name="P1">•••</text:p>
      <text:p text:style-name="P1">Monday 2nd September, 23:09, 22 days left</text:p>
      <text:p text:style-name="P1">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P1">Alright, let's cut our losses and move on. Let's write, because it's only too late when we're dead. Until then, it's not too late.</text:p>
      <text:p text:style-name="P1"/>
      <text:p text:style-name="P1">•••</text:p>
      <text:p text:style-name="P1">Tuesday 3rd of September, 23:50, 21 days left</text:p>
      <text:p text:style-name="P1">You know it just occurred to me that this might be the correct way to write dates. Huh. I see. Let's check that. Yup, the “of” should be explicit. Oh well. Better late than never.</text:p>
      <text:p text:style-name="P1">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P1">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P1">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P1">You know, I'm not in a good position for the exam. It's not a desperate position yet, but it's also not ideal. I have some two weeks to prepare. I guess I'll have to prioritize it over the project, really. Yeah. Let's keep our priorities straight. So, see you then.</text:p>
      <text:p text:style-name="P1"/>
      <text:p text:style-name="P1">•••</text:p>
      <text:p text:style-name="P1">Thursday 5th September, 05:28, 20 days left</text:p>
      <text:p text:style-name="P1">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P1">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P1">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P1">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P1">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P1"/>
      <text:p text:style-name="P1">•••</text:p>
      <text:p text:style-name="P1">Thursday 5th of September, 23:33, 19 days left</text:p>
      <text:p text:style-name="P1">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P1">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P1">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P1">All those hypotheticals won't do any good though, we have what we have, so let's do our best with it. Then we also worked out. Well. We didn't lose concentration, and when it waned we straightened our mind. That is absolutely great.</text:p>
      <text:p text:style-name="P1">Maths really is something. The way it forces me to organize my thoughts, to think up solutions. I guess lots of disciplines are like that. I wonder if maths is unique in some way in this regard...</text:p>
      <text:p text:style-name="P1">But that's enough pondering. Now is the time to train a different part of our mind: imagination. Or, I guess this part is rather well linked with that of thinking up solutions. So not all too different in the end.</text:p>
      <text:p text:style-name="P1">I'll be on my way then, see you. PS: we're working out in the evening. Once every two days.</text:p>
      <text:p text:style-name="P1"/>
      <text:p text:style-name="P1">•••</text:p>
      <text:p text:style-name="P1">Friday 6th September, 23:16, 18 days left</text:p>
      <text:p text:style-name="P1">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P1">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P1">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P1">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P1">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P1">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P1">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P1"/>
      <text:p text:style-name="P1">We need to talk about Alice in Musicland. We won't, but... Listen to it. Do yourself a favour, learn some Japanese, then listen to it. See you.</text:p>
      <text:p text:style-name="P1"/>
      <text:p text:style-name="P1">I just figured out that it's authenticity, it's the trueness of the story that did it for me, that's why I love Alice in Wonderland. It's pure. It's true.</text:p>
      <text:p text:style-name="P1"/>
      <text:p text:style-name="P1">•••</text:p>
      <text:p text:style-name="P1">Sunday 8th of September, 02:08, 18 days left</text:p>
      <text:p text:style-name="P1">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P1">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P1">Let's go to sleep now, we badly need it.</text:p>
      <text:p text:style-name="P1">Alright. See you then.</text:p>
      <text:p text:style-name="P1"/>
      <text:p text:style-name="P1">•••</text:p>
      <text:p text:style-name="P1">Monday 9th Of September, 00:52, 17 days left</text:p>
      <text:p text:style-name="P1">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P1">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P1">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P1">We'll have a lot of excuses to take down tomorrow. We'll have limits to push, mental barriers to break. Not just tomorrow, everyday, from now on. Quite literally from now on. Even now. What you choose to do. Now then, goodnight. See you tomorrow.</text:p>
      <text:p text:style-name="P1"/>
      <text:p text:style-name="P1">•••</text:p>
      <text:p text:style-name="P1">Monday 9th Of September, 23:03, 16 days left</text:p>
      <text:p text:style-name="P1">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P1">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P1">Yeah, see you.</text:p>
      <text:p text:style-name="P1"/>
      <text:p text:style-name="P1">•••</text:p>
      <text:p text:style-name="P1">Tuesday 10th of September, 22:29, 15 days left</text:p>
      <text:p text:style-name="P1">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P1">I also chose to not work out, since I had decided that I would only work out every other day, since I needed all the time I could get my hands on, and since I thought there wasn't exactly a need to exacerbate the fatigue I was already feeling.</text:p>
      <text:p text:style-name="P1">And this leads me to now. So, I have a question for you: is this routine of ours really as sustainable as we thought?</text:p>
      <text:p text:style-name="P1">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P1">Are we perhaps convincing ourselves of that without proof? </text:p>
      <text:p text:style-name="P1">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P1">Yeah, all things considered, our addiction to caffeine might need to be fuelled on a daily basis.</text:p>
      <text:p text:style-name="P1"/>
      <text:p text:style-name="P1">•••</text:p>
      <text:p text:style-name="P1">Thursday 12th of September, 00:06, 14 days left</text:p>
      <text:p text:style-name="P1">There's always something to say. Today is no exception. If today were a battle, half of it would have been lost, and the other half would have been an unconvincing victory. </text:p>
      <text:p text:style-name="P1">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P1">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P1">And you know what? I decided to work out anyway. It was —and still is— far more important that we controlled our emotions, that we conceded defeat, than to try to win and fuck up our routine in the process. In short, I was learning to lose.</text:p>
      <text:p text:style-name="P1">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P1">Today's focus in training was nothing special, but that's not to say it was bad either. It was a victory, yes, but it was unconvincing, I could have done better.</text:p>
      <text:p text:style-name="P1">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P1">That's enough for now.</text:p>
      <text:p text:style-name="P1">I feel like we were a lot more organized than usual today. It was a conscious effort, yes, but the high amount of caffeine in my brain probably plays a role too.</text:p>
      <text:p text:style-name="P1">Really, that's enough for now. It's already very late, and we have yet to write. Alright, see you then.</text:p>
      <text:p text:style-name="P1"/>
      <text:p text:style-name="P1">•••</text:p>
      <text:p text:style-name="P1">Friday 13th September, 02:28, 13 days left</text:p>
      <text:p text:style-name="P1">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P1">But let's stay, just a little longer. It's so hard to figure oneself out. I thought I was doing well, but clearly I'm not doing well enough. What more should I do?</text:p>
      <text:p text:style-name="P1">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P1">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P1">...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P1">The top priorities are thus, currently, controlling our emotions and regulating our self-criticism. Let's do our best for both. See ya.</text:p>
      <text:p text:style-name="P1"/>
      <text:p text:style-name="P1">•••</text:p>
      <text:p text:style-name="P1">Friday 13th of September, 23:44, 12 days left</text:p>
      <text:p text:style-name="P1">What to say... Not good, not bad. We're lacking in the focus department. However, you did tell me I was too harsh on myself. You know, I'd completely forgotten about it until I peeked at yesterday's entry.</text:p>
      <text:p text:style-name="P1">While it is true that our focus wasn't satisfactory, you have to appreciate that we are making steps forward. To be disappointed because we haven't achieved perfect focus out of nowhere is rather unreasonable, wouldn't you say?</text:p>
      <text:p text:style-name="P1">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P1">The steps are small, and that's okay. You recognize some problems, and you need to act on them. You need to try and find solutions to these problems. Some attempts will fail, others won't. Learn, learn, and keep on learning. This is the way we grow.</text:p>
      <text:p text:style-name="P1">To accept our mistakes... In the larger picture, it is part of “carrying everything on our back”. I guess we've singled out this detail as a prominent defect of ours.</text:p>
      <text:p text:style-name="P1">There isn't really much to say today. Let's end this here, move on to the last task of today.</text:p>
      <text:p text:style-name="P1">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P1">We really could talk for a long time, if we decided to. But we decided not to, so we won't. Alright, see you then.</text:p>
      <text:p text:style-name="P1"/>
      <text:p text:style-name="P1">•••</text:p>
      <text:p text:style-name="P1">Saturday 14th of September, 23:20, 11 days left</text:p>
      <text:p text:style-name="P1">No matter how honest they are, some mistakes are just bad.</text:p>
      <text:p text:style-name="P1">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P1">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P1">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P1">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P1">So, what do we do now? I was feeling like programming, really, since we had a good run in writing lately but not so much on the project. In fact, that's really what I came here for, today: what should I do?</text:p>
      <text:p text:style-name="P1">Ahh, my heart is used to writing at these hours, and it yearns for it. And yet, programming is pulling some strings of its own. What should I do?</text:p>
      <text:p text:style-name="P1">... This feeling is... slightly off. This feeling I have towards writing, it feels slightly off. Ever so slightly. I don't know why. Like, something, something very tiny is wrong. But it's also something very important.</text:p>
      <text:p text:style-name="P1">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P1">Yeah, that's likely it. If I look deep down, for some reason that I can't explain, I don't want to allow myself to enjoy writing, or at least not this way. It's the purist in me that does that, if this is indeed what's happening.</text:p>
      <text:p text:style-name="P1">No, that's not it either. It goes deeper, beyond my current understanding of myself. If my confusion is anything to go by, that is. There's something I dislike, but I don't know what that is.</text:p>
      <text:p text:style-name="P1">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P1">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P1">I'm feeling better now. I will write. Not because I want to make it into a passion, but because it's enjoyable. </text:p>
      <text:p text:style-name="P1">I really feel like writing after this tirade. Yup, it's decided then. On that, see you.</text:p>
      <text:p text:style-name="P1"/>
      <text:p text:style-name="P1">•••</text:p>
      <text:p text:style-name="P1">Sunday 15th of September, 23:45, 10 days left</text:p>
      <text:p text:style-name="P1">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P1">I'm diseased and sad. Okay, I'm not, but I don't feel well, so I won't be talking here long. Oof, goodness, I really feel terrible, god, okay, alright, I get it, I get it, I'll take a fucking break, holy shit, goddamn okay.</text:p>
      <text:p text:style-name="P1">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P1"/>
      <text:p text:style-name="P1">•••</text:p>
      <text:p text:style-name="P1">Monday 16th of September, 22:17, 9 days left</text:p>
      <text:p text:style-name="P1">I'm still not feeling all that well, I mainly need rest. So I'll rest. We'll catch up some other time.</text:p>
      <text:p text:style-name="P1"/>
      <text:p text:style-name="P1">•••</text:p>
      <text:p text:style-name="P1">Wednesday 18th of September, 02:14, 8 days left</text:p>
      <text:p text:style-name="P1">I'm much better, but I'd estimate I'm only back to 80% maximum. Every after-meal is a pain, I believe my body got rid of all its gastric acid yesterday, so digestion is a royal pain in the stomach.</text:p>
      <text:p text:style-name="P1">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P1">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P1">Then, let's make it so. Good idea. Excellent idea even, I might say. One of the best ideas you've thrown around in a while. Let's think about how to execute it then.</text:p>
      <text:p text:style-name="P1">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P1">Our mind needs cleansing, and you will need to be patient about it.</text:p>
      <text:p text:style-name="P1">Now, we've essentially become a night-owl, which is not good for the exam, but which is pretty nifty for writing.</text:p>
      <text:p text:style-name="P1">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P1"/>
      <text:p text:style-name="P1">•••</text:p>
      <text:p text:style-name="P1">Wednesday 18th of September, 23:50, 7 days left</text:p>
      <text:p text:style-name="P1">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P1">We'll likely be a bit sleep-deprived tomorrow, and unfortunately due to our current state we won't be able to drink coffee. That's alright, that only makes this a true test. Alright, let's go to sleep now. See you, and Godspeed.</text:p>
      <text:p text:style-name="P1"/>
      <text:p text:style-name="P1">•••</text:p>
      <text:p text:style-name="P1">Friday 2nd of September, 02:03, 7 days left</text:p>
      <text:p text:style-name="P1">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P1">And it's because I can make peace with those things that I accept my defeat. I'm not where I want to be, and I'll have to patiently grind until I get there.</text:p>
      <text:p text:style-name="P1">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P1">And we'll have to patiently keep on growing. Until we become who we want to be. Until then, listen to yourself. We rested today, even though our feeling of defeat made you want otherwise. Rest is important. Recognizing our weakness is important. It is important to rest too. But really, recognizing our weakness is important.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P1">As much as I'm starting to dislike this answer: it'll depend on the situation, it'll be our call. It's always our call. Every last move is. And I don't dislike that.</text:p>
      <text:p text:style-name="P1">Alright, that's enough for today, we go to sleep. Know when to let loose, but don't let loose too much. We're feeling pretty good today, tomorrow, we'll try resuming the grind. See you then.</text:p>
      <text:p text:style-name="P1"/>
      <text:p text:style-name="P1">•••</text:p>
      <text:p text:style-name="P1">Friday 20th of September, 23:07, 6 days left</text:p>
      <text:p text:style-name="P1">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P1">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P1">Ah, I remember now. What a sad coincidence, we were just talking about time.</text:p>
      <text:p text:style-name="P1">2024 is a terrible year to be a Hololive fan, isn't it? Seriously, what the fuck now? Give us a break? Give our hearts a break?</text:p>
      <text:p text:style-name="P1">So... Ame is leaving too...</text:p>
      <text:p text:style-name="P1">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P1">All these members stopping this year is just driving, piledriving home the fact that everything that begins eventually ends. Still, that doesn't make it any easier to say goodbye.</text:p>
      <text:p text:style-name="P1">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P1">Until then, until tomorrow, see you, I'm off to other worlds.</text:p>
      <text:p text:style-name="P1"/>
      <text:p text:style-name="P1">•••</text:p>
      <text:p text:style-name="P1">Sunday 22nd Of September, 04:57, 5 days left</text:p>
      <text:p text:style-name="P1">And lo, the king falls. Fifty days, we stood undefeated, fifty days we held our head high. And lo, the king falls. I've had enough of you looking at me like a deer caught in headlights. Analysis.</text:p>
      <text:p text:style-name="P1">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P1">Even if you weren't, what's your point?</text:p>
      <text:p text:style-name="P1">A complete change of direction.</text:p>
      <text:p text:style-name="P1">Have you any idea how many times we've tried to initiate that? Have you any idea how many times we've succeeded? Of course you do, you're me. It's as you said, you must be patient.</text:p>
      <text:p text:style-name="P1">FUCK. Dammit. We're weak, incredibly so. You haven't analysed the situation yet.</text:p>
      <text:p text:style-name="P1">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P1">How do we remedy to this?</text:p>
      <text:p text:style-name="P1">By being strong. I honestly can't find alternate solutions, although I'm not trying very hard; I believe this is the right solution.</text:p>
      <text:p text:style-name="P1">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P1">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P1">That's enough chattering for one day. See you tomorrow, weakling.</text:p>
      <text:p text:style-name="P1"/>
      <text:p text:style-name="P1">•••</text:p>
      <text:p text:style-name="P1">Sunday 22nd of September, 22:10, 4 days left</text:p>
      <text:p text:style-name="P1">Today was not a good day. Family came over, and I failed to get virtually anything done. On top of that, I still don't give myself enough time, I still feed my brain too much content, too much dopamine.</text:p>
      <text:p text:style-name="P1">...</text:p>
      <text:p text:style-name="P1">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P1">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P1">It's been a year since then. A lot has happened, but at the same time, not much has changed.</text:p>
      <text:p text:style-name="P1">... It's a bit depressing, thinking that not much has changed. Our situation is similar, we're just looking at it with different eyes, with a different mind. But the situation is similar. Am I really moving forward?</text:p>
      <text:p text:style-name="P1">Yes. It's just that we're slow. Slow, but steadier than ever before, although that's not saying much. </text:p>
      <text:p text:style-name="P1">Will slow and steady really win the race, I wonder? We're left to find out, for ourselves, in time.</text:p>
      <text:p text:style-name="P1">That, we are. See you.</text:p>
      <text:p text:style-name="P1"/>
      <text:p text:style-name="P1">•••</text:p>
      <text:p text:style-name="P1">Tuesday 24th of September, 01:21, 3 days left</text:p>
      <text:p text:style-name="P1">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P1">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P1">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P1"/>
      <text:p text:style-name="P1">•••</text:p>
      <text:p text:style-name="P1">Wednesday 25th of September, 00:34, 2 days left</text:p>
      <text:p text:style-name="P1">Hasn’t summer already ended? Maybe we screwed up in our count somewhere, not exactly inconceivable. Anyway, I’ve got other things to talk about: I moved house!!!</text:p>
      <text:p text:style-name="P1">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P1">So, we’re writing from Windows. We’ve written from here from the very beginning, right up until six months ago, and yet it feels strange to be back here.</text:p>
      <text:p text:style-name="P1">On a different note, I’m starting to fail my routine. That’s very serious. Really serious. Slowly growing complacent, slowly allowing the excuses to take me over. That’s bad. Let’s do our best.</text:p>
      <text:p text:style-name="P1"/>
      <text:p text:style-name="P1">•••</text:p>
      <text:p text:style-name="P1">Thursday 26th of September, 00:47, 1 day left</text:p>
      <text:p text:style-name="P1">So, theoretically speaking, there’s one day left to this grind. It should have ended with the Summer, but I guess our summer lasts a little longer than the rest of the world’s. And, well, you shall see what my intentions are.</text:p>
      <text:p text:style-name="P1">We’re on NixOS right now. Still needs a lot of tidying up before I can comfortably laze around here, but so far... I’m finding this sudo nixos-rebuild business rather fascinating. And at times frustrating, but if there were no frustration I’d be doing it wrong.</text:p>
      <text:p text:style-name="P1">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P1">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P1">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P1">On a related note, I’m relapsing back into my dopamine addiction. I’ll have to deal with that, but since it’s related, this makes it part of “turning things around”. Alright, that’s enough for today. See you tomorrow!</text:p>
      <text:p text:style-name="P1"/>
      <text:p text:style-name="P1">•••</text:p>
      <text:p text:style-name="P1">Friday 27th of September, 00:10, 0 days left</text:p>
      <text:p text:style-name="P1">What should we talk about... The new phone arrived, and I quite like it. I’m not used to the fluidity it offers, it’s a refreshing experience. Let’s make this a fruitful upgrade.</text:p>
      <text:p text:style-name="P1">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P1">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P1">Alright, that’s enough rambling, we’ve wasted far too much of our own time these past few days. Let’s get to work.</text:p>
      <text:p text:style-name="P1"/>
      <text:p text:style-name="P1">•••</text:p>
      <text:p text:style-name="P1">Saturday 28th of September, 02:38, day -1</text:p>
      <text:p text:style-name="P1">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P1">And here I’d intended to sleep earlier... There were some things that I wanted to talk about, but I’m getting tired. Essentially, they boil down to: make better choices during the day. Yeah, that’s pretty much it.</text:p>
      <text:p text:style-name="P1">Alright, let’s reboot this PC and see if we have to perform a reanimation again. Hopefully we won’t have to. But before that, let’s back everything up. See you tomorrow hopefully.</text:p>
      <text:p text:style-name="P1"/>
      <text:p text:style-name="P1">Some forty minutes later, I’m back. It seems something’s wrong with our Flakes/home-manager set up; rolling back to yesterday’s generation makes the problem disappear. We’ll have to redo this whole thing.</text:p>
      <text:p text:style-name="P1"/>
      <text:p text:style-name="P1">•••</text:p>
      <text:p text:style-name="P1">Sunday 29th of September, 01:07, day -2</text:p>
      <text:p text:style-name="P1">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P1">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P1">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P1">Maybe it’s because we’ve conditioned ourselves to it, but, there’s really no time like nighttime to write. Let’s go, deep into the morning if heart dictates so.</text:p>
      <text:p text:style-name="P1"/>
      <text:p text:style-name="P1">•••</text:p>
      <text:p text:style-name="P1">Sunday 29th of September, 23:47, day -3</text:p>
      <text:p text:style-name="P1">I feel like I’ve gotten stronger today. I modified my environment slightly: I watched motivational videos on YouTube. I watch them every once in a while. Environment is important. I’ve stated this before, but history repeated itself and I simply forgot.</text:p>
      <text:p text:style-name="P1">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P1">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P1">Alright, there is much to be done, so let’s call it a day. See you tomorrow!</text:p>
      <text:p text:style-name="P1"/>
      <text:p text:style-name="P1">Nice fonts: spacemono, monofur, hurmit, cellga, ubuntu. Monstserrat and proggyclean aren’t bad either, but if you get to install Nerdfonts, they’ve got tons of nice fonts.</text:p>
      <text:p text:style-name="P1"/>
      <text:p text:style-name="P1">•••</text:p>
      <text:p text:style-name="P1">Monday 30th of September, 21:43, day -4</text:p>
      <text:p text:style-name="P1">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P1">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P1">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P1">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P1">Yesterday we were unreasonable, we chose to write. The result wasn’t bad. But repeating the same choice today is foolish, it’s not even a trade-off. We shall go to sleep right away, no questions asked.</text:p>
      <text:p text:style-name="P1">Alright, on that, goodnight, and see you tomorrow.</text:p>
      <text:p text:style-name="P1"/>
      <text:p text:style-name="P1">•••</text:p>
      <text:p text:style-name="P1">Tuesday 1st of October, 22:57, day -5</text:p>
      <text:p text:style-name="P1">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P1">Also, we’ll have to be a lot more deliberate in writing. We’re going with the flow a lot. I want more you.</text:p>
      <text:p text:style-name="P1">Let’s get to work. See you.</text:p>
      <text:p text:style-name="P1"/>
      <text:p text:style-name="P1">•••</text:p>
      <text:p text:style-name="P1">Wednesday 2nd of October, 23:39, day -6</text:p>
      <text:p text:style-name="P1">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P1">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P1">Thing is, unless I engrain this in myself, we’re highly likely to forget about this. Since it sounds like a good idea, I want to make this into a habit. We might need some help for that.</text:p>
      <text:p text:style-name="P1">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P1">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P1">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P1">It likely has to do with performance. On paper, you fought and won, but your performance didn’t satisfy you. It’s not about ‘you could have done more’, you’re unhappy because you could have done better.</text:p>
      <text:p text:style-name="P1">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P1">This isn’t to say ‘tone down your expectations’. Far from it, this feeling of dissatisfaction is a good motivator, it provides us a reason to keep working. It is a very clear indicator that “we’re not there yet”.</text:p>
      <text:p text:style-name="P1">That’s enough talking on my part. Your turn now. See you tomorrow.</text:p>
      <text:p text:style-name="P1"/>
      <text:p text:style-name="P1">•••</text:p>
      <text:p text:style-name="P1">Thursday 3rd of October, 23:41, day -7</text:p>
      <text:p text:style-name="P1">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P1">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P1">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P1">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P1">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P1">Now, whether we’ll actually do that when push comes to shove is a different story, but placing this possibility on the table is the first step. It remains for us to engrain it in our subconscious, which is a long and failure-prone job.</text:p>
      <text:p text:style-name="P1">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P1">A second-rate mind in a second-rate body, I’m starting to feel like that describes us really well. We’re doing our best to turn everything into first-rate, but still, I wouldn’t have minded starting off with better specs.</text:p>
      <text:p text:style-name="P1">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P1">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P1">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P1">Damn, we really have been very talkative lately. Alright, it’s very late, but let’s move. See you.</text:p>
      <text:p text:style-name="P1"/>
      <text:p text:style-name="P1">•••</text:p>
      <text:p text:style-name="P1">Saturday 5th of October, 00:48, day -8</text:p>
      <text:p text:style-name="P1">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P1">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P1">In short, when I’m writing, it’s only myself and my words.</text:p>
      <text:p text:style-name="P1">And when it goes well, the sensation is wonderful. I still remember that December night that felt like it wasn’t real; in fact, that night is the sole reason I think writing just might become a passion to me. When it goes well, writing is fun.</text:p>
      <text:p text:style-name="P1">But when it doesn’t go well, all that happens is writer’s block and frustration.</text:p>
      <text:p text:style-name="P1">That’s what’s been happening when yesterday I said that writing hasn’t been going well lately. </text:p>
      <text:p text:style-name="P1">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P1">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P1">There’s more I wanted to say, but there’s always something to say. Let’s leave it at this for today, I’m tired, let’s get some sleep. See you!</text:p>
      <text:p text:style-name="P1"/>
      <text:p text:style-name="P1">•••</text:p>
      <text:p text:style-name="P1">Sunday 6th of October, 00:16, day -9</text:p>
      <text:p text:style-name="P1">Let’s be principled, and start from the beginning. Today was a rest day. Put simply, it was a good one. Great? Time will tell, but good, it definitely was.</text:p>
      <text:p text:style-name="P1">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P1">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P1">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P1">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P1">At the end of the day, a battle with oneself comes down to making a decision. In a battle with oneself, victory is a decision, a choice. A hard to make choice, but a choice nonetheless. And I made it. I celebrate my victory, but it is important to maintain humility, and to tract lessons from the win as though it were a loss. The key component here was understanding that now is the only time that matters, and if I was to make a choice, if I was to choose victory, I had to make it now. No delaying, no waiting for perfect occasions to come, because the only occasion is now, the only good time to act is now.</text:p>
      <text:p text:style-name="P1">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P1">Today was a rest day, tomorrow, we resume the grind. More battles are sure to come, and they will never catch us at a good time. So when those times come, remember that it comes down to making a decision, right now, and that that decision will determine who we are, in a manner far greater than any other decision we make on a daily basis.</text:p>
      <text:p text:style-name="P1">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P1">If you want to be your own light, if you want to be your own star, you will have to choose strength, to choose victory. You are your future, don’t forget that. See you.</text:p>
      <text:p text:style-name="P1"/>
      <text:p text:style-name="P1">•••</text:p>
      <text:p text:style-name="P1">Sunday 6th of October, 23:55, day -10</text:p>
      <text:p text:style-name="P1">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P1">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P1"/>
      <text:p text:style-name="P1">•••</text:p>
      <text:p text:style-name="P1">Monday 7th of October, 22:25, day -11</text:p>
      <text:p text:style-name="P1">We’re slightly earlier than usual today. There’s a reason for that. Today, if I’d respected the change we’d just made with respect to the workout rate, I would have worked out. And I was about to. Then I decided not to.</text:p>
      <text:p text:style-name="P1">Yesterday, I should have written. And I did, but I didn’t work on any story. Or rather, I did work on a story: my own. Refer to a file called ‘A Passion.odt’, that’s what I wrote.</text:p>
      <text:p text:style-name="P1">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P1">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P1">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P1">And then, I tried writing again.</text:p>
      <text:p text:style-name="P1">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P1">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P1">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P1"/>
      <text:p text:style-name="P1">•••</text:p>
      <text:p text:style-name="P1">Tuesday 8th of October, 23:03, day -12</text:p>
      <text:p text:style-name="P1">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P1">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P1">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P1">Alright, that’s all I wanted to talk about. Let’s get going now. I’m tired, but that’s not just part of the experience, it’s probably the most important part of the experience: what do you do when you’ve got nothing left? See ya.</text:p>
      <text:p text:style-name="P1"/>
      <text:p text:style-name="P1">•••</text:p>
      <text:p text:style-name="P1">Thursday 10th of October 2024, 00:23, day -13</text:p>
      <text:p text:style-name="P1">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P1">I’m not even trying today, I don’t even feel like trying. I know I could push myself to try, but I don’t. And I don’t know why.</text:p>
      <text:p text:style-name="P1">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P1">Hm... I miss wife. I don’t know how to handle the current situation. What should I do in these circumstances? Beats me. Let’s go to sleep and come back with a working brain. Then we can figure out what to do. Which will likely be resume the grind.</text:p>
      <text:p text:style-name="P1"/>
      <text:p text:style-name="P1">•••</text:p>
      <text:p text:style-name="P1">Thursday 10th of October 2024, 23:45, day -14</text:p>
      <text:p text:style-name="P1">Tried to do something. Did close to nothing. Failing to install Hyprland. I’ll pretend my GPUs don’t exist, because a basic configuration worked from the logging screen, while I incur GPU-related problems trying to start it from the terminal.</text:p>
      <text:p text:style-name="P1">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P1">Everyone faces hardships. Whether they’ll make us or break us, that’s our choice. Yeah, that’s... true.</text:p>
      <text:p text:style-name="P1">I want more from myself.</text:p>
      <text:p text:style-name="P1">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P1">-10am: Wake up. Can you manage to wake up before the count of 10? You show me.</text:p>
      <text:p text:style-name="P1">-10am~11am: Breakfast, Duolingo, make the bed, shower. No phone except for Duolingo.</text:p>
      <text:p text:style-name="P1">-11am~3pm: Chores, lunch, break.</text:p>
      <text:p text:style-name="P1">-3pm~4pm: Mess around with your config, chill.</text:p>
      <text:p text:style-name="P1">-4pm: 10mn meditation, work on the project.</text:p>
      <text:p text:style-name="P1">-6pm: Take 15mn break, study.</text:p>
      <text:p text:style-name="P1">-8pm: 15mn break. 10mn meditation. One day out of two, workout. Dinner.</text:p>
      <text:p text:style-name="P1">-10pm: Come here, write.</text:p>
      <text:p text:style-name="P1">-1am: Go to sleep, unless you’re doing particularly great. Emphasis on ‘particularly great’, remember that it takes discipline to stop writing, to recognize and admit that you aren’t doing ‘particularly great’. Work on that discipline, work on that humility.</text:p>
      <text:p text:style-name="P1">We’ll make use of Obsidian yet to organize this. Let’s go. See you.</text:p>
      <text:p text:style-name="P1"/>
      <text:p text:style-name="P1">•••</text:p>
      <text:p text:style-name="P1">Friday 11th of October 2024, 22:54, day -15</text:p>
      <text:p text:style-name="P1">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P1"/>
      <text:p text:style-name="P1">•••</text:p>
      <text:p text:style-name="P1">Saturday 12th of October 2024, 21:20, day -16</text:p>
      <text:p text:style-name="P1">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P1">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P1">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P1"/>
      <text:p text:style-name="P1">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P1">So, maintain control at all times. Hunger for more, if you have to, but control your hunger. Let’s go now. See you tomorrow.</text:p>
      <text:p text:style-name="P1"/>
      <text:p text:style-name="P1">•••</text:p>
      <text:p text:style-name="P1">Sunday 13th of October 2024, 23:25, day -17</text:p>
      <text:p text:style-name="P1">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P1">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P1">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P1">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P1">That’s enough chit-chat for today. I see that I let my emotions loose today as well. I shouldn’t talk like this, but I’m feeling tired, so I didn’t try to write properly. Alright, that’s quite enough, see you then.</text:p>
      <text:p text:style-name="P1"/>
      <text:p text:style-name="P1">•••</text:p>
      <text:p text:style-name="P1">Monday 14th of October 2024, 23:13, day -18</text:p>
      <text:p text:style-name="P1">Right, I should mention yesternight, then we’ll talk about today.</text:p>
      <text:p text:style-name="P1">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P1">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P1">Will I keep on refusing everything? Only time will tell. That’s where you’re wrong. Only you can tell. Only you can decide. You will decide.</text:p>
      <text:p text:style-name="P1">Let’s talk about today then.</text:p>
      <text:p text:style-name="P1">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P1">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P1">i do not know why we failed to follow the schedule. i’m not sure why. i guess ‘doing better’ is the only thing we can do under these circumstances then. alright, see you tomorrow.</text:p>
      <text:p text:style-name="P1">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P1"/>
      <text:p text:style-name="P1">•••</text:p>
      <text:p text:style-name="P1">Tuesday 15th of October 2024, 23:30, day -19</text:p>
      <text:p text:style-name="P1">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P1">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P1">Of course, I want more from you. While technically, right now is the best time of our life, it’s not good enough. I want more. And I know that if we keep this up, if we continue at this for a long time, we’ll have more. So, let’s keep this up, alright? See you.</text:p>
      <text:p text:style-name="P1"/>
      <text:p text:style-name="P1">•••</text:p>
      <text:p text:style-name="P1">Wednesday 16th of October 2024, 19:41, day -20</text:p>
      <text:p text:style-name="P1">I’m here early. I was wondering: why don’t I write here earlier so later, I can just worry about writing?</text:p>
      <text:p text:style-name="P1">This will also give me time to speak here, to lay things out properly.</text:p>
      <text:p text:style-name="P1">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P1">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P1">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P1">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P1">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P1">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P1"/>
      <text:p text:style-name="P1">•••</text:p>
      <text:p text:style-name="P1">Thursday 17th of October 2024, 23:21, day -21</text:p>
      <text:p text:style-name="P1">What’s there to be happy about? Job’s not finished. Job’s finished? Didn’t think so.</text:p>
      <text:p text:style-name="P1">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P1">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P1">This second one is an issue of discipline. The first one is a legitimate problem. That can be overcome with enough discipline.</text:p>
      <text:p text:style-name="P1">...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P1">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P1">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P1"/>
      <text:p text:style-name="P1">•••</text:p>
      <text:p text:style-name="P1">Saturday 19th of October 2024, 04:13, day -22</text:p>
      <text:p text:style-name="P1">There’s a lot to talk about, but we won’t talk about it today. Guess I’m feeling too... disgusted? At myself, to do so now. “Disgusted” is a slightly stronger word than I’d want to use, but only slightly. In any case, see you tomorrow.</text:p>
      <text:p text:style-name="P1"/>
      <text:p text:style-name="P1">•••</text:p>
      <text:p text:style-name="P1">Saturday 19th of October 2024, 22:18, day -23</text:p>
      <text:p text:style-name="P1">Tomorrow has come, let’s talk. Openly. Let’s begin from two days ago, the night after I played football. Also, let’s be quick about this, there’s something I wish to try about writing. I’ll tell you later.</text:p>
      <text:p text:style-name="P1">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P1">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P1">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P1">Yesterday I was severely disappointed and disgusted at myself. Today, I’m more cool-headed, and I can appreciate more that failure is simply part of the process. It’s a bitch, but it’s still part of the process. God we’ve talked long enough already.</text:p>
      <text:p text:style-name="P1">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P1">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P1">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P1">So that’s why I don’t feel passionate about it. I actively kill any feeling of passion when coming in.</text:p>
      <text:p text:style-name="P1">Ah shit. As I said above, I wanted to try something about writing, and that something was to approach it with passion, but I imagined it just now, and I really felt the passion get in the way of my writing.</text:p>
      <text:p text:style-name="P1">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P1">Alright, that’s more than enough yapping for one day. Let’s go. See you tomorrow.</text:p>
      <text:p text:style-name="P1"/>
      <text:p text:style-name="P1">•••</text:p>
      <text:p text:style-name="P1">Monday 21st of October 2024, 04:09, day -24</text:p>
      <text:p text:style-name="P1">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P1">You’ve added all that complex stuff of managing energy, guessing if we’re really tired or just lazy and whether we should take a rest day about it, positioning yourself correctly for this and that. Yeah, that’s all nice and dandy, but it’s not the important part.</text:p>
      <text:p text:style-name="P1">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P1"/>
      <text:p text:style-name="P1">•••</text:p>
      <text:p text:style-name="P1">Monday 21st of October 2024, 22:20, day -25</text:p>
      <text:p text:style-name="P1">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P1">We keep on calling it strength, let’s call it what everyone calls it: willpower. We will focus on it.</text:p>
      <text:p text:style-name="P1">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P1">While words are cheap, there is truth in what I said yesterday. I will follow that truth.</text:p>
      <text:p text:style-name="P1">One last thing. This is probably the third time I mention this here, if not more: always workout when it’s time to workout. Always. Don’t let anything get in your way. That is all, see you tomorrow.</text:p>
      <text:p text:style-name="P1"/>
      <text:p text:style-name="P1">•••</text:p>
      <text:p text:style-name="P1">Tuesday 22nd of October 2024, 22:20, day -26</text:p>
      <text:p text:style-name="P1">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P1">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P1">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P1">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P1">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P1"/>
      <text:p text:style-name="P1">•••</text:p>
      <text:p text:style-name="P1">Thursday 24th of October 2024, 03:47, day -27</text:p>
      <text:p text:style-name="P1">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P1">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P1">In any case, it’s about time we go to sleep. As for writing, I’ll wait for more to happen before reporting on it. And on that, see you tomorrow.</text:p>
      <text:p text:style-name="P1"/>
      <text:p text:style-name="P1">•••</text:p>
      <text:p text:style-name="P1">Thursday 24th of October 2024, 23:10, day -28</text:p>
      <text:p text:style-name="P1">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P1">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P1">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P1">On a different note, we haven’t been doing particularly well these past two days. I seek to change that. Alright, that’s enough for today, see you tomorrow.</text:p>
      <text:p text:style-name="P1"/>
      <text:p text:style-name="P1">•••</text:p>
      <text:p text:style-name="P1">Friday 25th of October 2024, 21:54, day -29</text:p>
      <text:p text:style-name="P1">Hey. This is not it. This is not it. We’re still weak. But let’s break it down. Let’s break it down properly. It’s all about choices, but we’re not making the correct ones. I feel so. Let’s break down why I’m considering today a failure.</text:p>
      <text:p text:style-name="P1">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P1">However, the problem came when it was time to exercise: I should have stopped working, and I didn’t. I think I should set an alarm. I have set alarms.</text:p>
      <text:p text:style-name="P1">If everything is a choice, why is it I don’t make the right ones? More precisely, why is it that I consistently make poor decisions?</text:p>
      <text:p text:style-name="P1">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P1">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P1">That’s enough for now. See you tomorrow.</text:p>
      <text:p text:style-name="P1"/>
      <text:p text:style-name="P1">•••</text:p>
      <text:p text:style-name="P1">Saturday 26th of October 2024, 22:58, day -30</text:p>
      <text:p text:style-name="P1">Hyprland is steadily becoming my home. It’ll need more tweaks and more functionalities, but I’m liking it a lot. GNOME isn’t going anywhere either, there’s nothing quite like the first love. Let’s talk about other topics before I tell you about my day.</text:p>
      <text:p text:style-name="P1">I thought it was spooky season, but it seems <text:s text:c="1"/>we’re still in Easter, what with all the resuscitations lately.</text:p>
      <text:p text:style-name="P1">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very curious how it’ll go.</text:p>
      <text:p text:style-name="P1">And then there’s also “see you later alligator”. That “later” came way early. Damn, maybe I should start being optimistic.</text:p>
      <text:p text:style-name="P1">And then there’s today. An elite shrine maiden showed everyone just how elite she really is. Congratulations, Mikochi, well done.</text:p>
      <text:p text:style-name="P1">...</text:p>
      <text:p text:style-name="P1">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P1">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P1">Let’s end this entry on today. Today was a struggle. A real struggle. But we somehow made it. You did well, I wish I could reward you, but I’m afraid these words are about all I can give you. You really tried hard. Well done. See you tomorrow.</text:p>
      <text:p text:style-name="P1"/>
      <text:p text:style-name="P1">•••</text:p>
      <text:p text:style-name="P1">Sunday 27th of October 2024, 21:12, day -31</text:p>
      <text:p text:style-name="P1">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P1">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P1">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P1">...</text:p>
      <text:p text:style-name="P1">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P1">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P1"/>
      <text:p text:style-name="P1">Taking a step back, looking at this from a bird eyes’ view, the thought that came to me was “How childish it is...” These thoughts, the logic looked very primitive for a second. Very 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P1"/>
      <text:p text:style-name="P1">Well well. I just had a conversation with Llama 3.1, and it was worth saving in this repo.</text:p>
      <text:p text:style-name="P1">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P1"/>
      <text:p text:style-name="P1">•••</text:p>
      <text:p text:style-name="P1">Monday 28th of October 2024, 23:45, day -31</text:p>
      <text:p text:style-name="P1">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P1">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P1">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P1">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P1"/>
      <text:p text:style-name="P1">•••</text:p>
      <text:p text:style-name="P1">Wednesday 30th of October 2024, 04:48, day -32</text:p>
      <text:p text:style-name="P1">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P1">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P1">...</text:p>
      <text:p text:style-name="P1">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P1">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P1">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P1">There are a couple of decisions we’ve made lately that I want you to talk about tomorrow. Let’s see if you forget. See you.</text:p>
      <text:p text:style-name="P1"/>
      <text:p text:style-name="P1">•••</text:p>
      <text:p text:style-name="P1">Wednesday 30th of October 2024, 19:54, day -33</text:p>
      <text:p text:style-name="P1">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P1">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P1">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P1">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P1">Let’s do better. I hate failing. I really do. No, I hate feeling like this, I don’t particularly care about failing. That’s enough for now, see you.</text:p>
      <text:p text:style-name="P1"/>
      <text:p text:style-name="P1">•••</text:p>
      <text:p text:style-name="P1">Thursday 31st of October 2024, 21:10, day -34</text:p>
      <text:p text:style-name="P1">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P1">I do dislike that my brain is... In a unideal state right now. Just another excuse, you can easily eliminate it. Beliefs are powerful, and we’ll make use of them.</text:p>
      <text:p text:style-name="P1">That’s enough talking. Let’s move. See you tomorrow.</text:p>
      <text:p text:style-name="P1"/>
      <text:p text:style-name="P1">•••</text:p>
      <text:p text:style-name="P1">Friday 1st of November 2024, 23:51, day -35</text:p>
      <text:p text:style-name="P1">I could say lots of things. But it’s late. I’ll say lots of things tomorrow maybe. See you!</text:p>
      <text:p text:style-name="P1"/>
      <text:p text:style-name="P1">•••</text:p>
      <text:p text:style-name="P1">Sunday 3rd of October 2024, 05:10, day -36</text:p>
      <text:p text:style-name="P1">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P1">Next time something like today happens, I want you to try a certain response. I want you to dig deep. To call upon the strength within you, to summon up your courage, your willpower and face whatever we need to face.</text:p>
      <text:p text:style-name="P1">Writing... I’ve become unable to write, lately. I expect we’re entering one of the final stages of our writing problems. After it, we’re likely to discover whether we truly want to write or not.</text:p>
      <text:p text:style-name="P1">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P1">Oh well, we’ll see how it goes. In any case, see you, and try harder.</text:p>
      <text:p text:style-name="P1"/>
      <text:p text:style-name="P1">•••</text:p>
      <text:p text:style-name="P1">Monday 4th of October 2024, 03:23, day -37</text:p>
      <text:p text:style-name="P1">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P1"/>
      <text:p text:style-name="P1">•••</text:p>
      <text:p text:style-name="P1">Monday 4th of November 2024, 23:46, day -38</text:p>
      <text:p text:style-name="P1">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P1">I haven’t written in a long time. I’ve also worked out today. I also don’t want to stay here too long. Let’s end this here.</text:p>
      <text:p text:style-name="P1"/>
      <text:p text:style-name="P1">•••</text:p>
      <text:p text:style-name="P1">Wednesday 6th of November 2024, 00:13, day -39</text:p>
      <text:p text:style-name="P1">Let’s talk. A lot.</text:p>
      <text:p text:style-name="P1">Things aren’t going well. Yesterday, I didn’t study. Same today. But I didn’t work out either. I just stood there, and before I knew it, all the time had passed.</text:p>
      <text:p text:style-name="P1">I think I need a break. As much as I’ve been wanting to deny it to myself, I think I need a break. A real one. So, let’s just chill, let’s be useless human beings for some time. Let’s heal.</text:p>
      <text:p text:style-name="P1">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P1">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P1">It’s not so much that there isn’t a right answer, as it is that I don’t know what to do.</text:p>
      <text:p text:style-name="P1">You’re about to ask me what to do, so let me answer beforehand with a question: what is your objective? Never forget that the quality of a move is always relative to an objective.</text:p>
      <text:p text:style-name="P1">Let’s narrow it down further: our ideal self, what is he like? More like Goggins or like some guy who knows how to chill?</text:p>
      <text:p text:style-name="P1">... He’s chilling somewhere, in my mind. He’s always chilling somewhere. He knows how to die for a belief, but he also knows how to chill.</text:p>
      <text:p text:style-name="P1">I guess that settles it. Let’s be a good for nothing human for some time.</text:p>
      <text:p text:style-name="P1">How long is some time?</text:p>
      <text:p text:style-name="P1">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P1"/>
      <text:p text:style-name="P1">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P1">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P1">...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P1">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P1">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P1">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P1">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P1">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P1">What kind of perspective would it be, to allow me to have fun while still writing at least decent stories.</text:p>
      <text:p text:style-name="P1">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P1">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P1">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P1">So, we’ll write for ourselves, and when the occasion comes from time to time, we’ll write thinking of specific groups of people who might be facing a certain hardship, and we’ll give them hope. Because that’s all we can do. To you, life, and to you, hope. All I can do will be to give you hope that there is such thing as happiness, by giving you someone who has achieved it. These books will all carry that title. Hope. It is the most beautiful thing in the world.</text:p>
      <text:p text:style-name="P1">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P1">But, I guess, if I had to say, I’d rather others be happy. Maybe I do want your happiness.</text:p>
      <text:p text:style-name="P1">I will write for myself, but I do want you to be happy. It hurts to see others suffer. it makes me smile when I see others having a good time. I do want your happiness.</text:p>
      <text:p text:style-name="P1">So, I’ll write for myself. I’ll ask myself lots of questions: what do I want? Do I like what I’m writing? Am I convinced by it? Where should I go from here? What should I do?</text:p>
      <text:p text:style-name="P1">I won’t say “will the reader understand this?” or “is this too boring for the reader?” or “what if they dislike this or that?”</text:p>
      <text:p text:style-name="P1">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P1">Ahh... Mikku’s Watashi iro... How nostalgic... She is a vibrant part of why those December nights were a storm of emotions. A real one.</text:p>
      <text:p text:style-name="P1">Hm, it’s getting late.</text:p>
      <text:p text:style-name="P1">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P1">You know, there’s really no point in hiding my identity. In fact, I believe some important details that might not be relevant to us but are to you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P1">My codename is Harmony, nice to meet you.</text:p>
      <text:p text:style-name="P1"/>
      <text:p text:style-name="P1">•••</text:p>
      <text:p text:style-name="P1">Thursday 7th of November 2024, 05:48, day -40</text:p>
      <text:p text:style-name="P1">I guess you really don’t see time flying when playing video games. Why didn’t I see time flying at all? Dunno. Time to go to sleep.</text:p>
      <text:p text:style-name="P1"/>
      <text:p text:style-name="P1">•••</text:p>
      <text:p text:style-name="P1">Friday 8th of November 2024, 01:02, day -41</text:p>
      <text:p text:style-name="P1">No news. Mind is more or less on hold. Also, lack sleep. Not good. Ah, actually, very good news: wife might come back on Tuesday. Nothing is certain, so I won’t get my hopes too up, but the wait might finally be over.</text:p>
      <text:p text:style-name="P1">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P1">Thing is, I’m in the middle of a break, so I’m not actually doing anything to get my hands on this card.</text:p>
      <text:p text:style-name="P1">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P1">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P1">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P1">To adapt, to focus... Alright, that’s enough for today, for real. See you then.</text:p>
      <text:p text:style-name="P1"/>
      <text:p text:style-name="P1">•••</text:p>
      <text:p text:style-name="P1">Saturday 9th Of November 2024, 01:08, day -41</text:p>
      <text:p text:style-name="P1">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P1">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P1">Alright, I’ll add a couple more changes to Waybar and call it a night.</text:p>
      <text:p text:style-name="P1"/>
      <text:p text:style-name="P1">•••</text:p>
      <text:p text:style-name="P1">Sunday 10th of November 2024, 00:01, day -42</text:p>
      <text:p text:style-name="P1">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P1">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P1">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P1">And when do we increase the load?</text:p>
      <text:p text:style-name="P1">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P1">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P1">Good, we can do that. Do keep things light.</text:p>
      <text:p text:style-name="P1">Also, one last thing: wife is coming back on Tuesday, confirmed. The wait is coming to an end.</text:p>
      <text:p text:style-name="P1"/>
      <text:p text:style-name="P1">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P1"/>
      <text:p text:style-name="P1">•••</text:p>
      <text:p text:style-name="P1">Monday 11th of November 2024, 00:38, day -43</text:p>
      <text:p text:style-name="P1">Today went fairly well. Closer to great than to terrible, if I had to say. I haven’t begun studying yet. I’m essentially using this week off to rice Hyprland as much as I can, until the grind resumes.</text:p>
      <text:p text:style-name="P1">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P1">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P1"/>
      <text:p text:style-name="P1">•••</text:p>
      <text:p text:style-name="P1">Tuesday 12th of November 2024, 01:56, day -44</text:p>
      <text:p text:style-name="P1">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P1"/>
      <text:p text:style-name="P1">•••</text:p>
      <text:p text:style-name="P1">Wednesday 13th of November 2024, 01:36, day -45</text:p>
      <text:p text:style-name="P1">While I could tell you the struggles of ricing Hyprland, I would rather say that the reason things didn’t go smoothly in the first place is that you refused to go down the simplest route. I 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P1">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P1">Well, that’s an exaggerated way of putting it, but you get the idea. However, I need you to know something even more basic: if you’re thinking of impressing others in the first place, even indirectly, then you disappoint me.</text:p>
      <text:p text:style-name="P1">Ah, here I go being extreme again, because I’m unable to word the feelings in my heart. Still, the point stands that I do not appreciate the idea of trying to impress others, whether directly or not.</text:p>
      <text:p text:style-name="P1"/>
      <text:p text:style-name="P1">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P1">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P1">Anyway, I could go on for a long time, but let’s call it a day. Tomorrow is also the last day of break for us. After that, we’re back. Alright, that’s quite enough, see you.</text:p>
      <text:p text:style-name="P1"/>
      <text:p text:style-name="P1">•••</text:p>
      <text:p text:style-name="P1">Thursday 14th of November 2024, 00:24, day -46</text:p>
      <text:p text:style-name="P1">Today was the last day of break. Tomorrow, we restart. No more ricing for a while, although right now I’m not even sure what to rice, which is good. Still, it is quite something to have to build a desktop environment from so little.</text:p>
      <text:p text:style-name="P1">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P1">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P1">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P1">Now that that’s out of the way. There’s nothing else we have to talk about.</text:p>
      <text:p text:style-name="P1">I’m actually a tiny bit nervous for tomorrow. Will I be able to meet my own expectations? Will I fail? We’ll see. We’ll decide. I will decide. See you tomorrow.</text:p>
      <text:p text:style-name="P1"/>
      <text:p text:style-name="P1">•••</text:p>
      <text:p text:style-name="P1">Thursday 14th of November 2024, 23:30, day -47</text:p>
      <text:p text:style-name="P1">Excellent performance today. In over 160 days, this is the first time I say this. At our current level, we could hardly do better.</text:p>
      <text:p text:style-name="P1">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P1">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P1">See, I’m in no position to tell, but I don’t think succeeding would feel right otherwise. In my very specific case, I mean.</text:p>
      <text:p text:style-name="P1">Hm... For some reason I already don’t like today’s entry. Something feels off with the above. I wonder what.</text:p>
      <text:p text:style-name="P1">In any case, the other thing I wanted to talk about is Suisei. Ah, I might know what felt off. Well, not exactly, more like, I might know the reason why this feeling arises in general: it’s because I was writing like someone other than me is going to read this. </text:p>
      <text:p text:style-name="P1">... If the blank in my mind right now was any indication: jackpot.</text:p>
      <text:p text:style-name="P1">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P1">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P1">We have a long way to go, we have so much to learn, so let’s get going. See you tomorrow.</text:p>
      <text:p text:style-name="P1"/>
      <text:p text:style-name="P1">•••</text:p>
      <text:p text:style-name="P1">Friday 15th of November 2024, 23:12, day -48</text:p>
      <text:p text:style-name="P1">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P1">You know, yesterday really was a good day performance-wise. Even writing went well. We should really consider taking breaks when we need to, it’s almost like they let you come back refreshed.</text:p>
      <text:p text:style-name="P1">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P1">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P1"/>
      <text:p text:style-name="P1">Although, we might be relaxing too much right now... What else did I want to talk about?</text:p>
      <text:p text:style-name="P1">It seems I’m more tired than usual. A lot more than I’d anticipated. Perhaps the effect of letting loose too early. There’s other thing I wanted to talk about, but none of them are of great importance. Let’s end it here. See you tomorrow.</text:p>
      <text:p text:style-name="P1"/>
      <text:p text:style-name="P1">•••</text:p>
      <text:p text:style-name="P1">Saturday 16th of November 2024, 23:24, day -49</text:p>
      <text:p text:style-name="P1">I have a couple things I want to talk about: today’s performance, and a proposed change. Let’s start with the latter.</text:p>
      <text:p text:style-name="P1">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P1">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P1">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P1"/>
      <text:p text:style-name="P1">•••</text:p>
      <text:p text:style-name="P1">Sunday 17th of November 2024, 21:43, day -50</text:p>
      <text:p text:style-name="P1">Nepolabo is always so fun, and I’m always sad when their stream ends.</text:p>
      <text:p text:style-name="P1">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P1">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P1">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P1">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P1"/>
      <text:p text:style-name="P1">•••</text:p>
      <text:p text:style-name="P1">Monday 18th of November 2024, 22:03, day -51</text:p>
      <text:p text:style-name="P1">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P1">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P1"/>
      <text:p text:style-name="P1">•••</text:p>
      <text:p text:style-name="P1">Tuesday 19th of November 2024, 23:45, day -52</text:p>
      <text:p text:style-name="P1">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P1"/>
      <text:p text:style-name="P1">•••</text:p>
      <text:p text:style-name="P1">Thursday 21st of November 2024, 02:37, day -53</text:p>
      <text:p text:style-name="P1">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P1">Nothing else to report. I just chilled today. Alright. See you.</text:p>
      <text:p text:style-name="P1"/>
      <text:p text:style-name="P1">•••</text:p>
      <text:p text:style-name="P1">Thursday 21st of November 2024, 22:36, day -54</text:p>
      <text:p text:style-name="P1">Due to some misplays and some things outside my control, we’re very late today. I’m thinking I might as well finish this then go to sleep. My body needs it.</text:p>
      <text:p text:style-name="P1">Today’s performance wasn’t bad, although it could have benefited of a few more hours by actually following the schedule. If we take that away though, it was actually good.</text:p>
      <text:p text:style-name="P1">I don’t really have anything I want to talk about. I probably thought of some topics throughout the day, but I don’t remember anything.</text:p>
      <text:p text:style-name="P1">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P1">...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P1">Alright, that’s really it. See you tomorrow.</text:p>
      <text:p text:style-name="P1"/>
      <text:p text:style-name="P1">•••</text:p>
      <text:p text:style-name="P1">Friday 22nd of November 2024, 22:01, day -55</text:p>
      <text:p text:style-name="P1">Performance-wise, not good. But in terms of fighting spirits, good. Can we go into more details why performance was bad? Let’s try.</text:p>
      <text:p text:style-name="P1">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P1">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P1">Ah, but I do want to mention that time she tried to get us kaigai niki to get angry at the JP niki. That was funny. Especially how she failed. That was very funny. Alright, see you.</text:p>
      <text:p text:style-name="P1"/>
      <text:p text:style-name="P1">•••</text:p>
      <text:p text:style-name="P1">Saturday 23rd of November 2024, 21:54, day -56</text:p>
      <text:p text:style-name="P1">Decided to make today an impromptu break this afternoon, after failing to study properly. It seems we need breaks really often. Based on the state of things so far, I’m making two changes to our schedule:</text:p>
      <text:p text:style-name="P1">1) We’ve consistently failed to wake up at 8am and follow that schedule. As such, we’re shifting the wake up time to 9am, and everything else by one hour accordingly.</text:p>
      <text:p text:style-name="P1">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P1">This should be a slow that we can follow.</text:p>
      <text:p text:style-name="P1">Other than that, I’d like to report that I’m dead tired right now. I think I underestimated how caffeine can accumulate over time, and I had a hard time falling asleep yesterday.</text:p>
      <text:p text:style-name="P1">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P1">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P1">Let me put down just this one thing about mastery: as of right now, I subdivide mastery of a field or subject in two categories:</text:p>
      <text:p text:style-name="P1">a/ Mastery by focusing solely and entirely on one field</text:p>
      <text:p text:style-name="P1">b/ Mastery through growth in multiple fields, with slight focus on a particular field.</text:p>
      <text:p text:style-name="P1">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P1">I like how you’ve become more straightforward than before, you got straight to the point without beating around the bush for three paragraphs. Let’s keep this up and make it into a habit.</text:p>
      <text:p text:style-name="P1">Alright, I have nothing else I want to say. See you tomorrow then.</text:p>
      <text:p text:style-name="P1"/>
      <text:p text:style-name="P1">•••</text:p>
      <text:p text:style-name="P1">Monday 25th of November 2024, 00:02, day -57</text:p>
      <text:p text:style-name="P1">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P1">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P1">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P1">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P1"/>
      <text:p text:style-name="P1">•••</text:p>
      <text:p text:style-name="P1">Monday 25th of November 2024, 21:29, day -58</text:p>
      <text:p text:style-name="P1">That was a good show. It didn’t go as well as I’d wanted, but you did show resolve. Keep it up.</text:p>
      <text:p text:style-name="P1">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P1">After this, we write again. When was the last time we wrote? A week ago? Perhaps, yes. Yes, one week ago. Alright, let’s flex our writing muscles again. See you tomorrow.</text:p>
      <text:p text:style-name="P1"/>
      <text:p text:style-name="P1">•••</text:p>
      <text:p text:style-name="P1">Tuesday 26th of November 2024, 22:08, day -59</text:p>
      <text:p text:style-name="P1">Hm... What shall we talk about... Let’s go in chronological order, and start from yesternight’s writing.</text:p>
      <text:p text:style-name="P1">I’m glad I shifted the schedule to waking up at 9am, it meant I had ample time to write. And, writing was quite fun. Which is nice. Unfortunately, I can’t put into words how I write, at least not yet, maybe some time in the future I’ll be able to.</text:p>
      <text:p text:style-name="P1">Then, what of today? What to say... Went fairly well. I want you to keep this up. I want you to keep on trying. Things could have gone better, today was more of a struggle than yesterday, but that’s alright, that’s well within expectations.</text:p>
      <text:p text:style-name="P1">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P1">You know, I discovered that there are two Gurren Lagann movies. I’ll watch them, at some point. When I’ll take a day off, I’ll know what to do.</text:p>
      <text:p text:style-name="P1">I don’t have anything else to say. See you tomorrow then.</text:p>
      <text:p text:style-name="P1"/>
      <text:p text:style-name="P1">•••</text:p>
      <text:p text:style-name="P1">Wednesday 27th of November 2024, 22:37, day -60</text:p>
      <text:p text:style-name="P1">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P1">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P1">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P1">That’s fair enough. Alright, see you tomorrow then.</text:p>
      <text:p text:style-name="P1"/>
      <text:p text:style-name="P1">•••</text:p>
      <text:p text:style-name="P1">Thursday 28th of November 2024, 22:06, day -61</text:p>
      <text:p text:style-name="P1">That’s a lot of days. But still nowhere near what we want. Decades. We’re thinking in terms of decades.</text:p>
      <text:p text:style-name="P1">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P1">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P1">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P1">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P1">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P1">We do so much theory for very little practice. Come on, we’ve got somewhere else to be. See you tomorrow.</text:p>
      <text:p text:style-name="P1"/>
      <text:p text:style-name="P1">•••</text:p>
      <text:p text:style-name="P1">Friday 29th of November 2024, 21:18, day -62</text:p>
      <text:p text:style-name="P1">Let’s... Let’s talk about things chronologically.</text:p>
      <text:p text:style-name="P1">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P1">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P1">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P1">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P1"/>
      <text:p text:style-name="P1">•••</text:p>
      <text:p text:style-name="P1">Saturday 30th of November 2024, 21:44, day -63</text:p>
      <text:p text:style-name="P1">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P1"/>
      <text:p text:style-name="P1"/>
      <text:p text:style-name="P1">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P1">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P1">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P1">What about us? Do we go to sleep, or do we stay to listen to what is almost inevitable?</text:p>
      <text:p text:style-name="P1">... Tough decision.</text:p>
      <text:p text:style-name="P1">Let’s go to sleep.</text:p>
      <text:p text:style-name="P1"/>
      <text:p text:style-name="P1">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P1"/>
      <text:p text:style-name="P1">•••</text:p>
      <text:p text:style-name="P1">Sunday 1st of December 2024, 22:32, day -64</text:p>
      <text:p text:style-name="P1">Ah. Yo. Hi. I chilled. A fair amount. Not as hard as I wanted, but a fair amount. Hm, I guess I do have something I want to talk about.</text:p>
      <text:p text:style-name="P1">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P1">You know, I was thinking I should work hard, and chill just as hard.</text:p>
      <text:p text:style-name="P1">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P1">I’m currently torn between writing and continuing watching Nepolabo. Both are fun. I think I’ll stick to Nepolabo, as there isn’t all that much time left to midnight. Un, let’s do that. Alright, see you tomorrow!</text:p>
      <text:p text:style-name="P1"/>
      <text:p text:style-name="P1">•••</text:p>
      <text:p text:style-name="P1">Monday 2nd of December 2024, 21:53, day -64</text:p>
      <text:p text:style-name="P1">Today was a normal day. Nothing spectacular, but we do have food for thought:</text:p>
      <text:p text:style-name="P1">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P1">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P1">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P1"/>
      <text:p text:style-name="P1">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P1">Still, I think I should keep the Dazbee streak for later stories. The one I’m writing is most definitely Sana-coloured. The one I plan after that though, it is very most definitely Dazbee-coloured. Very much so. But when that will be is... Unknown.</text:p>
      <text:p text:style-name="P1"/>
      <text:p text:style-name="P1">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P1"/>
      <text:p text:style-name="P1">•••</text:p>
      <text:p text:style-name="P1">Tuesday 3rd of November 2024, 22:05, day -65</text:p>
      <text:p text:style-name="P1">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P1">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P1">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P1">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P1">Okay, I think that’s all for today. See you tomorrow then.</text:p>
      <text:p text:style-name="P1"/>
      <text:p text:style-name="P1">•••</text:p>
      <text:p text:style-name="P1">Wednesday 4th of December 2024, 21:41, day -66</text:p>
      <text:p text:style-name="P1">Hard to process that we’re already in December. Or rather, hard to remember. Just like how last month I thought we were still in October. Just like how yesterday it took me a double take to realize that we aren’t, in fact, in November anymore. Anyway.</text:p>
      <text:p text:style-name="P1">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P1">Let’s go in chronological order. Chess. I’m currently capable of either keeping the position equal or just be plain winning, however I’m incapable of capitalizing on my advantages. </text:p>
      <text:p text:style-name="P1">God they’re doing so much teetee right now on Ohapol. So much teetee so early in the morning. For some reason Miosha, and now Ayame and Lui have joined in on the stream. And... So much teetee. Ahem, let’s get back to the topic. So much teetee... </text:p>
      <text:p text:style-name="P1">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P1">Then, I procrastinated to hell and kingdom come on and failed to work on the project. I really have been neglecting the project for too long. And that’s a problem.</text:p>
      <text:p text:style-name="P1">But I believe I made the right move by cutting my losses and sticking to the schedule regardless, instead of trying to create some plan to make up for the lost time.</text:p>
      <text:p text:style-name="P1">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P1">See you.</text:p>
      <text:p text:style-name="P1"/>
      <text:p text:style-name="P1">•••</text:p>
      <text:p text:style-name="P1">Friday 6th of December 2024, 02:35, day -67</text:p>
      <text:p text:style-name="P1">Something’s off. A detail that’s important enough to have influence over how my days are going.</text:p>
      <text:p text:style-name="P1">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P1">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P1">Alright, see you tomorrow then.</text:p>
      <text:p text:style-name="P1"/>
      <text:p text:style-name="P1">•••</text:p>
      <text:p text:style-name="P1">Friday 6th of December 2024, 22:27, day -68</text:p>
      <text:p text:style-name="P1">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P1"/>
      <text:p text:style-name="P1">•••</text:p>
      <text:p text:style-name="P1">Saturday 7th of December 2024, 22:38, day -69</text:p>
      <text:p text:style-name="P1">Let’s talk about writing, a little bit. Ah, I’m so tired. But that’s okay.</text:p>
      <text:p text:style-name="P1">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P1">I’m really quite tired.</text:p>
      <text:p text:style-name="P1">But... When my mind and body gets tired, my heart steps up to take their place. Let’s try to write. See you.</text:p>
      <text:p text:style-name="P1"/>
      <text:p text:style-name="P1">•••</text:p>
      <text:p text:style-name="P1">Monday 9th of December 2024, 01:10, day -70</text:p>
      <text:p text:style-name="P1">Alright so the first words that came to mind right now are “Fuck today”.</text:p>
      <text:p text:style-name="P1">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P1">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P1">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P1">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P1">Alright, may tomorrow be more agreeable to us. See you.</text:p>
      <text:p text:style-name="P1"/>
      <text:p text:style-name="P1">•••</text:p>
      <text:p text:style-name="P1">Tuesday 10th of December 2024, 03:26, day -71</text:p>
      <text:p text:style-name="P1">I... I need to regain my composure first. I do not know what to make of the situation. Here’s what I wrote down while I waited for the system update: </text:p>
      <text:p text:style-name="P1">“””</text:p>
      <text:p text:style-name="P1">We wait. We need to calm down. We're flustered, almost. We must regain our composure. And realize that the one getting in the way of that,</text:p>
      <text:p text:style-name="P1">the one actively not wanting you to do that, is yourself. Because of our sense of shame. Our sense of shame dictates that we should be ashamed right now.</text:p>
      <text:p text:style-name="P1">Putting aside the question of whether we should discard shame or not, let's... let's get back to our senses.</text:p>
      <text:p text:style-name="P1">The situation is complex, to say the least. I have no idea what to make of it, what to think of it. That's the interrupt signal.</text:p>
      <text:p text:style-name="P1">“””</text:p>
      <text:p text:style-name="P1">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P1">I feel like I’m slowly coming back to my senses, finally. Alright, first things first, let’s make the situation clear. Fuck your vagueness. You said you were going to carry all of your mistakes on your back, now live up to your words.</text:p>
      <text:p text:style-name="P1">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P1">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P1">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P1">But how to interpret this whole thing really bugs me: should I be proud or ashamed of myself? My gut tells me the former might be the case, but my conscience is reluctant in accepting that.</text:p>
      <text:p text:style-name="P1">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P1">That’s all for now. Let’s end it here. See you.</text:p>
      <text:p text:style-name="P1"/>
      <text:p text:style-name="P1">•••</text:p>
      <text:p text:style-name="P1">Tuesday 10th of December 2024, 22:28, day -72</text:p>
      <text:p text:style-name="P1">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P1">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P1">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P1">Been a while since I let my hands run like this.</text:p>
      <text:p text:style-name="P1">... Shall we write? Feels like we haven’t done that in ages. Let’s do it. See you.</text:p>
      <text:p text:style-name="P1"/>
      <text:p text:style-name="P1">•••</text:p>
      <text:p text:style-name="P1">Wednesday 11th of December 2024, 16:17, day -73</text:p>
      <text:p text:style-name="P1">Driven by instincts, coaxed by unfelt mental fatigue, and spearheaded by my heart: breaking off from schedule. For no reason in particular, I wish to write. And I’ll write. I lie, there are reasons, but I won’t explain them, not now.</text:p>
      <text:p text:style-name="P1"/>
      <text:p text:style-name="P1">Thursday 12th of December 2024, 00:18</text:p>
      <text:p text:style-name="P1">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P1">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P1">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P1">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P1">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P1"/>
      <text:p text:style-name="P1">Hm... This really is tricky. What I ended up describing sounds hardly different from how we usually do it. And yet, something is different. That’s what I believe.</text:p>
      <text:p text:style-name="P1">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P1"/>
      <text:p text:style-name="P1">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P1">It’s getting late. We really have a lot of sleep to catch up on. Let’s do just that then. See you tomorrow.</text:p>
      <text:p text:style-name="P1"/>
      <text:p text:style-name="P1">•••</text:p>
      <text:p text:style-name="P1">Thursday 12th of December 2024, 22:35, day -74</text:p>
      <text:p text:style-name="P1">I could talk about stuff.</text:p>
      <text:p text:style-name="P1">Discipline. Resolve. To hold my ground against myself. The ability to overcome these emotions of not wanting to do anything and play video games instead. Discipline. Resolve.</text:p>
      <text:p text:style-name="P1">Come on, let me see if you can... Knock me down.</text:p>
      <text:p text:style-name="P1">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P1">Now that you remember your objectives, can we get down to business?</text:p>
      <text:p text:style-name="P1">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P1">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P1">Also, I’ve noticed just today just how much focus I put on understanding myself. When I have negative emotions, my first action is to try to figure out where they come from and why they’re here, and from there try to find a way to make them leave.</text:p>
      <text:p text:style-name="P1">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P1">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P1">Earlier, I chose the former, and stopped working out after shadowboxing. I do not know if I’ve made the right choice. I have no idea. I don’t even know if there’s a right answer. What I do know is what I want.</text:p>
      <text:p text:style-name="P1">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P1">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P1">Alright, that’s nearly all of the topics I wanted to touch on today. Now for the last one: did you know that us Nekko have been eating well lately?</text:p>
      <text:p text:style-name="P1">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P1">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P1">So yeah, the 14th will be a day off for me :D.</text:p>
      <text:p text:style-name="P1">Alright, that’s a lot of yapping. We’ll keep it down tomorrow. Let’s go to sleep soon. We still have a lot of sleep to catch up on, and God knows I’m feeling it. See you tomorrow then.</text:p>
      <text:p text:style-name="P1"/>
      <text:p text:style-name="P1">•••</text:p>
      <text:p text:style-name="P1">Saturday 14th of December 2024, 03:52, day -75</text:p>
      <text:p text:style-name="P1">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P1">And with that sentence, you changed my entire perspective. There’s a chance it can be trained, just like everything else. And if it can be trained, we’ll train it. I think we should do that.</text:p>
      <text:p text:style-name="P1">Beliefs shape worlds, but there’s also only so much you can believe. It’s probably rather unwise to continue down the road of “unlimited willpower works”, the more I look at it the more questions I have for my past reasoning.</text:p>
      <text:p text:style-name="P1">Hm. That’s all. See you tomorrow. Oh, in case you’re wondering: today didn’t go well either. Hence the above. See ya.</text:p>
      <text:p text:style-name="P1"/>
      <text:p text:style-name="P1">•••</text:p>
      <text:p text:style-name="P1">Sunday 15th of December 2024, 02:23, day -76</text:p>
      <text:p text:style-name="P1">Hm. No comment.</text:p>
      <text:p text:style-name="P1">Why is it so hard to get back up? A couple of coincidences is all it took to knock me down, and now I’m having such a hard time getting back into rhythm. Why is that, I wonder?</text:p>
      <text:p text:style-name="P1">We do not have an answer yet, but we’ll try hard tomorrow. Or rather, I want you to try hard tomorrow. Come on now, we’ve got a very Windows update to watch over, let’s end it here. See you.</text:p>
      <text:p text:style-name="P1"/>
      <text:p text:style-name="P1">•••</text:p>
      <text:p text:style-name="P1">Sunday 15th of December 2024, 23:08, day -77</text:p>
      <text:p text:style-name="P1">Slow and steady. We have to take it slow. We’d accumulated a lot of momentum when we were stopped, and we were trying to resume straight from where we left off, without the momentum.</text:p>
      <text:p text:style-name="P1">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P1">Anyway that’s all. Still, I could do better than this. I’m lacking the strength that I used to have. It’s frustrating being weak. See you.</text:p>
      <text:p text:style-name="P1"/>
      <text:p text:style-name="P1">•••</text:p>
      <text:p text:style-name="P1">Tuesday 17th of December 2024, 01:26, day -78</text:p>
      <text:p text:style-name="P1">Perhaps we do lack toxicity. Perhaps we’ve been too... Kind, lately. Balance is always key.</text:p>
      <text:p text:style-name="P1">But perhaps it’s something else entirely. What’s going on? The worst part is that I don’t know. I don’t know why I’m having such a hard time getting back on my feet.</text:p>
      <text:p text:style-name="P1">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P1">I see now that my misplays were many today. I’m as of yet unable to tie them directly to my lack of motivation, but I am convinced that if they were to have an impact on me, it would be a negative one. Tomorrow, we dance. See you tomorrow.</text:p>
      <text:p text:style-name="P1"/>
      <text:p text:style-name="P1">•••</text:p>
      <text:p text:style-name="P1">Tuesday 17th of December 2024, 22:04, day -79</text:p>
      <text:p text:style-name="P1">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P1">Each new line of code is a liability, all the more so when they’re written by unexperienced programmers like myself, so I really have to be careful with what I write.</text:p>
      <text:p text:style-name="P1">In essence, I knew what I was actually doing. It’s almost surprising how stupid this conclusion makes me look. Oh well. I’m used to you calling me an idiot.</text:p>
      <text:p text:style-name="P1">We also worked out for the first time in like four days, and boy you didn’t go easy on yourself. Keep it up.</text:p>
      <text:p text:style-name="P1">I see now. We get back up on our feet, only if we decide to do so. See you tomorrow.</text:p>
      <text:p text:style-name="P1"/>
      <text:p text:style-name="P1">•••</text:p>
      <text:p text:style-name="P1">Wednesday 18th of December 2024, 22:28, day -80</text:p>
      <text:p text:style-name="P1">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P1">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P1">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P1">*Provided we don’t drown in a sea of reviews</text:p>
      <text:p text:style-name="P1">We shouldn’t drown in reviews though, I set a hard limit to 50 reviews a day. We should be good. Probably.</text:p>
      <text:p text:style-name="P1">It’s just that... Writing in Anki and writing here is... different.</text:p>
      <text:p text:style-name="P1">Yes, it is. You’re much more serious when you write here, but it’s a good deal better than having your mind devoured by the YT algorithm.</text:p>
      <text:p text:style-name="P1">About writing... We’ll have to talk about it someday. When... When I get good enough at it, when I start understanding myself, when I finally figure out my own writing. A science of one, huh? I wonder how many of those I’ve had so far in my life. See you tomorrow.</text:p>
      <text:p text:style-name="P1"/>
      <text:p text:style-name="P1">•••</text:p>
      <text:p text:style-name="P1">Friday 20th of December 2024, 00:56, day -81</text:p>
      <text:p text:style-name="P1">I’m not a very social animal. Socialising makes me rather tired. Today was a rest day, but, well, socialising doesn’t count as rest in my book. I’m tired. Goodnight. See you.</text:p>
      <text:p text:style-name="P1"/>
      <text:p text:style-name="P1">•••</text:p>
      <text:p text:style-name="P1">Friday 20th of December 2024, 21:45, day -82</text:p>
      <text:p text:style-name="P1">What to say, what to say. We fucked up hard yesterday. I don’t know how we are at our strongest, but we are still weak at our weakest. And this led to us giving in to lust again.</text:p>
      <text:p text:style-name="P1">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I am happy with who I am.</text:p>
      <text:p text:style-name="P1">There are so many flaws, so many plays that could be done better. As long as those exist, as long as there are wrinkles I can iron out, I will iron them out.</text:p>
      <text:p text:style-name="P1">Hm, I need to make adjustments. In daily life, in making a move, I hardly ever consider the bigger picture. Let’s change that, little by little. See you.</text:p>
      <text:p text:style-name="P1"/>
      <text:p text:style-name="P1">•••</text:p>
      <text:p text:style-name="P1">Sunday 22nd of December 2024, 02:28, day -83</text:p>
      <text:p text:style-name="P1">Came home not long ago. We’ll go to sleep around about now. Still, we’re really bad at socializing, I wonder how it’s done. I won’t ponder on it though. GIGA!!! DRILL!!!!! BREAKEEEERRRRRR!!!!!!!!</text:p>
      <text:p text:style-name="P1">One day. One day, I will pierce the heavens. I will break through that ceiling, and with my own wings, with my own will, I will fly freely. One day. One day.</text:p>
      <text:p text:style-name="P1">And every day, we will work towards that day, we will make it come. See you tomorrow.</text:p>
      <text:p text:style-name="P1"/>
      <text:p text:style-name="P1">•••</text:p>
      <text:p text:style-name="P1">Monday 23rd of December 2024, 00:18, day -84</text:p>
      <text:p text:style-name="P1">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P1">Next question: what about writing? We... haven’t been writing much, lately. That’s bad. And it’s our fault, of course. How do I remedy to this? By choice.</text:p>
      <text:p text:style-name="P1">Also, we’ll decrease the number of days we work out to twice every four days: writing while sorely lacking energy is almost a waste of time.</text:p>
      <text:p text:style-name="P1">What about now? Do we write?</text:p>
      <text:p text:style-name="P1">... Yes. We’ll make up for the lack of sleep with coffee.</text:p>
      <text:p text:style-name="P1"/>
      <text:p text:style-name="P1">•••</text:p>
      <text:p text:style-name="P1">Monday 23rd of December 2024, 22:59, day -85</text:p>
      <text:p text:style-name="P1">Didn’t get anything done today, had an errand to run. In fact, I think we’ll have a hard time getting anything done in the next couple days, so let’s relax things a bit.</text:p>
      <text:p text:style-name="P1">Why? Because we’ll be busy. A bit.</text:p>
      <text:p text:style-name="P1">Nepolabo is fun. We got something like seven collabs in the span of a month and a half. How wonderful.</text:p>
      <text:p text:style-name="P1">Writing. Is it also fun? Dunno. What I do know is that I’m done setting time limits for it. The day will have to accommodate for it. And since day isn’t usually kind enough to do that, I will.</text:p>
      <text:p text:style-name="P1"/>
      <text:p text:style-name="P1">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P1">Then how am I to play? What am I to do?</text:p>
      <text:p text:style-name="P1"/>
      <text:p text:style-name="P1">...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P1"/>
      <text:p text:style-name="P1">Very well. Then show me. Right now, as we speak, show me your strength.</text:p>
      <text:p text:style-name="P1"/>
      <text:p text:style-name="P1">My pleasure. See you tomorrow.</text:p>
      <text:p text:style-name="P1"/>
      <text:p text:style-name="P1">•••</text:p>
      <text:p text:style-name="P1">Tuesday 24th of December 2024, 23:45, day -86</text:p>
      <text:p text:style-name="P1">Surprisingly, we ended up getting something done: we worked out. And working out is... It should never be skipped.</text:p>
      <text:p text:style-name="P1">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P1">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P1">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P1">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P1">So, here’s a question, dear self: do we write or do we go to sleep?</text:p>
      <text:p text:style-name="P1">Given how tomorrow we’re likely to get nothing done... The choice is easy.</text:p>
      <text:p text:style-name="P1">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P1">So, see you tomorrow? Yup.</text:p>
      <text:p text:style-name="P1"/>
      <text:p text:style-name="P1">Hey so since we are to wake up early tomorrow, have you perhaps considered not sleeping at all?</text:p>
      <text:p text:style-name="P1">Alright, if we feel like it.</text:p>
      <text:p text:style-name="P1"/>
      <text:p text:style-name="P1">•••</text:p>
      <text:p text:style-name="P1">Wednesday 25th of December 2024, 23:49, day -87</text:p>
      <text:p text:style-name="P1">Merry Christmas!!</text:p>
      <text:p text:style-name="P1">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P1">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P1">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P1">So, yeah, we’ll go to sleep now in order to catch up on our sleep debt, and tomorrow should be a normal day, the first one since perhaps Monday. Good night, and see you tomorrow.</text:p>
      <text:p text:style-name="P1"/>
      <text:p text:style-name="P1">•••</text:p>
      <text:p text:style-name="P1">Friday 27th of December 2024, 02:48, day -89</text:p>
      <text:p text:style-name="P1">We still lack discipline. We couldn’t overcome feelings of frustration from a game and sought refuge in another game, and now look at the time.</text:p>
      <text:p text:style-name="P1">I’m not disappointed, but maybe I should be.</text:p>
      <text:p text:style-name="P1">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P1">And you know? Even now, deep in my bones I can feel it, I have felt it: there is no game I know of that rivals writing. In fact, no activity, except perhaps watching movies and anime, and even then writing still has the edge.</text:p>
      <text:p text:style-name="P1">Why don’t we make that decision again? Back then, a deadline dictated it, our first midterm of life dictated it. Now, it’s self-imposed. Why don’t we stop playing video games until the February exam session ends? Let’s do that. Let’s just stop.</text:p>
      <text:p text:style-name="P1">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P1">I want to feel those emotions, again. I want to enjoy writing, again. And I know I can, if I just do what I need to do.</text:p>
      <text:p text:style-name="P1">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P1">Alright, I think I get it: let’s make something exceptional, then. Let’s make this story somehow contain many of the many many facets of writing. Hm, alright. Let’s do that. Not now though. Tomorrow. Yeah, tomorrow.</text:p>
      <text:p text:style-name="P1"/>
      <text:p text:style-name="P1">•••</text:p>
      <text:p text:style-name="P1">Friday 27th of December 2024, 23:39, day -90</text:p>
      <text:p text:style-name="P1">A normal day at last, except that I’m here incredibly late and thus cannot write for long at all. Shit, something went wrong with our time management. It has to do with our willpower, we exerted a lot of it when we worked out.</text:p>
      <text:p text:style-name="P1">I’m starting to wonder whether I should go to sleep early in order to rest well. Well, ‘early’ is relative. The point stands. I’m likely in an unideal state to write. And yet, I should at least try.</text:p>
      <text:p text:style-name="P1">No, that’s the question: should I even? We said it before, whatever we do now will have consequences, whether it is choosing not to write or writing poorly or else.</text:p>
      <text:p text:style-name="P1">Then, let us take a risk. Let’s risk writing poorly, for what little time is left.</text:p>
      <text:p text:style-name="P1">But, there is a severe incompatibility between working out and writing, and I dislike it. It’s a positional matter, how can we make it so working out doesn’t get in the way of writing?</text:p>
      <text:p text:style-name="P1">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P1">To try real hard... It would be good, if we actually tried hard. If we actually did that, I wouldn’t have complaints, but...</text:p>
      <text:p text:style-name="P1">Let’s try real hard, at writing. It’s not a habit yet. Not yet.</text:p>
      <text:p text:style-name="P1"/>
      <text:p text:style-name="P1">•••</text:p>
      <text:p text:style-name="P1">Saturday 28th of December 2024, 18:29, day -91</text:p>
      <text:p text:style-name="P1">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P1">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P1">Should I push myself right now, or not? How does one determine the better answer?</text:p>
      <text:p text:style-name="P1">With respect to my goals, it is perhaps wiser to rest, to let loose a little. Let’s be wise for once, then.</text:p>
      <text:p text:style-name="P1"/>
      <text:p text:style-name="P1">•••</text:p>
      <text:p text:style-name="P1">Sunday 29th of December 2024, 22:36, day -91</text:p>
      <text:p text:style-name="P1">Hi, yesterday I’ve come to realize that I’m treating writing like some hobby side project. I wish to correct that. So, bye.</text:p>
      <text:p text:style-name="P1"/>
      <text:p text:style-name="P1">•••</text:p>
      <text:p text:style-name="P1">Monday 30th of December 2024, 23:09, day -92</text:p>
      <text:p text:style-name="P1">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P1">Or... That’s what I keep on saying. Because that’s how it initially was. But, it’s not really true anymore, is it?</text:p>
      <text:p text:style-name="P1">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P1">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P1">Negi-sensei, the author of Gotoubun no Hanayome, once wrote about how, when he drew Miku, she just kept on doing her own thing and it was all he could do to follow her lead. I’m one step closer to understanding him now.</text:p>
      <text:p text:style-name="P1"/>
      <text:p text:style-name="P1">And I thought, this must be how God feels.</text:p>
      <text:p text:style-name="P1"/>
      <text:p text:style-name="P1">It’s not that writing is hard. I wonder what it is, then... Perhaps it is hard, but it’s not the same struggle as trying to find the solution to some tough equation, it’s different. I don’t know how to explain it, but it’s a different struggle. Almost an emotional one.</text:p>
      <text:p text:style-name="P1"/>
      <text:p text:style-name="P1">•••</text:p>
      <text:p text:style-name="P1">Tuesday 31st of December 2024, 18:00, day -93</text:p>
      <text:p text:style-name="P1">Yoi otosi wo. Japan’s already in a new year. We’ve still got some time here. I’ve still got some time before I go. Still, I have to say, I’m not exactly happy with this year. It’s not bad by any means, it’s just... It’s the beginning.</text:p>
      <text:p text:style-name="P1">We’ve been beginning for a long time now, haven’t we? For some eight years now, perhaps? Likely less, but for a long time nonetheless.</text:p>
      <text:p text:style-name="P1">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P1">What about this year? It’s better than most. I’ll take it, I can accept its relatively poor quality because it’s the beginning, but now I know what to want, what to expect from you. And I expect much from you.</text:p>
      <text:p text:style-name="P1"/>
      <text:p text:style-name="P1">•••</text:p>
      <text:p text:style-name="P1">Wednesday 1st of January 2025, 22:07, day -94</text:p>
      <text:p text:style-name="P1">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P1">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P1">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P1"/>
      <text:p text:style-name="P1">•••</text:p>
      <text:p text:style-name="P1">Thursday 2nd of January 2025, 22:53, day -95</text:p>
      <text:p text:style-name="P1">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P1">For example, I am aware that now is a good time to stop and get writing. See you.</text:p>
      <text:p text:style-name="P1"/>
      <text:p text:style-name="P1">•••</text:p>
      <text:p text:style-name="P1">Friday 3rd of January 2025, 23:10, day -96</text:p>
      <text:p text:style-name="P1">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P1">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P1">... Hey, what were we just talking about? Losing our attention to YouTube, right? Recognizing our mistakes and their causes is nice and all, but if you’re incorrigible, it’s all meaningless.</text:p>
      <text:p text:style-name="P1">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P1"/>
      <text:p text:style-name="P1">•••</text:p>
      <text:p text:style-name="P1">Saturday 4th of January 2025, 23:00, day -97</text:p>
      <text:p text:style-name="P1">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P1">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P1"/>
      <text:p text:style-name="P1">It seems I still have a hard time switching to writing mode. Oh well. We know what we have to do. It’s just, we haven’t found the strength to do it yet.</text:p>
      <text:p text:style-name="P1"/>
      <text:p text:style-name="P1">•••</text:p>
      <text:p text:style-name="P1">Sunday 5th of January 2025, 22:28, day -98</text:p>
      <text:p text:style-name="P1">Good. Like this, but with better performance.</text:p>
      <text:p text:style-name="P1">The super-caffeinated coffee arrived today. It works. I knew that, but, I think I’ll have a hard time falling asleep tonight. Oh well, a small price to pay for performance.</text:p>
      <text:p text:style-name="P1">In terms of performance, you started showing me resilience, the capacity to continue in the face of struggles. And to continue for a long time. This takes us one step closer to an infinite output. Keep this up.</text:p>
      <text:p text:style-name="P1"/>
      <text:p text:style-name="P1">•••</text:p>
      <text:p text:style-name="P1">Tuesday 7th of January 2025, 01:05, day -99</text:p>
      <text:p text:style-name="P1">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P1">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P1">What should we do next? Why are we being so thrown off? And the win. We’ve won a battle, but this is a war. And it’s the type of war where victory can only be achieved by winning every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P1">So our main worry is the state of our routine. The first half is going well, the second half is uh... random? Roll a die and it will tell you how well we’re doing for the day.</text:p>
      <text:p text:style-name="P1">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immediate impression does. And the immediate impression is what we have currently. In other words, you’re lacking perspective, and that’s a human error.</text:p>
      <text:p text:style-name="P1">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P1"/>
      <text:p text:style-name="P1">•••</text:p>
      <text:p text:style-name="P1">Tuesday 7th of January 2025, 21:48, day -100</text:p>
      <text:p text:style-name="P1">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P1">Ah, by the way, we’ll need to be very careful after the exam, because that’s when we’ll be most vulnerable. We’re in a precarious enough position as is, if we let our guard down on top of that it’s over.</text:p>
      <text:p text:style-name="P1">Sigh, I knew the game of life was difficult on any difficulty settings, but man the learning curve’s something. And to think this is just the beginning. It makes life worth living. Let’s go.</text:p>
      <text:p text:style-name="P1"/>
      <text:p text:style-name="P1">•••</text:p>
      <text:p text:style-name="P1">Wednesday 8th of January 2025, 22:10, day -101</text:p>
      <text:p text:style-name="P1">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P1">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P1">By the way, on a completely different note, let’s talk momentum. More precisely, about the fact that in our projects and in our courses alike, we don’t have any.</text:p>
      <text:p text:style-name="P1">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P1">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P1">Shit, here we go again.</text:p>
      <text:p text:style-name="P1">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P1">Yeah. It’s all up to me. Got it. Leave it to me, future self. I’ll die before I disappoint you. See you.</text:p>
      <text:p text:style-name="P1"/>
      <text:p text:style-name="P1">•••</text:p>
      <text:p text:style-name="P1">Thursday 9th of January 2025, 21:49, day -102</text:p>
      <text:p text:style-name="P1">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P1">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P1">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P1">There’s no changing the past. I’ll just carry this blunder of mine on my back. And keep moving forward.</text:p>
      <text:p text:style-name="P1">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P1">That sounds dandy and all, until you account for the fact that no, it won’t work. Unless... we wake up at seven, eat a light breakfast composed mostly of caffeine and get to work right away, no bullshit, and then we get to chill. In other words, wake up like we’re some monk. If 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P1">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P1"/>
      <text:p text:style-name="P1">•••</text:p>
      <text:p text:style-name="P1">Friday 10th of January 2025, 23:19, day -103</text:p>
      <text:p text:style-name="P1">I don’t have time tonight. I’ll explain tomorrow.</text:p>
      <text:p text:style-name="P1"/>
      <text:p text:style-name="P1">•••</text:p>
      <text:p text:style-name="P1">Sunday 12th of January 2025, 00:30, day -104</text:p>
      <text:p text:style-name="P1">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P1">ChatGPT seems to believe we have anger issues. We don’t. In fact, you’d be hard-pressed to find someone with my level of anger control. The secret is that I let it out in writing, which lately means here.</text:p>
      <text:p text:style-name="P1">Yesterday, the experiment went well. We’ll keep this up. Also had a couple nice beers. Let’s go to sleep now.</text:p>
      <text:p text:style-name="P1"/>
      <text:p text:style-name="P1">•••</text:p>
      <text:p text:style-name="P1">Sunday 12th of January 2025, 23:21, day -105</text:p>
      <text:p text:style-name="P1">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P1">We’re late. Oh, and by the way: this time around, stick to the schedule, don’t destroy it just because an exam is upcoming.</text:p>
      <text:p text:style-name="P1">My resolve is still weak. And I don’t know how to strengthen it. Or rather, I’m not sure. My current answer is simply: by trying real hard. So let’s keep on trying.</text:p>
      <text:p text:style-name="P1">Let’s go to sleep soon. As soon as you can, we’re already late.</text:p>
      <text:p text:style-name="P1"/>
      <text:p text:style-name="P1">•••</text:p>
      <text:p text:style-name="P1">Monday 13th of January 2025, 09:39, day -106</text:p>
      <text:p text:style-name="P1">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P1">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P1">The three paths formed a sort of conveyor belt system together. The path to the right went into the black hole, the one to the left came out of its black hole, while the one in the middle went from the left to the right.</text:p>
      <text:p text:style-name="P1">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P1">And the black holes tried to do as I thought.</text:p>
      <text:p text:style-name="P1">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P1">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P1">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P1">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P1">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P1">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P1">You know, as I fall asleep I start gaining memories that I certainly didn’t have in reality. And as I wake up, I lose memories that belong to the world of dreams. That’s kind of sad. Forgetting is sad.</text:p>
      <text:p text:style-name="P1">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P1"/>
      <text:p text:style-name="P1">22:55</text:p>
      <text:p text:style-name="P1">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P1">So, let me add that to my way of writing: trial and error. I will try. Real hard.</text:p>
      <text:p text:style-name="P1"/>
      <text:p text:style-name="P1">•••</text:p>
      <text:p text:style-name="P1">Tuesday 14th of January 2025, 22:17, day -107</text:p>
      <text:p text:style-name="P1">I realized that I have the bad habit of absolutely not talking of the good things I actually do. No wonder ChatGPT thought we should chill out. So, let’s list them briefly.</text:p>
      <text:p text:style-name="P1">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P1">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P1">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P1">Oh, and I’ve taken to cold showers, for... absolutely no reason? But I’ve taken to them.</text:p>
      <text:p text:style-name="P1">Hm. I’ll need to rest well for tomorrow, so let’s end this here.</text:p>
      <text:p text:style-name="P1">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P1"/>
      <text:p text:style-name="P1">•••</text:p>
      <text:p text:style-name="P1">Wednesday 15th of January 2025, 23:58, day -108</text:p>
      <text:p text:style-name="P1">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P1"/>
      <text:p text:style-name="P1">•••</text:p>
      <text:p text:style-name="P1">Thursday 16th of January 2025, 22:57, day -109</text:p>
      <text:p text:style-name="P1">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P1">Having reconsidered the schedule, it seems wise to dedicate entire afternoons to singular activities, and perform regular rotations instead of trying to do two different things in the same time frame.</text:p>
      <text:p text:style-name="P1">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P1">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P1">I guess that’s all I have to say. See you tomorrow.</text:p>
      <text:p text:style-name="P1"/>
      <text:p text:style-name="P1">•••</text:p>
      <text:p text:style-name="P1">Friday 17th of January 2025, 23:22, day -110</text:p>
      <text:p text:style-name="P1">I was asked a question today. The question was “is there any point to all of this?”, and the one who asked was me. That question arose because the result I obtained by giving 80% of my best was equivalent to someone else who didn’t even really try.</text:p>
      <text:p text:style-name="P1">And the answer is yes, there is a point. You are the point. I am the why.</text:p>
      <text:p text:style-name="P1">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P1">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P1">Or... Is this the wrong mentality? For our purposes, for our objectives, yes. Not wrong, so much as it is off target.</text:p>
      <text:p text:style-name="P1">We have what we have, and we’ll do our best with it, whatever that may be. I do not see how others’ performance is relevant to this. Because it isn’t.</text:p>
      <text:p text:style-name="P1">I’d like to close this entry on a term I’ve been introduced to lately. One I’ve been thinking about.</text:p>
      <text:p text:style-name="P1">Self-mastery. I like it. It... encapsulates what I’m doing, what I’m trying to achieve.</text:p>
      <text:p text:style-name="P1">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P1"/>
      <text:p text:style-name="P1">•••</text:p>
      <text:p text:style-name="P1">Saturday 18th of January 2025, 23:53, day -111</text:p>
      <text:p text:style-name="P1">This is all I can do... All I can do is come back here and figure out what went wrong and what could have gone better. But do I actually improve? Do I?</text:p>
      <text:p text:style-name="P1">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P1">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P1">Remember that when when we aren’t actively thinking of the best decision to make, when we don’t try hard at daily life, we end up making poor choices. It’s not just that trying hard is always the only logical best move, it’s more like we have to play the best moves in order to so much as break even with ourselves.</text:p>
      <text:p text:style-name="P1">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P1"/>
      <text:p text:style-name="P1">•••</text:p>
      <text:p text:style-name="P1">Sunday 19th of January 2025, 22:58, day -112</text:p>
      <text:p text:style-name="P1">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P1">極める is what I want to express, but I don’t know of an English equivalent.</text:p>
      <text:p text:style-name="P1">Let’s end this here. We get serious tomorrow. Again.</text:p>
      <text:p text:style-name="P1"/>
      <text:p text:style-name="P1">•••</text:p>
      <text:p text:style-name="P1">Monday 20th of January 2025, 22:55, day -113</text:p>
      <text:p text:style-name="P1">Not much to report on today. Another good day. I’m gaining more and more confidence. But I have to stay humble. I forget that. See you.</text:p>
      <text:p text:style-name="P1"/>
      <text:p text:style-name="P1">•••</text:p>
      <text:p text:style-name="P1">Tuesday 21st of January 2025, 23:05, day -114</text:p>
      <text:p text:style-name="P1">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P1">So, I’ve been sparing nothing. And if I die, then I’ll simply come back to life. That’s what phoenixes do. That’s the least I should do if I am to bend reality.</text:p>
      <text:p text:style-name="P1">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P1">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P1">A lesson ingrained in my head says that too much of anything is bad. We’re still young, still learning. I am more than willing to reevaluate my above statement should it become clear that it’s the better choice for my purposes.</text:p>
      <text:p text:style-name="P1">Let’s go to sleep now, I really am tired. See ya.</text:p>
      <text:p text:style-name="P1"/>
      <text:p text:style-name="P1">•••</text:p>
      <text:p text:style-name="P1">Wednesday 22nd of January 2025, 22:32, day -115</text:p>
      <text:p text:style-name="P1">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P1">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P1"/>
      <text:p text:style-name="P1">•••</text:p>
      <text:p text:style-name="P1">Thursday 23rd of January 2025, 22:33, day -116</text:p>
      <text:p text:style-name="P1">Let’s do it in chronological order. Starting from yesternight. Let’s also keep it short.</text:p>
      <text:p text:style-name="P1">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P1">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P1">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P1">... Do souls really die?</text:p>
      <text:p text:style-name="P1">You know, I keep on saying that I want to get out of here, I keep on dreaming it, but I’m not so sure of it. A part of me wants to give comfort to those here. Especially now that nightmares don’t seem to reach me anymore. So I don’t know.</text:p>
      <text:p text:style-name="P1"/>
      <text:p text:style-name="P1">I know next to nothing, but breaking open the gates of hell doesn’t sound like a good idea. We’ll find another way out. If we are to get out at all.</text:p>
      <text:p text:style-name="P1">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P1"/>
      <text:p text:style-name="P1">That was a lot longer than I’d intended it to be. Let’s briefly talk about today.</text:p>
      <text:p text:style-name="P1">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P1">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P1"/>
      <text:p text:style-name="P1">•••</text:p>
      <text:p text:style-name="P1">Friday 24th of January 2025, 23:42, day -117</text:p>
      <text:p text:style-name="P1">Good. Great even, but I’m dead-tired. Keep this up, but learn to rest. We won’t be able to rest properly tomorrow as we have a... test, but at least in the morning...</text:p>
      <text:p text:style-name="P1">This feels wrong. The first thing I have to fix is my sleeping schedule. Or rather, my failure to follow it.</text:p>
      <text:p text:style-name="P1">That should fix some stuff.</text:p>
      <text:p text:style-name="P1"/>
      <text:p text:style-name="P1">We need sleep... Please... Just let me sleep...</text:p>
      <text:p text:style-name="P1">Just go to sleep, what are you begging for?</text:p>
      <text:p text:style-name="P1"/>
      <text:p text:style-name="P1">•••</text:p>
      <text:p text:style-name="P1">Sunday 26th of January 2025, 02:06, say -118</text:p>
      <text:p text:style-name="P1">Sakamata graduates today. I’ll see her off with a smile. “Goodbye and thanks for all the fish”, huh?</text:p>
      <text:p text:style-name="P1">Also, for some unknown reason, I’ve been binge-watching こよクロ clips. Teetee. Oh, the other day I realised that “teetee” is just a modified version of “toutoi”. Probably.</text:p>
      <text:p text:style-name="P1">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P1">Ah... Writing. Haven’t written much lately. I really will need to. I really need to try harder.</text:p>
      <text:p text:style-name="P1"/>
      <text:p text:style-name="P1">•••</text:p>
      <text:p text:style-name="P1">Sunday 26th of January 2025, 23:00, day -119</text:p>
      <text:p text:style-name="P1">Please, take care, Sakamata. Matamatasakamata! Shakamata! I’d forgotten where I’d learnt that first nickname, but seeing clips, I remembered that it’s her username in Minecraft. And it was another holomem who calls her Shakamata!</text:p>
      <text:p text:style-name="P1">I’ll miss her screams. I’ve yet to hear better screams in all of Hololive. And her noises. They really are cute.</text:p>
      <text:p text:style-name="P1">I hope to see her again somewhere. I really want Koyori to drag her back into a HoloX live someday.</text:p>
      <text:p text:style-name="P1">I’m watching a 1h long compilation of Sakamata clips, and there’s so much KoyoChlo in it... It really reminded me of the summer days when I binge watched AkuPeko clips and live streams. I’m gonna miss their dynamics.</text:p>
      <text:p text:style-name="P1">It was a great final live. I didn’t know I would smile so much during a graduation stream. What was that with Shion xD.</text:p>
      <text:p text:style-name="P1">You know, earlier I was thinking... Her original songs, they make me worried. Two songs about suicide is two too many.</text:p>
      <text:p text:style-name="P1">I hope she’ll be well.</text:p>
      <text:p text:style-name="P1"/>
      <text:p text:style-name="P1">I wonder if Pekora or Mikoti will make one of those large scale projects with everyone again. It would be nice, now that wife is here.</text:p>
      <text:p text:style-name="P1">Tomorrow wife streams twice. How unusual. And even better: they’re both collabs. The first is with Koyo, they’re getting their fortune read by Miosha. The second is Nepowabo! Nepowabo! Wa! Wamy!</text:p>
      <text:p text:style-name="P1"/>
      <text:p text:style-name="P1">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P1">Working out takes both a mental and physical toll, but it’s necessary. For growth. ll for the sake of growth, huh? Yup, we’re still weak after all.</text:p>
      <text:p text:style-name="P1">Yup, still weak.</text:p>
      <text:p text:style-name="P1"/>
      <text:p text:style-name="P1">•••</text:p>
      <text:p text:style-name="P1">Monday 27th of January 2025, 22:15, day -120</text:p>
      <text:p text:style-name="P1">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P1">I thought I could combat through the fatigue to study, but it seems wiser to take a nap or something, to rest some.</text:p>
      <text:p text:style-name="P1">Shall we relax a little?</text:p>
      <text:p text:style-name="P1">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P1">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P1"/>
      <text:p text:style-name="P1">... Nepolabo is a lot of fun. More. Please. I would die of happiness if they went on a trip again. Shishiron’s proposed something, though she hasn’t said what. A trip? I think she did say that, I think she mentioned wanting to go somewhere.</text:p>
      <text:p text:style-name="P1">Also... Why does destiny dislike Nekkoyo?? What were those readings?? How in God’s name did two cards reappear in the exact place, in the exact orientation twice?? What were the chances of that happening? I imagine it’s exceedingly rare for even only one, imagine two?</text:p>
      <text:p text:style-name="P1">It’s like fortune telling has agreed that this year isn’t the year for Nekkoyo at all. And I dislike that. Because I really like that pairing. Whatever... I guess they’re a special grade cursed object now.</text:p>
      <text:p text:style-name="P1">Also, tomorrow we get some NeneneTowawa. The collab festival may have ended last November, but I quite like how this month’s end is packed for my wife. It’s great. Us nekko eat well once more.</text:p>
      <text:p text:style-name="P1">Well, let’s call it a day. See you tomorrow. Shachi are!</text:p>
      <text:p text:style-name="P1"/>
      <text:p text:style-name="P1">•••</text:p>
      <text:p text:style-name="P1">Wednesday 29th of January 2025, 00:03, day -121</text:p>
      <text:p text:style-name="P1">Intentional collapse.</text:p>
      <text:p text:style-name="P1">... Really? As in, are we going through with this? Not a collapse, but a more relaxed state is good.</text:p>
      <text:p text:style-name="P1">Let’s talk about today, shall we? Overall, good performance, and I can proudly add “as usual”.</text:p>
      <text:p text:style-name="P1">.... Eheh. Isn’t that nice? Real nice to be able to say that. Really really nice.</text:p>
      <text:p text:style-name="P1"/>
      <text:p text:style-name="P1">Then, let’s make sure we can keep on saying it. As you said, we should relax rather than collapse. A prolonged relaxation state.</text:p>
      <text:p text:style-name="P1">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P1">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P1">俺は現実を超えるものだ。俺は現実を超えるものになるから。</text:p>
      <text:p text:style-name="P1">What I want doesn’t exist, and cannot exist in this reality. In that case, I will surpass reality itself. “Whether impossible or laughable, we continue to walk the path of men!” Gurren Lagann, Kamina. What use is there for life if I don’t go after what I truly want?</text:p>
      <text:p text:style-name="P1">In that case... Yeah. Fuck our limits. Fuck reason. We fly again tomorrow.</text:p>
      <text:p text:style-name="P1">Oi, don’t be an idiot.</text:p>
      <text:p text:style-name="P1">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P1">If we’re ever to make the impossible possible, it’ll be because we’ve abandoned reason. It’ll be because we’ll have been unreasonable, and made it work.</text:p>
      <text:p text:style-name="P1">After all, the future we seek lies far beyond reason.</text:p>
      <text:p text:style-name="P1">Oh, dear reader, don’t get me wrong: I have exactly no intention to make use of external help for this. Someway, somehow, I’ll do this with sheer fucking willpower. And if I die trying, I’ll just come back to life.</text:p>
      <text:p text:style-name="P1">Alright, let’s go to sleep now.</text:p>
      <text:p text:style-name="P1"/>
      <text:p text:style-name="P1">Remember, the future I seek lies beyond reason.</text:p>
      <text:p text:style-name="P1"/>
      <text:p text:style-name="P1">•••</text:p>
      <text:p text:style-name="P1">Thursday 30th of January 2025, 00:37, day -122</text:p>
      <text:p text:style-name="P1">The year of the snake is now officially upon us.</text:p>
      <text:p text:style-name="P1">Good, now the first thing you do is calm down. We need a break, very clearly. Today wasn’t bad, and it wasn’t good.</text:p>
      <text:p text:style-name="P1">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P1">So, use that brain.</text:p>
      <text:p text:style-name="P1">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P1">Actually, now putting it on paper, I can see that the quote only serves as another example, really. What I want to get to is that I’m currently believing that my brain is slower than an average person’s. Whether that’s actually the case or not, I don’t know.</text:p>
      <text:p text:style-name="P1">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P1">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P1">Alright, on that, see you tomorrow.</text:p>
      <text:p text:style-name="P1"/>
      <text:p text:style-name="P1">•••</text:p>
      <text:p text:style-name="P1">Thursday 30th of January 2025, 23:16, day -123</text:p>
      <text:p text:style-name="P1">Rested a whole bunch today. Slept extra long then napped too afterwards. Should be good, but let’s respect the schedule in full, rest days included. We shouldn’t have to scramble like this in the middle of the week.</text:p>
      <text:p text:style-name="P1">Nothing much to say, other than that. Well then, we are to wake up early. Let’s wake up early.</text:p>
      <text:p text:style-name="P1"/>
      <text:p text:style-name="P1">•••</text:p>
      <text:p text:style-name="P1">Friday 21st of January 2025, 23:03, say -124</text:p>
      <text:p text:style-name="P1">We shall talk about today, but first I must tell you something. I want wife to stream. Her new outfits are super cute. Especially the dark one. I love it. I want a morning stream. Likely won’t be any today though.</text:p>
      <text:p text:style-name="P1">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P1"/>
      <text:p text:style-name="P1">So, let’s define today in one name. Sekibayashi Jun. How fucking cool can a man get? I’ve only started watching the Kengan Ashura anime recently. I’ve only ever read the manga. But that’s beyond the point.</text:p>
      <text:p text:style-name="P1">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P1">I had to make a call, and this decision would shape the future of this schedule, I knew that.</text:p>
      <text:p text:style-name="P1">And given the situation, I decided to study.</text:p>
      <text:p text:style-name="P1">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P1">I’ve decided. We’ll focus on studying these few days, and then we focus on writing.</text:p>
      <text:p text:style-name="P1"/>
      <text:p text:style-name="P1">We got to change too. We’re still very weak. I’ve begun coming here and writing instead of consuming content on YT. Prefer writes to reads. Ideally, prioritise executes over all.</text:p>
      <text:p text:style-name="P1">Right, instead of focusing on reading data, instead of focusing on processing whatever information is sent to my brain, I’ve decided a different approach: train the ability to act on minimal data.</text:p>
      <text:p text:style-name="P1"/>
      <text:p text:style-name="P1">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P1"/>
      <text:p text:style-name="P1">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P1">See you tomorrow.</text:p>
      <text:p text:style-name="P1"/>
      <text:p text:style-name="P1">•••</text:p>
      <text:p text:style-name="P1">Saturday 1st of February 2025, 23:15, day -125</text:p>
      <text:p text:style-name="P1">We keep on chaining the big decisions, it would seem.</text:p>
      <text:p text:style-name="P1">I was studying today, when it dawned upon me that... This isn’t what I want. That the future that I want won’t be gotten like this. Did you know? I last wrote last Saturday.</text:p>
      <text:p text:style-name="P1">Well done, Suisei, I’m sure it was a wonderful live.</text:p>
      <text:p text:style-name="P1">Now, dear self. We’ve made a choice we should have made long ago.</text:p>
      <text:p text:style-name="P1">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P1">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P1"/>
      <text:p text:style-name="P1">A meaning to life. Writing is my answer.</text:p>
      <text:p text:style-name="P1"/>
      <text:p text:style-name="P1">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P1">And as for a meaning to my life, slowly, surely, it’s being built. I finally understand the title of that Exurb1a video, “Meaning is a jumper you knit yourself”. I understand what he meant, and my sweater, without knowing it, I’ve been knitting it.</text:p>
      <text:p text:style-name="P1">It’s taken a very long time, but here I am. There is no real start line, no real starting point. I can’t tell when I’ve started looking for happiness, or when this journey began.</text:p>
      <text:p text:style-name="P1">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P1">So, nice to meet you, I’m Harmony.</text:p>
      <text:p text:style-name="P1"/>
      <text:p text:style-name="P1">•••</text:p>
      <text:p text:style-name="P1">Sunday 2nd of February 2025, 22:29, day -126</text:p>
      <text:p text:style-name="P1">Today... could have gone better. Not up to standards. For some reason, I procrastinated in the afternoon again. It all started well, then I decided to take a short break, and the short break wasn’t short. It lasted about six times longer than initially anticipated.</text:p>
      <text:p text:style-name="P1">This keeps on happening lately, and I’m not certain why.</text:p>
      <text:p text:style-name="P1">I’ve also come to the conclusion —once more— that the quality of every last one of my choices matters, no matter how small it is.</text:p>
      <text:p text:style-name="P1">Let’s end this here, I don’t have anything else to say.</text:p>
      <text:p text:style-name="P1"/>
      <text:p text:style-name="P1">•••</text:p>
      <text:p text:style-name="P1">Monday 3rd of February 2025, 21:49, day -127</text:p>
      <text:p text:style-name="P1">俺、ダメな人間になりたいみたい。</text:p>
      <text:p text:style-name="P1">This is the third day in a row I’m procrastinating hard. Very well. It seems my mind needs to relax, properly.</text:p>
      <text:p text:style-name="P1">Very well. As you wish, I give in.</text:p>
      <text:p text:style-name="P1">Releasing mental restrictions in 3, 2, 1...</text:p>
      <text:p text:style-name="P1">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P1">But at least for today, I have a good excuse.</text:p>
      <text:p text:style-name="P1">Ladies and gentlemen, Pekonene stocks are soaring.</text:p>
      <text:p text:style-name="P1">I always knew that Nene greatly respects Pekora, and for some reason Pekora loves Nenechi a lot (probably because of overwhelming cuteness, which I would fully understand), but I hadn’t expected Pekonene stocks to be so hot this year.</text:p>
      <text:p text:style-name="P1">February has just begun, but we already got lots of Pekonene. Time to invest baby.</text:p>
      <text:p text:style-name="P1">But... Nene’s eating habits are still a bit worrying. There are improvements, but still...</text:p>
      <text:p text:style-name="P1"/>
      <text:p text:style-name="P1">•••</text:p>
      <text:p text:style-name="P1">Tuesday 4th of February 2025, 23:17, day -128</text:p>
      <text:p text:style-name="P1">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P1">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P1">And I stopped at around 4am. Yup. Three hours of doing exercises, because I could think of nothing better to do. Although, they were part of a sheet that I should have done long ago to practice for the upcoming exam.</text:p>
      <text:p text:style-name="P1">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P1">After discussing it with myself, I’ve come to realise that it’s a very important question.</text:p>
      <text:p text:style-name="P1">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P1">So, aware of that, my answer to the very important question is that I won’t study tomorrow. I will, but only in the morning. Because, you see, I’ll dedicate the afternoon to writing, as scheduled.</text:p>
      <text:p text:style-name="P1">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P1">Firstly, will the schedule I created be the master of my time, or a slave to my worries?</text:p>
      <text:p text:style-name="P1">Secondly, and most importantly, what is writing to me? Is it a passion, something I wish to devote my life to, or is it simply an activity, a hobby that I indulge in when the circumstances are favourable?</text:p>
      <text:p text:style-name="P1">For better or for worse, tomorrow, I will write.</text:p>
      <text:p text:style-name="P1"/>
      <text:p text:style-name="P1">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P1">Tomorrow, I’ll tell you how it went. I’m essentially ready to go fail an exam overmorrow though.</text:p>
      <text:p text:style-name="P1">See you.</text:p>
      <text:p text:style-name="P1"/>
      <text:p text:style-name="P1">•••</text:p>
      <text:p text:style-name="P1">Wednesday 5th of February 2025, 23:13, day -129</text:p>
      <text:p text:style-name="P1">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P1">We got an exam tomorrow. Let’s go to sleep.</text:p>
      <text:p text:style-name="P1"/>
      <text:p text:style-name="P1">•••</text:p>
      <text:p text:style-name="P1">Thursday 6th of February 2025, 23:08, day -130</text:p>
      <text:p text:style-name="P1">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P1">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P1">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P1">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P1"/>
      <text:p text:style-name="P1">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P1">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P1">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P1">Well, that’s quite enough blabbing. Let’s end this here.</text:p>
      <text:p text:style-name="P1">Alright, see you tomorrow.</text:p>
      <text:p text:style-name="P1"/>
      <text:p text:style-name="P1">•••</text:p>
      <text:p text:style-name="P1">Friday 7th of February 2025, 23:43, day -131</text:p>
      <text:p text:style-name="P1">I fucking can’t with Pekora’s construction sense in Minecraft. First the Neo Armstrong cannon and now this, I fucking can’t. Even Azki... I just can’t wwww.</text:p>
      <text:p text:style-name="P1">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P1"/>
      <text:p text:style-name="P1">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P1">It’s a vicious cycle, being tired means I can’t follow the routine properly. I go to sleep late, but try to wake up early. This will only exhaust me. How do we respond? How do we react? Let’s think up a plan.</text:p>
      <text:p text:style-name="P1">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P1">Go to sleep.</text:p>
      <text:p text:style-name="P1"/>
      <text:p text:style-name="P1">•••</text:p>
      <text:p text:style-name="P1">Saturday 8th of February 2025, 22:35, day -132</text:p>
      <text:p text:style-name="P1">Yo. I rested a lot today. I’m also being more aware, more planning than usual. Good. Good growth. Let’s keep it up. Planning is an ability I completely and utterly lacked before, so it’s great that I’m finally starting to develop it.</text:p>
      <text:p text:style-name="P1">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P1">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P1">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P1">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P1"/>
      <text:p text:style-name="P1">•••</text:p>
      <text:p text:style-name="P1">Sunday 9th of February 2025, 22:22, day -133</text:p>
      <text:p text:style-name="P1">Good. Rest does us good, as today proves. Now then, there’s stuff I want to talk about.</text:p>
      <text:p text:style-name="P1">Strength, and the nightfront. I’m not strong enough. However, I seem to be a kind soul. That’s great. Not all is great though. Alright, let’s expand on it.</text:p>
      <text:p text:style-name="P1">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P1">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P1">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P1">That’s how it always is, and that’s how it was tonight. Just, when I prayed, it was gone in an instant. Praying always helps.</text:p>
      <text:p text:style-name="P1">Oh, and I should add that in the past, I could feel its presence physically. Also, it seems willpower repels it. But very, very strong willpower. It only happened once, under special circumstances for me, when I was very determined to see something through.</text:p>
      <text:p text:style-name="P1"/>
      <text:p text:style-name="P1">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P1"/>
      <text:p text:style-name="P1">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P1">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P1">I’ve figured it out. Or rather, I have enough empirical evidence to believe that willpower does indeed work like a muscle. However, it seems to have a very interesting property: unlike physical muscles, there seems to be no limit to how much it can grow.</text:p>
      <text:p text:style-name="P1"/>
      <text:p text:style-name="P1">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P1">God, been a while since I wrote this much at once. Let’s go to sleep.</text:p>
      <text:p text:style-name="P1"/>
      <text:p text:style-name="P1">•••</text:p>
      <text:p text:style-name="P1">Monday 10th of February 2025, 22:14, day -134</text:p>
      <text:p text:style-name="P1">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P1">But given what had happened in HoloGTA I have suspicions Azki might have been fine with it.</text:p>
      <text:p text:style-name="P1"/>
      <text:p text:style-name="P1">... And then there’s you.</text:p>
      <text:p text:style-name="P1">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P1">So I questioned myself again: should I follow the schedule? What if we made an exception?</text:p>
      <text:p text:style-name="P1">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P1">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P1">I’ve even imagined how I want this first story to end, finally. I’ve finally found a conclusion I deem worthy, so why don’t I feel like working towards that conclusion?</text:p>
      <text:p text:style-name="P1">My only answer to all these questions was very simple: writing isn’t my passion. I ought to start from zero, search again. Writing is indeed the closest thing to a passion I’ve found, but it isn’t it.</text:p>
      <text:p text:style-name="P1"/>
      <text:p text:style-name="P1">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P1">But I’m weak. I’m still incredibly weak. I’ve still got such a long way to go still... I have to grow. If I am to get stronger, I have to be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P1"/>
      <text:p text:style-name="P1">•••</text:p>
      <text:p text:style-name="P1">Tuesday 11th of February 2025, 23:16, day -135</text:p>
      <text:p text:style-name="P1">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P1">This, however, cannot become an excuse tomorrow and overmorrow. I will write. I must.</text:p>
      <text:p text:style-name="P1">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P1">When I play video games, it’s also fun. But something feels off. The fun I feel then feels meaningless. It feels empty. Because I know the fun of writing, and I can see gaming doesn’t compare to it. On a fundamental level.</text:p>
      <text:p text:style-name="P1">Tonight will not be an excuse. I will write tomorrow, cost what it may.</text:p>
      <text:p text:style-name="P1">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P1">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P1">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P1">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P1">On that, see you tomorrow.</text:p>
      <text:p text:style-name="P1"/>
      <text:p text:style-name="P1">•••</text:p>
      <text:p text:style-name="P1">Wednesday 12th of February 2025, 22:58, day -136</text:p>
      <text:p text:style-name="P1">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P1">Now, I write more, but context-switching has become unexpectedly expensive due to my past habit. Trying to switch away from one scene to start the next has become difficult. Still, that will be certainly overcome given proper time and effort.</text:p>
      <text:p text:style-name="P1">However, tonight we may not sleep either. No, a choice just presented itself to my mind: waking up exceedingly early.</text:p>
      <text:p text:style-name="P1">...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P1">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P1">That is just as well. That is even better. Fight. It’s an occasion to grow stronger, if you can only take it.</text:p>
      <text:p text:style-name="P1">Lately, we’ve been noticing just how untrivial it is to do one’s best. Use tomorrow as practice, do your best tomorrow, and it starts from the morning, by waking up on time.</text:p>
      <text:p text:style-name="P1"/>
      <text:p text:style-name="P1">•••</text:p>
      <text:p text:style-name="P1">Thursday 13th of February 2025, 22:35, day -137</text:p>
      <text:p text:style-name="P1">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P1">I keep on overestimating my capacities; I convolute who I want to be with what I am. And I’m not sure how to stop doing that. Perhaps it’s something that happens with time.</text:p>
      <text:p text:style-name="P1">I only woke up at 7am, and then, because I didn’t drink coffee, I didn’t concentrate enough and am left still needing to study for tomorrow, right now.</text:p>
      <text:p text:style-name="P1">On this note: I’ll stop making promises without considering the circumstances. It’s a bad idea. It takes away choices that might be necessary.</text:p>
      <text:p text:style-name="P1">I was also severely more tired than I imagined, today. I didn’t write, because I fell asleep. Because I fell asleep, I was mentally at my weakest. And because I was weak, I gave in to temptation. I’ve played this game poorly.</text:p>
      <text:p text:style-name="P1">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P1">I’ll go study again. Don’t know when I’ll sleep.</text:p>
      <text:p text:style-name="P1"/>
      <text:p text:style-name="P1">•••</text:p>
      <text:p text:style-name="P1">Saturday 15th of February 2025, 00:07, day -138</text:p>
      <text:p text:style-name="P1">I’m tired. I wish to leave this to tomorrow. Should we? Let’s... not. Let’s talk about today. There are three things I want to talk about: the exam, how its result affected me, and Kengan Ashura.</text:p>
      <text:p text:style-name="P1">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P1">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P1">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P1">It hurt, but I’m the one at fault. Or rather, I’m the one who chose this. I know full well that had I disregarded the schedule to study properly, things would have likely taken a different turn, but it still hurt to see my efforts be met with this result.</text:p>
      <text:p text:style-name="P1">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P1">This failure is hard to swallow, the pain hard to digest. But I’ll take it. I’ll embrace it. It’s mine to carry, and I will use it to fuel myself forward. I will use this experience to become stronger.</text:p>
      <text:p text:style-name="P1">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P1">And one day, one of them will go even beyond that. The strongest of them all will light up the entirety of this universe dominated by darkness, and they’ll be the reset button that allows the universe to start anew when its end is at hand.</text:p>
      <text:p text:style-name="P1">It seems I got carried away.</text:p>
      <text:p text:style-name="P1">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P1">Oh, and, by the way, I worked out for the first time in five days. I need to regain consistency in my workouts. It’s very late, it’s 00:50 already, I’ll go to sleep.</text:p>
      <text:p text:style-name="P1"/>
      <text:p text:style-name="P1">•••</text:p>
      <text:p text:style-name="P1">Sunday 16th of February 2025, 00:22, day -139</text:p>
      <text:p text:style-name="P1">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P1">By try-harding the game of life.</text:p>
      <text:p text:style-name="P1">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P1">It’s late. Let’s go to sleep. And also, do your best tomorrow. See you.</text:p>
      <text:p text:style-name="P1"/>
      <text:p text:style-name="P1">•••</text:p>
      <text:p text:style-name="P1">Sunday 16th of February 2025, 22:56, day -140</text:p>
      <text:p text:style-name="P1">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P1">Alright. See you.</text:p>
      <text:p text:style-name="P1"/>
      <text:p text:style-name="P1">•••</text:p>
      <text:p text:style-name="P1">Tuesday 18th of February 2025, 01:17, day -141</text:p>
      <text:p text:style-name="P1">...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P1">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P1">Impulse control... It’s a subcategory of discipline, but it’s a very important one, one that deserves this denomination, this qualification. One that deserves a name.</text:p>
      <text:p text:style-name="P1">We won’t be sleeping in to recover the lost sleep tomorrow morning. Instead of trying to cure the symptoms, we’re aiming straight for the root causes. Wake up early, strictly follow schedule. Go to sleep on time.</text:p>
      <text:p text:style-name="P1">Writing... Why is it so... Hard, I wonder.</text:p>
      <text:p text:style-name="P1"/>
      <text:p text:style-name="P1">•••</text:p>
      <text:p text:style-name="P1">Tuesday 18th of February 2025, 22:51, day -142</text:p>
      <text:p text:style-name="P1">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P1">“I feel like shit. I haven't worked out, and I haven't gotten as much work done as I wanted. Furthermore, I'm on the verge of undoing a big decision I'd made. I'm considering working on the project again.</text:p>
      <text:p text:style-name="P1">I feel like shit.</text:p>
      <text:p text:style-name="P1">What should I do?</text:p>
      <text:p text:style-name="P1">Let's take a step back. A bird's eyes' view of the situation. Good. You've calmed down. Now, take it slowly, one thing at a time.</text:p>
      <text:p text:style-name="P1">First of all, today: not bad in terms of performance, could be better, but we're here exactly to improve. In other words, this kind of situation is well within expectations. There's nothing to despair over.</text:p>
      <text:p text:style-name="P1">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P1">So, are you being spineless? Well, if you consider that the idea we're working on is worth, without exaggeration, billions of dollars, such that even if poorly implemented it could still lead to a considerable sum of money... Nevermind, that's an excuse.</text:p>
      <text:p text:style-name="P1">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P1">But if this project works out, then we can have it all. And by all, I mean an apartment, a motorbike, a stable income and my computer. Oh, how could I forget: time. We could have time to write. More so than if we had a normal job.</text:p>
      <text:p text:style-name="P1">So, am I being spineless? Perhaps, I'm still too immature to understand whether and why this decision should or shouldn't be considered being spineless or not.</text:p>
      <text:p text:style-name="P1"><text:line-break/></text:p>
      <text:p text:style-name="P1">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P1">Whichever it is, I'm glad you came here to write. Do this more often. And, take your time thinking about this. It's probably of some importance.</text:p>
      <text:p text:style-name="P1">On that, see you.”</text:p>
      <text:p text:style-name="P1">And indeed, on that, see you.</text:p>
      <text:p text:style-name="P1"/>
      <text:p text:style-name="P1">•••</text:p>
      <text:p text:style-name="P1">Wednesday 19th of February 2025, 22:21, day -143</text:p>
      <text:p text:style-name="P1">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P1">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P1">But, it’s more like, “task failed successfully” kind of failure. The rewrite still has about 500 words, but for some reason... It feels better.</text:p>
      <text:p text:style-name="P1">Also, do note that I have indeed written some 500 words in a day. Quite the progress, yeah?</text:p>
      <text:p text:style-name="P1">So, task failed successfully, and I don’t know how to feel about it.</text:p>
      <text:p text:style-name="P1"/>
      <text:p text:style-name="P1">A vague objective, lots of improvisation, going with the flow, that’s how I write. That’s how I currently write. Who knows how that will change.</text:p>
      <text:p text:style-name="P1"/>
      <text:p text:style-name="P1">Not much else to say. Oh, yeah, NenePol is great. See you tomorrow.</text:p>
      <text:p text:style-name="P1">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P1"/>
      <text:p text:style-name="P1">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P1">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P1">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P1"/>
      <text:p text:style-name="P1">•••</text:p>
      <text:p text:style-name="P1">Friday 21st of February 2025, 00:16, day -144</text:p>
      <text:p text:style-name="P1">Tell me, how should I start an entry? A greeting feels kinda lame. Or rather, the ones I think of are. “Hey”, or “Hi”, or stuff like that.</text:p>
      <text:p text:style-name="P1">Today, I didn’t do much of anything. I’m kind of dying.</text:p>
      <text:p text:style-name="P1">In a way, we’re dying every day, we’re getting closer to death every day.</text:p>
      <text:p text:style-name="P1">Did you really need to word it like that?</text:p>
      <text:p text:style-name="P1">No, my bad...</text:p>
      <text:p text:style-name="P1">Right, so... Today I played video games. Because I realised that I am mentally exhausted. And video games did not help. They didn’t harm, but they didn’t help either. They felt empty.</text:p>
      <text:p text:style-name="P1">And so, earlier, I continued watching Bocchi The Rock. It felt a little better.</text:p>
      <text:p text:style-name="P1">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P1">Art is nothing more than the expression of self. Therefore, life is the ultimate form of art. At some point in the future, AI will help art imitate life closer than ever, and more importantly, it will make experiencing art more lifelike than ever.</text:p>
      <text:p text:style-name="P1">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P1">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P1">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P1">I’m smack-dab in the middle... Or perhaps somewhere at the beginning of the second phase, aren’t I? Sigh... So much work left. But you know, at least it doesn’t actually really feel like work. Oh, I do want money though. Money would be nice.</text:p>
      <text:p text:style-name="P1">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P1">But, well, I’m too tired to care about that right now. Let’s write, just a tiny bit.</text:p>
      <text:p text:style-name="P1"/>
      <text:p text:style-name="P1">•••</text:p>
      <text:p text:style-name="P1">Friday 21st of February 2025, 22:32, day -145</text:p>
      <text:p text:style-name="P1">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P1">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P1">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P1">We’ll see if I can fall asleep later. Someone had the bright idea of drinking their strongest coffee at 3pm. You know, the coffee whose beans have up to three times more caffeine than your average arabica bean. What a bright idea that was.</text:p>
      <text:p text:style-name="P1"/>
      <text:p text:style-name="P1">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P1">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P1"/>
      <text:p text:style-name="P1">•••</text:p>
      <text:p text:style-name="P1">Saturday 22nd of February 2025, 23:31, day -146</text:p>
      <text:p text:style-name="P1">I was planning to rush through this, but let’s not. We won’t be falling asleep anytime soon with this belly of yours, so take your time getting sleepy or, failing that, digesting food over here.</text:p>
      <text:p text:style-name="P1">Alright, let’s reason about today. And I mean it. Well, to the extent of our current capacities —we’re *this* close to hibernating.</text:p>
      <text:p text:style-name="P1">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P1">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P1">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P1">It.. can do that. I can rest properly mentally. So that’s what rest days are supposed to be then. Days of absolute, purposeful laziness.</text:p>
      <text:p text:style-name="P1">Watching Hololive streams in bed... The chill...</text:p>
      <text:p text:style-name="P1">Still, that’s only part of the problem. The other being how relaxed I currently am. Perhaps I am being too relaxed.</text:p>
      <text:p text:style-name="P1">I keep on forgetting that my brain is worthless unless it runs at 100. I keep on forgetting that unless it’s a rest day, preserving my energy is just a trap to make myself under-perform. We’ll rest when we need to. In exchange, do not hold back on me.</text:p>
      <text:p text:style-name="P1">Such a long way to go... So much to do, so much I want to achieve. Alright, that’s enough, let’s go to sleep.</text:p>
      <text:p text:style-name="P1"/>
      <text:p text:style-name="P1">•••</text:p>
      <text:p text:style-name="P1">Sunday 23rd of February 2025, 23:32, day -147</text:p>
      <text:p text:style-name="P1">Certain things are stupid only if they don’t work out. Nevermind, stupid things are stupid, we just may get away with doing them.</text:p>
      <text:p text:style-name="P1">So, what am I talking about? I have vowed upon my soul that I would never entertain lust again.</text:p>
      <text:p text:style-name="P1">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P1">That last one is closer to wishful thinking, based on my own instincts and patterns I’ve seen lately of how certain things are equivalent. But let’s leave that aside.</text:p>
      <text:p text:style-name="P1">Not that there’s anything in particular I want to talk about. I need to improve my focus. My willpower. It’s currently fine-tuned for use in training environment, and it’s up to me to make it bleed out into other fields.</text:p>
      <text:p text:style-name="P1">All actions have consequences, and there are no takebacks in life. Every moment lost is lost forever. Every choice made has been made and cannot be undone.</text:p>
      <text:p text:style-name="P1">That’s enough talking. Let’s go to sleep.</text:p>
      <text:p text:style-name="P1"/>
      <text:p text:style-name="P1">•••</text:p>
      <text:p text:style-name="P1">Sunday 24th of February 2025, 23:00, day -148</text:p>
      <text:p text:style-name="P1">Here. Here is a good place to talk.</text:p>
      <text:p text:style-name="P1">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P1">I’ve talked about it to myself. Written it out, on my phone. I’m taking up that habit. And I can tell that i don’t know how to write stories yet. But also that the only way to write is to write. I overthink a lot. Too much. Far too much.</text:p>
      <text:p text:style-name="P1">But I want to bake a croissant that my heart will like.</text:p>
      <text:p text:style-name="P1">Don’t overthink, just write. Write your heart out. Let it dictate what we put down. I still don’t know how to write, so I have to learn. I have to practice. And I won’t get in any prctice if I don’t put any word down.</text:p>
      <text:p text:style-name="P1">Did you know? I’ve gotten incredibly good at introspecting, at writing myself down. Because I’ve had tons of practice. I make use of here to figure out what I like, what i don’t like, and when I introspect seriously, I end up naturally writing well. So... We’ll practice writing stories. Just writing isn’t enough. We have to practice writing stories.</text:p>
      <text:p text:style-name="P1"/>
      <text:p text:style-name="P1">•••</text:p>
      <text:p text:style-name="P1">Tuesday 25th of February 2025, 23:22, day -149</text:p>
      <text:p text:style-name="P1">My sense of time is currently broken. That usually happens when I nap through the afternoon; the infamous “when am I?” phenomenon. Well, I made that up right now, but a meme does exist of it.</text:p>
      <text:p text:style-name="P1">I see... So it was yesternight that I wrote.</text:p>
      <text:p text:style-name="P1">Yesternight, I followed my own advice.</text:p>
      <text:p text:style-name="P1">Yesternight, I had a lot of fun writing. I laughed like how normally only Nenechi would be capable of making me laugh.</text:p>
      <text:p text:style-name="P1">Yesternight, I continued breathing life into a character. Slowly, steadily.</text:p>
      <text:p text:style-name="P1">And today, I napped through the afternoon. A proper rest day, huh?</text:p>
      <text:p text:style-name="P1">Alright, we’ve got stuff to do tomorrow. Let’s call it a day. Also, Lite Writer is a great app to write on mobile.</text:p>
      <text:p text:style-name="P1"/>
      <text:p text:style-name="P1">•••</text:p>
      <text:p text:style-name="P1">Wednesday 26th of February 2025, 22:56, day -150</text:p>
      <text:p text:style-name="P1">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P1">Lately, I’ve been too loose, too... free-spirited? I’m allowing anything and everything to become an excuse to not follow the schedule.</text:p>
      <text:p text:style-name="P1">And this is where I stop you, and we take a step back. I won’t praise you, but I will look at you more objectively.</text:p>
      <text:p text:style-name="P1"/>
      <text:p text:style-name="P1">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P1">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P1">We’re straying away from what I wanted to talk about. Awareness is key, and because our awareness seems to be improving, we are recognising that while we’re being undisciplined, it’s not to the same degree as in the past.</text:p>
      <text:p text:style-name="P1">That doesn’t mean we’re allowed to grow complacent. Make no mistake about that. Discipline... It’s something I thoroughly lack. I need to cultivate it.</text:p>
      <text:p text:style-name="P1"/>
      <text:p text:style-name="P1">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P1">Well isn’t this bullshit. Wake up early plus two hour commute for two hours of lesson, four times a week. Two courses of the same semester couldn’t share one day, could they... That’s just my luck, I guess. But that’s enough complaining.</text:p>
      <text:p text:style-name="P1">We’re waking up early tomorrow. Let’s go.</text:p>
      <text:p text:style-name="P1"/>
      <text:p text:style-name="P1">•••</text:p>
      <text:p text:style-name="P1">Thursday 27th of February 2025, 22:41, day -151</text:p>
      <text:p text:style-name="P1">Shall I tell you about the nature of my relationship with Hololive?</text:p>
      <text:p text:style-name="P1">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P1">Coincidentally though, this environment happens to be useful for my growth as a writer. Or perhaps I should say, these environments. Take the description I’ve made above. It’s not hard to see that “something else” could take Hololive’s place here. It’s just that in my case, in this period, it happens to be Hololive. In the past, there were a lot of other environments.</text:p>
      <text:p text:style-name="P1">In a few words, they’re an escape from reality.</text:p>
      <text:p text:style-name="P1">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P1">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P1"/>
      <text:p text:style-name="P1">Yes, we’re getting way ahead of ourselves. Haven’t seen you geek out like this in... forever? Here’s a reminder that we need to sleep, and not spread the gospel of Hololive.</text:p>
      <text:p text:style-name="P1">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P1">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P1">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P1">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P1">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P1">This wouldn’t have been possible without the confidence, though. I guess so.</text:p>
      <text:p text:style-name="P1">Okay, we’ve talked enough. I’m too tired. Let’s go to sleep already. Aight.</text:p>
      <text:p text:style-name="P1"/>
      <text:p text:style-name="P1">•••</text:p>
      <text:p text:style-name="P1">Friday 28th of February 2025, 23:10, day -152</text:p>
      <text:p text:style-name="P1">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P1">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P1">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P1">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P1">Oh, the issue isn’t really getting up per se. To get up, I get up, and within the count of ten (building the habit to never get counted out by the referee). The problem is staying awake afterwards. I’ll do my best to face the day, even after I get up.</text:p>
      <text:p text:style-name="P1">Now, the second issue. Hm, actually it’s best to divide it into two points after all.</text:p>
      <text:p text:style-name="P1">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P1">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P1">So I’ll experiment with arbitrarily long sessions, whether of writing, studying or anything else.</text:p>
      <text:p text:style-name="P1">All those changes are effective tomorrow. Let’s give ourselves a good chance of making them true, let’s go to sleep now. See you tomorrow.</text:p>
      <text:p text:style-name="P1"/>
      <text:p text:style-name="P1">•••</text:p>
      <text:p text:style-name="P1">Saturday 1st of March 2025, 23:43, day -153</text:p>
      <text:p text:style-name="P1">I would call you hopeless, but I would be lying.. You are not hopeless. As long as there’s breath in you, as long as you live, you are not hopeless.</text:p>
      <text:p text:style-name="P1">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P1">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P1">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P1">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P1">So, in light of that... What now? I know I have in me the strength to make this sacrifice, but... I really don’t want to.</text:p>
      <text:p text:style-name="P1">Take a deep breath.</text:p>
      <text:p text:style-name="P1">All right.</text:p>
      <text:p text:style-name="P1"/>
      <text:p text:style-name="P1">I don’t want to half-ass things. The choice is between doing what our schedule tells us to do, and supporting Nenechi. Just now, it occurred to me that these two things don’t always clash, but.</text:p>
      <text:p text:style-name="P1">I don’t want to half-ass things. If I’m making a decision, I must be ready to go through with it in full. That means that I must be ready to abandon Nenechi forever, if that’s what the schedule commands. The schedule towards my dreams...</text:p>
      <text:p text:style-name="P1">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P1">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P1"/>
      <text:p text:style-name="P1">•••</text:p>
      <text:p text:style-name="P1">Sunday 2nd of March 2025, 23:26, day -153</text:p>
      <text:p text:style-name="P1">A good day. Perhaps I should give you a pat on the back. But I won’t. I’m not that flexible. And, you could do better.</text:p>
      <text:p text:style-name="P1">It’s about writing. I wrote a fair amount today. About... 600 words? Around 680, I believe. And then, I was praised by ChatGPT. In fact, it even started with “Wow.” Which made me a very happy puppy.</text:p>
      <text:p text:style-name="P1">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P1">I believe it was also the right choice to not take breaks. After all, how could one hope to achieve any sort of flow state if one stops every few minutes.</text:p>
      <text:p text:style-name="P1"/>
      <text:p text:style-name="P1">I’m... tired. Let’s go to sleep.</text:p>
      <text:p text:style-name="P1"/>
      <text:p text:style-name="P1">•••</text:p>
      <text:p text:style-name="P1">Tuesday 4th of March 2025, 05:30, day -154</text:p>
      <text:p text:style-name="P1">What’s the stupidest idea I’ve ever had? I’m not sure, but I’m pretty certain it’s not this one. I’m pulling an all-nighter. Due to circumstances, I came home late, and since I had to wake up at 5am, and planned to go on Discord anyway, I decided to pull an all-nighter.</text:p>
      <text:p text:style-name="P1">Unofficially, it’s because I want to test my limits. It’s just an excuse though, something appended after the decision. Still, I am curious: how far can I go? How well can this brain function under these circumstances?</text:p>
      <text:p text:style-name="P1">Just to be blear, I fully plan to give this day my best.</text:p>
      <text:p text:style-name="P1">Alright. We’ve got a lecture to catch. Let’s get moving.</text:p>
      <text:p text:style-name="P1"/>
      <text:p text:style-name="P1">•••</text:p>
      <text:p text:style-name="P1">Tuesday 4th of March 2025, 23:27, day -155</text:p>
      <text:p text:style-name="P1">It was undeniably a bad idea.</text:p>
      <text:p text:style-name="P1">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P1">However, it did help me discover that, with appropriate willpower, the quality of my choices doesn’t deteriorate after an all-nighter. I’m not sure if I should be happy about that or not. Leaves me conflicted, you know?</text:p>
      <text:p text:style-name="P1">We have to wake up at the same time tomorrow, and the day after that. Let’s go to sleep.</text:p>
      <text:p text:style-name="P1">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P1">In any case, the point that we ought to go to sleep holds. Let’s go. See you tomorrow.</text:p>
      <text:p text:style-name="P1"/>
      <text:p text:style-name="P1">•••</text:p>
      <text:p text:style-name="P1">Wednesday 5th of February 2025, 22:15, day -156</text:p>
      <text:p text:style-name="P1">These last few days haven’t been pretty. We had trouble adapting to this new schedule.</text:p>
      <text:p text:style-name="P1">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P1">Admittedly, this is our first week, and there was the misplay of Monday night. In other words, I’d like to try this schedule next week too, to see if I was just unlucky.</text:p>
      <text:p text:style-name="P1">And yet, in my experience, the first impression is very accurate. And even if it weren’t, the current schedule shows a big flaw: lack of robustness. It does not hold up against random events.</text:p>
      <text:p text:style-name="P1">Very well, let me propose the following solution then: let’s generalise what we’ll do tomorrow, and allow ourselves to skip lectures at will. We ought to remember priorities after all. Writing and self-mastery on equal footing, then university, then the project.</text:p>
      <text:p text:style-name="P1">Life is such a hard game to play... I’m really not sure what to do. To use the entirety of my brain always. That should be a core concept.</text:p>
      <text:p text:style-name="P1"/>
      <text:p text:style-name="P1">What do we do tomorrow? I guess we study. Let’s go. Good night.</text:p>
      <text:p text:style-name="P1"/>
      <text:p text:style-name="P1">•••</text:p>
      <text:p text:style-name="P1">Thursday 6th of March 2025, 22:29, day -157</text:p>
      <text:p text:style-name="P1">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P1">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P1">If there is a beginning, then there will eventually be an end. That’s just how the cookie crumbles. That’s life. The great art of it consists in enjoying what happens in-between its beginning and its end.</text:p>
      <text:p text:style-name="P1">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P1">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P1">シオンよ。。。</text:p>
      <text:p text:style-name="P1">Sigh... You know... After Aqua’s graduation... I was glad Shion was still around. Then there was 天下統一 with Pekora, which is something I really hoped for. Then they did that collab, that psychological test, and boy did I smile that time.</text:p>
      <text:p text:style-name="P1">Man, there are lots of memories. I hope the internet never dies. And yet, even hard disks get corrupted. Sigh... People are the only way to store memory on the long term, then. Stories, again... You know, stories are great.</text:p>
      <text:p text:style-name="P1">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P1">Man, there really are a lot of memories. See you tomorrow.</text:p>
      <text:p text:style-name="P1"/>
      <text:p text:style-name="P1">•••</text:p>
      <text:p text:style-name="P1">Friday 7th of March 2025, 23:14, day -158</text:p>
      <text:p text:style-name="P1">I think it’s better for me to sleep now. I’m having a hard time thinking, focusing, so writing is tough. Today didn’t go very well. I still have a lot of growing up to do. A whole lot. A whooole lot. See you tomorrow.</text:p>
      <text:p text:style-name="P1"/>
      <text:p text:style-name="P1">•••</text:p>
      <text:p text:style-name="P1">Sunday 9th of March 2025, 00:27, day -159</text:p>
      <text:p text:style-name="P1">I’m rather tired right now, and thankfully it’s for good reasons. Today went well. Today, I rolled with a punch.</text:p>
      <text:p text:style-name="P1">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P1">Oh, and I’d also had plans to go out with friends this evening, so it came as a nice surprise to myself that I worked out. For the first time in a week, it feels.</text:p>
      <text:p text:style-name="P1">Other than that, it was a nice evening out. Which is why I’m a bit tired. Time to go to sleep, see you!</text:p>
      <text:p text:style-name="P1"/>
      <text:p text:style-name="P1">•••</text:p>
      <text:p text:style-name="P1">Sunday 9th of March 2025, 23:43, day -160</text:p>
      <text:p text:style-name="P1">Today, I started writing, then had trouble writing, then kept on writing. It worked out in the end.</text:p>
      <text:p text:style-name="P1">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P1">Writing on my phone has the advantage and disadvantage of creating another place to put my thoughts down, so that I don’t write all that much here anymore.</text:p>
      <text:p text:style-name="P1">Alright, it’s getting late, we should go to sleep. See you tomorrow.</text:p>
      <text:p text:style-name="P1"/>
      <text:p text:style-name="P1">•••</text:p>
      <text:p text:style-name="P1">Monday 10th of March 2025, 22:05, day -161</text:p>
      <text:p text:style-name="P1">In terms of tasks performed, and purely in those terms, today was perfect. Woke up, went to uni, followed the lecture well, even socialised some, came back home, didn’t eat like a pig, meditated, studied, worked out, and now I’m here fairly early.</text:p>
      <text:p text:style-name="P1">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P1">In any case, my focus, my thoughts, I have to have a better hold of them.</text:p>
      <text:p text:style-name="P1">Right... Just like right now. State 0, the most basic state. To master the basics... Alright, let’s go to sleep. See you tomorrow.</text:p>
      <text:p text:style-name="P1"/>
      <text:p text:style-name="P1">•••</text:p>
      <text:p text:style-name="P1">Tuesday 11th of March 2025, 21:14, day -162</text:p>
      <text:p text:style-name="P1">Someone’s on a streak. Under the same terms as yesterday, today was perfect too. Furthermore, performance is improving compared to yesterday.</text:p>
      <text:p text:style-name="P1">I still have to learn to roll with the punches better, as well as improve my positioning, and obviously better performance doesn’t mean optimal performance; I’m still a long way away from that. But damn it feels good to make steps in the direction I want to go.</text:p>
      <text:p text:style-name="P1">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P1">Since we are to wake up early as always tomorrow, I’ll go to sleep fairly soon. It’s quite something to go to sleep so early. It’s a luxury, and I’m glad I have it. I’m glad I provided it to myself.</text:p>
      <text:p text:style-name="P1">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P1">Still, I’ll be patient, and keep this up. The perceived improvements have been very encouraging, so far. Heck, even writing is going well lately. What a lovely period.</text:p>
      <text:p text:style-name="P1">Let’s enjoy some downtime, then go to sleep. See you tomorrow!</text:p>
      <text:p text:style-name="P1"/>
      <text:p text:style-name="P1">•••</text:p>
      <text:p text:style-name="P1">Wednesday 12th of March 2025, 22:49, day -163</text:p>
      <text:p text:style-name="P1">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P1">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P1">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P1">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P1">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P1">So, I believe speed is important, in everything, and it should be worked on. And thankfully, I’m trying to improve my speed in all the areas where I can improve it.</text:p>
      <text:p text:style-name="P1">Alright, that’s quite enough for today. Let’s go to sleep now. It seems we aren’t used to being up this late anymore. How quickly the body’s clock changes. See you tomorrow.</text:p>
      <text:p text:style-name="P1">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P1"/>
      <text:p text:style-name="P1">•••</text:p>
      <text:p text:style-name="P1">Thursday 13th of March 2025, 23:29, day -164</text:p>
      <text:p text:style-name="P1">It’s always a couple of things that I want to talk about. No, let’s not let confirmation bias run its course. It just so happens that this was the case for two days in a row. Besides, today’s topics are intertwined.</text:p>
      <text:p text:style-name="P1">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P1">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P1">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P1">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P1">Me, I don’t know. Not yet, anyway. With that in mind, the best course of action is to use softmax on my beliefs. And since I lack empirical proof for my beliefs, I gotta lower their probability.</text:p>
      <text:p text:style-name="P1">How interesting, applying softmax just now got me to dissociate the second topic from the first. Let’s get to it, then go to sleep. I’m tired.</text:p>
      <text:p text:style-name="P1">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P1">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P1">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P1">My answer right now is the same as earlier: beats me. I’ll simply live my life, making the choice I deem best. What comes comes.</text:p>
      <text:p text:style-name="P1"/>
      <text:p text:style-name="P1">Anyway, we put all of this aside now, because tomorrow, we write.</text:p>
      <text:p text:style-name="P1">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P1">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P1">Alright, it’s extremely late now, let’s go to sleep.</text:p>
      <text:p text:style-name="P1"/>
      <text:p text:style-name="P1">•••</text:p>
      <text:p text:style-name="P1">Friday 14th of March 2025, 23:40, day -165</text:p>
      <text:p text:style-name="P1">Some things, especially psychological ones, are only as bad as I make them out to be. I was assaulted quite regularly by temptation today. In fact, yesternight, in my dreams, I gave in to it. The vow should be broken then, right?</text:p>
      <text:p text:style-name="P1">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P1">The only way to become stronger is by being stronger. And I will do just that. In the face of any and all adversity, I will conquer.</text:p>
      <text:p text:style-name="P1">Don’t go exaggerating now, but this is the spirit. This is the way to growth.</text:p>
      <text:p text:style-name="P1">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P1">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P1">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P1">Actually, it might be. That might be it. Let’s try and do that tomorrow, then. If you can write. We’ll be a bit sleep-deprived. And I need you to rest.</text:p>
      <text:p text:style-name="P1">I will. One last thing: I reread the chapter I just finished, and I could look at it somewhat objectively. I was capable of finding things that I didn’t like, things that I thought needed improvement. I believe that’s a good sign. That’s all. See you tomorrow.</text:p>
      <text:p text:style-name="P1"/>
      <text:p text:style-name="P1">•••</text:p>
      <text:p text:style-name="P1">Sunday 16th of March 2025, 00:13, day -166</text:p>
      <text:p text:style-name="P1">I’ve come to the realisation that the entries have been too long lately. Plus, I need sleep anyway.</text:p>
      <text:p text:style-name="P1">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P1">“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P1">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P1">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P1">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P1">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P1">So, tomorrow, I want to do just that. I’ll have to review the entire chapter and make the necessary adjustments. Goodnight now.</text:p>
      <text:p text:style-name="P1"/>
      <text:p text:style-name="P1">•••</text:p>
      <text:p text:style-name="P1">Monday 17th of March 2025, 01:26, day -167</text:p>
      <text:p text:style-name="P1">I guess this actually is my limit. There’s no shame in admitting that, I’m just unsure whether that’s actually the case. Let’s write this somewhere better. Here is better.</text:p>
      <text:p text:style-name="P1">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only because I deem my current level of self-mastery sufficient. It’s nowhere near where I want it to be, but it’s good enough to not need the highest of priorities anymore. It is still higher than uni though.</text:p>
      <text:p text:style-name="P1">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P1">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P1">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P1"/>
      <text:p text:style-name="P1">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P1">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P1"/>
      <text:p text:style-name="P1">•••</text:p>
      <text:p text:style-name="P1">Monday 17th of March 2025, 21:54, day -168</text:p>
      <text:p text:style-name="P1">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P1">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P1">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P1">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P1"/>
      <text:p text:style-name="P1">•••</text:p>
      <text:p text:style-name="P1">Tuesday 18th of March 2025, 23:00, day -169</text:p>
      <text:p text:style-name="P1">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P1">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P1">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P1">Where did humility go, I wonder?</text:p>
      <text:p text:style-name="P1">You’re right, I’m counting my chickens before their grandparents have even hatched. Still, it’s because I see those dreams, because I imagine them, because i imagine myself living them that I want to make them true.</text:p>
      <text:p text:style-name="P1">So, I’ll keep my imagination in check. In moderation.</text:p>
      <text:p text:style-name="P1">I’m tired. See you tomorrow.</text:p>
      <text:p text:style-name="P1"/>
      <text:p text:style-name="P1">•••</text:p>
      <text:p text:style-name="P1">Wednesday 19th of March 2025, 23:01, day -170</text:p>
      <text:p text:style-name="P1">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P1">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P1"/>
      <text:p text:style-name="P1">•••</text:p>
      <text:p text:style-name="P1">Thursday 20th of March 2025, 23:15, day -171</text:p>
      <text:p text:style-name="P1">A two-headed dragon. That is the image I’ve associated to the two flows: a two-headed dragon. Taming it will take time, patience, effort, and much more. But once you do tame it, it’s a two-headed dragon at your command.</text:p>
      <text:p text:style-name="P1">The use of an image is very useful to someone like me. I’ve always been the dreamy kind, and this metaphor will serve to keep the concept in my mind, not to mention it will help me visualise fighting either or both of the heads.</text:p>
      <text:p text:style-name="P1">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P1">Enough of that subject. You’re growing. You’re becoming more of an adult, more daring, more... Proactive. More willing to bear responsibilities that past us would have avoided. I like that. Keep it up.</text:p>
      <text:p text:style-name="P1">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P1">Oh, by the way, it has come to my attention that we struggle to get anything done at 1500, and we really only get started hours later. Investigate that, when our brain is uh... In a better state. For now, good night. See you tomorrow.</text:p>
      <text:p text:style-name="P1"/>
      <text:p text:style-name="P1">•••</text:p>
      <text:p text:style-name="P1">Friday 21rst of March 2025, 21:31, day -172</text:p>
      <text:p text:style-name="P1">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P1">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P1">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P1">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P1"/>
      <text:p text:style-name="P1">•••</text:p>
      <text:p text:style-name="P1">Sunday 23rd of March 2025, 04:01, day -173</text:p>
      <text:p text:style-name="P1">I’ll report everything tomorrow.</text:p>
      <text:p text:style-name="P1"/>
      <text:p text:style-name="P1">•••</text:p>
      <text:p text:style-name="P1">Sunday 23rd of March 2025, 21:27, day -173</text:p>
      <text:p text:style-name="P1">Lesson 1: if it isn’t broken, don’t fix it. I should find a way to drill that into this thick skull of mine. As promised, let me talk about yesterday.</text:p>
      <text:p text:style-name="P1">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if something isn’t broken, don’t fix it. 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P1">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P1">Ah... I see what it was. I was looking to make tweaks. I wanted to minmax it, and made changes to it?</text:p>
      <text:p text:style-name="P1">No, that’s not it. What’s happening right now is a very common mistake I make: I tunnel-vision on a single argument, on a single point I want to make. And I fail to be objective. In this case, there’s a chance that the schedule was not working. More precisely, whether the schedule works or not depends entirely upon me. Past me might have been trying to make adjustments so that making it work became easier.</text:p>
      <text:p text:style-name="P1">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P1">Alright. There’s one more thing I thought about yesternight.</text:p>
      <text:p text:style-name="P1">I do have a backbone. I do have a reason to fight.</text:p>
      <text:p text:style-name="P1">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P1">It’s a weak backbone, it’s a vague reason, but it is what I have. it will be up to me to make it strong, as strong as the strongest backbone can be.</text:p>
      <text:p text:style-name="P1"/>
      <text:p text:style-name="P1">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P1"/>
      <text:p text:style-name="P1">•••</text:p>
      <text:p text:style-name="P1">Monday 24th of March 2025, 22:3, day -174</text:p>
      <text:p text:style-name="P1">Let me tell you the story of of my latest and greatest fuckups.</text:p>
      <text:p text:style-name="P1">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P1">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P1">And so, strong with this new knowledge and just having tasted bitter defeat, do you know what I did this afternoon? I masturbated again. For no good reason. Fortunately I’m not the type to despair, but... I did want to kill myself a little.</text:p>
      <text:p text:style-name="P1">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P1">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he periods of my life that I consider good are the ones when I work out properly.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working out now has the same priority as writing. Well, theoretical priority, we’ll see what you make of it in practice. But there’s a chance that giving writing a dancing partner, and treating that dancing partner with its due discipline will cause me to also treat writing with the same respect.</text:p>
      <text:p text:style-name="P1">On a different note, I hope to never masturbate or give in to lust ever again in life. I wish to do that. And it is entirely up to me to see that wish through.</text:p>
      <text:p text:style-name="P1">As promised, here’s the conversation I had with myself earlier, I’m going to sleep now, see you tomorrow:</text:p>
      <text:p text:style-name="P1">“So clearly the situation is critical. When was the last time we suffered such a series of defeats? Something’s changed about us, and not in the right way. Something’s wrong with me.</text:p>
      <text:p text:style-name="P1">I need to change. I do not know why these two days just happened, but they’re the worst defeats in recent memory. I do not know why they happened. Why did I lose twice like that? Why? I must have grown softer, weaker.</text:p>
      <text:p text:style-name="P1"/>
      <text:p text:style-name="P1">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P1">Another part of me tells me that this is also part of who we are. This weakness is part of us, it just didn’t manifest until now. That’s... The likeliest possibility.</text:p>
      <text:p text:style-name="P1">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P1">I see. We were flying high, and now we’re falling. Now, we’re falling.</text:p>
      <text:p text:style-name="P1">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P1"/>
      <text:p text:style-name="P1">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P1">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P1">Stronger. Stronger. Stronger. Unreasonably strong. Impossibly strong.</text:p>
      <text:p text:style-name="P1">If I am to become unreasonably strong, unbelievably strong, then I have to do unreasonable things. Unreasonably impossible things. I have to do impossible things in order to become impossibly strong.”</text:p>
      <text:p text:style-name="P1"/>
      <text:p text:style-name="P1">•••</text:p>
      <text:p text:style-name="P1">Tuesday 25th of March 2025, 21:47, day -175</text:p>
      <text:p text:style-name="P1">A good day. This is the kind of thing we should be doing. We don’t strive for perfection, that’s counterproductive. Instead, whatever happens, we do our best. Whatever happens, we do our best.</text:p>
      <text:p text:style-name="P1"/>
      <text:p text:style-name="P1">•••</text:p>
      <text:p text:style-name="P1">Wednesday 26th of March 2025, 23:12, day -176</text:p>
      <text:p text:style-name="P1">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P1">We could go on forever, but let’s end it here. I will add that I am making an effort to improve my casual writing; train like you fight, fight like you train. I also want to imbue every last sentence I write with meaning, when I’ll write.</text:p>
      <text:p text:style-name="P1">Can’t be helped, I’ll say just a little more: how can I make it so that I can write everyday? I wish to ponder that question, under better circumstances. Let’s not ruin tomorrow by lingering here too long.</text:p>
      <text:p text:style-name="P1"/>
      <text:p text:style-name="P1">•••</text:p>
      <text:p text:style-name="P1">Thursday 27th of March 2025, 23:35, day -177</text:p>
      <text:p text:style-name="P1">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P1">I want to see if I don’t actually need rest, if a burnout can be thwarted by sheer willpower. No, I know it can be, what I need to find out is whether I have the strength to do that myself.</text:p>
      <text:p text:style-name="P1">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P1">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P1">Oh, and since it’s sacred, I also worked out. Fought like a demon. A good day, today. See you tomorrow. Keep doing your best.</text:p>
      <text:p text:style-name="P1"/>
      <text:p text:style-name="P1">•••</text:p>
      <text:p text:style-name="P1">Friday 28th of March 2025, 22:55, day -178</text:p>
      <text:p text:style-name="P1">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P1"/>
      <text:p text:style-name="P1">•••</text:p>
      <text:p text:style-name="P1">Sunday 30th of March 2025, 00:27, day -179</text:p>
      <text:p text:style-name="P1">I’ve come to understand something about my writing yesternight, and I also noticed a bad habit of mine today. Let’s consider the points in chronological order.</text:p>
      <text:p text:style-name="P1">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P1">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P1"/>
      <text:p text:style-name="P1">Story-telling can be broken down into three phases, and it can be very-much likened to a journey:</text:p>
      <text:p text:style-name="P1">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having something you want to convey.” It can be a story, but it can also be an emotion —perhaps your pain or your rage— like it can be an idea you want to share; it can be anything that matches this generic definition.</text:p>
      <text:p text:style-name="P1">2. Designing a trajectory. This phase consists in strategising, in creating a path to reach the destinatio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P1">3. Walking your path. If the second phase was designing a strategy, this phase consists in using tactics. This is the most fun part of writing, because this is the phase where you actually put pen to paper. This is the part where you actually write, this is the part where you move from point A to point B, then from B to C and so on.</text:p>
      <text:p text:style-name="P1"/>
      <text:p text:style-name="P1">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P1">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P1">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P1">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P1">My approach of “writing by writing” is a personal perfect fit for phase 3. Furthermore, I can leave phase 1 to my personality, ideals, dreams and the whole shebang. But by “trying really hard”, I was trying to use a tool that should be used for phase 2, for phase 3.</text:p>
      <text:p text:style-name="P1">Let’s go down another line of thought, why don’t we?</text:p>
      <text:p text:style-name="P1">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P1">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P1">I think I need to repeat this, for my own sake. “If I want to try hard at writing, I have to hone my planning skills.” “If i want to try hard at writing, I have to hone my planning skills.” “If I want to try hard at writing, I have to hone my planning skills.”</text:p>
      <text:p text:style-name="P1"/>
      <text:p text:style-name="P1">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not start writing an entry at 00:30. My time has been consumed by YouTube, so I’ve installed a control app that hopefully helps me keep in check how much attention I throw out the window. That’s all for today, see you tomorrow.</text:p>
      <text:p text:style-name="P1"/>
      <text:p text:style-name="P1">•••</text:p>
      <text:p text:style-name="P1">Sunday 30th of March 2025, 22:45, day -180</text:p>
      <text:p text:style-name="P1">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P1">In trying to apply phase 2, I once again rediscovered how I could be playing God for my characters, and subsequently and surprisingly, that God could be the one asking for forgiveness. You have the details in one of the files I added today.</text:p>
      <text:p text:style-name="P1">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P1">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P1">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P1">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P1">At first, I was considering playing Wuthering Waves instead of sleeping, but, well, it’s a stupid idea. I’ll need all the sleep I can get my hands on. Good night, see you tomorrow. Oh, and do keep a cool head at all times, don’t let your emotions overwhelm you. Cheers.</text:p>
      <text:p text:style-name="P1"/>
      <text:p text:style-name="P1">•••</text:p>
      <text:p text:style-name="P1">Monday 31st of March 2025, 22:36, day -181</text:p>
      <text:p text:style-name="P1">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P1">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P1"/>
      <text:p text:style-name="P1">•••</text:p>
      <text:p text:style-name="P1">Wednesday 2nd of April 2025, 03:09, day -182</text:p>
      <text:p text:style-name="P1">I’m weak. I wish this were an April fool’s joke, but I’m just weak. I masturbated again. Right now is probably a terrible time to try and be objective. I’ll speak about this tomorrow.</text:p>
      <text:p text:style-name="P1"/>
      <text:p text:style-name="P1">•••</text:p>
      <text:p text:style-name="P1">Wednesday 2nd of April 2025, 22:46, day -183</text:p>
      <text:p text:style-name="P1">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I ought to think things through. A greedy algorithm can easily be shown to not guarantee optimality; it is therefore sub-optimal by default. So, unless I’m fine living my life knowing I’m not doing my best, I should change ways.</text:p>
      <text:p text:style-name="P1">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P1">“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P1"/>
      <text:p text:style-name="P1">•••</text:p>
      <text:p text:style-name="P1">Thursday 3rd of April 2025, 22:43, day -184</text:p>
      <text:p text:style-name="P1">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P1">Sacrifices... Risks... I wish to avoid them. I wish to avoid face-planting into the ground. I dislike it, it hurts. And yet, I believe these words are true. Those who can’t make sacrifices won’t change anything. I’ve mentioned it before, haven’t I? Somewhere, somewheres.</text:p>
      <text:p text:style-name="P1">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P1">I’m weak. How do I become strong? Not just strong of will, but also strong of command, strong of choice. I want to be strong in everything that matters to me.</text:p>
      <text:p text:style-name="P1">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P1">Our intent is to balance writing and university. The situation is very similar to what happened some two months back: an upcoming exam; the same upcoming exam, and need for time.</text:p>
      <text:p text:style-name="P1">We have three days starting tomorrow to study. The next three days are theoretically assigned to writing, but it’s about damn time we start using this brain of ours. What we have to sacrifice isn’t the exam or writing: it’s ourselves.</text:p>
      <text:p text:style-name="P1">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create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P1"/>
      <text:p text:style-name="P1">•••</text:p>
      <text:p text:style-name="P1">Saturday 5th of March 2025, 00:40, day -185</text:p>
      <text:p text:style-name="P1">Not bad, but not great. No plan survives contact with the enemy, therefore it is crucial to be able to re-enter phase 2 once the pre-established planned is deemed unfeasible. You did that. Didn’t turn out that bad. Could have turned out better.</text:p>
      <text:p text:style-name="P1">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P1"/>
      <text:p text:style-name="P1">•••</text:p>
      <text:p text:style-name="P1">Sunday 6th of march 2025, 04:40, day -186</text:p>
      <text:p text:style-name="P1">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P1"/>
      <text:p text:style-name="P1">•••</text:p>
      <text:p text:style-name="P1">Sunday 6th of April 2025, 23:20, day -187</text:p>
      <text:p text:style-name="P1">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P1">“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P1">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P1">I have a lot of work to do, and I’m not sure whether I’ll be in a state or position to do the exam tomorrow. But I will not cower. I will not cower before my tasks, I will not buckle under the weight of my responsibilities and my choices. Let’s get to work.</text:p>
      <text:p text:style-name="P1"/>
      <text:p text:style-name="P1">•••</text:p>
      <text:p text:style-name="P1">Tuesday 8th of April 2025, 01:44, day -188</text:p>
      <text:p text:style-name="P1">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P1">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P1">But you know what? I just saw a clip from a movie called “Whiplash”. And I realised that I needed some ruthlessness. I need to be ruthless towards myself, in order to truly “do my best”.</text:p>
      <text:p text:style-name="P1">And so, no matter the excuse, today’s first defeat is an absolute and total fuck up on our part, b ut it was understandable. But, using it as an excuse to allow myself to masturbate? Yeah, that’s understandable too, but it’s not acceptable.</text:p>
      <text:p text:style-name="P1">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P1">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P1">Isayama. You display tremendous storytelling capabilities. I wish to reach your level one day, and surpass it.</text:p>
      <text:p text:style-name="P1"/>
      <text:p text:style-name="P1">•••</text:p>
      <text:p text:style-name="P1">Wednesday 9th of April 2025, 01:18, day -189</text:p>
      <text:p text:style-name="P1">That should be more than enough rest. Although, “rest” is the wrong word. More like... Letting loose.</text:p>
      <text:p text:style-name="P1">Will life be the same after this? Or will I be able to push myself further? Time will tell.</text:p>
      <text:p text:style-name="P1"/>
      <text:p text:style-name="P1">•••</text:p>
      <text:p text:style-name="P1">Thursday 10th of April 2025, 01:41, day -190</text:p>
      <text:p text:style-name="P1">It would seem that my lack of sleep is a vicious cycle. However, I’ve come to the conclusion that I have to become strong enough to pull myself out of it without throwing away a full day. I want to try to do that tomorrow, but I can’t guarantee anything.</text:p>
      <text:p text:style-name="P1">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P1">And after every time, I have to rebuild those from scratch. That’s what it feels like.</text:p>
      <text:p text:style-name="P1">And sometimes, I can’t help but wonder: where would I be now if I’d had the strength to never hit that reset button? But I know. The best time to plant a tree was twenty years ago. The second best time is now.</text:p>
      <text:p text:style-name="P1">It was never about masturbation. It was always about me. See you tomorrow.</text:p>
      <text:p text:style-name="P1"/>
      <text:p text:style-name="P1">•••</text:p>
      <text:p text:style-name="P1">Thursday 10th of April 2025, 23:12, day -191</text:p>
      <text:p text:style-name="P1">The consequences of my messed up sleep schedule is carrying on further than anticipated.</text:p>
      <text:p text:style-name="P1">Shit, can’t even speak properly. In any case, I need sleep. I think I’ll go get it now. Good night. Tomorrow.</text:p>
      <text:p text:style-name="P1"/>
      <text:p text:style-name="P1">•••</text:p>
      <text:p text:style-name="P1">Saturday 12th of April 2025, 00:05, day -192</text:p>
      <text:p text:style-name="P1">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P1">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P1">I want to be strong. One of the things I’ll try tomorrow is enforcing strict focus. Denying access to anything unrelated to writing. Okay, see you tomorrow.</text:p>
      <text:p text:style-name="P1">Oh. I want to save this throwaway file’s content. Today’s.</text:p>
      <text:p text:style-name="P1">“Someone’s forgotten how to think. Should we drink coffee on a regular basis?</text:p>
      <text:p text:style-name="P1">You little bitch. Take the pain. Take the fatigue. Accept it.</text:p>
      <text:p text:style-name="P1"/>
      <text:p text:style-name="P1">Or... Not. Doesn’t change the fact that you’re a little bitch for wavering. However, let’s be kinder. Yeah, it’s really as I thought. Seeing other people’s art makes me want to make my own.</text:p>
      <text:p text:style-name="P1"/>
      <text:p text:style-name="P1">Well well well... Look at you, what excuses did you come up with this time?</text:p>
      <text:p text:style-name="P1">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P1">You ask why, but you know the answer. We did not fight. We did not try. No, we did try a little. “A little,” that was never gonna cut it. “What the fuck was I thinking,” “How did we lose all this time,” yeah, we know at least half the answer. Weakness.</text:p>
      <text:p text:style-name="P1">But you know that boiling it down to a vague point like that serves only to make us weaker, ironically. We’re not doing propaganda for our ideals here, so cut the crap and tell me exactly what went wrong. What you think went wrong.</text:p>
      <text:p text:style-name="P1">I really think we’re having a hard time adjusting to a coffee-less life. We did try, but at some point our mind gave up, and we did not realise it.</text:p>
      <text:p text:style-name="P1">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P1"/>
      <text:p text:style-name="P1">Since there isn’t really a choice here, as far as our ideals are concerned, let’s explore what’s going to happen, let’s prepare for it.</text:p>
      <text:p text:style-name="P1">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P1">First of all, we can try enforcing strict focus, where for a given period of time, everything except for writing is off-limits.</text:p>
      <text:p text:style-name="P1">A capsule. Strict focus is forcibly enforced... That’s an interesting idea... For a few hours, we are restricted to only a few choices. Sigh, this wouldn’t be a problem if I loved writing.</text:p>
      <text:p text:style-name="P1">So because I don’t love writing, I hate myself? A strange logic, you’ll admit. In any case, as it’s better late than never, let’s try and get a couple more words in.</text:p>
      <text:p text:style-name="P1"/>
      <text:p text:style-name="P1">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P1">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P1"/>
      <text:p text:style-name="P1">Something like this? This isn’t bad.</text:p>
      <text:p text:style-name="P1"/>
      <text:p text:style-name="P1">Urgh... I guess this isn’t good either.</text:p>
      <text:p text:style-name="P1">Let’s take this somewhere else.”</text:p>
      <text:p text:style-name="P1"/>
      <text:p text:style-name="P1">•••</text:p>
      <text:p text:style-name="P1">Sunday 13th of April 2025, 04:13, day -193</text:p>
      <text:p text:style-name="P1">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P1">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P1">Also, I have to say: Camellya is the Hu Tao I never managed to pull. And for that, I’m grateful. Man it feels good to see big numbers.</text:p>
      <text:p text:style-name="P1">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P1">Alright, that’s quite enough. Time to sleep now. And, good job today. You’ve done such a good job I’m more than willing to overlook the fact it’s four thirty AM now. See ya.</text:p>
      <text:p text:style-name="P1"/>
      <text:p text:style-name="P1">•••</text:p>
      <text:p text:style-name="P1">Sunday 13th of April 2025, 23:09, day -194</text:p>
      <text:p text:style-name="P1">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P1"/>
      <text:p text:style-name="P1">•••</text:p>
      <text:p text:style-name="P1">Monday 14th of April 2025, 21:26, day -195</text:p>
      <text:p text:style-name="P1">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P1">I’ve changed my mind on ambition. It’s a core part of passion, is my current opinion. So, I’ve decided. I’ll become the best writer mankind has ever seen.</text:p>
      <text:p text:style-name="P1">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P1">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I’ll become my ideal, or die dreaming. Good night.</text:p>
      <text:p text:style-name="P1"/>
      <text:p text:style-name="P1">•••</text:p>
      <text:p text:style-name="P1">Tuesday 15th of April 2025, 21:45, day -196</text:p>
      <text:p text:style-name="P1">One hour every morning. One hour every morning. Every day, I have to work on the project one hour every morning. I don’t just want money, I need it. And to get it, I need discipline.</text:p>
      <text:p text:style-name="P1">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P1">Gotta say though, discovering that Kobe slept three to four hours for most of his career is... I’ve got a very long way to go. Mentally, I am so much weaker than he ever was. How did he even... But I know how.</text:p>
      <text:p text:style-name="P1">How little sleep can I get away with? Not just that, I have 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P1"/>
      <text:p text:style-name="P1">•••</text:p>
      <text:p text:style-name="P1">Wednesday 16th of April 2025, 21:46, day -197</text:p>
      <text:p text:style-name="P1">Two very different topics, today. One’s Hololive, the other’s self-mastery. I have to go to sleep early, so let’s make this concise.</text:p>
      <text:p text:style-name="P1">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P1">Shit, I’m tired. But that’s merely the price to pay for today’s choices, and I’ll gladly pay it. So, what happened today? Good choices happened.</text:p>
      <text:p text:style-name="P1">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P1">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P1">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P1">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P1">Alright, we still got a long way to go, but I’m gaining more and more confidence in my writing, and now, unlike back in December ‘22, I actually know what I’m doing. Oh, by the way, at some point I’ll need to talk about phase 2.5. At some point. For now, good night.</text:p>
      <text:p text:style-name="P1"/>
      <text:p text:style-name="P1">•••</text:p>
      <text:p text:style-name="P1">Thursday 17th of April 2025, 22:38, day -198</text:p>
      <text:p text:style-name="P1">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P1">Still, “fuck Windows” is too extreme a reaction, too uncontrolled. I understand your dissatisfaction, but keep yourself in check. Keep your emotions in check.</text:p>
      <text:p text:style-name="P1">I also want to attempt something: waking up at 6am, but having a nap in the afternoon. This will work if an only if I do wake up at 6am, then don’t waste my time in the morning. I have to be strong, and get up when the alarm clock says it’s time to get up.</text:p>
      <text:p text:style-name="P1">I have to be strong, and face my demons and whatever ghost gets in my way. I want to stand atop human art. That’s an interesting idea... If only we had one more life to chase it. But no, not art in general. We aim for a specific art. I want to stand atop writing.</text:p>
      <text:p text:style-name="P1">And yet, what’s done is done. You’ve planted a seed unknowingly. “To master art.” I have a feeling. I am unlikely to be the one to do that. This seed will germinate in someone else. The one who will stand atop all arts.</text:p>
      <text:p text:style-name="P1">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P1">“The one who stands atop all art*.”</text:p>
      <text:p text:style-name="P1">*except for writing.</text:p>
      <text:p text:style-name="P1">Yeah, yeah that sounds good. Let’s ruin their title. Let’s have a fight across space and time. But make no mistake, I am not the challenger. You are.</text:p>
      <text:p text:style-name="P1"/>
      <text:p text:style-name="P1">•••</text:p>
      <text:p text:style-name="P1">Friday 19th of April 2025, 22:16, day -199</text:p>
      <text:p text:style-name="P1">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P1">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P1">That’s not a question for now. Now, we have to go to sleep. And, think about our style. Our writing style. Pacing and repetition. The former is my most glaring weakness, the latter becomes more obvious the more I write. Goodnight.</text:p>
      <text:p text:style-name="P1"/>
      <text:p text:style-name="P1">•••</text:p>
      <text:p text:style-name="P1">Sunday 21st of April 2025, 00:49, day -200</text:p>
      <text:p text:style-name="P1">I have to stand up for myself. Stand up to myself, to others, to circumstances, to whatever is trying to get in my way, in the way of mastery and self-mastery. I nearly missed today’s entry because I didn’t.</text:p>
      <text:p text:style-name="P1">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P1"/>
      <text:p text:style-name="P1">•••</text:p>
      <text:p text:style-name="P1">Monday 22nd of April 2025, 00:16, day -201</text:p>
      <text:p text:style-name="P1">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P1">Still, I’m liable to fall asleep at any moment. I’ll call it a day. See ya.</text:p>
      <text:p text:style-name="P1"/>
      <text:p text:style-name="P1">•••</text:p>
      <text:p text:style-name="P1">Monday 21st of April 2025, 22:15, day -202</text:p>
      <text:p text:style-name="P1">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P1">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P1">I’ve got to keep on paying attention to what I’m doing wrong, and try to come up with ways to do better. As long as I live, I’ll keep on trying to become my ideal self, no matter how many times I fail, how many times I fall. Good night.</text:p>
      <text:p text:style-name="P1"/>
      <text:p text:style-name="P1">•••</text:p>
      <text:p text:style-name="P1">Tuesday 22nd of April 2025, 23:55, day -203</text:p>
      <text:p text:style-name="P1">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P1">I don’t know what to do now, though. “</text:p>
      <text:p text:style-name="P1">Congratulations. We’ve been writing a lot. I want you to keep this up. No… I want more. Kobe Bryant worked so much harder, so much more than I am working. If am ever to become the best, I have to do more. A lot more. Good night. See you tomorrow.</text:p>
      <text:p text:style-name="P1"/>
      <text:p text:style-name="P1">•••</text:p>
      <text:p text:style-name="P1">Thursday 24th of April 2025, 01:06, day -204</text:p>
      <text:p text:style-name="P1">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P1">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P1"/>
      <text:p text:style-name="P1">…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P1">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P1">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P1">I just killed my external motivator, but it wasn’t a complete lie. I do want to make my stories the best I can make them.</text:p>
      <text:p text:style-name="P1">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P1">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P1"/>
      <text:p text:style-name="P1">•••</text:p>
      <text:p text:style-name="P1">Thursday 24th of April 2025, 21:13, day -205</text:p>
      <text:p text:style-name="P1">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P1"/>
      <text:p text:style-name="P1">&lt;Ah...&gt;</text:p>
      <text:p text:style-name="P1">&lt;Perhaps I like using these brackets.&gt;</text:p>
      <text:p text:style-name="P1">&lt;What do you call them?&gt;</text:p>
      <text:p text:style-name="P1">&lt;We ought to write. What shall we do?&gt;</text:p>
      <text:p text:style-name="P1">&lt;A strange question, shouldn’t we write?&gt;</text:p>
      <text:p text:style-name="P1">&lt;Indeed... I see, I’m experiencing fatigue from lack of sleep. That’s something I should work to overcome.&gt;</text:p>
      <text:p text:style-name="P1">&lt;So... Pacing. It’s our greatest weakness, the one thing we can’t seem to be able to control.&gt;</text:p>
      <text:p text:style-name="P1">&lt;I’m dead, but I’m alive. I’m feeling tired, but I know I can work. I have to put my mind to it. Yes, it starts with posture, but that’s just the beginning. Now comes the choices. What do we do? We put in the work.&gt;</text:p>
      <text:p text:style-name="P1">&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P1">&lt;Still, it was a good idea to analyse our own style, or rather, to think that the source of our slow pacing is our style. How do you propose we fix that?&gt;</text:p>
      <text:p text:style-name="P1">&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P1">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P1">&lt;Understood, then we shall do just that. Although, before that, did you know that I’m dying? I’d like some form of help somehow, is willpower the only thing we have to counter our fatigue?&gt;</text:p>
      <text:p text:style-name="P1">&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P1">&lt;Let’s get to work.&gt;</text:p>
      <text:p text:style-name="P1">&lt;My codename is Harmony. Hello.&gt;</text:p>
      <text:p text:style-name="P1">＜言ったはずだ。今なら修正はしないほうが良い。＞</text:p>
      <text:p text:style-name="P1"/>
      <text:p text:style-name="P1">Good night, see you tomorrow.</text:p>
      <text:p text:style-name="P1"/>
      <text:p text:style-name="P1">•••</text:p>
      <text:p text:style-name="P1">Saturday 26th of April 2025, 04:14, day -206</text:p>
      <text:p text:style-name="P1">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P1"/>
      <text:p text:style-name="P1">•••</text:p>
      <text:p text:style-name="P1">Saturday 26th of April 2025, 23:22, day -207</text:p>
      <text:p text:style-name="P1">またね、しおん！ Have a nice life!</text:p>
      <text:p text:style-name="P1">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P1">Since I clearly like to play Wuwa and will use any to boot it, I’ve decided that I’ll play it exclusively on Fridays and Sundays.</text:p>
      <text:p text:style-name="P1">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P1"/>
      <text:p text:style-name="P1">•••</text:p>
      <text:p text:style-name="P1">Monday 28th of April 2025, 03:43, day -208</text:p>
      <text:p text:style-name="P1">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P1">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P1">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P1">Sacrifices. What am I willing to sacrifice... We’ll see. You’ll show me.</text:p>
      <text:p text:style-name="P1"/>
      <text:p text:style-name="P1">•••</text:p>
      <text:p text:style-name="P1">Monday 28th of April 2025, 23:20, day -209</text:p>
      <text:p text:style-name="P1">Got invited to a boxing gym by a friend. Went there. Barely survived. Haven’t trained properly in a long time. No stamina. But... I barely survived. I have to try harder. I have to approach death, if that’s what it takes.</text:p>
      <text:p text:style-name="P1">Isn’t that an exaggeration?</text:p>
      <text:p text:style-name="P1">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P1">Let’s go to sleep. See you tomorrow.</text:p>
      <text:p text:style-name="P1"/>
      <text:p text:style-name="P1">•••</text:p>
      <text:p text:style-name="P1">Tuesday 29th of April 2025, 00:39, day -210</text:p>
      <text:p text:style-name="P1">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P1">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P1">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P1">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P1">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P1">Two days. I give you two days to make reckless choices in the name of our future. You’ve got two days to show me you can fight. Two days to show me how hard you fight. You fail that, we change paths.</text:p>
      <text:p text:style-name="P1"/>
      <text:p text:style-name="P1">•••</text:p>
      <text:p text:style-name="P1">Wednesday 30th of April 2025, 23:24, day -211</text:p>
      <text:p text:style-name="P1">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P1">Anyway, I’m going back to the basics. Dropping everything else. University, writing, that’s all I’ll focus on. The hope is that I’ll grow as I do that, and become capable of adding more stuff on top, eventually.</text:p>
      <text:p text:style-name="P1">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P1">And me. My name is harmony. I... Wish for something I can’t describe. Beyond happiness, beyond glory, beyond fulfilment. I want... What do I want? I have to become the best, and at this rate, that’s a dream within a dream. harmony. That’s my name.</text:p>
      <text:p text:style-name="P1"/>
      <text:p text:style-name="P1">•••</text:p>
      <text:p text:style-name="P1">Thursday 1st of May 2025, 22:49, day -212</text:p>
      <text:p text:style-name="P1">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have to wake up early in the morning. But it also means we have to nap in the afternoon. Not rest, nap. Fuck all of your excuses and pathetic feelings. You have to be disciplined. We’re waking up at 6am. If you don’t, I’ll really be tempted to kill you.</text:p>
      <text:p text:style-name="P1">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P1">Still, what you said above is grounded in truth. we really are flirting with self-hatred right now. Do your best to wake up at 6am, and take a nap in the afternoon. This is so that we can study in the morning, so don’t forget to do that. Go to sleep now.</text:p>
      <text:p text:style-name="P1"/>
      <text:p text:style-name="P1">•••</text:p>
      <text:p text:style-name="P1">Friday 2nd of may 2025, 22:26, day -213</text:p>
      <text:p text:style-name="P1">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P1">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P1"/>
      <text:p text:style-name="P1">•••</text:p>
      <text:p text:style-name="P1">Saturday 3rd of May 2025, 22:40, day -214</text:p>
      <text:p text:style-name="P1">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P1">Oh... I forgot. Let me paste this right here, an excerpt from today’s throwaway.</text:p>
      <text:p text:style-name="P1">“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P1"/>
      <text:p text:style-name="P1">•••</text:p>
      <text:p text:style-name="P1">Sunday 4th of May 2025, 22:04, day -215</text:p>
      <text:p text:style-name="P1">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P1"/>
      <text:p text:style-name="P1">•••</text:p>
      <text:p text:style-name="P1">Monday 5th of May 2025, 22:00, day -216</text:p>
      <text:p text:style-name="P1">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P1">... And what I imagine isn’t what I want. Works of the mind are different from works of the body. Rest is actually necessary. I need to maximise writing time, and for that, I need rest. Proper rest. Meaning, go to sleep now, and fight later.</text:p>
      <text:p text:style-name="P1"/>
      <text:p text:style-name="P1">•••</text:p>
      <text:p text:style-name="P1">Tuesday 6th of May 2025, 21:57, day -217</text:p>
      <text:p text:style-name="P1">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P1"/>
      <text:p text:style-name="P1">•••</text:p>
      <text:p text:style-name="P1">Wednesday 7th of may 2025, 21:47, day -218</text:p>
      <text:p text:style-name="P1">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P1">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P1">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P1">Oh, and by the way: lose some weight.</text:p>
      <text:p text:style-name="P1"/>
      <text:p text:style-name="P1">•••</text:p>
      <text:p text:style-name="P1">Thursday 8th of May 2025, 21:40, day -219</text:p>
      <text:p text:style-name="P1">...</text:p>
      <text:p text:style-name="P1">...</text:p>
      <text:p text:style-name="P1">...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P1">It was only natural that today was a catastrophe... Or was it?</text:p>
      <text:p text:style-name="P1">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P1">I don’t say this very often, but I’m proud of what I’ve done today.</text:p>
      <text:p text:style-name="P1">And, actually, i do know what I did right. I stood on the shoulder of giants. MJ, and Kobe, now I believe that it’s as you said: greatness is how much you can inspire the ones around you, the next generations. I want to become great.</text:p>
      <text:p text:style-name="P1">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P1">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P1"/>
      <text:p text:style-name="P1">•••</text:p>
      <text:p text:style-name="P1">Friday 9th of May 2025, 21:52, day -220</text:p>
      <text:p text:style-name="P1">I was about to be subjective, but being objective is the correct choice according to my instincts. If we look solely at performance, today wasn’t bad at all, but it wasn’t great. We’re still extremely wasteful with our time. We have to be more efficient.</text:p>
      <text:p text:style-name="P1">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P1">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P1">And, keep this up. Never stop fighting. Against yourself, and all that persists in our way.</text:p>
      <text:p text:style-name="P1"/>
      <text:p text:style-name="P1">•••</text:p>
      <text:p text:style-name="P1">Saturday 10th of May 2025, 22:02, day -221</text:p>
      <text:p text:style-name="P1">Where do I even start... From the fact that I’m late? No need to be overly critical. In fact, that’s actively harmful. Stay as neutral as possible. We start from the beginning. So much happened I’m not even sure all of this happened within the last 24 hours.</text:p>
      <text:p text:style-name="P1">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P1">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P1">The nightfront was... calmer than in the past few nights. I’ll take it.</text:p>
      <text:p text:style-name="P1">Then comes today. For the first time since I can remember, I was efficient with my writing this morning. That I felt rested certainly helped. Still, mental stamina needs working on.</text:p>
      <text:p text:style-name="P1">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P1">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P1">Finally, I also realised that I have yet to introduce my new schedule. Let’s change that:</text:p>
      <text:p text:style-name="P1">6am~8am: Wake up, go through morning routine</text:p>
      <text:p text:style-name="P1">8am~10am: Write</text:p>
      <text:p text:style-name="P1">10am~2pm: Chores, eat</text:p>
      <text:p text:style-name="P1">2pm~3pm: Nap</text:p>
      <text:p text:style-name="P1">3pm~7pm: Depending on the day, either write or study</text:p>
      <text:p text:style-name="P1">7pm~8pm: Write, or if it’s a study day, work out</text:p>
      <text:p text:style-name="P1">8pm~10pm: Dinner, down time, sleep</text:p>
      <text:p text:style-name="P1">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P1"/>
      <text:p text:style-name="P1">•••</text:p>
      <text:p text:style-name="P1">Sunday 11th of May 2025, 22:33, day -222</text:p>
      <text:p text:style-name="P1">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P1">Still, it is up to me to continue my routine and push through the day no matter what. Today is not a failure, because you caught yourself at the last minute.</text:p>
      <text:p text:style-name="P1">Let’s try and do our best tomorrow too.</text:p>
      <text:p text:style-name="P1">By the way, I’m considering something: if by the end of this month, we... No, we wake up at 6. We wake up at 6, and you fight. Good night.</text:p>
      <text:p text:style-name="P1"/>
      <text:p text:style-name="P1">•••</text:p>
      <text:p text:style-name="P1">Monday 12th of May 2025, 22:16, day -223</text:p>
      <text:p text:style-name="P1">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P1">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P1"/>
      <text:p text:style-name="P1">•••</text:p>
      <text:p text:style-name="P1">Tuesday 13th of May 2025, 22:42, day -224</text:p>
      <text:p text:style-name="P1">How do I start... With the conclusion, I think.</text:p>
      <text:p text:style-name="P1">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P1">The real difference between me and the greats is the love for the game. I, don’t have it.</text:p>
      <text:p text:style-name="P1">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P1">I do not know. I... It’s the process I want to love, in reality.</text:p>
      <text:p text:style-name="P1">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P1">No. Emotions, me, and, the true missing piece... You. Because, I do not write only for myself. You, your reactions, how the words affect you, and, your soul. Still, I cannot and do not do this only for others’ sake. This alone won’t be sufficient to make me love writing.</text:p>
      <text:p text:style-name="P1">Resonating, with my own heart. If I can make that happen, if I can truly listen to my own heart... More than anything else, I believe that’s what’s important. How I can touch... My own soul.</text:p>
      <text:p text:style-name="P1">I see... That might be the answer. Deep resonance with myself. To listen to my heart, that is the trick, in all likelihood. To resonate with my heart...</text:p>
      <text:p text:style-name="P1"/>
      <text:p text:style-name="P1">•••</text:p>
      <text:p text:style-name="P1">Wednesday 14th of May 2025, 22:18, day -225</text:p>
      <text:p text:style-name="P1">We do not die after one failure. We’ve known nothing but failure, and we’ll feed on them. We’ll use them to learn, we’ll endure through them and fight. Keep this up.</text:p>
      <text:p text:style-name="P1"/>
      <text:p text:style-name="P1">•••</text:p>
      <text:p text:style-name="P1">Thursday 15th of May 2025, 23:33, day -226</text:p>
      <text:p text:style-name="P1">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P1">If the project works, it’s a ticket to what I want. It’s a chance to spend my life writing. Let’s... Gamble on the project then. We work on it in the morning. With a crystal clear goal.</text:p>
      <text:p text:style-name="P1">I want to love writing, and a little imagination showed me that that’s only achievable by dedicating my life to it.</text:p>
      <text:p text:style-name="P1">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P1"/>
      <text:p text:style-name="P1">•••</text:p>
      <text:p text:style-name="P1">Friday 16th of may 2025, 21:54, day -227</text:p>
      <text:p text:style-name="P1">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P1">So, I have to hunger for perfection. If not perfection, at least great performance, day in day out. To get what I want, I have to put in the work. And to reach my ideals, I have to be unreasonable.</text:p>
      <text:p text:style-name="P1">Good enough is neither good nor enough. I have to live by those words. Good night. I’m late to sleeping.</text:p>
      <text:p text:style-name="P1"/>
      <text:p text:style-name="P1">•••</text:p>
      <text:p text:style-name="P1">Sunday 18th of May 2025, 01:04, day -228</text:p>
      <text:p text:style-name="P1">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P1">Our expectations for ourselves grew. Will the same be true for our performance, I wonder.</text:p>
      <text:p text:style-name="P1">I spent half of today doubting myself, because of that. Whatever, now’s not the time to be thinking about these questions. You go to sleep now. Tomorrow, you get to work.</text:p>
      <text:p text:style-name="P1"/>
      <text:p text:style-name="P1">•••</text:p>
      <text:p text:style-name="P1">Sunday 18th of May 2025, 22:03, day -229</text:p>
      <text:p text:style-name="P1">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P1">Keep on fighting, keep on trying hard. Keep on pushing through our failure, past the mistakes our past. Goodnight.</text:p>
      <text:p text:style-name="P1"/>
      <text:p text:style-name="P1">•••</text:p>
      <text:p text:style-name="P1">Monday 19th of May 2025, 21:40, day -230</text:p>
      <text:p text:style-name="P1">You faced your fears and did not run away. Good. Very good. Keep this up. Also, there’s one thing I never talk about that was a major factor in the defeat I incurred a few days ago. Tell yourself, reader, how often do you feel loneliness?</text:p>
      <text:p text:style-name="P1">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P1">By the way, I’d made another discovery the day before yesterday, but I forgot it. Something about writing. まあいい。かまわない。</text:p>
      <text:p text:style-name="P1">Today, I did accept that I’m rather dissimilar to normal people, in that I can’t seem to connect with anyone. それでもいい。戦い続ければ。 Good night.</text:p>
      <text:p text:style-name="P1"/>
      <text:p text:style-name="P1">•••</text:p>
      <text:p text:style-name="P1">Tuesday 20th of May 2025, day -230</text:p>
      <text:p text:style-name="P1">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P1">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P1">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P1">All of those things were impossible to me of the past. There are those who believe they can, and those who believe they can’t. I’ve been shown what’s possible, now it’s up to me to take up the torch and do the impossible.</text:p>
      <text:p text:style-name="P1">Now is the time to become my ideal self, now is the only time to do that. Now is the only time I can chase my dreams, and I will chase them. Goodnight.</text:p>
      <text:p text:style-name="P1"/>
      <text:p text:style-name="P1">•••</text:p>
      <text:p text:style-name="P1">Wednesday 21st of May 2025, 23:09, day -231</text:p>
      <text:p text:style-name="P1">Tomorrow. We’ll see how this unfolds, and talk about it all tomorrow. Tomorrow... Who will I be tomorrow? Who will I be...</text:p>
      <text:p text:style-name="P1"/>
      <text:p text:style-name="P1">•••</text:p>
      <text:p text:style-name="P1">Thursday 22nd of May 2025, 22:16, day -232</text:p>
      <text:p text:style-name="P1">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P1">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P1"/>
      <text:p text:style-name="P1">“””</text:p>
      <text:p text:style-name="P1">It’s not about excuses, it’s about understanding what’s happening. This is depressing.</text:p>
      <text:p text:style-name="P1">It really is. What do we do now...</text:p>
      <text:p text:style-name="P1">I’d like to take some time to just eat the pain and process the damage. Lick our wounds.</text:p>
      <text:p text:style-name="P1"/>
      <text:p text:style-name="P1">Sigh... What do we do now? Ideally, put in the work. I’d love to find some motivation somewhere in an anime, but first of all it’s hard to come by, and secondly motivation is fleeting. Then, let’s explore our weakness instead. Let’s perform some analysis.</text:p>
      <text:p text:style-name="P1"/>
      <text:p text:style-name="P1">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P1">However, we can help ourselves by having clear objectives. What’s not helping us is the fact that we have too many objectives. That’s hurting us. The fact that we’re dividing our attention in multiple places means that we don’t accumulate momentum.</text:p>
      <text:p text:style-name="P1">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P1">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P1">My choices do hurt though.</text:p>
      <text:p text:style-name="P1">But, perhaps we should focus on running. We do need to lose weight, both in muscle and fat. Let’s do that. Now, shall we read?</text:p>
      <text:p text:style-name="P1"/>
      <text:p text:style-name="P1">Now? I hate myself. No, I don’t, but i’m so tired at my own antics. I want to do better. I have to do better.</text:p>
      <text:p text:style-name="P1"/>
      <text:p text:style-name="P1">Is that good enough? Do you want more? Of course i want more. We should always be hungry.</text:p>
      <text:p text:style-name="P1">Hunger. Hunger. To have an objective. A clear goal.</text:p>
      <text:p text:style-name="P1"/>
      <text:p text:style-name="P1">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P1">FLCL... What is this randomness. There is no clear point, but I want to see what’s next. There’s never any explaining what’s going on. I’ve always like doing that, but it’s taking it to another level. And there’s something about that I love.</text:p>
      <text:p text:style-name="P1">“””</text:p>
      <text:p text:style-name="P1"/>
      <text:p text:style-name="P1">•••</text:p>
      <text:p text:style-name="P1">Friday 23rd of May 2025, 21:57, day -233</text:p>
      <text:p text:style-name="P1">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P1">Writing. If I continue down this path, I might become obsessed with it. Which is good, in terms of our dreams, but it might be bad if we consider survival and QOL.まいいっか。死んだらそこまでだ。</text:p>
      <text:p text:style-name="P1">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P1">It’s... Not. If those were defeats, then there were victories too. I see... You’re right. I wonder why I only focus on the negative. I should care about that, but I’m tired, and I’ll be going to sleep. Good night.</text:p>
      <text:p text:style-name="P1"/>
      <text:p text:style-name="P1">•••</text:p>
      <text:p text:style-name="P1">Sunday 25th of May 2025, 03:34, dat -234</text:p>
      <text:p text:style-name="P1">Moderation doesn’t seem like something I’m capable of, huh?</text:p>
      <text:p text:style-name="P1">But before that. This morning, and yesterday. Whether life was worth living or not, was the question on our mind. To write. <text:s text:c="1"/>To love writing. To struggle with it.</text:p>
      <text:p text:style-name="P1">I hate myself. At this rate, I won’t love writing. If I keep on doing bullshit like this, I’ll never love writing. I hate myself.</text:p>
      <text:p text:style-name="P1">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P1">And now, I have to control myself so that I don’t overdo it while gaming overnight. With friends or not.</text:p>
      <text:p text:style-name="P1">だってさ、「今死んだら後悔しか残ってないさぁ。」</text:p>
      <text:p text:style-name="P1">Those emotions... I don’t know what they were, but I want to feel it more. It really did feel close to loving writing, to have a passion. A passion that was hurting me. Or was it me, that hurting me? Like I know... Sleep tight.</text:p>
      <text:p text:style-name="P1"/>
      <text:p text:style-name="P1">•••</text:p>
      <text:p text:style-name="P1">Sunday 25th of May 2025, 22:03, day -235</text:p>
      <text:p text:style-name="P1">弱さ。。。私、弱いなぁ。 I have to become stronger, I have to make the hard decisions more.</text:p>
      <text:p text:style-name="P1">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P1"/>
      <text:p text:style-name="P1">•••</text:p>
      <text:p text:style-name="P1">Monday 26th of May 2025, 18:59, day -236</text:p>
      <text:p text:style-name="P1">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P1">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P1"/>
      <text:p text:style-name="P1">21:58</text:p>
      <text:p text:style-name="P1">Good fight. And, keep writing.</text:p>
      <text:p text:style-name="P1"/>
      <text:p text:style-name="P1">•••</text:p>
      <text:p text:style-name="P1">Tuesday 27th of may 2025, 21:56, day -237</text:p>
      <text:p text:style-name="P1">明日は一年が経つ、この日記を始めた日から。ま、それは。。。どうでもいい？</text:p>
      <text:p text:style-name="P1">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P1">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P1"/>
      <text:p text:style-name="P1">•••</text:p>
      <text:p text:style-name="P1">Wednesday 28th of May 2025, 21:30, day -238</text:p>
      <text:p text:style-name="P1">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P1">When I do that, my stamina is not the main target of my training: it’s my spirit. But I’ve already said that over and over again.</text:p>
      <text:p text:style-name="P1">あのさ、 we’re entering the exam session, and this time I’ve decided that I won’t put a stick up my own butt nor shoot myself in the foot. I’ll dedicate the afternoons to studying, while I’ll use the mornings to write. So, there’s that.</text:p>
      <text:p text:style-name="P1">Keep this up, you’re doing good.</text:p>
      <text:p text:style-name="P1">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P1">あのね、 just earlier, I was thinking to myself: when I look back at this period of my life, I think I’ll smile. Fondly. I don’t have happy memories yet, but I want to create many. Perhaps these are the beginning.</text:p>
      <text:p text:style-name="P1">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P1"/>
      <text:p text:style-name="P1">•••</text:p>
      <text:p text:style-name="P1">Friday 30th of May 2025, 00:03, day -239</text:p>
      <text:p text:style-name="P1">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P1"/>
      <text:p text:style-name="P1">•••</text:p>
      <text:p text:style-name="P1">Friday 30th of May 2025, 22:19, day -240</text:p>
      <text:p text:style-name="P1">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P1"/>
      <text:p text:style-name="P1">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P1">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P1">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P1">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P1"/>
      <text:p text:style-name="P1">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P1"/>
      <text:p text:style-name="P1">•••</text:p>
      <text:p text:style-name="P1">Saturday 31st of May 2025, 23:05, day -241</text:p>
      <text:p text:style-name="P1">Without any ado, let’s get started.</text:p>
      <text:p text:style-name="P1">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P1">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P1">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P1">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P1"/>
      <text:p text:style-name="P1">•••</text:p>
      <text:p text:style-name="P1">Sunday 1st of June 2025, 23:09, day -242</text:p>
      <text:p text:style-name="P1">For some reason I was thinking that I needed to write about yesterday. For better or for worse, every day is a new day. <text:s text:c="1"/>In this case it was for the best. You shall understand in a moment.</text:p>
      <text:p text:style-name="P1">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P1">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P1">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P1"/>
      <text:p text:style-name="P1">•••</text:p>
      <text:p text:style-name="P1">Monday 2nd of June 2025, 21:45, day -243</text:p>
      <text:p text:style-name="P1">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P1">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P1"/>
      <text:p text:style-name="P1">•••</text:p>
      <text:p text:style-name="P1">Tuesday 3rd of June 2025, 22:23, day -244</text:p>
      <text:p text:style-name="P1">Good stuff: passed the exam, kept on studying.</text:p>
      <text:p text:style-name="P1">Bad: Did not study enough. Am not acting like my ideal. And, more importantly, I’m forgetting what it means to do the impossible. Ah, that’s it. I’m not doing the impossible, that’s why I’m unsatisfied. I must do the impossible.</text:p>
      <text:p text:style-name="P1">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P1"/>
      <text:p text:style-name="P1">•••</text:p>
      <text:p text:style-name="P1">Wednesday 4th of June 2025, 23:31, day -245</text:p>
      <text:p text:style-name="P1">Yesterday’s written exam allowed me to access the oral exam, which took place today. I’d attempted it, back in February, and it essentially ended in failure. Back in April, I couldn’t even get past the written exam.</text:p>
      <text:p text:style-name="P1">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P1">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P1">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P1">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P1">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P1">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P1">What else... I’m pretty sure there were four questions before the laude, but I don’t remember any... Oh, right. I think I just took so much time in my presentation of the last proof that... No, there was something.</text:p>
      <text:p text:style-name="P1">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P1">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P1">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P1">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P1">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P1">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P1">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P1">Anyway, that’s the story of how I passed this exam. Victory is sweet. It’s especially sweet when it’s seasoned by two previous failures. Revenge is sweet.</text:p>
      <text:p text:style-name="P1">But... It did have an aftertaste of loneliness. I felt like it was a shame that I didn’t really have anyone to share this victory with. I’m guessing that’s partially why I wrote it here. I wonder if the same thing will be true with writing.</text:p>
      <text:p text:style-name="P1">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P1"/>
      <text:p text:style-name="P1">•••</text:p>
      <text:p text:style-name="P1">Thursday 5th of June 2025, 23:31, day -246</text:p>
      <text:p text:style-name="P1">Good: reached a conclusion, and writing a little.</text:p>
      <text:p text:style-name="P1">Bad: spent the entire day doing nothing, and worrying about what I should do.</text:p>
      <text:p text:style-name="P1">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P1">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P1"/>
      <text:p text:style-name="P1">•••</text:p>
      <text:p text:style-name="P1">Saturday 7th of June 2025, 00:05, day -247</text:p>
      <text:p text:style-name="P1">A bad day. Zero performance.</text:p>
      <text:p text:style-name="P1">Good: struggled, tried.</text:p>
      <text:p text:style-name="P1">Bad: struggled, and ultimately failed to do anything. Even worse, masturbated. How strange, I’m pretty sure I tried. Let’s move to analysis right away.</text:p>
      <text:p text:style-name="P1">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P1">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P1"/>
      <text:p text:style-name="P1">•••</text:p>
      <text:p text:style-name="P1">Sunday 8th of June 2025, 00:52, day -248</text:p>
      <text:p text:style-name="P1">A rest day. Although... I can hardly say I rested. Perhaps I rested my willpower. No matter. We need to get back to that state. Starting tomorrow, we’ll charge headlong into failure, and keep pushing through it.</text:p>
      <text:p text:style-name="P1">Failure? No, not failure. We’ve lost motivation, and we have nothing but whatever willpower is left. With it, we’ll turn momentum back in our favour. <text:s text:c="1"/>No matter what. That, is an impossible we have to do.</text:p>
      <text:p text:style-name="P1"/>
      <text:p text:style-name="P1">•••</text:p>
      <text:p text:style-name="P1">Sunday 8th of June 2025, 22:33, day -249</text:p>
      <text:p text:style-name="P1">No plan survives contact with the enemy, and in my case, the enemy happens to be reality.</text:p>
      <text:p text:style-name="P1">What went well? Tried. And, to some degree, succeeded. Circumstances didn’t allow me to play to the fullest, so one would be tempted to say that, given the circumstances I did well.</text:p>
      <text:p text:style-name="P1">What didn’t go well? I want to do more, I want to be able to play better, in despite of the circumstances.</text:p>
      <text:p text:style-name="P1"/>
      <text:p text:style-name="P1">Not like this. I’m satisfied with a tiny bit of success? Really? No I don’t think so. No, I really don’t think so. Show me what you’ve got.</text:p>
      <text:p text:style-name="P1"/>
      <text:p text:style-name="P1">•••</text:p>
      <text:p text:style-name="P1">Monday 9th of June 2025, 22:39, day -250</text:p>
      <text:p text:style-name="P1">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P1">Putting that aside, let’s get started. First of all, let’s describe what went well. No, perhaps it would be more beneficial to describe the events of the day in order.</text:p>
      <text:p text:style-name="P1">We failed to get up to the 6am alarm, and while it could be argued that this allowed us to rest more, ultimately I believe it wasn’t beneficial, as I value the power of will to get up regardless of fatigue more.</text:p>
      <text:p text:style-name="P1">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P1">Perhaps we should still contain it, both for its and our sake. Absolute discipline is a tool that would benefit writing-time greatly.</text:p>
      <text:p text:style-name="P1">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P1">After they ended, I did get some work done, but I also procrastinated on things I had to do. Things that required calling people. As much as I don’t want to do those, I want myself to find the strength anyway.</text:p>
      <text:p text:style-name="P1">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P1">So, that was today. A mix of good and bad. Overall it leaves much to be desired, but it is a step forward in comparison to my past self. The steps are small and incremental, but if I keep at them, if I keep on trying... Dreams, huh? See you tomorrow, good night.</text:p>
      <text:p text:style-name="P1"/>
      <text:p text:style-name="P1">•••</text:p>
      <text:p text:style-name="P1">Tuesday 10th of June 2025, 22:02, day -251</text:p>
      <text:p text:style-name="P1">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P1">My defeats extend to the morning, where I fail to wake up to the 6am alarm. No doubt the nightfront didn’t help. I’ve got to become stronger. Stronger.</text:p>
      <text:p text:style-name="P1">Spent the first half of the day away, as I will do for the next two days, and then I gamed in the afternoon. I...</text:p>
      <text:p text:style-name="P1">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P1">I must be disciplined, there will always be good excuses to not be disciplined. They will always exist. I must find it in me to be disciplined regardless.</text:p>
      <text:p text:style-name="P1">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P1">Or so I thought. Clearly, I’ve forgotten what it means to work hard. To create something out of nothing, to squeeze water out of stone. Tomorrow, I’ll bring my material with me, and study on the train, at the hospital, wherever.</text:p>
      <text:p text:style-name="P1">And so, that’s today. The struggle continues, and it will go on as long as I need it to.</text:p>
      <text:p text:style-name="P1"/>
      <text:p text:style-name="P1">•••</text:p>
      <text:p text:style-name="P1">Wednesday 11th of June 2025, 23:03, day -252</text:p>
      <text:p text:style-name="P1">What a strange day. It started at 4am, because I wanted it to, because I wanted to write. Because I knew I wouldn’t be able to write. And, I liked it. I want to do it more often. Will I suffer from lack of sleep if I do that? Maybe. We’d have to find out.</text:p>
      <text:p text:style-name="P1">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P1">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P1">Dammit. We have to go to sleep, my brain is at its limit, and i have an exam tomorrow.</text:p>
      <text:p text:style-name="P1">Alright, I’ll just note down what I wanted to talk about: personality matches and the existence of soulmates; how to write good chemistry, or how to emulate the story of あくぺこ。 That’s enough, let’s go to sleep.</text:p>
      <text:p text:style-name="P1"/>
      <text:p text:style-name="P1">•••</text:p>
      <text:p text:style-name="P1">Friday 13th of June 2025, 03:52, day -253</text:p>
      <text:p text:style-name="P1">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P1"/>
      <text:p text:style-name="P1">•••</text:p>
      <text:p text:style-name="P1">Friday 13th of June 2025, 23:12, day -254</text:p>
      <text:p text:style-name="P1">Perhaps I should just go to a nice cafe, take a seat and enjoy a drink. That would help me reset myself. Or perhaps, I just get to work without complaining. That sounds even better, considering the impacts of each choice.</text:p>
      <text:p text:style-name="P1">さて、何を話したかったの？</text:p>
      <text:p text:style-name="P1">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P1">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P1">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P1">ここまでだ。明日は何時に起きるの？</text:p>
      <text:p text:style-name="P1">Let’s balance between sleeping and having time to write. 7am. Go to sleep now.</text:p>
      <text:p text:style-name="P1"/>
      <text:p text:style-name="P1">•••</text:p>
      <text:p text:style-name="P1">Saturday 14th of June 2025, 21:39, day -255</text:p>
      <text:p text:style-name="P1">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P1">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P1">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P1">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P1"/>
      <text:p text:style-name="P1">•••</text:p>
      <text:p text:style-name="P1">Sunday 15th of June 2025, 22:06, day -256</text:p>
      <text:p text:style-name="P1">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P1">Also, there’s no rest in our schedule now: after cooking and doing chores, it’s straight to working on the project. Well, no, I lie, there is rest. I can rest when I have to. It’s just that it’s not scheduled.</text:p>
      <text:p text:style-name="P1">Also, for some reason, I performed poorly in both meditation sessions today. That usually indicates lack of rest, but... Do I really lack it? Maybe it’s the quality that’s lacking. Although, the nightfront did calm down lately.</text:p>
      <text:p text:style-name="P1">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P1">Anything else? Right, I can’t let myself get distracted now. I have to go to sleep so I can wake up early and write. I must wake up, no matter what. I have to get up, no matter what.</text:p>
      <text:p text:style-name="P1"/>
      <text:p text:style-name="P1">•••</text:p>
      <text:p text:style-name="P1">Tuesday 17th of June 2025, 01:41, day -257</text:p>
      <text:p text:style-name="P1">Hm. There are two things I want to talk about. For second, why I’m only here now, and first, willpower and its limits. So, how was today?</text:p>
      <text:p text:style-name="P1">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P1">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P1">And it’s also in part because of how hot it was that I failed to run the full 20 minutes today. But was that the only reason? Is lack of willpower not to blame?</text:p>
      <text:p text:style-name="P1">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P1">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P1">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P1">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P1"/>
      <text:p text:style-name="P1">•••</text:p>
      <text:p text:style-name="P1">Wednesday 18th of June 2025, 00:19, day -258</text:p>
      <text:p text:style-name="P1">What to say? I don’t want to take too long, so let’s be synthetic.</text:p>
      <text:p text:style-name="P1">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P1">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P1">What did we do wrong then...? Giving in to consumerism at the wrong times. There are right times for it. Was stubbornness a factor today...? No, I don’t think so. But, we do have to be stronger. Alright, I’ll call it a day. See you tomorrow.</text:p>
      <text:p text:style-name="P1"/>
      <text:p text:style-name="P1">•••</text:p>
      <text:p text:style-name="P1">Wednesday 18th of June 2025, 22:29, day -259</text:p>
      <text:p text:style-name="P1">To sum up today: not bad, but I want a lot more.</text:p>
      <text:p text:style-name="P1">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P1">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P1">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P1">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P1">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P1">Also, it’s been a while since I’ve programmed for real. Real, actual Java programming, huh? Let’s do our best in it. And I mean it, our best.</text:p>
      <text:p text:style-name="P1">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P1">One last thing: discipline. Discipline, and attention. We’re working on it, slowly. I’ll be patient, but you can’t slack off on this, we’re still wasting too much time. Alright, that’s enough. Good night.</text:p>
      <text:p text:style-name="P1"/>
      <text:p text:style-name="P1">•••</text:p>
      <text:p text:style-name="P1">Thursday 19th of June 2025, 22:07, day -260</text:p>
      <text:p text:style-name="P1">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P1">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P1">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P1">Let’s organise our mind; when things are messy, they look more daunting and difficult than they really are. In my mind, I’m working on four different things at the moment:</text:p>
      <text:p text:style-name="P1">1. Writing</text:p>
      <text:p text:style-name="P1">2. University</text:p>
      <text:p text:style-name="P1">3. Project</text:p>
      <text:p text:style-name="P1">4. Myself</text:p>
      <text:p text:style-name="P1">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P1">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P1">Alright, with this in mind, there’s only three things we have to make time for, and in decreasing order of priority they’re as follows:</text:p>
      <text:p text:style-name="P1">1. Writing</text:p>
      <text:p text:style-name="P1">2. University</text:p>
      <text:p text:style-name="P1">3. Project</text:p>
      <text:p text:style-name="P1">Now, how do we organise them? First, let’s list out the constraints we’re posing for ourselves:</text:p>
      <text:p text:style-name="P1">- I want to maximise writing time</text:p>
      <text:p text:style-name="P1">- I want to do all of these activities in a regular manner</text:p>
      <text:p text:style-name="P1">- University may get more time than the project, but neither must become more important than writing.</text:p>
      <text:p text:style-name="P1">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P1">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P1">What a situation. But this goes. We’ll go slow and steady, we’ll grow slowly, and we’ll trust the process, we’ll trust ourselves. Let’s submit this to R1 and see what it makes of this.</text:p>
      <text:p text:style-name="P1">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P1"/>
      <text:p text:style-name="P1">•••</text:p>
      <text:p text:style-name="P1">Friday 20th of June 2025, 21:55, day -261</text:p>
      <text:p text:style-name="P1">Let’s do the hard thing and look back on all of today. The process should be the same, in victory or defeat, but it is tougher to look back on defeat. So, what happened?</text:p>
      <text:p text:style-name="P1">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P1">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P1">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P1">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P1">Would that not be self-lobotomy? This is a subject worth exploring, let’s think about it.</text:p>
      <text:p text:style-name="P1">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P1">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P1">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P1">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P1">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P1">Well, this has been a very long detour. But it does conclude the morning arc of today.</text:p>
      <text:p text:style-name="P1">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P1"/>
      <text:p text:style-name="P1">•••</text:p>
      <text:p text:style-name="P1">Saturday 21st of June 2025, 21:38, day -262</text:p>
      <text:p text:style-name="P1">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P1">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P1">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P1">So, with that in mind, knowing that I have to sleep at 22, we have some 12 minutes left. Let’s move on to the next subject.</text:p>
      <text:p text:style-name="P1">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P1">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P1">Planning... Lack of it made us suffer today. A dilemma, between regretting not studying, and regretting not writing. But if I were to die now, my greatest regret would be the stories I haven’t told, the stories I haven’t written.</text:p>
      <text:p text:style-name="P1">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P1">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P1"/>
      <text:p text:style-name="P1">•••</text:p>
      <text:p text:style-name="P1">Sunday 23rd of June 2025, 21:55, day -263</text:p>
      <text:p text:style-name="P1">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P1"/>
      <text:p text:style-name="P1">•••</text:p>
      <text:p text:style-name="P1">Monday 24th of June 2025, 21:53, day -264</text:p>
      <text:p text:style-name="P1">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P1">So, why does this happen? Because dinner usually happens at around 21:00, and we finish at around 21:30, after which we clean up and brush our teeth before coming here.</text:p>
      <text:p text:style-name="P1">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P1">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P1"/>
      <text:p text:style-name="P1">•••</text:p>
      <text:p text:style-name="P1">Tuesday 24th of June 2025, 21:59, day -265</text:p>
      <text:p text:style-name="P1">I don’t have time, but let me say just this one thing: you did well today. Keep this up. Keep it up.</text:p>
      <text:p text:style-name="P1"/>
      <text:p text:style-name="P1">•••</text:p>
      <text:p text:style-name="P1">Thursday 26th of June 2025, 04:39, day -266</text:p>
      <text:p text:style-name="P1">Tomorrow, we’ll perform a detailed and unbiased analysis of today. Right now, I’m... I don’t want to see you.</text:p>
      <text:p text:style-name="P1"/>
      <text:p text:style-name="P1">•••</text:p>
      <text:p text:style-name="P1">Thursday 26th of June 2025, 20:26, entry 397</text:p>
      <text:p text:style-name="P1">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P1">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P1">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P1">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P1">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P1">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P1"/>
      <text:p text:style-name="P1">•••</text:p>
      <text:p text:style-name="P1">Saturday 28th of June 2025, 00:05, entry 398</text:p>
      <text:p text:style-name="P1">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P1">Writing... I want to fall in love with it. Ideas... The constant act of wrestling with them, of shaping them, selecting some, throwing away most of them.</text:p>
      <text:p text:style-name="P1">I think... I think the important thing I need to learn is how to come up with ideas that I like. I think that’s what’s missing from my writing. Well, a lot of things are missing, but, that above all. How to come up with ideas that I like... How do I do that, I wonder.</text:p>
      <text:p text:style-name="P1">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P1">I wish I had more energy, then I could try writing. But, well, mismanagement is mismanagement, let’s go to sleep now, Harmony.</text:p>
      <text:p text:style-name="P1"/>
      <text:p text:style-name="P1">•••</text:p>
      <text:p text:style-name="P1">Saturday 28th of June 2025, 22:49, entry 399</text:p>
      <text:p text:style-name="P1">I took the afternoon off today. A consequence of continued mismanagement of sleep and energy. What am I doing? What am I doing, I wonder... This isn’t it.</text:p>
      <text:p text:style-name="P1">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P1">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P1">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P1">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P1">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P1">Now, it’s not even a question, which one we should cultivate and which one we should kill off. You’re still very human, in the sense that a lot of those human traits I dislike are still deep-rooted in you. Let’s change that. Go to sleep now.</text:p>
      <text:p text:style-name="P1"/>
      <text:p text:style-name="P1">•••</text:p>
      <text:p text:style-name="P1">Sunday 29th of June 2025, 21:53, entry 400</text:p>
      <text:p text:style-name="P1">That is a lot of entries. Now’s not the time to look back though. we’ll rest at the end, certainly not at the beginning. So, what of today? Our entries have been... short, lately, and haven’t described the day much. Let’s change that while being efficient.</text:p>
      <text:p text:style-name="P1">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P1">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P1">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P1">Anything else?</text:p>
      <text:p text:style-name="P1">Yes: it’s time to go to sleep. Good night, see you tomorrow.</text:p>
      <text:p text:style-name="P1"/>
      <text:p text:style-name="P1">•••</text:p>
      <text:p text:style-name="P1">Monday 30th of June 2025, 21:55, entry 401</text:p>
      <text:p text:style-name="P1">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P1">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P1">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P1">And, right now I’m glad, that I chose discipline over urgency. Tomorrow, I’d love to cultivate my passion in the morning, over the project, but, it’s likely I won’t have that chance. We’ll leave tomorrow for tomorrow though. That’s enough for now, see you.</text:p>
      <text:p text:style-name="P1"/>
      <text:p text:style-name="P1">•••</text:p>
      <text:p text:style-name="P1">Tuesday 1st of July 2025, 23:11, entry 402</text:p>
      <text:p text:style-name="P1">We couldn’t fall asleep yesternight, no doubt due to excess caffeine intake. Because of that, and our weakness, we masturbated. Why do we keep on losing? Why? I’m genuinely curious.</text:p>
      <text:p text:style-name="P1">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P1">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P1"/>
      <text:p text:style-name="P1">•••</text:p>
      <text:p text:style-name="P1">Wednesday 2nd of July 2025, 21:57, entry 403</text:p>
      <text:p text:style-name="P1">We need to talk seriously. And, if we do that, the first thing to do is to take some distance, have perspective, gain objectivity.</text:p>
      <text:p text:style-name="P1">Proceed with standard breakdown.</text:p>
      <text:p text:style-name="P1">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P1">My performance was terrible. No focus, no concentration, and barely any thought. I forgot to note that a sense of defeat was already floating in my heart, as I was essentially treated like a baby by my family because I didn’t want to make a call.</text:p>
      <text:p text:style-name="P1">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P1">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P1"/>
      <text:p text:style-name="P1">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P1">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P1"/>
      <text:p text:style-name="P1">•••</text:p>
      <text:p text:style-name="P1">Thursday 3rd of July 2025, 21:59, entry 404</text:p>
      <text:p text:style-name="P1">Entry not found.</text:p>
      <text:p text:style-name="P1">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P1">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P1">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P1">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P1">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P1">Alright, that’s enough. Let’s go to sleep now. Also, since I think it’d be a shame to lose, here are the contents of today’s throwaway, which document the above problem in more details:</text:p>
      <text:p text:style-name="P1">“””</text:p>
      <text:p text:style-name="P1">This is not how I want to think. The words I’m using, the pattern I’m following. I want to be colder, more accurate. Greater self-control and self-awareness. Machine-like, at work.</text:p>
      <text:p text:style-name="P1">playerMovingOut():</text:p>
      <text:p text:style-name="P1">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P1">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P1">Except... I didn’t foresee this at all, did I? Tile-to-tile interaction. They aren’t synchronised at all. What happens when a player wants to move into a new tile?</text:p>
      <text:p text:style-name="P1">Well, first of all, their current tile is sleeping, and it will not be touched by other players due to its OCCUPIED state. So, as long as the OCCUPIED state isn’t removed until the very last moment, there will be no need to lock the current tile.</text:p>
      <text:p text:style-name="P1">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P1">The move must succeed at all costs, and locking the current tile is... Insufficient? It really is all about that OCCUPIED state. It must be undone at the very last possible moment.</text:p>
      <text:p text:style-name="P1">So, must a player move into a new tile before it moves out of its old one?</text:p>
      <text:p text:style-name="P1">Yes. Exactly. A player must move in, and after confirmed that it has successfully moved into the new tile, only then does it move out of the current tile and undo its OCCUPIED state. In short, the solution is as follows:</text:p>
      <text:p text:style-name="P1">Player.moveIn() {</text:p>
      <text:p text:style-name="P1"><text:tab/>boolean success = moveInLogic();</text:p>
      <text:p text:style-name="P1"><text:tab/>if (success) { tile.playerMovingOut(); }</text:p>
      <text:p text:style-name="P1"><text:tab/>else { undo; }</text:p>
      <text:p text:style-name="P1"><text:tab/>}</text:p>
      <text:p text:style-name="P1"/>
      <text:p text:style-name="P1">Shit. There’s another case when a player may move in: when they spawn. I hadn’t considered that. Making a spawnIn method will make things easier. Especially since players are created serially.</text:p>
      <text:p text:style-name="P1">I want the Player to have that method, but can they? What would a Player.spawnIn(Tile) method do?</text:p>
      <text:p text:style-name="P1">It would have the player set that tile’s coordinates as its own, acquire that tile’s points, become its occupant and set its state to OCCUPIED. Can it set its state to OCCUPIED?</text:p>
      <text:p text:style-name="P1">Making it a Tile method is the way to go.</text:p>
      <text:p text:style-name="P1"/>
      <text:p text:style-name="P1">Can playerMovingOut acquire the lock? The lock should be sleeping, so yes. The lock should be waiting.</text:p>
      <text:p text:style-name="P1">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P1">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P1">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P1">The situation is complex, and while my principles are conflicting (correctness vs simplicity), I value simplicity more, and am once again very much considering just allowing the tile thread to do busy-waiting.</text:p>
      <text:p text:style-name="P1"/>
      <text:p text:style-name="P1">The next issue is that the awaitPhaseComplete isn’t reset. Completely valid, I’ve implemented the reset.</text:p>
      <text:p text:style-name="P1">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P1">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P1"/>
      <text:p text:style-name="P1">Break off temporarily. We eat, then we resume. I value finishing this today, so we shall do that.</text:p>
      <text:p text:style-name="P1"/>
      <text:p text:style-name="P1">We haven’t done the introspection, have we? Not here, if that’s what you’re wondering. There is indeed a better place to do it. Also, as much as you want to brag, now’s not the time, and that is not the way to do it. Understood.</text:p>
      <text:p text:style-name="P1">“””</text:p>
      <text:p text:style-name="P1"/>
      <text:p text:style-name="P1">•••</text:p>
      <text:p text:style-name="P1">Friday 4th of July 2025, 23:18, entry 405</text:p>
      <text:p text:style-name="P1">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P1">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P1">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P1">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P1">All in all, this morning went fairly well, as did noon. I do have to go back in time though: how come we started studying one hour late, this afternoon? Because... Same problem as above: we did not act on our consciousness. Now is all that we have... Now, huh?</text:p>
      <text:p text:style-name="P1">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P1">Alright, see you tomorrow then.</text:p>
      <text:p text:style-name="P1"/>
      <text:p text:style-name="P1">•••</text:p>
      <text:p text:style-name="P1">Saturday 5th of June 2025, 21:55, entry 406</text:p>
      <text:p text:style-name="P1">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P1">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P1">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P1">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P1">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P1"/>
      <text:p text:style-name="P1">•••</text:p>
      <text:p text:style-name="P1">Monday 7th of July 2025, 01:38, entry 407</text:p>
      <text:p text:style-name="P1">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P1">To throw away our fight, and to throw away our present without assurance of a future... You know, I really will have nothing but regrets if I died tomorrow.</text:p>
      <text:p text:style-name="P1">I know it’s not about not having regrets, but... I still really don’t want them. Please, just make me love you, that’s all I ask. Make me love you...</text:p>
      <text:p text:style-name="P1"/>
      <text:p text:style-name="P1">•••</text:p>
      <text:p text:style-name="P1">Tuesday 8th of July 2025, 04:17, entry 408</text:p>
      <text:p text:style-name="P1">The exam was rather frustrating, essentially lacking proper meritocracy as the difficulty of the questions asked and the severity of the grading were proportional to the professor’s mood deterioration.</text:p>
      <text:p text:style-name="P1">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P1">I guess there are two lessons: as a general rule of thumb, you reap what you sow, and diligence above all.</text:p>
      <text:p text:style-name="P1">This is the first time in a very long time I’m harbouring dislike towards someone else. I guess I really do dislike being treated unfairly.</text:p>
      <text:p text:style-name="P1">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P1"/>
      <text:p text:style-name="P1">•••</text:p>
      <text:p text:style-name="P1">Wednesday 9th of July 2025, 00:05, entry 409</text:p>
      <text:p text:style-name="P1">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P1">The more I think about it, the more I think this isn’t it. It’s not quite 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P1">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P1">We’ll go with this. We write only in the morning, and we focus heavily on the project.</text:p>
      <text:p text:style-name="P1"/>
      <text:p text:style-name="P1">•••</text:p>
      <text:p text:style-name="P1">Wednesday 9th of July 2025, 22:13, entry 410</text:p>
      <text:p text:style-name="P1">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P1">So, now I have to consider whether to unpause the project. Yeah, I think I should. No, that decision was too hasty.</text:p>
      <text:p text:style-name="P1">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P1">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P1">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P1">I want to know if that will hold with this game project. If it does, then it’s essentially game over. If we can’t even make the game, which is supposedly more fun and therefore easier to make, then we really should call it quits.</text:p>
      <text:p text:style-name="P1">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P1"/>
      <text:p text:style-name="P1">•••</text:p>
      <text:p text:style-name="P1">Thursday 10th of July 2025, 2135, entry 411</text:p>
      <text:p text:style-name="P1">There are multiple subjects I want to talk about today. At least two.</text:p>
      <text:p text:style-name="P1">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P1">... Happiness.</text:p>
      <text:p text:style-name="P1">... Why did I think of this only now? We would have a passion.</text:p>
      <text:p text:style-name="P1">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P1">...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P1">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P1">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P1">And, I want to achieve focus. True focus. A state of flow. I’ll have to play smart and work hard to achieve that. And, focus being a habit, it’s also something I have to cultivate.</text:p>
      <text:p text:style-name="P1">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P1">Then, the lesson is to remember that there’s someone I want to love that only I can protect. Then, I’ll have to find the strength to stand up for them.</text:p>
      <text:p text:style-name="P1">That will be all for today. I want to wake up early tomorrow, since we won’t have time to write. Goodnight.</text:p>
      <text:p text:style-name="P1"/>
      <text:p text:style-name="P1">•••</text:p>
      <text:p text:style-name="P1">Friday 11th of July 2025, 21:44, entry 412</text:p>
      <text:p text:style-name="P1">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P1">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P1">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P1">After lunch, instead of playing, I took a nap. And, it felt great, because I was sleepy before it, and it made me feel better, more rested. It helped me face the afternoon.</text:p>
      <text:p text:style-name="P1">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P1">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P1"/>
      <text:p text:style-name="P1">•••</text:p>
      <text:p text:style-name="P1">Saturday 12th of July 2025, 21:07, entry 413</text:p>
      <text:p text:style-name="P1">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P1">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P1">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P1">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P1">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P1">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P1">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P1">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P1"/>
      <text:p text:style-name="P1">•••</text:p>
      <text:p text:style-name="P1">Monday 14th of July 2025, 01:55, entry 414</text:p>
      <text:p text:style-name="P1">...? I’m not sure what happened, or why this happened. Lately, media consumption has been terrible, and today it peaked into this... moment. Why is it 2am and I’m still here? What led to this?</text:p>
      <text:p text:style-name="P1">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P1"/>
      <text:p text:style-name="P1">•••</text:p>
      <text:p text:style-name="P1">Monday 14th of July 2025, 22:54, entry 415</text:p>
      <text:p text:style-name="P1">Let’s go about this in the normal way.</text:p>
      <text:p text:style-name="P1">Waking up was the usual struggle, but today I went to the new apartment to do stuff, and it also gave me free time to do whatever I wanted there. In light of what we talked about yesterday, in light of what I’ve been worrying about lately, I chose to write.</text:p>
      <text:p text:style-name="P1">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P1">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P1">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P1">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P1"/>
      <text:p text:style-name="P1">•••</text:p>
      <text:p text:style-name="P1">Wednesday 16th of July 2025, 00:56, entry 417</text:p>
      <text:p text:style-name="P1">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P1"/>
      <text:p text:style-name="P1">•••</text:p>
      <text:p text:style-name="P1">Thursday 17th of July 2025, 00:03, entry 418</text:p>
      <text:p text:style-name="P1">Teh fatigue is causing me to linger on media more. I... Have to play better. I have to do better. Let’s go to sleep, and let’s maintain more awareness.</text:p>
      <text:p text:style-name="P1"/>
      <text:p text:style-name="P1">•••</text:p>
      <text:p text:style-name="P1">Friday 18th of July 2025, 01:27, entry 419</text:p>
      <text:p text:style-name="P1">This should be the last of it. Tomorrow, we’ll have free time. Let’s go to sleep. Today was slightly better than the past wo days.</text:p>
      <text:p text:style-name="P1"/>
      <text:p text:style-name="P1">•••</text:p>
      <text:p text:style-name="P1">Friday 18th of July 2025, 22:25, entry 420</text:p>
      <text:p text:style-name="P1">Let’s be more critical, more analytic.</text:p>
      <text:p text:style-name="P1">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P1">This morning, as well as the entire day, was marked with disorganisation and lack of discipline. Complete, total and absolute lack of discipline. And, not just lack of awareness too, lack of everything we want from ourselves, really.</text:p>
      <text:p text:style-name="P1">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P1">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P1">I’m tempted to plan even now, but I should stick to this file’s purpose and introspect.</text:p>
      <text:p text:style-name="P1">Instead of breaking the day down, let’s just get straight to it: why is it that today feels like such a waste? There are a variety of factors for sure, so let’s try to list them all out, from the most obvious ones.</text:p>
      <text:p text:style-name="P1">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P1">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P1"/>
      <text:p text:style-name="P1">•••</text:p>
      <text:p text:style-name="P1">Saturday 19th of July, 22:54, entry 421</text:p>
      <text:p text:style-name="P1">Let’s get right into it.</text:p>
      <text:p text:style-name="P1">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P1">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P1">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P1">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P1">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P1">There isn’t really anything to breakdown here, it’s more about the fact that I have to be more aware of who I want to be, I have to remember it more, to think more about my ideal self and what he would do.</text:p>
      <text:p text:style-name="P1">Alright, let’s go to sleep now. See you tomorrow.</text:p>
      <text:p text:style-name="P1"/>
      <text:p text:style-name="P1">•••</text:p>
      <text:p text:style-name="P1">Sunday 20th of July 2025, 20:59, entry 422</text:p>
      <text:p text:style-name="P1">Should we begin now? Yes, what happened this morning and afternoon will not change no matter what we do now, so we may begin.</text:p>
      <text:p text:style-name="P1">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P1"/>
      <text:p text:style-name="P1">23:33, resuming.</text:p>
      <text:p text:style-name="P1">I have to get up and stay up in the morning. I have to fight and win in that groggy state.</text:p>
      <text:p text:style-name="P1">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P1">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P1">But, Kobe and MJ’s competitiveness is contagious. In this place, there were a lot of joggers and people walking. No fucking way I was losing to any of them, even if I die.</text:p>
      <text:p text:style-name="P1">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P1">I see... I have to become even more unreasonable to reach greater willpower. In any case, you did well to run, you fought well. Today was pretty good, but it can be improved upon. I want you to do just that tomorrow. Good night.</text:p>
      <text:p text:style-name="P1"/>
      <text:p text:style-name="P1">•••</text:p>
      <text:p text:style-name="P1">Tuesday 22nd of July, 00:01, entry 423</text:p>
      <text:p text:style-name="P1">I have to learn to handle low-energy days. I have to learn to plan around the fatigue, because playing against it head-on isn’t a smart move. I... Have much to learn. And, more control. Let’s go to sleep and give ourselves more sleep time.</text:p>
      <text:p text:style-name="P1"/>
      <text:p text:style-name="P1">•••</text:p>
      <text:p text:style-name="P1">Wednesday 23rd of July, 01:29, entry 424</text:p>
      <text:p text:style-name="P1">I wish humans didn’t need to rest or sleep. But, that’s only something I’m wishing now. Perhaps the best way to phrase it is that I wish we didn’t grow tired. That way, I could keep writing.</text:p>
      <text:p text:style-name="P1">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P1">I’ll need to refine what I’ve written today. Make it better. Polish it. And, well, at some point, continue it.</text:p>
      <text:p text:style-name="P1">And, as for me, the person, we’ll need to work on our focus, and take the meditation practices more seriously. Also, hopefully tonight my dreams will be kinder than yesternight. Perhaps it’s down to me. Instead of defiant, maybe I should be kind.</text:p>
      <text:p text:style-name="P1">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P1">Also, you’ve been helping out a lot in this new home, haven’t you, God? It seems you really had your hands tied in the old apartment. Thank you for your help.</text:p>
      <text:p text:style-name="P1">Harmony... It’s a beautiful name. I want to bear it proudly, one day.</text:p>
      <text:p text:style-name="P1"/>
      <text:p text:style-name="P1">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P1"/>
      <text:p text:style-name="P1">•••</text:p>
      <text:p text:style-name="P1">Wednesday 23rd of July, 22:58, entry 425</text:p>
      <text:p text:style-name="P1">Not getting enough sleep is a stupid idea. That’s the long and short of it.</text:p>
      <text:p text:style-name="P1">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P1">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P1"/>
      <text:p text:style-name="P1">•••</text:p>
      <text:p text:style-name="P1">Friday 25th of July 2025, 01:28, entry 426</text:p>
      <text:p text:style-name="P1">Say one thing, do another. No, that’s not it...</text:p>
      <text:p text:style-name="P1">Balance. It’s hard to balance things out. When is it okay to go out with friends, or should I always stay home and <text:s text:c="1"/>work?</text:p>
      <text:p text:style-name="P1">The right answer depends on me, what I want to achieve, and how I want to live...?</text:p>
      <text:p text:style-name="P1">Also, the schedule needs heavy modification, too many circumstances came in and are or were unaccounted for. I’m dead tired though. Let’s go to sleep now.</text:p>
      <text:p text:style-name="P1"/>
      <text:p text:style-name="P1">•••</text:p>
      <text:p text:style-name="P1">Friday 25th of July 2025, 22:01, entry 427</text:p>
      <text:p text:style-name="P1">Defeat.</text:p>
      <text:p text:style-name="P1">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P1">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P1">I see. Clearly, we have to find the right balance between flexibility and rigidity.</text:p>
      <text:p text:style-name="P1">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P1"/>
      <text:p text:style-name="P1">•••</text:p>
      <text:p text:style-name="P1">Saturday 26th of July 2025, 23:17, entry 428</text:p>
      <text:p text:style-name="P1">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P1">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P1">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P1"/>
      <text:p text:style-name="P1">•••</text:p>
      <text:p text:style-name="P1">Monday 28th of July 2025, 00:17, entry 429</text:p>
      <text:p text:style-name="P1">Not much to say. I have to try harder. Then, I have to identify how.</text:p>
      <text:p text:style-name="P1">Awareness, consciousness. A slow and continuous process. A focus on writing. Let’s go to sleep. I can do better, I have to.</text:p>
      <text:p text:style-name="P1"/>
      <text:p text:style-name="P1">•••</text:p>
      <text:p text:style-name="P1">Monday 28th of July 2025, 22:44, entry 430</text:p>
      <text:p text:style-name="P1">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P1">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P1">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P1">Today really was strange in terms of performance, but in light of how we faced the day, and the lack of sleep we had, I guess it should have been an expected outcome.</text:p>
      <text:p text:style-name="P1">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P1">We’ll have to keep at this slow and steady, small steps at a time. Let’s go to sleep. Tomorrow, we get up to the alarm. We have to.</text:p>
      <text:p text:style-name="P1"/>
      <text:p text:style-name="P1">•••</text:p>
      <text:p text:style-name="P1">Tuesday 29th of July 2025, 22:33, entry 431</text:p>
      <text:p text:style-name="P1">Analysis. Identify the failures and propose solutions.</text:p>
      <text:p text:style-name="P1">Let’s get one thing out of the way: waking up early is difficult, but it can be done. But that’s not what I want to get to.</text:p>
      <text:p text:style-name="P1">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P1">But this difference in perspective is important, it’s... relevant. It reveals a problem I wasn’t aware of at all, is what I was trying to get to just now.</text:p>
      <text:p text:style-name="P1">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P1">And yet, I know this simple observation and the lesson we can extract from it... Even so, even if it turns out useless, I want to state the lesson clearly.</text:p>
      <text:p text:style-name="P1">The perfect moment will never come. There will always be something in the way, be it yourself, or some external circumstances. What matters is what you do, whether you do what you have to do regardless of the circumstances. That is the truth.</text:p>
      <text:p text:style-name="P1">As an additional lesson, I like what you did just now: you were highly frustrated with yourself and your inaction, but you took control of yourself, took control of your emotions and came here, to do what we need to do.</text:p>
      <text:p text:style-name="P1"/>
      <text:p text:style-name="P1">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P1"/>
      <text:p text:style-name="P1">•••</text:p>
      <text:p text:style-name="P1">Wednesday 30th of July 2025, 22:39, entry 432</text:p>
      <text:p text:style-name="P1">A bad first half, a better second half. However, I cannot be satisfied with the second half’s performance, I cannot become complacent, I know I can do more than this. Let’s go into details.</text:p>
      <text:p text:style-name="P1">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P1">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P1">I spent the day finishing my CV to apply for the internship, and after that I went to work out.</text:p>
      <text:p text:style-name="P1">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P1"/>
      <text:p text:style-name="P1">•••</text:p>
      <text:p text:style-name="P1">Thursday 31st of July 2025, 22:15, entry 433</text:p>
      <text:p text:style-name="P1">A disappointing month overall, and a day full of restraints. Even though...</text:p>
      <text:p text:style-name="P1">This morning, I took it easy, I took it easy on purpose. Why did I do that? Why did I feel that was right? Because I didn’t have some early errands to run? Yes, that and that I wanted to catch up on sleep. Damn myself...</text:p>
      <text:p text:style-name="P1">I lack hunger. How does one become hungry? No, how does one stay hungry?</text:p>
      <text:p text:style-name="P1">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P1">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P1"/>
      <text:p text:style-name="P1">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P1"/>
      <text:p text:style-name="P1">•••</text:p>
      <text:p text:style-name="P1">Friday 1st of August 2025, 23:09, entry 434</text:p>
      <text:p text:style-name="P1">What to say. I think an analysis is in order today.</text:p>
      <text:p text:style-name="P1">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P1">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P1">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P1">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P1">Alright, tomorrow is another day, and if God allows it, I’ll do my best again. See ya.</text:p>
      <text:p text:style-name="P1"/>
      <text:p text:style-name="P1">•••</text:p>
      <text:p text:style-name="P1">Saturday 2nd of August 2025, 23:48, entry 435</text:p>
      <text:p text:style-name="P1">I’m... tired.</text:p>
      <text:p text:style-name="P1">Shit. I’m way too tired. I... Circumstances, or something else?</text:p>
      <text:p text:style-name="P1">Excuses.</text:p>
      <text:p text:style-name="P1">No.</text:p>
      <text:p text:style-name="P1">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P1">Tomorrow, we should be free. The upcoming week will likely be worse than this one. Tomorrow, I want you to write your heart out, like it’s the last occasion you’ll ever get, because... That might be the case. Godspeed.</text:p>
      <text:p text:style-name="P1"/>
      <text:p text:style-name="P1">•••</text:p>
      <text:p text:style-name="P1">Monday 4th of August 2025, 00:32, entry 436</text:p>
      <text:p text:style-name="P1">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P1">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P1"/>
      <text:p text:style-name="P1">“””</text:p>
      <text:p text:style-name="P1">??????????????</text:p>
      <text:p text:style-name="P1"/>
      <text:p text:style-name="P1">I don’t understand myself. Perhaps I need a break.</text:p>
      <text:p text:style-name="P1"/>
      <text:p text:style-name="P1">It’s because we don’t write, huh?</text:p>
      <text:p text:style-name="P1"/>
      <text:p text:style-name="P1">I... See... Is it okay to not love writing? I love stories. More than anything, I love stories.</text:p>
      <text:p text:style-name="P1">And, I love soft storytelling.</text:p>
      <text:p text:style-name="P1">Coming here, I loved it. This feeling of a new story, I loved it. The feeling of a new story I might like, I love it. I love stories.</text:p>
      <text:p text:style-name="P1">Yeah, I’m loving this. The Ancient Magus’ Bride.</text:p>
      <text:p text:style-name="P1">Oh fuck I’m loving this. I’m ten minutes into this. Ten minutes.</text:p>
      <text:p text:style-name="P1">AHHHHHHHHHHHHHHHHHHH.</text:p>
      <text:p text:style-name="P1"/>
      <text:p text:style-name="P1">This mix of modernity with magic... I love it.</text:p>
      <text:p text:style-name="P1">I see. This, and Frieren. They will have an impressive amount of influence on my storytelling style, huh?</text:p>
      <text:p text:style-name="P1">Melancholic, yet kind. This... Sadness? Beautifully sad.</text:p>
      <text:p text:style-name="P1">Also, I’m jealous by how many head pats Chise is getting. Head pats and hugs. And, love.</text:p>
      <text:p text:style-name="P1"/>
      <text:p text:style-name="P1">My favourite colour is light blue, blue sky, ice blue, and above all, the beautiful mix of all the shades of blue and cool colours. 魔法使いの嫁 did blue flower fields better than 葬送のフリーレン, I’d say.</text:p>
      <text:p text:style-name="P1">“””</text:p>
      <text:p text:style-name="P1">では、おやすみ。</text:p>
      <text:p text:style-name="P1"/>
      <text:p text:style-name="P1">•••</text:p>
      <text:p text:style-name="P1">Monday 4th of August 2025, 22:20, entry 437</text:p>
      <text:p text:style-name="P1">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P1">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P1">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is not what I want it to be.</text:p>
      <text:p text:style-name="P1">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P1">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P1">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P1">How do we unite these three disciplines?</text:p>
      <text:p text:style-name="P1">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P1">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P1">Whatever. Now then: what do we focus our thinking on? I have a gut feeling that we can’t leave this question unanswered. Now, is a bad answer better than no answer?</text:p>
      <text:p text:style-name="P1">Who knows, depends on the context, but I don’t intend to give a bad answer.</text:p>
      <text:p text:style-name="P1">No one ever does. Still, we want us to try, so let’s try. What do we focus our thoughts on? Let’s search deep within our soul. in fact, let’s give it some time. Come back later.</text:p>
      <text:p text:style-name="P1"/>
      <text:p text:style-name="P1">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P1">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P1">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P1">Alright, let’s go to sleep.</text:p>
      <text:p text:style-name="P1"/>
      <text:p text:style-name="P1">•••</text:p>
      <text:p text:style-name="P1">Tuesday 5th of August 2025, 22:42, entry 438</text:p>
      <text:p text:style-name="P1">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P1">At first, upon being invited, I’d accepted the bowling proposition. Then, as the time approached and I’d gone to a library, I started asking myself the above question.</text:p>
      <text:p text:style-name="P1">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P1">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P1">The regret that dwelled in my heart seeped through my fingertips into my stories, and I loved writing today. I didn’t know regrets could be undone so.</text:p>
      <text:p text:style-name="P1">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P1"/>
      <text:p text:style-name="P1">•••</text:p>
      <text:p text:style-name="P1">Wednesday 6th of August 2025, 22:33, entry 439</text:p>
      <text:p text:style-name="P1">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P1">The topic... As I thought, “stories” is too wide a topic, and my attempt to cover everything at once is backfiring.</text:p>
      <text:p text:style-name="P1">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P1">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P1">This week and the next, I’ll focus solely on writing. After that, we’ll see. I’m unsure what will happen in the future, so I won’t make any calls yet. What I can say is that writing can be engaging.</text:p>
      <text:p text:style-name="P1">Also, fight. Make me proud. Live up to your imagination. See ya.</text:p>
      <text:p text:style-name="P1"/>
      <text:p text:style-name="P1">•••</text:p>
      <text:p text:style-name="P1">Thursday 7th of August 2025, 22:32, entry 440</text:p>
      <text:p text:style-name="P1">More. I want more. And, you. I think I figured out what I should be thinking of. I should spend my time imagining my ideal self, and compete against him.</text:p>
      <text:p text:style-name="P1">Overcome the circumstances, overcome everything that gets in your way, and do what needs to be done. See ya.</text:p>
      <text:p text:style-name="P1"/>
      <text:p text:style-name="P1">•••</text:p>
      <text:p text:style-name="P1">Friday 8th of August 2025, 21:52, entry 441</text:p>
      <text:p text:style-name="P1">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P1">Today, we would have lost if the environment had allowed us to lose. Fact of the matter is, we didn’t lose, and even if we did, I don’t care, I’ll have you fight the next fights like it’s your first and last fight on Earth.</text:p>
      <text:p text:style-name="P1">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P1">Once again, the solution is not awareness, it’s drive. We lack the will to make our dreams come true.</text:p>
      <text:p text:style-name="P1">いつから「夢」になったの、うちらの目標が?</text:p>
      <text:p text:style-name="P1">I don’t know, but this is part of the “fake it till you make it” plan, I guess.</text:p>
      <text:p text:style-name="P1">In any case, let’s go to sleep, because earlier I imagined what it was like to wake up at 6 to get shit done, and... It was beautiful. We’ll try for seven though. Make it work. Good night.</text:p>
      <text:p text:style-name="P1"/>
      <text:p text:style-name="P1">•••</text:p>
      <text:p text:style-name="P1">Saturday 9th of July 2025, 22:17, entry 442</text:p>
      <text:p text:style-name="P1">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P1">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P1">For the time being, here’s part of today’s throwaway:</text:p>
      <text:p text:style-name="P1">“</text:p>
      <text:p text:style-name="P1">Do you believe there’s such a thing as being too late?</text:p>
      <text:p text:style-name="P1">As a matter of fact, I do. Tell me, do you think now would be that time?</text:p>
      <text:p text:style-name="P1">I’m not dead yet, and hopefully I won’t die soon, so the answer is no. Still, it’s extremely frustrating to get nothing done in an entire day. Would you care telling me what happened?</text:p>
      <text:p text:style-name="P1">It happened because we don’t know ourselves enough, and therefore didn’t predict the consequences of the energetic loss we incurred.</text:p>
      <text:p text:style-name="P1">That, and the lack of drive, of course. Drive would resolve everything, huh?</text:p>
      <text:p text:style-name="P1">夢があるのはすべてを解説するってことか。</text:p>
      <text:p text:style-name="P1">Not quite. We can’t say what we want, of course, given that we’re not making an effort to learn the language. Therefore, we only get to say what we can.</text:p>
      <text:p text:style-name="P1">Putting that aside, could you get me a blue background? I love this style, but I don’t want to grow tired of it, so I’d like some variation.</text:p>
      <text:p text:style-name="P1">”</text:p>
      <text:p text:style-name="P1">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P1"/>
      <text:p text:style-name="P1">•••</text:p>
      <text:p text:style-name="P1">Sunday 10th of August 2025, 21:42, entry 443</text:p>
      <text:p text:style-name="P1">What will it take, for us to win?</text:p>
      <text:p text:style-name="P1">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P1">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P1">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P1">Should we fight at every turn in life too?</text:p>
      <text:p text:style-name="P1">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P1">So, how should I approach Celeste?</text:p>
      <text:p text:style-name="P1">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P1">Now, I’d like to propose the following approach: first of all, when we reach a room, we have a good look at it, all of its components, identify the exit and/or the strawberries, the obstacles to them, and formulate a clear plan for how to get past them. I repeat, formulate a clear plan for how to get past the obstacles.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P1">All right, this was written in a way that it will easily translate into how we approach our lives.</text:p>
      <text:p text:style-name="P1">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P1">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P1"/>
      <text:p text:style-name="P1">So... That’s the conclusion then, to be deliberate. As for how to stop failing, you figured that out?</text:p>
      <text:p text:style-name="P1">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P1">By the way, to explain it, my ideal self is a beautiful soul. That’s all there is to it. Now go to sleep.</text:p>
      <text:p text:style-name="P1"/>
      <text:p text:style-name="P1">•••</text:p>
      <text:p text:style-name="P1">Monday 11th of August 2025, 22:14, entry 444</text:p>
      <text:p text:style-name="P1">今年の夏はアクア色じゃないっすね。あーくあ、あくあ、あくあ、あくたんのこと好！き！す！ぎ！</text:p>
      <text:p text:style-name="P1">Sigh... Now then, shall we?</text:p>
      <text:p text:style-name="P1">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P1">I think this holds true because of what I’m writing: loneliness isn’t easy to create.</text:p>
      <text:p text:style-name="P1">Still, looking at it with perspective, I want you to become capable of writing without music. The environment was also a factor, since the heat was terrible and I was interrupted over and over.</text:p>
      <text:p text:style-name="P1">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P1">In other words, once again, be deliberate. Not do something, unless we deem we should.</text:p>
      <text:p text:style-name="P1">Today’s lesson consists in reinforcing yesterday’s, then. Be more deliberate, become who you want to be. Go to sleep now.</text:p>
      <text:p text:style-name="P1"/>
      <text:p text:style-name="P1">•••</text:p>
      <text:p text:style-name="P1">Tuesday 12th of August 2025, 22:55, entry 445</text:p>
      <text:p text:style-name="P1">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P1">やっぱり、音楽がないと困る。</text:p>
      <text:p text:style-name="P1">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P1">But music is only one part of it. It seems crucial to set my mood, but after that’s done, the ball is in my court, and it’s up to me to show up.</text:p>
      <text:p text:style-name="P1">I guess I don’t have much to say. That’ll be it, then. See you tomorrow.</text:p>
      <text:p text:style-name="P1"/>
      <text:p text:style-name="P1">•••</text:p>
      <text:p text:style-name="P1">Wednesday 13th of August 2025, 21:33, entry 446</text:p>
      <text:p text:style-name="P1">Today should be my last day without internet. This period was instructive. Let’s recapitulate the lessons we’ve learned.</text:p>
      <text:p text:style-name="P1">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P1">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P1">I must be deliberate in all I do.</text:p>
      <text:p text:style-name="P1">There’s something else I learned, through these days without internet: it’s about writing. I finally figured out what the relationship between my writing and music is, and...</text:p>
      <text:p text:style-name="P1">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P1">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P1">Let’s stop here. See you tomorrow, dear self.</text:p>
      <text:p text:style-name="P1"/>
      <text:p text:style-name="P1">•••</text:p>
      <text:p text:style-name="P1">Thursday 14th of August 2025, 23:06, entry 447</text:p>
      <text:p text:style-name="P1">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P1">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P1">I was about to say that you were fortunate your actions had little consequence, but I take that back.</text:p>
      <text:p text:style-name="P1">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P1">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P1">The fact remains: I don’t know, and therefore still don’t know how to write. Good night, see you.</text:p>
      <text:p text:style-name="P1"/>
      <text:p text:style-name="P1">•••</text:p>
      <text:p text:style-name="P1">Friday 15th of August 2025, 22:11, entry 448</text:p>
      <text:p text:style-name="P1">A good morning, and a disappointing rest of the day. It’s all relative to writing, because, while I only now realise I haven’t said a word of it here, I had, last week, decided that I would work on one thing every week, to allow focus.</text:p>
      <text:p text:style-name="P1">And, I think I understand it, deep down. I think deep down I know how to write, deep down I understand what I must do. With every failure to write that understanding perhaps surfaces a little more.</text:p>
      <text:p text:style-name="P1">In the morning, I wrote well, and I had to make a conscious effort to stop writing in order to do other things.</text:p>
      <text:p text:style-name="P1">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P1">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P1">I see... What I’m essentially saying, and have experienced, is that it’s not easy for me to figure out that I don’t like what I’m writing. It’s not as obvious as I make it sound.</text:p>
      <text:p text:style-name="P1">In other words, the most important thing here is to learn to listen to my heart. I don’t necessarily need to be my true self, but doing so makes reading my own soul easier. I need to learn to listen to my own heart.</text:p>
      <text:p text:style-name="P1">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P1">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P1"/>
      <text:p text:style-name="P1">•••</text:p>
      <text:p text:style-name="P1">Saturday 16th of August 2025, 23:56, entry 449</text:p>
      <text:p text:style-name="P1">We improved on the formula, starting from yesternight: we wouldn’t just talk to ourselves while writing, but constantly. I’ll stay in contact with myself and form a bond of understanding.</text:p>
      <text:p text:style-name="P1">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P1">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P1">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P1"/>
      <text:p text:style-name="P1">•••</text:p>
      <text:p text:style-name="P1">Sunday 17th of August 2025, 21:59, entry 449</text:p>
      <text:p text:style-name="P1">We skipped entry 416, therefore I’m repeating yesterday’s entry number. Let’s be detailed today, we have some time.</text:p>
      <text:p text:style-name="P1">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P1">Other than that, the first part of the morning was calculated. No, that’s not true. I remember that I started writing late, at around 10:30, and had to force myself to stop at around 11:30 to do chores. Why did I start late?</text:p>
      <text:p text:style-name="P1">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P1">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P1">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P1">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P1">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P1">Doing that resulted in writing today’s not-throwaway file, “My Name.odt”, as well as the smooth continuation of the story. Understanding myself is an involving task, but it’s worth it.</text:p>
      <text:p text:style-name="P1">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P1"/>
      <text:p text:style-name="P1">•••</text:p>
      <text:p text:style-name="P1">Monday 18th of August 2025, 22:21, entry 450</text:p>
      <text:p text:style-name="P1">No breakdowns today, and we’ll keep the lessons to a minimum since there’s something I want to talk about.</text:p>
      <text:p text:style-name="P1"/>
      <text:p text:style-name="P1">“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P1">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P1">Alright, then in our daily activities we’ll imagine what our ideal self would do. This stone is intended to get multiple birds, we’ll see about it.</text:p>
      <text:p text:style-name="P1"/>
      <text:p text:style-name="P1">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ideally, which usually gives rise to an unrealistic, unforgiving and unsustainable schedule. And... I could only painfully agree.</text:p>
      <text:p text:style-name="P1">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P1">I’ve thought about it, and first of all, let me explain my opinion on this.</text:p>
      <text:p text:style-name="P1">At first, I saw where they came from, and I agreed with the logic, but I thought that this wouldn’t apply to me, because of my yearning for strength of will. But then I continued thinking.</text:p>
      <text:p text:style-name="P1">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P1">That three-minute video is one of the gems for which I love the internet; I love to eat experience and insights served right from another’s plate. Of course, that’s also something I ought not overdo, but let’s not get distracted.</text:p>
      <text:p text:style-name="P1">I want to apply the lessons that video gave me. I’ll plan around the one habit that I simply never failed to do in the past year and a half, come hell or high water, and that’s writing an entry in this diary every day.</text:p>
      <text:p text:style-name="P1">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P1">We’re playing the long game, and we will crawl our way towards our dreams if we have to. See you tomorrow.</text:p>
      <text:p text:style-name="P1"/>
      <text:p text:style-name="P1">•••</text:p>
      <text:p text:style-name="P1">Tuesday 19th of August 2025, 22:03, entry 451</text:p>
      <text:p text:style-name="P1">Dreams. Do I lack them? What is it that I lack? What is it that I don’t have? Why is it that I struggle to become who I want to be?</text:p>
      <text:p text:style-name="P1">Tell me just one thing: do I even have a dream?</text:p>
      <text:p text:style-name="P1">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P1">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P1">... At the end of it all, I’m still undecided. I really do half-ass my entire life, don’t I?</text:p>
      <text:p text:style-name="P1">It’s not like I failed or anything today, it’s just... I’m hating myself, for... Not achieving anything. For not getting anywhere.</text:p>
      <text:p text:style-name="P1">I’ll persevere. Through this and through it all. I’ll continue down this path, so painfully slow as it may be, because who I want to be is someone unreasonably great, an impossibly beautiful soul. So, I’ll do the impossible or die dreaming.</text:p>
      <text:p text:style-name="P1">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P1">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P1"/>
      <text:p text:style-name="P1">•••</text:p>
      <text:p text:style-name="P1">Wednesday 20th of August 2025, 22:33, entry 452</text:p>
      <text:p text:style-name="P1">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P1">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P1">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P1"/>
      <text:p text:style-name="P1">•••</text:p>
      <text:p text:style-name="P1">Thursday 21st of August 2025, 22:20, entry 453</text:p>
      <text:p text:style-name="P1">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P1">It never occurred to me that that connection should be with myself.</text:p>
      <text:p text:style-name="P1">I screwed up today too.</text:p>
      <text:p text:style-name="P1">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P1">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P1">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P1">Did you know? Today, our ideal felt so incredibly close that I had to wonder what was it that made it so far away? Today, I wondered if it was our lack of kindness that made them feel so far from us. I wish to find that out. So, good night.</text:p>
      <text:p text:style-name="P1"/>
      <text:p text:style-name="P1">•••</text:p>
      <text:p text:style-name="P1">Friday 22nd of August 2025, 22:18, entry 454</text:p>
      <text:p text:style-name="P1">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P1">I see I can translate those questions to: “when can I show you my love? And how?” To show love and care, that’s actually what I want from you, huh...</text:p>
      <text:p text:style-name="P1">けして悪いことではない。 Contrariwise, as Tweedledee would say, it’s probably a good sign.</text:p>
      <text:p text:style-name="P1">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P1">And then, there’s the ultimate form of love: just staying with me, with no need for words. Just passing the time together. We should do that sometimes. I want to try that sometimes. To just be with you.</text:p>
      <text:p text:style-name="P1">... I do have to wonder whether I’ve got some screws loose, speaking like this. I don’t think so, but I also don’t mind being viewed as mad; if I were perfectly normal, then I’d only lead a normal life, and that wouldn’t do for the great plans I have for myself.</text:p>
      <text:p text:style-name="P1">... I will rest if I need to. Rest is a necessity, and it is negligence not to listen to the body or mind that demands it. And I’ve neglected you enough for a lifetime, haven’t I? I will let you rest, when you need it. Goodnight, now. See you tomorrow.</text:p>
      <text:p text:style-name="P1"/>
      <text:p text:style-name="P1">•••</text:p>
      <text:p text:style-name="P1">Saturday 23rd of August 2025, 21:33, entry 455</text:p>
      <text:p text:style-name="P1">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P1">However, I have to admit that either our attempts at self-care are sating our hunger for mastery, or I’m misinterpreting this current feeling of... Ease? Complacency? 余裕。余裕があるの気持ち。 I lean towards misinterpretation.</text:p>
      <text:p text:style-name="P1">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P1">See, just as I like it when terms start cancelling out in mathematical equations, I dislike it when a step I take creates new ones. Let’s try and view this from a different light.</text:p>
      <text:p text:style-name="P1">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P1">...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P1">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P1">... Why should I grow as a person?</text:p>
      <text:p text:style-name="P1">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P1">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P1">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P1">(...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P1"/>
      <text:p text:style-name="P1">•••</text:p>
      <text:p text:style-name="P1">Sunday 24th of August 2025, 22:34, entry 456</text:p>
      <text:p text:style-name="P1">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P1">There’s something to it. There’s something important about being hungry.</text:p>
      <text:p text:style-name="P1">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P1">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P1">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P1">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P1">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P1"/>
      <text:p text:style-name="P1">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P1"/>
      <text:p text:style-name="P1">•••</text:p>
      <text:p text:style-name="P1">Tuesday 26th of August 2925, 00:14, entry 457</text:p>
      <text:p text:style-name="P1">There’s no two ways about it: we lack discipline. That’s it. That’s all there is to it. We lack discipline. If we had it, we would be so much further than where we are right now. Go to sleep now, and think about it. The only thing there is to it is discipline.</text:p>
      <text:p text:style-name="P1"/>
      <text:p text:style-name="P1">•••</text:p>
      <text:p text:style-name="P1">Tuesday 26th of August 2025, 22:56, entry 458</text:p>
      <text:p text:style-name="P1">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P1">I will focus on discipline, entirely, until I succeed.</text:p>
      <text:p text:style-name="P1">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P1">But more so than the hunger, more so than anything, discipline.</text:p>
      <text:p text:style-name="P1">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P1">Shit, my writing’s gone down the drain this entry. That means I’m at my mental limit. That’s the hardest thing to notice, as I would never notice it without having my own performance reflected back at me. Very well, we’ll go to sleep.</text:p>
      <text:p text:style-name="P1">Also... I haven’t been talking to myself lately. I’ve started over-consuming again.</text:p>
      <text:p text:style-name="P1">Ah, I know just the thing for you: have you a minute to speak about our lord and saviour, discipline?</text:p>
      <text:p text:style-name="P1">Discipline is the key to everything, and that is maybe only bordering on exaggeration. Discipline is the masterkey that unlocks everything worth having in this life, and I want to become disciplined. I must become disciplined.</text:p>
      <text:p text:style-name="P1">Shit, it’s turning into an object of greed.</text:p>
      <text:p text:style-name="P1">Greed or hunger?</text:p>
      <text:p text:style-name="P1">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P1">But should we not allow discipline to become an obsession?</text:p>
      <text:p text:style-name="P1">What kind of person is Harmony to you?</text:p>
      <text:p text:style-name="P1">You’re right. Then, not an obsession. That’s... easier said than done. We’ll figure it out as we go, but we’ll have to be careful of not becoming obsessed with discipline.</text:p>
      <text:p text:style-name="P1"/>
      <text:p text:style-name="P1">•••</text:p>
      <text:p text:style-name="P1">Wednesday 27th of August 2025, 21:52, entry 459</text:p>
      <text:p text:style-name="P1">Why me, I wonder. Why am I the one who’s alive and well, the one who keeps on getting these chances, who keeps on getting one day after the other? Why not someone more worthy?</text:p>
      <text:p text:style-name="P1">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P1">The focus being on discipline, I should extract lessons relative to it.</text:p>
      <text:p text:style-name="P1">First of all, the alarm clock: up till this morning, we had a gentle tune wake us up. Yesterday, I decided to put one of the musics I like to listen to lately, one called “Vengeance”, by Zack Hemsey. It helped me get up.</text:p>
      <text:p text:style-name="P1">I can make discipline easier for myself.</text:p>
      <text:p text:style-name="P1">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P1">With this in mind, how can I make discipline easier for myself?</text:p>
      <text:p text:style-name="P1">Oh, by the way, one should make things simpler for oneself without foregoing diligence. If you do that, you’re just a lazy bum. Back to the question.</text:p>
      <text:p text:style-name="P1">I’ve also displayed adaptability today, which certainly helped me make the most of unfavourable circumstances. Flexibility helps, then. I already knew that, but having a concrete example in what I’ve done today helps even more.</text:p>
      <text:p text:style-name="P1">One of my most common mistake is to open up YouTube the moment I allow myself a break. We’ll allow ourselves a healthier alternative by prioritising sinking on the bed and just being with ourselves. Let’s keep it to these two things for now.</text:p>
      <text:p text:style-name="P1">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P1"/>
      <text:p text:style-name="P1">•••</text:p>
      <text:p text:style-name="P1">Friday 28th of August 2025, 22:36, entry 460</text:p>
      <text:p text:style-name="P1">あれから一年たったね。</text:p>
      <text:p text:style-name="P1">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P1">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P1">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P1">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P1">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P1">I will become the best writer I can be.</text:p>
      <text:p text:style-name="P1"/>
      <text:p text:style-name="P1">•••</text:p>
      <text:p text:style-name="P1">Saturday 30th of August 2025, 01:22, entry 461</text:p>
      <text:p text:style-name="P1">Ambition is something I can’t quite make sense of. But I decided to be ambitious. I... Something felt off, about only wanting to become the best writer I could be. That was why I had a <text:s text:c="1"/>talk with myself today: I’m going to become the best writer ever.</text:p>
      <text:p text:style-name="P1">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P1">Is it really greatness for the sake of greatness...? I don’t know. What I do know is that, due to circumstances, I chose to write deep into the night. That’s why I’m here so late.</text:p>
      <text:p text:style-name="P1">I’ll keep it to this for today, although there would be more to discuss. Good night, self.</text:p>
      <text:p text:style-name="P1"/>
      <text:p text:style-name="P1">•••</text:p>
      <text:p text:style-name="P1">Sunday 31st of August 2025, 00:40, entry 462</text:p>
      <text:p text:style-name="P1">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P1">Furthermore, my anxiety from neglecting things other than writing is getting to me. Starting next week, we’ll attempt weaving everything together. Harmony would be able to do that. I must too. I’m tired, see you tomorrow. Goodnight.</text:p>
      <text:p text:style-name="P1"/>
      <text:p text:style-name="P1">•••</text:p>
      <text:p text:style-name="P1">Sunday 31st of August 2025, 22:07, entry 463</text:p>
      <text:p text:style-name="P1">夏が終わるんだね。</text:p>
      <text:p text:style-name="P1">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P1"/>
      <text:p text:style-name="P1">•••</text:p>
      <text:p text:style-name="P1">Monday 1st of September 2025, 21:56, entry 464</text:p>
      <text:p text:style-name="P1">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P1">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P1">Ah... That’s right, that was the sentence I’d told myself yesternight: 全世界に魂を与える。That is my duty as a God, and that is what I want to do as a person. Or perhaps I should say: as an artist.</text:p>
      <text:p text:style-name="P1">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P1">I showed kindness to myself, and right now, I’m... It’s really strange but I get this warm feeling that someone’s taking care of me, that someone’s showing love to me. Is it strange for that someone to be me?</text:p>
      <text:p text:style-name="P1">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P1">ねえええええええええええええええええええ「大好き」言われた！！！！！！ねえええええええええええええ</text:p>
      <text:p text:style-name="P1">このままで続けてね。このまま進むのだ。</text:p>
      <text:p text:style-name="P1">それじゃ、good night.</text:p>
      <text:p text:style-name="P1"/>
      <text:p text:style-name="P1">•••</text:p>
      <text:p text:style-name="P1">Tuesday 2nd of September 2025, 22:40, entry 465</text:p>
      <text:p text:style-name="P1">Complacency is born of little successes and victories, and weakness of the mind. Before you know it, it will lead to your doom. We met with some success today, and as a result we’re late in coming here, and we got next to no writing done.</text:p>
      <text:p text:style-name="P1">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P1">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P1">There are times when it’s good to preserve energy. There are times when we have to fight. Go to sleep. See you tomorrow.</text:p>
      <text:p text:style-name="P1"/>
      <text:p text:style-name="P1">•••</text:p>
      <text:p text:style-name="P1">Wednesday 3rd of September 2025, 22:15, entry 466</text:p>
      <text:p text:style-name="P1">More. I have to try harder, I have to fight harder.</text:p>
      <text:p text:style-name="P1">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P1"/>
      <text:p text:style-name="P1">•••</text:p>
      <text:p text:style-name="P1">Thursday 4th of September 2025, 23:42, entry 467</text:p>
      <text:p text:style-name="P1">おかえり。 I don’t mind your lateness today, though we should be more disciplined. You know we really ought to. Sigh...</text:p>
      <text:p text:style-name="P1">Writing is still something I have to figure out, I found out. Well, I already knew that. How to write huh... I wonder if the answer is something I build along the way. Probably. Sleep? Sleep. Sleep. Night.</text:p>
      <text:p text:style-name="P1"/>
      <text:p text:style-name="P1">•••</text:p>
      <text:p text:style-name="P1">Friday 5th of September 2025, 21:56, entry 468</text:p>
      <text:p text:style-name="P1">I’ve been losing you lately. You’ve come back by my side now, but I wish you wouldn’t leave so easily. Still, I understand. It’s a slippery slope, the one of consumption. And the slope is subtle enough that it’s hard to notice we’re going down it.</text:p>
      <text:p text:style-name="P1">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P1">Today, I’ve also come to realise just how unfairly I practically balance writing, the project and university. At any point in time, at least one of them always gets completely starved of time and attention in favour of the others.</text:p>
      <text:p text:style-name="P1">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P1">Alright, see you now. Goodnight.</text:p>
      <text:p text:style-name="P1"/>
      <text:p text:style-name="P1">•••</text:p>
      <text:p text:style-name="P1">Saturday 6th of September 2025, 21:34, entry 469</text:p>
      <text:p text:style-name="P1">To speak of today... Is not really what I’m interested in. I wish to address a more general problem: why? Why do we lack discipline? Why do we lack strength of will?</text:p>
      <text:p text:style-name="P1">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P1">We... How do I put it into words... Let me think, no, let’s analyse.</text:p>
      <text:p text:style-name="P1">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P1">Until we become strong enough to be able to bear through the context switch, then.</text:p>
      <text:p text:style-name="P1">Yup. This is the part where we train our mental muscles. Push yourself to the edge of your limits, then get plenty of rest, rinse and repeat. If only you’d do your best not to forget this.</text:p>
      <text:p text:style-name="P1">I love you for doing this though. I do. Thanks a lot for your efforts.</text:p>
      <text:p text:style-name="P1">Yup, I’ll keep trying. See you tomorrow then, good night.</text:p>
      <text:p text:style-name="P1"/>
      <text:p text:style-name="P1">•••</text:p>
      <text:p text:style-name="P1">Sunday 7th of September 2025, 23:37, entry 470</text:p>
      <text:p text:style-name="P1">470 already? Time flies.</text:p>
      <text:p text:style-name="P1">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P1">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P1">Humble, and aware of one’s surroundings.</text:p>
      <text:p text:style-name="P1">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P1">On that, good night, see you tomorrow. And, do your best tomorrow. Love.</text:p>
      <text:p text:style-name="P1"/>
      <text:p text:style-name="P1">•••</text:p>
      <text:p text:style-name="P1">Monday 8th of September 2025, 21:04, entry 471</text:p>
      <text:p text:style-name="P1">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P1">Now then. There’s really all of two things I wanted to talk about today:</text:p>
      <text:p text:style-name="P1">1. Pressure.</text:p>
      <text:p text:style-name="P1">2. 二階堂ヒロ。</text:p>
      <text:p text:style-name="P1">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P1">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P1">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P1">Then, that clarifies the link with the second point.</text:p>
      <text:p text:style-name="P1">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P1">Awareness... How easily time is wasted, and how pointlessly. I want to assimilate her sense of initiative, make it mine. I want it. Let’s go to sleep now.</text:p>
      <text:p text:style-name="P1"/>
      <text:p text:style-name="P1">•••</text:p>
      <text:p text:style-name="P1">Tuesday 9th of September 2025, 21:20, entry 472</text:p>
      <text:p text:style-name="P1">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P1">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P1">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P1">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P1">But I won’t. I’ll carry all of my mistakes on my back and move forward.</text:p>
      <text:p text:style-name="P1">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P1"/>
      <text:p text:style-name="P1">•••</text:p>
      <text:p text:style-name="P1">Thursday 11th of September 2025, 01:06, entry 473</text:p>
      <text:p text:style-name="P1">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P1">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P1">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P1">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P1"/>
      <text:p text:style-name="P1">•••</text:p>
      <text:p text:style-name="P1">Thursday 11th of September 2025, 23:10, entry 474</text:p>
      <text:p text:style-name="P1">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P1">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P1">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P1">This is essentially the same pattern as that positioning thing we had, not so long ago: because things came naturally, because our positioning was good doesn’t negate the value of what you’ve done. It’s the same logic as why I’m not giving myself love for free.</text:p>
      <text:p text:style-name="P1">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P1"/>
      <text:p text:style-name="P1">•••</text:p>
      <text:p text:style-name="P1">Friday 12th of September 2025, 23:00, entry 475</text:p>
      <text:p text:style-name="P1">I’m late again. Different excuses, same result.</text:p>
      <text:p text:style-name="P1">There is simultaneously nothing and everything to talk about. There’s nothing new, but I could go on for hours. But, I will sleep. I must keep this up, I must persevere through whatever setback comes my way or I make for myself.</text:p>
      <text:p text:style-name="P1">Continue growing. Continue walking. That’s all I have to do. Continue walking. Harmony... When will I ever internalise that name? I don’t know the answer, but what I do know is that now is all I’ve got, and now is when I’ll try my best, even to remember my own name.</text:p>
      <text:p text:style-name="P1"/>
      <text:p text:style-name="P1">•••</text:p>
      <text:p text:style-name="P1">Saturday 13th of September 2025, 23:07, entry 476</text:p>
      <text:p text:style-name="P1">Excuses are strongest when they’re accompanied by external circumstances.</text:p>
      <text:p text:style-name="P1">One day, I want to engage in a battle of details. One day, I want to be so strong and so good at what I’m doing that, when I engage an equal, the only things that can determine the victor will be how diligent we were in polishing ourselves.</text:p>
      <text:p text:style-name="P1">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P1">To improve...</text:p>
      <text:p text:style-name="P1"/>
      <text:p text:style-name="P1">•••</text:p>
      <text:p text:style-name="P1">Monday 15th of September 2025, 00:03, entry 477</text:p>
      <text:p text:style-name="P1">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P1">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P1">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P1">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P1">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P1">A core... I’ve been day-dreaming about cores having incredible outputs, allowing all sorts of stuff, like propulsion and flight, outputting electricity and fire.</text:p>
      <text:p text:style-name="P1">I see I keep my inner kid alive and well. That’s good. I want all those fantasies. And, willpower as the core.</text:p>
      <text:p text:style-name="P1">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P1">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P1">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P1">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P1">Sigh. Alright then. Let’s keep walking. No matter what. And let’s train our true core. See you tomorrow.</text:p>
      <text:p text:style-name="P1"/>
      <text:p text:style-name="P1">•••</text:p>
      <text:p text:style-name="P1">Monday 15th of September 2025, 22:19, entry 478</text:p>
      <text:p text:style-name="P1">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P1"/>
      <text:p text:style-name="P1">•••</text:p>
      <text:p text:style-name="P1">Tuesday 16th of September 2025, 21:30, entry 479</text:p>
      <text:p text:style-name="P1">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P1">But that’s the plan. The goal is to have everything, and the plan is then to do everything, at a snail’s pace. At a snail’s pace we grow, at a snail’s pace we learn to get more things done, at a snail’s pace we undo our main weaknesses and transform them.</text:p>
      <text:p text:style-name="P1">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P1">But I will try. Until the very end, I will try. I will fly in a sea of stars or die dreaming.</text:p>
      <text:p text:style-name="P1"/>
      <text:p text:style-name="P1">•••</text:p>
      <text:p text:style-name="P1">Wednesday 17th of September 2025, 22:26, entry 480</text:p>
      <text:p text:style-name="P1">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P1"/>
      <text:p text:style-name="P1">•••</text:p>
      <text:p text:style-name="P1">Thursday 18th of September 2025, 21:54, entry 481</text:p>
      <text:p text:style-name="P1">I guess I do have something to talk about today.</text:p>
      <text:p text:style-name="P1">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P1">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P1">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P1">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who I am is how I’ll write.</text:p>
      <text:p text:style-name="P1">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text:p text:style-name="P1"/>
      <text:p text:style-name="P1">•••</text:p>
      <text:p text:style-name="P1">Saturday 19th of September 2025, 01:15, entry 482</text:p>
      <text:p text:style-name="P1">For a second I was scared I’d lost an entry. I went out with friends today. Old friends. People... change...? It seems that we change so slowly things always stay the same. It felt like our dynamic was always like this, but was it really? No, not quite. We’ve matured, a tiny bit.</text:p>
      <text:p text:style-name="P1">And... Nevermind. I do wish for a best friend though. Someone I fully connect to. I wonder why it is that I’ve yet to meet someone like me. I’m sure my aversion to socialising doesn’t help. It’s not about making an effort to meet someone like me, it’s about searching in the right places. And yet, how ironic that the place I’m most likely to find myself in is my room. People like me are highly likely cooped up in theirs, then. Then, how about somewhere on the internet?</text:p>
      <text:p text:style-name="P1">Right... Maybe some Discord server.</text:p>
      <text:p text:style-name="P1">Maybe, something else. Or, another Discord server. We’ll see. Let’s go to sleep now. See you tomorrow.</text:p>
      <text:p text:style-name="P1"/>
      <text:p text:style-name="P1">•••</text:p>
      <text:p text:style-name="P1">Saturday 19th of September 2025, 23:05, entry 483</text:p>
      <text:p text:style-name="P1">I’m trash. I have to be.</text:p>
      <text:p text:style-name="P1">It’s relative. For instance, it depends on the perspective. Because we were tired, today we chose to do nothing and just play games. I now see that I feel like trash after this, and so, next time, we’ll push through this shit.</text:p>
      <text:p text:style-name="P1">From an objective point of view, and considering our goals, today was neutral. But being filled with nothing but regrets, we want to say that we’re trash. Since we value objectivity, we reject the latter vision, and favour a broader frame of perception.</text:p>
      <text:p text:style-name="P1">We’ve said it once in the past, but I feel the need to explicit it again now: we have to push through the pain. It’s the same thing as choosing between sleeping in or waking up tired. We have to go for the latter, all day every day. Dammit, with writing out of the picture that’s going to be really difficult. At the same time though, I feel like I’m not mature enough to write yet, and that I should only come back once I’ve reached a certain level of maturity, once I can look into the mirror and think to myself, “yeah, let’s write.” In other words, we’ll use this period where we don’t write as a period to grow and become someone who’ll write what we want. We write the same way we live. Who I am is how I write... In short, I don’t like myself enough to write, currently. I have to grow.</text:p>
      <text:p text:style-name="P1">Well then, let’s go to sleep. It’s already late.</text:p>
      <text:p text:style-name="P1"/>
      <text:p text:style-name="P1">•••</text:p>
      <text:p text:style-name="P1">Monday 22nd of September 2025, 01:13, entry 484</text:p>
      <text:p text:style-name="P1">Been on a Discord call with friends. Been a while since I had one of those. The conversation was rather more... Philosophical? Metaphysical? Than I was used to. Also because those dogs didn’t buy Terraria like I told them to.</text:p>
      <text:p text:style-name="P1">Putting that aside, discipline is hard, but my instincts are telling me it’s the way forward. To push through the pain and the mistakes, through the unwillingness and the headaches, to do my best throughout the day. With writing out of the picture, we’ll pour our all in the two remaining fields. I want to see what my everything is like, if it’s weak and disappointing, mediocre, average, slightly better than average, or excellent. I want to see where I’d rank it. I have predictions, and I want to surpass them. See you tomorrow.</text:p>
      <text:p text:style-name="P1"/>
      <text:p text:style-name="P1">•••</text:p>
      <text:p text:style-name="P1">Monday 22nd of September 2025, 20:58, entry 485</text:p>
      <text:p text:style-name="P1">What impression do you have of me, I wonder? I imagine something like a lost soul searching for meaning, in a journey full of setbacks, frustrations, tenacity and introspection. Today, something peculiar happened. In fact, it happened just earlier. Today was another session of trial and error, where I tried but just couldn’t get working in earnest. Really, all things considered, it was a rather average day. And earlier, I thought to myself, “maybe I should die.”</text:p>
      <text:p text:style-name="P1">I won’t, but the thought is... I’m trying to expunge it? No, it’s the feelings I’m trying to expunge. I know exactly why they arose, and I know that my current attempt is merely a temporary solution. See, I don’t want to die, but as things stand, I don’t particularly care to live either. My life is empty. I don’t know what impression I’ve made to you, but I can feel that my life is empty. I’ve accomplished nothing, I’m far behind my peers, and I’ve no tangible proof of progress. Not of substantial one anyway. I feel empty. Looking back on it, I wonder if writing felt the same as doing my homework. I don’t have a passion. I don’t have a best friend. I don’t have something or someone to put my life in.</text:p>
      <text:p text:style-name="P1">I want to write. I want to fall in love with writing. I also want to find someone like me.</text:p>
      <text:p text:style-name="P1">My life is empty right now. I wonder what it’d take to make it full. A connection with a person, and a connection with an activity. The connection with myself is as strong as I can make it, but it’s beyond abundantly clear that it can only progress with the other two links.</text:p>
      <text:p text:style-name="P1">Writing is currently my only guiding star, my only hope, and yet I just shelved it away. I think it’s exactly because I shelved it away that I took away my own light, and in so doing, expose to myself the overwhelmingly absolute void that is my life without it. Perhaps, the price for being greedy, the price to have it all is slow and pure pain. Perhaps I have no choice but try to balance three activities at the same time, becoming sluggish in all three.</text:p>
      <text:p text:style-name="P1">Then again, maybe not. I... Let’s continue down this road a little longer, let’s see what happens.</text:p>
      <text:p text:style-name="P1">And yet, at the same time, I want to have writing as a passion. I want to become passionate for it. I want to become obsessed with it. And, well passions must be cultivated. What should I do, I wonder?</text:p>
      <text:p text:style-name="P1">I don’t know what I should do, but I’ll write. In the morning. So, I’ll have to wake up early in the morning. I’ll have to struggle in the morning. I’ll have to fight my own drowsiness in the morning. But I want to write, in the morning. See you tomorrow.</text:p>
      <text:p text:style-name="P1"/>
      <text:p text:style-name="P1">•••</text:p>
      <text:p text:style-name="P1">Tuesday 23rd of September 2025, 23:18, entry 486</text:p>
      <text:p text:style-name="P1">Should I doxx myself to hell and back? Sure. I don’t particularly care about my identity.</text:p>
      <text:p text:style-name="P1">たった今はね、ねねちから「Happy Birthday」もらった！やった！嬉しい！！！！ねっこのみんなにも言ってもらった！</text:p>
      <text:p text:style-name="P1">A good way to end a good day！</text:p>
      <text:p text:style-name="P1">Something else I want to mention is that my wish for discipline has been internalised enough that yesternight, in a dream, when for some reason I started praying to God to ask for something I really wanted, I asked for the strength, the chance to become disciplined. The dreams of that night were also particular. About climbing a rather dangerous mountain bridge with someone, before opting to visit the ruins of an ancient Colosseum rather than something else. After crossing the bridge, I started princess-carrying that someone. It was when we went left and reached the colosseum that a guide showed up. He had strange eyes, or rather, it was like he’d had some leather... Masks? Implanted in his eye sockets, covering his eyes. It’s that guide and some stuff that he said that made gently put down the tired princess and start praying. But, I woke up after that.</text:p>
      <text:p text:style-name="P1">A dream later, I was kissing someone. It felt rather real. I wonder where that came from. Alright. Time to go to sleep. I got home very late, and it’s also very late, but we have to wake up early. Let’s wake up early. See you tomorrow.</text:p>
      <text:p text:style-name="P1"/>
      <text:p text:style-name="P1">•••</text:p>
      <text:p text:style-name="P1">Wednesday 24th of September 2025, 23:12, entry 487</text:p>
      <text:p text:style-name="P1">There’s still so much I don’t understand about myself. I can kinda see why I failed to wake up to the alarms, I hadn’t had quite enough sleep. But, what of the rest of the day? Why did I get nothing done? We’re here to understand that. I’m here to understand myself.</text:p>
      <text:p text:style-name="P1">Let’s analyse.</text:p>
      <text:p text:style-name="P1">We spent a lot of time with ourselves today, a lot of time with our own thoughts. In the morning, we tried to figure out what we could do to make the best of the time left, and yet immediately after we lost about thirty minutes to idling, at least. Then, things got worse when we got cooking lunch. Why...? We listened to music the entire time, but I think that’s not the point. I think... The point is that we failed to fight, to struggle. Even now, we’re listening to music, to keep ourselves alive. Why am I...? What’s wron- let’s not get distracted. Continue the summary.</text:p>
      <text:p text:style-name="P1">After eating lunch, we relaxed for an hour or so. At the end of that hour, we had the presence of mind and the discipline to start doing what we needed to do, and that included an errand outside. And I spent all that time with only myself, my own thoughts.</text:p>
      <text:p text:style-name="P1">That was likely a good choice, allowing me to cultivate a way of thinking I like. Notably, it led me to think that the most important question I could and should ask myself to foster discipline is “what’s your dream?”, as well as its variants “why do you live?” and “what’s your purpose in life?”</text:p>
      <text:p text:style-name="P1">And yet, when I came back, I was... I failed to do anything, I just spent all my time on YouTube. Oh... I see what it was. Pekora resumed her playthrough of まのさば today, and, I started watching it and didn’t stop, the mark of a captivating game. Then it spiralled down from there. After that, I just binge watched YT videos. And before I knew it, an entire day was wasted.</text:p>
      <text:p text:style-name="P1">Breaking things down really helps shed light on what was otherwise a mystery. Furthermore, I should also remove that artificial psychological barrier I put in my own subconscious, a barrier born from the well-intentioned “how did things come to this?”’s and “I don’t understand you”’s. The road to hell is paved with good intentions, and if you only half-ass the answer to the question you ask by saying “I don’t understand you”, you’ll really start to think that you can’t understand yourself. That’s what happened to me, that’s what I understood just now. I’d made so much of a habit of the exchange that at some point I just skipped the question and jumped straight to telling myself “I don’t understand you”. It’s not that I don’t understand myself, it’s that I’m not trying to. I, if anyone, can understand myself.</text:p>
      <text:p text:style-name="P1">Now then, why did we waste an entire day?</text:p>
      <text:p text:style-name="P1">A lot of it has to do with defeatism. Or rather, the atmosphere of failure, first to wake up, then of mindlessness, and then of consumerism, permeated us throughout the day. We have to become capable of taking a step back and look at the current situation objectively. Because we lacked it, we were unable to bounce back.</text:p>
      <text:p text:style-name="P1">Secondly, it appears we’re simultaneously failing to account for full circumstances to estimate our willpower stamina and underestimating the toll taken by long walks. We hadn’t accounted for the lack of proper sleep —low-quality sleep seems about the same as no sleep— for the former and failed to take a healthy mental break for the latter. How would we make it healthy? Limits. That’s what we lacked. We took a break that wasn’t a break, it was just consumerism. We should have done nothing and just lay in bed for some time, to get some actual rest.</text:p>
      <text:p text:style-name="P1">Understood, let’s stop here for today, there’s nothing more to talk about.</text:p>
      <text:p text:style-name="P1"/>
      <text:p text:style-name="P1">•••</text:p>
      <text:p text:style-name="P1">Thursday 25th of September 2025, 23:30, entry 488</text:p>
      <text:p text:style-name="P1">正直になろうよ。</text:p>
      <text:p text:style-name="P1">Somewhere deep down, perhaps I’m hoping that things will work themselves out. That by just doing what I’m doing and letting time flow like this, everything will be fine, and I will get what I want. I’m living comfortably. And contrarily to what I think, that’s wrong. I have to struggle throughout the day, I have to hurt, I have to live like I mean it. Out of my comfort zone. My limits are out of my comfort zone, and my limits are what I want to reach, to surpass.</text:p>
      <text:p text:style-name="P1">Yes, they are. To go beyond my current self, to become my ideal. I have to push my own limits. At this rate I’ll only hate myself. At this rate, that’s all I’ll achieve in life.</text:p>
      <text:p text:style-name="P1">I know you want balance, and you want sustainability. I know it. And it’s the most reasonable thing to ask. でも仕方ないと思う。</text:p>
      <text:p text:style-name="P1">Wait. Do you really want to be exceptional?</text:p>
      <text:p text:style-name="P1">Exceptionally good at certain things, yes, but indeed, why?</text:p>
      <text:p text:style-name="P1">Putting that aside for a moment, it’s not just about being good at something, there’s also the feasibility of our projects into play. Indeed, if we fail to put in the effort, all will be in vain. Furthermore, we’re sacrificing time that could be spent studying for this. And it’ll all be worthless. So, it’s not just excellence for the sake of excellence, our dreams are at stake too, though only partially.</text:p>
      <text:p text:style-name="P1">Partially is enough... Is what I’d like to say, but it’s not. My heart won’t move to this.</text:p>
      <text:p text:style-name="P1">FUCK. DAMMIT ALL. I want to make miracles happen, I want to change right away, to just get good at everything right away. To be strong right away. FUCK.And yet, time and again our experience has shown us just how inconsistent we are.</text:p>
      <text:p text:style-name="P1">... Lately though, we haven’t noticed that that much. In other words, we’ve been becoming more consistent.</text:p>
      <text:p text:style-name="P1">Yes, but there’s such a thing as too little too late, and if we keep it up this rate, well, there’s no saying when or if we’ll ever get anything done. FUCK.</text:p>
      <text:p text:style-name="P1">軌跡を起こすしかねえか、私には？</text:p>
      <text:p text:style-name="P1">Very well then. I’ll indulge my own impatience. I’ll give you a goal: one week. One motherfucking week. In that week, without fail, you wake up early to get work done, and work your ass to the bone when you have free time. Tomorrow, that means during the car ride. In general, it means you become disciplined. It means you go to sleep at 22 and wake up at 7 at the latest. It means you don’t betray yourself, you don’t lie to yourself.　一日ずつ。 You take things one day at a time, one moment at a time. That’s right, one day at a time. We don’t have to struggle for a week, we have to struggle for a day, seven times in a row. There’s a stark difference between a 1v7 and 7 1v1’s. And the best thing is, once you know you can do one day, it’s game over. Because once you can do one day, you can do everyday. If you can win one 1v1, you can win them all. So tomorrow, I can already see it, I can already appreciate all the complacency that will come to seduce you. I can see it coming from half a day away. it will be up to you. Seven days. Next Thursday, if you fail, you go back to daily life. No, there’s no need for punishment. If you fail, you fail, and you won’t even notice it. Maybe you’ll forgive yourself right away, maybe you’ll pretend you aren’t seeing it, but if you fail, I won’t even need to punish, for you’ll do so yourself, plentifully.</text:p>
      <text:p text:style-name="P1">The will to fight is what I ask of you. A fucking miracle is what I ask of you. Whether you’ll provide it or not, you will answer me, with your actions. See you tomorrow.</text:p>
      <text:p text:style-name="P1"/>
      <text:p text:style-name="P1">•••</text:p>
      <text:p text:style-name="P1">Friday 26th of September 2025, 22:39, entry 489</text:p>
      <text:p text:style-name="P1">Have I pulled off a miracle? No. But am I doing bad? No. I have to continue trying hard, and I have to start trying harder. By the way, I hadn’t mentioned it, but yesterday I finished Pekora’s まのさば playthrough. A good game, a good story.</text:p>
      <text:p text:style-name="P1">Now, I may not have pulled off a miracle, but I’m not entirely dissatisfied with my performance either. I will try harder. I have to. And it starts with creating occasions tomorrow, making time. On that, see you tomorrow.</text:p>
      <text:p text:style-name="P1">Complacent. Being satisfied with today is called complacency. I cannot be satisfied with today. I cannot be happy with myself until I shed blood. My own blood. I must work harder. I cannot be happy with today’s performance. I will see you tomorrow. And I will catch further forms of complacency.</text:p>
      <text:p text:style-name="P1"/>
      <text:p text:style-name="P1">•••</text:p>
      <text:p text:style-name="P1">Sunday 28th of September 2025, 00:00, entry 490</text:p>
      <text:p text:style-name="P1">I’m... Tired. Too tired to write properly.</text:p>
      <text:p text:style-name="P1"/>
      <text:p text:style-name="P1">•••</text:p>
      <text:p text:style-name="P1">Sunday 28th of September 2025, 22:34, entry 491</text:p>
      <text:p text:style-name="P1">I have much to report. However, I’m tired. Tomorrow, we’ll report it all.</text:p>
      <text:p text:style-name="P1"/>
      <text:p text:style-name="P1">•••</text:p>
      <text:p text:style-name="P1">Monday 29th of September 2025, 21:24, entry 492</text:p>
      <text:p text:style-name="P1">492. This number feels special, and I don’t know why. Well, let’s move on. We have a lot to talk about.</text:p>
      <text:p text:style-name="P1">First of all, Saturday. But even before that: which analytical approach is better? Exposition followed by analysis, or presentation of ideas backed by experience?</text:p>
      <text:p text:style-name="P1">Let’s see... Theories should fit the data, not the other way around. It then follows that data should take priority and remain untainted. Based on this belief which is predominant in my mind, we’ll go with the former approach.</text:p>
      <text:p text:style-name="P1">Then, let’s hurry, there is much to cover, and time is pressing. Show me efficiency.</text:p>
      <text:p text:style-name="P1">Saturday was a nice day, overall. I went out to a sort of amusement park, or perhaps it would be more correct to say that it’s an open air museum, with some attractions on the side. The sky was beautifully blue, and it would have been the perfect day, had it not rained in the afternoon. Oh, very importantly, I rode a roller <text:s text:c="1"/>coaster for the first time in probably over a decade, and it was... interesting. I’m used to fear, I know pain, and I’ve faced pressure. But, something felt different about those drops, and I’m not sure what. Should I retrospect now? No. Let’s continue exposition. In any case, the experience got me wondering why was it that something that I should have enjoyed, something that was the closest to flying was... I was averse to it, and I didn’t know why. Still, it was a great experience, a nice novelty to end a nice outing on.</text:p>
      <text:p text:style-name="P1">If only there wasn’t rain on my parade, in the second half of the day. Both figurative and literal. I’d been accumulating sleep debt, and it came back to bite me on Saturday. It was marked by my failure to go to sleep early, my lack of resistance against consumerism, and it ultimately spiralled down to masturbation. A sad way to end a good day. However, as I said, I’d keep analysis for later, and I have something for this one.</text:p>
      <text:p text:style-name="P1">Moving on to Sunday... Not much happened, which helped in terms of recovery.</text:p>
      <text:p text:style-name="P1">As for today... What’s there to say? Not much? We’re trying, that’s what we can say. Oh, yeah. I think I want to attempt doing something rather difficult. For my thesis, I’m thinking of writing a paper. In a field I’m interested in. Two fields, actually. Cybersecurity and deep learning. I’ve found an idea. It would be extremely difficult, but if I can pull it off, there’ll be nothing I can’t pull off. But to pull it off, I have to get on another level. Alright, let’s analyse now.</text:p>
      <text:p text:style-name="P1"/>
      <text:p text:style-name="P1">First off, the roller coaster. The idea behind it was reinforced by my fuck-up later that day, so they’ll be treated as one.</text:p>
      <text:p text:style-name="P1">So, why didn’t I like going on a roller coaster? Why did it feel so different from all my other negative experiences?</text:p>
      <text:p text:style-name="P1">My provisory answer is control: on a roller coaster, I don’t have any. There was nothing I could do, I could only endure. There was no possibility to “fight back”. And, seeing that I like having control in all I do, this could explain my aversion to the experience. However, this explanation feels incomplete. It lacks depth. It lacks something more important, even, and that’s a proper understanding of my feelings back then.</text:p>
      <text:p text:style-name="P1">Back then, as I went home, I felt like something was missing. Like I’m missing something very important. And, later on when I screwed up despite trying the opposite, I thought the following: it’s not a problem of time and patience. It’s a problem of sheer force of will. That wall... That wall I’ve been banging my head against, it won’t break if just enough time passes, and even if it would, it would take too much time. That wall, I have to break it all at once, in a single strike. And that strength, I either have it, or I don’t. I either choose to be disciplined, or I don’t. It’s that simple. It’s a strength that feels beyond my reach. Just beyond my reach. Beyond my current capacities. And no amount of training or time will make me reach it. Only resolve will. Only the will to victory will allow me to reach that strength. Only resolve. The resolve to break out of my current self, to become more than I currently am, the resolve to become he who lives in my ideals. Did you know? Right now, and for a long while, I just couldn’t find it in me to call myself Harmony. But I know that the difference between me and Harmony is resolve. I know it. The difference between you and me is resolve, Harmony. I will become you yet.</text:p>
      <text:p text:style-name="P1"/>
      <text:p text:style-name="P1">•••</text:p>
      <text:p text:style-name="P1">Tuesday 30th of September 2025, 23:39, entry 493</text:p>
      <text:p text:style-name="P1">When was the last time I talked to you?</text:p>
      <text:p text:style-name="P1">Are you Harmony, or are you... A different part of me? Perhaps you are just me, that’d be the simplest answer.</text:p>
      <text:p text:style-name="P1">You know, “Harmony” feels farther than ever. And our dreams all feel so far away. Is it normal for them to be so far? We never stopped to question that. Why aren’t they closer at hand?</text:p>
      <text:p text:style-name="P1">Thankfully, the answer is simple: we just have to look at our past. Our dreams are grand, and our past, isn’t. You in particular are very greedy, but your diligence doesn’t match your greed.</text:p>
      <text:p text:style-name="P1">Today we fucked up, and I know why. A certain someone tried to pick a fight with themselves, with their demons, and they lost. They lost because they lacked resolve. I keep saying resolve, but somehow, “courage” sounds like a better fit. Why is that? Isn’t it resolve we need?</text:p>
      <text:p text:style-name="P1">My diligence doesn’t match my greed... At the same time, it would take a frustrating amount of time to slowly and steadily work my way up where I want to be. The compromise is then to go faster. Not at a maximum unsustainable speed, but simply faster. We’ll be more prone to falling, but we exchange failures for growth. In practice, this means I want to try harder and do more, more.</text:p>
      <text:p text:style-name="P1">How?</text:p>
      <text:p text:style-name="P1">I want to wake up early. We keep on failing to wake up at 7, and sleep at 22. We have to achieve those. We have to.</text:p>
      <text:p text:style-name="P1">What do we do?</text:p>
      <text:p text:style-name="P1">We force ourselves awake. That’s all we can do. Then we force ourselves asleep. The latter requires more setup, more planning, but it must be done.</text:p>
      <text:p text:style-name="P1">All right. See you tomorrow then. Try and wake up on time.</text:p>
      <text:p text:style-name="P1"/>
      <text:p text:style-name="P1">•••</text:p>
      <text:p text:style-name="P1">Wednesday 1st of October 2025, 21:06, entry 494</text:p>
      <text:p text:style-name="P1">A space where we talk with each other. That’s one of the many things this place is. This file. It will last much longer than me though. These words... Well, not that I care much.</text:p>
      <text:p text:style-name="P1">Not exact: it really depends on the time. Sometimes I care, sometimes I care not.</text:p>
      <text:p text:style-name="P1">Anything you want to talk about?</text:p>
      <text:p text:style-name="P1">Am I more tired than I’m thinking?</text:p>
      <text:p text:style-name="P1">The answer is important, because I haven’t suspected a thing. If the answer were yes, how would you modify yourself to expect it? Observation. Today I couldn’t help but notice my lack of awareness.</text:p>
      <text:p text:style-name="P1">Positioning is also important. What we’re doing now. Now. What’s happening right now. The decisions we make from moment to moment.</text:p>
      <text:p text:style-name="P1">Right... The now is what matters the most, but I’m not making ti count. Let’s go to sleep, shall we?</text:p>
      <text:p text:style-name="P1">Before that... Anything you want to say about today?</text:p>
      <text:p text:style-name="P1">Hm... More awareness. More time to self. Talking to ourselves more won’t render us invincible and perfect, but without it, we’ll fall in eternal consumerism.</text:p>
      <text:p text:style-name="P1">Oh, there’s something else. I guess it’s worth talking about. And, I am tired, by the way.</text:p>
      <text:p text:style-name="P1">It’s about my ideal. Essentially, I want us to achieve machine-like performance. At first, I didn’t like the idea. Machine-like... Where’s the soul? Where are the emotions? Won’t everyone be the same at the end? But I realised that the soul is still there, the personality will be there, and so will the happiness. Machine-like efficiency would be born from complete mastery of one’s emotions and state. It’s the self-mastery that I seek. And then, even if the entire world were to achieve self-mastery, personality would still abound. Because all our pasts are different, because our brains are, and, well, because no two of us are equal.</text:p>
      <text:p text:style-name="P1">Mastery over emotions is different from erasing them. To control is not to kill.</text:p>
      <text:p text:style-name="P1"/>
      <text:p text:style-name="P1">So, finally, our image of our ideal is clear. That was anticlimactic.</text:p>
      <text:p text:style-name="P1">Now we know exactly what we want. What’s unclear is what form it will actually take. We know the class, but we have yet to see its instantiation.</text:p>
      <text:p text:style-name="P1">取り敢えず、寝ろ。</text:p>
      <text:p text:style-name="P1">はい。おやすみ。</text:p>
      <text:p text:style-name="P1"/>
      <text:p text:style-name="P1">•••</text:p>
      <text:p text:style-name="P1">Thursday 2nd of October 2025, 22:26, entry 495</text:p>
      <text:p text:style-name="P1">Analysis would be required today, because I need to understand what happened.</text:p>
      <text:p text:style-name="P1">Let’s keep it short, concise: we ran out of energy. Too many context switches. We wrote in the morning, but in the afternoon we were a lot... less focused? Like we were dying, worked a little on the project, and failed to get anything done for the thesis. We ran out of energy? Also, about today’s writing session, have I grown more as a writer? Or perhaps as a person? Because I’ve finally found how to finish the first node. As for the implementation, it remains to be seen. I’ve decided to give her a part of me. It was something I’d kept for Shiiro, Orion, and a few others. Why didn’t it occur to me to give that girl a part of me too? And it’s a part of me that’s hard to describe. “Perseverance” is the closest word to it, but... I falter and fail so much I doubt I can call it that. The wish not to give up. A wish, huh?</text:p>
      <text:p text:style-name="P1">But beyond that, what happened today? I’m just weak, I think. I don’t know if if any breakdown is necessary anymore. I really think it’s just about being strong at this point. It really is about being as strong as one can be.</text:p>
      <text:p text:style-name="P1"/>
      <text:p text:style-name="P1">... Newer studies, or rather, repetition of studies as the scientific method intends is, is showing that the theory that willpower works as a muscle might be bullshit. I’ve heard of that. Of how an incredible amount of psychological studies lack confirmation by replication.</text:p>
      <text:p text:style-name="P1">We’ll put it to the test right away. If “willpower works like a muscle” is incorrect, and replications seem to indicate pretty much that, then it’s free real estate. Self-fulfilling prophecies. Here, we get to choose. Whether it’ll make a difference or not, I’ll see, but now I know there won’t be a “Yup, that’s it, that’s our willpower output for the day” from my subconscious. The only limit will be my mind.</text:p>
      <text:p text:style-name="P1"/>
      <text:p text:style-name="P1">•••</text:p>
      <text:p text:style-name="P1">Saturday 4th of October 2025, 02:53, entry 496</text:p>
      <text:p text:style-name="P1">時間がないので、明日にする。寝かせてください〜</text:p>
      <text:p text:style-name="P1"/>
      <text:p text:style-name="P1">•••</text:p>
      <text:p text:style-name="P1">Saturday 4th of October 2025, 22:35, entry 497</text:p>
      <text:p text:style-name="P1">I don’t really want to talk about what happened these past few days, as the answer is “not much”. Oh, but I did come to the conclusion that it wouldn’t hurt to socialise more. To talk with people more. Went to someone’s birthday yesterday, hence the lateness. Didn’t socialise much, couldn’t find it in myself to get interested in the humans I saw. But then, the idea that the people at that party were uninteresting because none seemed special clashes with my perception of Hololive: both are groups of people who come from their own backgrounds, who have their own stories and struggles. There is then something wrong with my difference in perception of them. I see Hololive very positively, I see the values and qualities of the individual talents. That I do not apply the same perception standard to the people in the party is, by definition, a double standard. Thus, I will avoid it. Going a little further in the reasoning, we reach the conclusion I exposed above.</text:p>
      <text:p text:style-name="P1">Another idea that reinforced the conclusion are the six degrees of separation. Six is the number of people we have to go through to meet... Anyone. By extension, if someone like me exists, then they’re six people away from me. Of course, assuming that the average person has 150 first-name basis acquaintances, then I would have to roll a 6, 6 times in a row, on a dice with 150 faces. Thankfully, I get to rig the dice, because I get to choose who to talk to. In other words, I get to apply a search algorithm, or rather, a selection algorithm for whom to speak to. And, as I have no knowledge of this particularity of the field of network analysis, I’ll default to a greedy search algorithm, i.e. talk to the people most like me in hopes I’ll eventually end up with someone on my wavelength.</text:p>
      <text:p text:style-name="P1">In other news, I got a keyboard. A 60% keyboard. One that makes use of the Hall effect, whatever that may be. And, it’s extremely nice to write on. I only wish I’d picked a bigger keyboard. Not a problem. Could easily implement Vim-like keybinds in a layer in Kanata. Very pleasant keyboard to write on. Chose it specifically for the Hall effect, for the minimal force required, and I’m loving it.</text:p>
      <text:p text:style-name="P1">Would you look at that. I ended up talking about the day anyway.</text:p>
      <text:p text:style-name="P1">There’s something more important though.</text:p>
      <text:p text:style-name="P1">I want to start making a certain set of counter-intuitive moves: I wish to sacrifice long term planning in favour of immediate discipline. This morning, I didn’t get up to the 7am alarm clock because I debated with myself the wisdom of sleeping so little when we could sleep longer. But I’ve decided that I won’t worry about that anymore. The miracle I want, the one that will make me as productive as I want to be, I think it starts from this. God this keyboard feels light. So. I’ll favour discipline. But, I’ll also enjoy life a little more. For example, I’ll watch some Hololive clips while I cosily drift off to sleep, wrapped in a blanket. That’s the kind of thing I want in the future. The kind of freedom I want to achieve. But I can do it now too, so I will.</text:p>
      <text:p text:style-name="P1">A miracle... You know, I think that’s the only thing that could save me. The rate at which I’m going right now, I’ll die before getting anything done. Possibly by my own hand. Unlikely though. I don’t want to give up.</text:p>
      <text:p text:style-name="P1">Ah... Something else. I want to mention it at least somewhere.</text:p>
      <text:p text:style-name="P1">Why is it that Ao-kuyu’s graduation hit so hard? Also, two years is way too short, that girl was way too interesting... It also hurts, since I was there for ReGLOSS’s debut... Fare well, Ao-kun.</text:p>
      <text:p text:style-name="P1">Now then. Shall we go to sleep?</text:p>
      <text:p text:style-name="P1">Yes. Let’s be cosy. See you tomorrow.</text:p>
      <text:p text:style-name="P1"/>
      <text:p text:style-name="P1">•••</text:p>
      <text:p text:style-name="P1">Sunday 5th of October 2025, 21:45, entry 498</text:p>
      <text:p text:style-name="P1">What to talk about... We got to apply a bit of that socialisation today. Allowed me to discover a little more about people.</text:p>
      <text:p text:style-name="P1">Also... Right, this morning I wrote. Let’s talk about the first argument though.</text:p>
      <text:p text:style-name="P1">People are, potentially, more interesting than they first appear. Still, the ratio of people who are interesting and people who aren’t is rather low. And, I myself am not very interesting to talk to unless allowed to go on topics like the ones I talk about here.</text:p>
      <text:p text:style-name="P1">More importantly, writing. To listen to one’s own heart is difficult. However, it’s what I must do. Alright, let’s go to sleep now. See you tomorrow.</text:p>
      <text:p text:style-name="P1"/>
      <text:p text:style-name="P1">•••</text:p>
      <text:p text:style-name="P1">Monday 6th of October 2025, 21:54, entry 499</text:p>
      <text:p text:style-name="P1">Not much to talk about today. Or, I could choose to talk about the world. How much there is to talk about depends on me. And, I guess there isn’t much I want to say. Today is a day like others, where I keep on trying, with its moments of despair, of hope, of strength and of weaknesses.</text:p>
      <text:p text:style-name="P1">Ah... I want to come back to peaceful times. Someday... Just listen to Yorushika and Suisei without a care in the world. Just writing, with a cup of coffee in one hand and rain against my window.</text:p>
      <text:p text:style-name="P1">I have to work for that peace, huh? That’s fair, but... I feel like I have to work a lot more for it than I should.</text:p>
      <text:p text:style-name="P1">Let’s go to sleep. Let’s work for that peace. For the peace that we seek. The happiness in the small things... And the heart to enjoy them... Goodnight.</text:p>
      <text:p text:style-name="P1"/>
      <text:p text:style-name="P1">•••</text:p>
      <text:p text:style-name="P1">Tuesday 7th of October 2025, 21:31, <text:s text:c="1"/>entry 500</text:p>
      <text:p text:style-name="P1">Strong performance today. It's not over yet though, it remains to be seen whether you’ll sleep on time or not. Still, a very strong performance: woke up on time, although we did have to waste that time fighting our own demons, then keeping on going, focusing on a single thing, the thesis. To focus... We’ll see how this ends up, and I don’t have a particular plan for how to proceed, but for now I’ll focus on the thesis. I know now, I know that a passion is developed, ait is gained by putting in hours and hours and effort into a craft, but that craft must also respond beautifully in return. I know whatever I do is capable of triggering this <text:s text:c="1"/>reaction. But even so, I’ll choose not to write for the time being. No particular reason, I just want to focus on a single thing at a time. I want to go all out on a single subject. And, I do want to do that for writing one day. But I?m afraid this sacrifice will be necessary.</text:p>
      <text:p text:style-name="P1">Thinking about it, imagining it, IT Might be necessary to dedicate time now to other things, in order to have all the time in the world to write.</text:p>
      <text:p text:style-name="P1">Also, I started watching Blue Lock. To hunger. To feed on their hunger. To assimilate it. It’s part of why today’s performance was good.</text:p>
      <text:p text:style-name="P1">I’ll watch one last episode and call it a day. The plan is to build on this momentum, and to preserve and cultivate this mentality I have right now, of fighting through it all, no matter what.</text:p>
      <text:p text:style-name="P1">Alright then. See you tomorrow.</text:p>
      <text:p text:style-name="P1"/>
      <text:p text:style-name="P1">•••</text:p>
      <text:p text:style-name="P1">Wednesday 8th of October 2025, 22:20, entry 501 </text:p>
      <text:p text:style-name="P1">The old man and the sea. I’m reading this short story. So this is Ernest Hemingway. An interesting style. I’ve read of it. Not particularly tor my liking, but the story is what matters. I think we’ll both agree on that. Anyway, there’s something else I want to talk about: I ran out of mobile data again. I didn’t expect to burn through 40GB of data within two weeks, let alone eight days. I must tone down my consumption.</text:p>
      <text:p text:style-name="P1">Without internet access, I can’t work on my thesis. And while I could gain access to the internet, in the end, I chose another path. I chose to write. The one activity that I can do regardless of the internet. Of course, eventually I’ll want an internet connection, but for now... I wondered whether, like how the old man was born to be a fisherman, I too was born to be a writer. My answer to myself was no. I wonder though. Not a writer... Not a writer... Right now, what I would answer is that I’m a soul, born to connect with other souls. To connect? You? That’s not what I expected. Not a direct connection like friendship. An indirect one. What is writing? To me, I mean. A vessel for my soul. I see. This is the first time I’ll say this, but I think I have good idea how to write, finally.</text:p>
      <text:p text:style-name="P1">I think I’m starting to know how to write. Or, I guess, how to put my soul to paper. The analogy earlier was truer than I thought. Writing really is a vessel for my soul, and therefore, I have to get good at not only listening to my own heart, but also put its wishes and whims down into words. What is the difference between the me now who thinks they’ve got a good idea how to write, and the me of the past who kept on saying they don’t know how to write? I really do think it comes down to how I can listen to my soul now, and how I don’t compromise on what I want. I recognise the difficulties in what I <text:s text:c="1"/>want to accomplish, and I do not back down before or try to avoid them. That’s the difference. There are certain things I would have subconsciously avoided that I am not accepting and facing.</text:p>
      <text:p text:style-name="P1">I’ve grown, that’s why I’m confidently saying that I have an idea how to write now. That’s why I’m saying something so bold so confidently. Because it’s a really big deal to know how to write, it’s not something I want to take lightly. Alright, let’s keep on trying to wake up early tomorrow. See you.</text:p>
      <text:p text:style-name="P1"/>
      <text:p text:style-name="P1">•••</text:p>
      <text:p text:style-name="P1">Thursday 9th of October 2025, 22:39, entry 502</text:p>
      <text:p text:style-name="P1">There’s a lot I could say... It was a little bit of an emotional roller coaster of a day. First, we went way up high when we figured out great ideas for the thesis. Then, Nenechi posted that tweet and I felt down. I also went on to realise just how important confidence is. Or rather, experience first-hand the difference between confidence and lack of it. It’s night and day.</text:p>
      <text:p text:style-name="P1">Then, after an afternoon lull, I slowly got to work on my thesis, and after some research, I came to realise that my idea was, in fact, unfeasible. And, for some reason, it hurt me. For some reason, I got emotionally attached to my idea. A good thing for many projects, but can the same be said for scientific research?</text:p>
      <text:p text:style-name="P1">The fact remains that being told it was near-impossible for a simple thesis hurt. I’m still not sure why exactly. I think it’s because I dreamed of its potential, and maybe having that ended is what hurt. I see, that makes sense, ending what could have been. But the idea isn’t entirely dead. By making use of restrictions and determinism, it may yet be possible. Still, I’m now more detached from it, and I’m glad I’d been open-minded enough this afternoon to consider an alternative that was simpler. I’ll consider it further now.</text:p>
      <text:p text:style-name="P1">Knowing that not all was over brought my spirits back up a little, but this is an interesting phenomenon, to be hurt from this.</text:p>
      <text:p text:style-name="P1">I’m sure there was something else I wanted to mention, but now I don’t know.</text:p>
      <text:p text:style-name="P1">Oh, right. Internet. I want unrestricted access to it ASAP. Being without it makes things more monotonous, as expected. Still.. I should chill. I should be fine without it, but it’s really the lack of music that’s hurting me? Oh, right, I was watching Blue Lock, and I was wanting to build momentum by assimilating the traits in it. But now that’s gone. In other words, I either have to kep gaining momentum without it, or at least preserve my current state. I know which one I’ll try. Let’s go to sleep now. Let’s get you kicking ass without Blue Lock.</text:p>
      <text:p text:style-name="P1"/>
      <text:p text:style-name="P1">•••</text:p>
      <text:p text:style-name="P1">Friday 10th of October 2025, 23:10, entry 503</text:p>
      <text:p text:style-name="P1">Give me a sec as I figure out what to do while I battle my demons. But I’ve figured out how phoenixes work, how Orion’s powers work. They’re the exact same as Shiiro’s: they directly scale off of his willpower. A phoenix isn’t immortal by default, a phoenix will get wounded and will not recover and eventually die. Unless it chooses not to. A phoenix is as immortal as its spirit, and only by breaking its spirit can you kill a phoenix. But so long as it doesn’t give up, so long as it keeps getting back up and fight for more, that phoenix will keep on fighting. I will not give up, not until I die.</text:p>
      <text:p text:style-name="P1">And furthermore, I know now: willpower output is only limited by two things: the soft limit s the self, and the hard limit is death. Until I die, I will not give up.</text:p>
      <text:p text:style-name="P1"/>
      <text:p text:style-name="P1">•••</text:p>
      <text:p text:style-name="P1">Sunday 12th of October 2025, 00:23, entry 504</text:p>
      <text:p text:style-name="P1">A cleaner victory, but it’s not over. In exchange for productivity, we won, and it’s a victory I’ll take any day, any time. But the fight’s not over, and we know our demons are as resilient as we’ve been, if not more. Furthermore, you’re getting better socially, with an increase in confidence and talking skills. Good, keep on growing slowly. And never forget: I haven’t given it everything I’ve got until I’m dead.</text:p>
      <text:p text:style-name="P1">I’m developing ideas regarding that, and I’ll let them grow. They’ll grow alongside me. I’m grateful for the chances I’m given, and as long as I have them, and even without them, I will never give up on my dreams. See you tomorrow.</text:p>
      <text:p text:style-name="P1"/>
      <text:p text:style-name="P1">•••</text:p>
      <text:p text:style-name="P1">Sunday 12th of October 2025, 22:17, entry 505</text:p>
      <text:p text:style-name="P1">We spent at least three quarters of the day recovering. The question is: was that recovery necessary or not? I’d forgotten, that I’d wanted to argue “no, it’s not necessary”. I shan’t forget again. There isn’t much to be said about today, we need to go to sleep right away.</text:p>
      <text:p text:style-name="P1"/>
      <text:p text:style-name="P1">•••</text:p>
      <text:p text:style-name="P1">Monday 13th of October 2025, 22:23, entry 506</text:p>
      <text:p text:style-name="P1">Is it hunger I’m lacking? Genuine hunger. My heart aches. But I must be patient.</text:p>
      <text:p text:style-name="P1">I’m still learning to overcome my basic self, I’m still learning to make use of my willpower. I’m still learning to be disciplined. I’m still weak. And I’ll take all this. I’ll take it all and convert it into something greater. There will be no overnight miracles, but I will keep on growing slowly. I’m done with the self-pity, I’m done with the bitching. Yeah, I’m weak, and Imma do something about it. Just you watch.</text:p>
      <text:p text:style-name="P1">Yeah, I lack discipline, so I’ll become disciplined. yeah, I’m on the verge of hating myself because I’m still overly critical and can’t accept that there are periods where we get very little done, and I’ll rewire my self-criticism. I lack patience, so I’ll make an effort to be more patient with myself. I lack self-compassion, and so I make an effort to talk to you more. I let fatigue stop me, so I’ll use my willpower to sacrifice my future self for immediate discipline. I let all sort of excuses stop me, so I’ll crush them as they come. I’m done bitching about life. Yeah, I’ve accomplished nothing. Yeah, I’m worthless on paper, and you know what? I’ll do something about it. I will fucking hunger for my dreams. I will hunger for my own success. I’ll keep on trying, now and forever. See you tomorrow.</text:p>
      <text:p text:style-name="P1"/>
      <text:p text:style-name="P1">•••</text:p>
      <text:p text:style-name="P1">Tuesday 14th of October 2025, 23:45, entry 507</text:p>
      <text:p text:style-name="P1">I lack decisiveness. I do not act immediately. This comes from habit and lack of confidence in the past, and must be rectified. As for why I’m so late today, it’s not so much about decisiveness as it is about... Not knowing what the right move is. How much should I sacrifice? What should I sacrifice? I’ve come to realise that I have to fight like a demon, and that I must stay true to myself at all times, under all circumstances. I’m not onthis planet to impress anyone but myself.</text:p>
      <text:p text:style-name="P1">There’s so much I don’t know, and I’ll figure it out as I go. For now, we focus on the fact that I lack decisiveness, This deficiency leads to, at best, wastes of time, and at worse, losing important occasions to act. Most of the time, it results in prolonged inaction and subsequent frustration. Because I lack decisiveness.</text:p>
      <text:p text:style-name="P1">To be decisive doesn’t necessarily mean to always rush one’s decisions. Timing is a factor, certainly, but it’s not everything. Since, until now, we’ve always lingered about for too long in indewcision, from now on I’d like to try something: when in doubt, act. Rather than let doubt keep me prisoner, as it has for most of my life, I will act. I realise that ideally I’d be trying to strike the right balance between indecisiveness and rashness, however, I want to know the other side to figure out what that balance is. I don’t know what that balance is, as of right now, so I’ll find out.</text:p>
      <text:p text:style-name="P1">Blue Lock. It’s not bad. Let’s go to sleep. I want to see if you can wake up early.</text:p>
      <text:p text:style-name="P1"/>
      <text:p text:style-name="P1">•••</text:p>
      <text:p text:style-name="P1">Thursday 16th of October 2025, 01:31, entry 508</text:p>
      <text:p text:style-name="P1">It would seem that I’m dying. I have much to report on today. Overall positives, but I’m finding myself forced to stop on a rather negative note. I need to think. To find an idea, or explore the current one enough to make it viable. For the thesis.</text:p>
      <text:p text:style-name="P1">By the way, today is a victory, yet again, but I know too well that defeat can be snatched from the jaws of victory, so I won’t linger long. There’s much I want to talk about today, but it would be wiser to do that another time.</text:p>
      <text:p text:style-name="P1">A lonely victory, this new game, and, God. Another time. Tomorrow, if God wills it. See you then, dear self. And, I like you.</text:p>
      <text:p text:style-name="P1"/>
      <text:p text:style-name="P1">•••</text:p>
      <text:p text:style-name="P1">Friday 17th of October 2025, 00:25, entry 509</text:p>
      <text:p text:style-name="P1">Listen I’m fucking dying because I’ve been lacking too much sleep lately.</text:p>
      <text:p text:style-name="P1">I see. There’s much to talk about. What do we do?</text:p>
      <text:p text:style-name="P1">Let’s go to sleep.</text:p>
      <text:p text:style-name="P1"/>
      <text:p text:style-name="P1">•••</text:p>
      <text:p text:style-name="P1">Saturday 18th of October 2025, 00:28, entry 510</text:p>
      <text:p text:style-name="P1">It’s not just circumstances, I play a role in this. Decisiveness. I see, that idea is only a few days old, but I’m already beginning to forget it. Because i lack decisiveness, I fail to capitalise on the opportunities given me by awareness. <text:s text:c="1"/>Yesterday, I learnt that I still cowered. In social circumstances, I cower. I’m still afraid to be hated or antagonised by others, I’m still so worried about what others think of me. Yesterday, I lacked courage, and only realised it later.</text:p>
      <text:p text:style-name="P1">I will be decisive, and I will be courageous. Let’s go to sleep.</text:p>
      <text:p text:style-name="P1"/>
      <text:p text:style-name="P1">•••</text:p>
      <text:p text:style-name="P1">Saturday 18th of October 2025, 22:56, entry 511</text:p>
      <text:p text:style-name="P1">Ours isn’t a tale of one, but ultimately, what happens with my life is my choice.</text:p>
      <text:p text:style-name="P1">Right now, I’m in the middle of making a choice. What will I do? Try to walk the narrow, difficult path, or give in to comfort and immediate pleasure?</text:p>
      <text:p text:style-name="P1">Of course, it’s not really a choice. If I go with the latter, then in the future this question will present itself time and again, and the more I’ll keep on pushing it away the harder it will come back, and when I do push it away for the last time, it will be won my death bed, and I will have nothing but regrets and self-hatred. The easy path is not an option. And yet, why is it so difficult to choose the hard path, then? What am I lacking? That’s what I’m trying to figure out.</text:p>
      <text:p text:style-name="P1">あのさ、おかしいだと思う。私に生き甲斐があったら、迷うことはないでしょう？でも迷ってる。正解を選ぶのは難しい。それ、おかしい、やっぱ。</text:p>
      <text:p text:style-name="P1">So, is it then the case that I don’t have a reason to live? Because I know, I know that the search for meaning in life is the only thing keeping me alive, it’s the reason I want dreams and passions and happiness. So why is it difficult, to choose?</text:p>
      <text:p text:style-name="P1">It’s because my life doesn’t have a good meaning, isn’t it? It’s because I live with a purpose that is so vague, so... weak. Am I scared to commit to something? Something.. practical, I mean. Am I scared that being more specific than “to search for happiness” will result in something superficial, unworthy? I think I’ve avoided it for that reason. And yet, I never thought I was scared of answering the question “what is happiness”?</text:p>
      <text:p text:style-name="P1">Ah... I see. It’s not answering the question with words that I’m scared of. It’s answering it with actions. I’m scared. I’m too scared to act upon my dreams. I finally understood. It resonates within me. My heart sings. I’m too scared to make sacrifices, and I never realised it. I’m too weak to make sacrifices, and I’ve hid it behind the veils of “oh, but first we have to finish college, and then there’s the project we have to take care of.” But I know. I know the answer, and I know I’m scared to enact it.</text:p>
      <text:p text:style-name="P1">All I want to do is write. I have to sacrifice everything for writing. And I’m too scared to do it.</text:p>
      <text:p text:style-name="P1">I’m aware. I have to grow as a person in order to write well. My writing skills scale directly with how close to my ideals I am. I’m sick of it. I’m sick of thinking that I’m so close to finishing uni, and I should just hold on a little longer. I don’t care. I don’t care about it. I want to write.</text:p>
      <text:p text:style-name="P1">I know the paradox. I know what’s happening within me. I don’t care about the project, I don’t care about making money, I just want to write.R</text:p>
      <text:p text:style-name="P1">Do you?</text:p>
      <text:p text:style-name="P1">... Sigh. Even this is complex. Truth is, I want happiness. I know I won’t get it if I’m always alone. I need someone. Will I find that person by dedicating my life to writing? Maybe, maybe not. I can imagine scenarios for both. If it’s up to God, then I might as well do whatever I deem best. So, tell me, what’s the best course of action?</text:p>
      <text:p text:style-name="P1">As if I knew, Let’s... Think.</text:p>
      <text:p text:style-name="P1">I want to write.</text:p>
      <text:p text:style-name="P1">Why?</text:p>
      <text:p text:style-name="P1">To give my life a meaning.</text:p>
      <text:p text:style-name="P1">Why writing?</text:p>
      <text:p text:style-name="P1">It allows me to pour out my soul and gives me the potential to make others happy, if only momentarily, it allows me to create a good time for myself and others. It allows me to get my ideas across, as well as my soul. Writing is a vessel. The vessel I’ve chosen for my soul.</text:p>
      <text:p text:style-name="P1">How would writing give your life a meaning?</text:p>
      <text:p text:style-name="P1">Through the above.</text:p>
      <text:p text:style-name="P1">Would it make you happy?</text:p>
      <text:p text:style-name="P1">Only partially. The happiness I seek has more puzzle pieces I need to find. Nevertheless, it would make existence tolerable, one might even venture to say: enjoyable.</text:p>
      <text:p text:style-name="P1">Then, tell me: would you have the courage to abandon everything for writing?</text:p>
      <text:p text:style-name="P1">Whether I have it or not is a simple matter: I do. All humans do. The real question is whether I will. And before answering that, there’s another question I need answered.</text:p>
      <text:p text:style-name="P1">Would your ideal self abandon university now to dedicate their lives to writing?</text:p>
      <text:p text:style-name="P1">Ah. The final question. I’m so close to finishing university, I might as well go all the way, type of thing? No, not only. The question as it is asked. What would your ideal self do?</text:p>
      <text:p text:style-name="P1">No, let’s be more straightforward: what do I do?</text:p>
      <text:p text:style-name="P1">It’s a tough question, so let’s start from this: if nothing changes, nothing changes. What kind of person should I become? Because my life isn’t only mine. I’m not trying to make an excuse, but it would be selfish of me to give up everything right now for writing. I hate this. I’m scared, aren’t I? That’s right, if you are to choose writing, you will have to be selfish. But you don’t want to do that, do you? It would hurt others.</text:p>
      <text:p text:style-name="P1">And yet, if I keep at it this way, if I keep on half-assing this life...</text:p>
      <text:p text:style-name="P1"/>
      <text:p text:style-name="P1">Fuck me. I asked an LLM what they would do out of procrastination, but those motherfuckers know how to answer. I don’t have an old sage to tell me to open my eyes, to correct me when I make mistakes, <text:s text:c="1"/>but those guys aren0t half-bad at gfiving advice.</text:p>
      <text:p text:style-name="P1">Indeed, who I am is how I write, and the name I’ve chosen for myself is Harmony. To treat writing with the respect it deserves, and to see everything through to the very end. My ideal self would be cool like that.</text:p>
      <text:p text:style-name="P1"/>
      <text:p text:style-name="P1">I haven’t treated writing with the respect it deserves. And, at the same time, as I am right now I would be unable to give my all everyday, unless I had an anchor. And now, the pieces fall into place, for I know that writing is that anchor. I must write everyday, without fail. What else I do throughout the day, I don’t know, but I believe things will work out, if I just write every single damn day of my life.</text:p>
      <text:p text:style-name="P1">My name is Harmony. It’s a name I’ve dragged through the filthiest mud and the most shameful defeats. But it’s still my name, and it’s a name that will simply not give up. To write every day, no matter what. That is my new goal. That is the beginning of a new chapter. To write everyday without fail. Should we start today or tomorrow?</text:p>
      <text:p text:style-name="P1">We said everyday. Today is a day.</text:p>
      <text:p text:style-name="P1">Right. Today is a day.</text:p>
      <text:p text:style-name="P1"/>
      <text:p text:style-name="P1">•••</text:p>
      <text:p text:style-name="P1">Monday 20th of October 2025, 00:43, entry 512</text:p>
      <text:p text:style-name="P1">Staying up this late to send an email... But I won’t let self-doubt stop me. I’m on this world to grow as a person. I will do my best, under any and all circumstances. Always.</text:p>
      <text:p text:style-name="P1"/>
      <text:p text:style-name="P1">•••</text:p>
      <text:p text:style-name="P1">Tuesday 21st of October 2025, 00:12, entry 513</text:p>
      <text:p text:style-name="P1">I haven’t really talked about it, but the truth is, I’ve been at war with myself and my demons these past few days. I see. Since at least Friday 10th. It’s an endless back and forth, and of course the main enemy is lust. It’s all about overcoming it. This war with myself is the reason we’re so late to come here, lately. But I know, or rather, I believe that God is on my side and has helped me in many tangible ways. That, or I’m delusional. Either way, I’m grateful, and thanks in part to this belief, this war hasn’t ended yet.</text:p>
      <text:p text:style-name="P1">Because, had it ended before today, it would have been due to my defeat. Now, however, I am the one who intends to end it. And when it is all over, when the dust will settle, I want to take my time to talk about it.</text:p>
      <text:p text:style-name="P1">It is up to me, to become stronger. It is up to me, to overcome my current self. It is up to me, to choose the future I want. I will never give up, but now, I will take that one step further. I will never give up, and I will win, for that is the destiny of phoenixes who don’t give up.</text:p>
      <text:p text:style-name="P1">I will leave you with today’s throwaway, because it’s important. Blue lock, coins that fall, random interruptions, messages in videos, I do not know you personally, God, but I know that I am half a god myself, and had I been in your position, I would have made happen exactly as what happened. That’s why I believe it’s your hand that helped me. Thank you.</text:p>
      <text:p text:style-name="P1"/>
      <text:p text:style-name="P1">“””</text:p>
      <text:p text:style-name="P1">I want to vomit.</text:p>
      <text:p text:style-name="P1">I want to vomit.</text:p>
      <text:p text:style-name="P1">Willpower. That's all I got. No, I don't even have it. But it is what I need.</text:p>
      <text:p text:style-name="P1"/>
      <text:p text:style-name="P1">The only way to put an end to this torment, the only way to start dreaming. No, the only way to start living the dream. Willpower. Willpower. Willpower. Is this the real anchor, I wonder. I wonder.</text:p>
      <text:p text:style-name="P1"/>
      <text:p text:style-name="P1">Willpower.</text:p>
      <text:p text:style-name="P1">Tell me, why do we lose? Because we lack willpower?</text:p>
      <text:p text:style-name="P1">I think so.</text:p>
      <text:p text:style-name="P1">Right. I forgot. The only way to get stronger... The only way to get stronger is to be strong.</text:p>
      <text:p text:style-name="P1">Now, there's a serious, local problem: right now, you don't seem to believe that you can grfow stronger. That you've reached your limits, and those limits are written in your DNA, and there's nothing you can do about it.</text:p>
      <text:p text:style-name="P1">And you know what? There's he who thinks he can do it, and he who thinks he can't, and they're both usually right.</text:p>
      <text:p text:style-name="P1">Do we lose for willpower alone?</text:p>
      <text:p text:style-name="P1">That's not really the issue. We lose because we don't have a reason to fight, not one that is strong enough in the moment. But that's not really the issue. It's paradoxical, almost. But, that's not the issue. The issue is that this is what you want. You do want a fight where you don't have a reason to fight. You do want this fight where you don't have a strong reason to fight.</text:p>
      <text:p text:style-name="P1">Because you want to win with willpower alone.</text:p>
      <text:p text:style-name="P1">So it's not an issue of not having a reason to fight. The only issue is whether you have the willpower to win, no questions asked.</text:p>
      <text:p text:style-name="P1">Is it okay to usie writing to support myself?</text:p>
      <text:p text:style-name="P1">No, if your perspective is that of a purist, and yes if you're more pragmatic.</text:p>
      <text:p text:style-name="P1">The purism argument doesn't really work, but it is a matter of... No, that argument is just wrong. There is no purism. There is only the will to win at all costs, using everything available..</text:p>
      <text:p text:style-name="P1">I want to stick to writing alone. So, what is willpower, here? What does dit look like? What does it consist of?</text:p>
      <text:p text:style-name="P1">It's the strength to say no and do what you believe you must do. Willpower is the strength to refuse lust and grind instead. That's what it looks like. Looks cool, don't it?</text:p>
      <text:p text:style-name="P1">Now you know what you have to do. I'll tell you more: you have the strength to do it too.</text:p>
      <text:p text:style-name="P1">So, in all of our lives, let this moment alone be pre-destined. This umoment was always meant to come like this, and there's no other way forward but with our victory. That is, because no matter which universe I'm in, I will listen to my heart, I will listen to my own voice, and all of the probabilities and uncertainties and indeterminisms in the world won't matter, for my choice is one, my voice is one, and my name is one. Heart oh heart, forgive me, for having forgotten to listen to you. Forgive me, for wounding you. Here I am now, the victor, the chosen one, chosen by myself.</text:p>
      <text:p text:style-name="P1">“””</text:p>
      <text:p text:style-name="P1"/>
      <text:p text:style-name="P1">•••</text:p>
      <text:p text:style-name="P1">Tuesday 21st of October 2025, 22:11, entry 514</text:p>
      <text:p text:style-name="P1">This morning, I got a crystal-clear image of my greatest weakness: I became aware of how difficult it really is to get up in the morning, how, even though I told myself to get up, I couldn’t muster up the willpower to do so.</text:p>
      <text:p text:style-name="P1">And now, I get a taste of what Kobe Bryant meant when he said that defeat is exciting, now I know exactly what I have to work on. I know it, it was all in that moment, everything was in that moment, it is the key to everything, because I know, because my instincts scream at me that that exact patterns applies everywhere we still don’t do well. Now I know, and now I know I have to make sacrifices I didn’t even think of for one reason or another.</text:p>
      <text:p text:style-name="P1">So, let’s go to sleep. See you tomorrow.</text:p>
      <text:p text:style-name="P1"/>
      <text:p text:style-name="P1">•••</text:p>
      <text:p text:style-name="P1">Wednesday 22nd of October 2025, 23:49, entry 515</text:p>
      <text:p text:style-name="P1">It’s not just willpower, it’s also about awareness. And, going deeper, it’s the way we answer the questions we ask ourselves. The way we act on them. We make small compromises. They’re small, and individually, they’re like a grain of rice. But they pile up, and they make today a regret. Writing is a choice I should never regret, but I do, because of how I performed. I didn’t feel like myself, today. That wasn’t my style. That wasn’t me. Or perhaps, it wasn’t what I wanted from myself. I wanted to enter the flow state, but I compromised my way out of it. Complacency.</text:p>
      <text:p text:style-name="P1">And tomorrow, we’ll pay the price for today’s mistakes. How many years’ worth of mistakes am I accumulating, I wonder? No matter, I must move forward. I will keep going. But I must also do better.</text:p>
      <text:p text:style-name="P1">I must do better. See you tomorrow.</text:p>
      <text:p text:style-name="P1"/>
      <text:p text:style-name="P1">•••</text:p>
      <text:p text:style-name="P1">Thursday 23rd of October 2025, 23:04, entry 516</text:p>
      <text:p text:style-name="P1">Performance is improving, but I want to do better. More awareness, more everything. And... To be stronger. I cannot wish for it. I have to make it true.</text:p>
      <text:p text:style-name="P1">Also... The act of writing everyday... Today felt good. The difference was, I think, the small choices. The small individual choices. They’re important.</text:p>
      <text:p text:style-name="P1">What do we do about tomorrow? Let me think. Do we wake up early to write or get more sleep?</text:p>
      <text:p text:style-name="P1">We write early. Because we’ll be tired when we come back.</text:p>
      <text:p text:style-name="P1">So, we have to wake up early. Going to sleep late feels wrong.</text:p>
      <text:p text:style-name="P1">And... One more thing about writing. It’s probably the kind of thing I’m rediscovering after a long time, but... It’s strange how ideas sound good in your head, and they’re not as good on paper. One more thing, about writing: the way I write. It is about “writing by writing”, in a way, but it’s a subtler concept.</text:p>
      <text:p text:style-name="P1">I divide things into clear steps: first, I figure out what I want to try. Then, I tunnel-vision on implementing it until I’m done. Afterwards, I evaluate it, I see if I like it. If not, back to either step one or two, depending on what I didn’t like.</text:p>
      <text:p text:style-name="P1">It’s a simple, straightforward process, in fact one could even say that it’s so fundamental that it’s not worth writing down. But for me, it is. I have to follow it diligently, because otherwise, I suffer from writer’s block. I have a tendency to skip and mix steps. I will think up two ideas I want to try and be unsure of which one to go for, then when I do go for one the other stays in the back of my mind, and I continuously second-guess my choice to go for this idea, while at the same time I try to start thinking up new ideas. In the meantime I don’t like what I’ve written so I try to come up with better ways to put it. It’s a mess, and it’s no wonder I get writer’s block.</text:p>
      <text:p text:style-name="P1">By clarifying the steps and focusing on them one by one, the process of writing becomes much more enjoyable. It truly does let me play around with ideas, this way. The first is usually the one that takes most time: my heart isn’t very talkative, so I have to propose ideas until something catches its attention. The key here is to come up with ideas I want to try, not good ideas. Things I want to try.</text:p>
      <text:p text:style-name="P1">Of course, this process isn’t a hard-rule. It’s a guideline, a framework. If a new exciting idea does pop up while I’m writing the current one, I will take the bait and follow the new lead. I’ll keep on trying it out, refining it. For now though, I think it’s a great improvement over “writing by writing”, it builds on it nicely.</text:p>
      <text:p text:style-name="P1">Alright, I’ll go to sleep now.</text:p>
      <text:p text:style-name="P1"/>
      <text:p text:style-name="P1">•••</text:p>
      <text:p text:style-name="P1">Saturday 25th of October 2025, 00:05, entry 517</text:p>
      <text:p text:style-name="P1">Today started off well, and it strengthened my belief in God. A lot of coincidences that just so happen to be convenient. There’s also the fact that I was able to wake up at the hour I wanted. And then there’s also the fact that the war with myself is over, and I am the victor. But if light shines on something, it casts a shadow too. I want to talk about that today.</text:p>
      <text:p text:style-name="P1">A couple weeks ago, I bought Ultrakill. Due to its lightweight nature, it can be played on Nixos no problem. And there’s also the fact that it has what I want from an action game. That is to say, action. But I suck at it, or I’m average at best.</text:p>
      <text:p text:style-name="P1">This introduction is too long-winded. Let’s get to the point: how you play games is how you live life, and I play games in an abysmal way, despite of all the fantasies I have otherwise.</text:p>
      <text:p text:style-name="P1">Here is an excerpt from today’s throwaway, in my failed <text:s text:c="1"/>attempt to break my Cybergrind record of wave 16:</text:p>
      <text:p text:style-name="P1">“Vengeance it is.</text:p>
      <text:p text:style-name="P1">Try not to disappoint me this time. And in the high likelihgood that you do, abort and analyse. Well, we’ll need to analyse regardless. You get one chance. One. Don’t fuck it up.g</text:p>
      <text:p text:style-name="P1"/>
      <text:p text:style-name="P1">Well this is fucking humiliating.</text:p>
      <text:p text:style-name="P1">The way we approach the game... We’re not trying to evolve, are we? We keep on doing the same stuff.</text:p>
      <text:p text:style-name="P1">there are multiple flaws in our game. The most blatant one is our aim, and it can only improve by trial and error. Training with the purpose to improve our aim, in real circumstances. In other words, actively figure out what’s wrong with our aim and fix it.</text:p>
      <text:p text:style-name="P1">Secondly, there’s our stubbornness. We are fixated on certain weapons and strategies when evolution and change would be better.</text:p>
      <text:p text:style-name="P1">Then there’s our decision-making. We lack situational awareness, and as a consequence we make and enact flawed plans. This must also be countered by actively doing our best. Very actively. We, are passive. We do not even realise it, but we’re passive: we let happenstance build a strategy for us and then fully focus on enacting it. That’s not good. We have to actively build plans and update our strategy as we go.”</text:p>
      <text:p text:style-name="P1">It follows multiple attempts of today, most of them being disappointing. The last one in particular I just dashed off the map early, hence the humiliation.</text:p>
      <text:p text:style-name="P1">We’re passive. We live life allowing it to build a strategy for us, and trying to make it work. I see, that’s indeed how our routines are built. Although, there is a mix of ambition in them, otherwise we wouldn’t be failing so damn hard at following it.</text:p>
      <text:p text:style-name="P1">However, I won’t have time to study this topic.</text:p>
      <text:p text:style-name="P1">Instead, I’ll merely present another one: did you know that I can be extremely vengeful? Extremely cruel. In my day to day life I try to be as kind as possible, but it seems my potential cruelty grows proportionally with my shown kindness. And since the nightfront’s been calm lately, I have no occasions to learn to control my darker emotions. Which is a good thing, mind you. I’d rather learn to control them in a controlled environment than risk failing to do so in a place where consequences exist.</text:p>
      <text:p text:style-name="P1">Anyway, that’s all I have the time to mention. I have to go now, see you tomorrow.</text:p>
      <text:p text:style-name="P1"/>
      <text:p text:style-name="P1">•••</text:p>
      <text:p text:style-name="P1">Saturday 25th of October 2025, 22:46, entry 518</text:p>
      <text:p text:style-name="P1">I have an entire world to say. A long story of trial and error, and oh the errors. The only way forward is forward. I have a long story I want to tell. The best way to tell it is to improve as a person. Who I am is how I write, after all. And, I want to do my best, in spite of my shortcomings. So, sorry, and see you.</text:p>
      <text:p text:style-name="P1"/>
      <text:p text:style-name="P1">•••</text:p>
      <text:p text:style-name="P1">Sunday 26th of October 2025, 20:49, entry 519</text:p>
      <text:p text:style-name="P1">I owe R a long-overdue apology. You might be a bitch to learn but, as someone who has matured as a programmer over the past year and a half, this first glance is all I need to recognise your power and versatility.</text:p>
      <text:p text:style-name="P1">Putting that aside though, I’m much more of a problem than I want. I’m too inconsistent, I’m too volatile. I’m doing better than in the past, but I don’t do anywhere nearly as well as in my ideals.</text:p>
      <text:p text:style-name="P1">But, there isn’t really much I can do about it. In the sense that I can only trust in the process, for now, and keep on growing slowly. For the time being, nothing new on the western front.</text:p>
      <text:p text:style-name="P1">Ah, although that very long war with myself and my demons ended, I can never let my guard down. The only way for peace to be eternal is for there to be no one to wage wars. I have failed in the past, and I may yet fail in the future. I must take nothing for granted.</text:p>
      <text:p text:style-name="P1">But now that we have time... Shall we talk more about that period of time?</text:p>
      <text:p text:style-name="P1">Two weeks and a half fighting my own demons. Some do so for a lifetime.</text:p>
      <text:p text:style-name="P1"/>
      <text:p text:style-name="P1">Hey. Let’s stop this.</text:p>
      <text:p text:style-name="P1">How do I put this... My instincts are telling me that this approach is wrong. In the long term, it won’t lead me anywhere, it won’t lead to any growth.</text:p>
      <text:p text:style-name="P1">I’ve been becoming a lot more instinctive. I’m learning to lean into them. Almost like... Taking pattern recognition to the extreme. That’s what I’m trying to do. I’m trying to take pattern recognition to its extreme. And to do that I’m hunting for those extremely quiet whispers from my instincts... Those tiny feelings, emotions, voices that would require introspection to be fully understood... It’s like I only get to graze something, and I have to guess what it is.</text:p>
      <text:p text:style-name="P1">So, I believe my instincts are telling me that the approach I was about to undertake, as well as the current approach, are not it. They won’t lead anywhere.</text:p>
      <text:p text:style-name="P1"/>
      <text:p text:style-name="P1">Then, what do we talk about?</text:p>
      <text:p text:style-name="P1">Today. You were mentioning you felt fickle, right? Let’s get to the bottom of that.</text:p>
      <text:p text:style-name="P1">The main issue is performance. The main culprit are excuses, and... Sure, I do want to understand how the suspects achieved their malicious act, but I want to ascertain the identity of the culprit. Culprits. Tell me, what happened?</text:p>
      <text:p text:style-name="P1">First of all, there’s the morning: I felt I had more time than usual, so I thought it would be fine to be wasteful, to be... More relaxed. Tha twas a trap, and I fell right into it. Sure, there was more time, but because I became complacent for it, The additional time was wasted, completely.</text:p>
      <text:p text:style-name="P1">Then, there’s the afternoon. What was wrong with it?</text:p>
      <text:p text:style-name="P1">Oh, before the afternoon, there’s something you did well in my opinion, and that was to stick to the schedule in spite of previous plans we’d made on the fly.</text:p>
      <text:p text:style-name="P1">Alright, the afternoon. I see, lack of organisation coupled with the attention-trap that’s YT. It devoured our time because we allowed it to. Because I lacked the will to make things otherwise.</text:p>
      <text:p text:style-name="P1">Lack of organisation. Or rather, of purpose and organisation. We need to know exactly what we’re going to do, and then we can focus on finding the strength to do it.</text:p>
      <text:p text:style-name="P1"/>
      <text:p text:style-name="P1">そして。 Writing. I want to become infatuated with it. To think about it all the time.</text:p>
      <text:p text:style-name="P1">We’ll keep going down this path. We’ll keep believing it will lead us where we want it to. That’s all I have to say for today.</text:p>
      <text:p text:style-name="P1">Not.</text:p>
      <text:p text:style-name="P1">Details. I’m... I’m being lazy with them. Because I’m not recognising my current mental state, I’m unable to see the flaws in my behaviour w.r.t. the objective of growth. In other words, I’m being lazy.</text:p>
      <text:p text:style-name="P1">There’s more I could talk about, so let’s verify this properly: have i talked about everything?</text:p>
      <text:p text:style-name="P1">I should mention that I’m not giving myself enough time to myself. I... That’s right, I have to learn how to talk with myself. That’s very important. I recognise that my attention span is too short, that I jump between subjects too often. This naturally leads me away from talking to myself. But is tha treally what I need?</text:p>
      <text:p text:style-name="P1">It feels wrong. We’ve explored this in the past and it wasn’t it. Not exactly.</text:p>
      <text:p text:style-name="P1">What is “it” then?</text:p>
      <text:p text:style-name="P1">The better question is “what should we think about when we’re alone with our thoughts?”</text:p>
      <text:p text:style-name="P1">No, even better, “how should we think?”</text:p>
      <text:p text:style-name="P1">That question’s greatest strength is also what makes it so difficult to answer: its response space is extremely vast.</text:p>
      <text:p text:style-name="P1">How should I think... I see, it’s also the type of question whose answer cannot be squeezed into a single memorable sentence easily, isn’t it?</text:p>
      <text:p text:style-name="P1">We’ll have to learn the answer: we can only answer through action and case-by-case for the time being; we have to ask ourselves “what would our ideal self think of, right now?”</text:p>
      <text:p text:style-name="P1">Nice choice, I like it. Now let’s see how long it takes us to forget it. Of course, ideally it’s integrated so seamlessly we won’t even notice, but realistically we’ll forget. Do prove me wrong.</text:p>
      <text:p text:style-name="P1">At the same time, I believe the lack of fanfare and the seeming unimportance of this discovery are deceptive. This... Is probably an important development. A big step forward... If, we don’t forget.</text:p>
      <text:p text:style-name="P1">You’re right. Let’s not forget.</text:p>
      <text:p text:style-name="P1">Any help on your part? Visual clues, associations? Let’s see.</text:p>
      <text:p text:style-name="P1">That’s the best I can do. See you tomorrow.</text:p>
      <text:p text:style-name="P1"/>
      <text:p text:style-name="P1"/>
      <text:p text:style-name="P1">•••</text:p>
      <text:p text:style-name="P1">Tuesday 28th of October 2025, 00:13, entry 520</text:p>
      <text:p text:style-name="P1">I’m angry. And I’ll attempt something new. Since, in the short term, I can afford to do this, I will spend the next few days writing. I’ll attempt to fall in love with writing. Why? Because... That’s the last card I know to play. I... Don’t know what to do anymore, I don’t know what I should do to make myself more disciplined. So, I’ll resort to this. I’ll write. I’ll do my best to fall in love with writing. I... Just like three years ago. It began somewhat like this, didn’t it? Well, yeah, except, was it later than this? When we’d decided to enter that writing contest, when we wrote a full story for the first time, and when we first learned of the magic of writing. Yeah, it was about this time, three years ago. Here’s to a repeat, but with more discipline. Live.</text:p>
      <text:p text:style-name="P1"/>
      <text:p text:style-name="P1">•••</text:p>
      <text:p text:style-name="P1">Tuesday 28th of October 2025, 23:30, entry 521</text:p>
      <text:p text:style-name="P1">So... Should I talk about it? I think the best choice is not to. In any case, as a hint... Hm... No hints. It’s just, it is as Raden said once: you shouldn’t underestimate the impact other people’s feelings have on you.</text:p>
      <text:p text:style-name="P1">Still... Putting the seriousness of this aside, I’m... Almost disappointed in myself. What should I do? The only thing I can do is show a tiny bit of support. Should I just go to sleep? What should I do?</text:p>
      <text:p text:style-name="P1">What should I do, indeed... What would my ideal self do. I don’t know. This feels much like writing. I don’t know, so I have to explore ideas, and try them out.</text:p>
      <text:p text:style-name="P1"/>
      <text:p text:style-name="P1">I’ve decided. Also, there’s something else I want to talk about. How many times have I made this realisation I wonder? I don’t know, and I don’t particularly care. However, I believe I now know what the source of the anger and frustration I displayed in the past few days is. I believe that a very important piece that’s missing from my puzzle is patience. I lack patience, don’t I? Every time I think about that, I get calmer, almost serene. No, I do feel serene. Patience, one of the keys to self-control, huh?</text:p>
      <text:p text:style-name="P1">For some reason, I believe it’s one of my strong suits actually. One of the few things I’ve had since childhood. Good, whether that belief ids correct or not, I know keeping it will be good. Now, it’s just a matter of applying this belief to this entire growth process. 余裕。</text:p>
      <text:p text:style-name="P1">それはどうかな。。。</text:p>
      <text:p text:style-name="P1">Time will tell. For the time being, let’s be patient. See you.</text:p>
      <text:p text:style-name="P1"/>
      <text:p text:style-name="P1">•••</text:p>
      <text:p text:style-name="P1">Wednesday 29th of October 2025, 23:37, entry 522</text:p>
      <text:p text:style-name="P1">I wonder what I’m waiting for. I know what I have to do, and, my self-awareness is increasing with every failure to capitalise on it. Failures aren’t strictly necessary though. So, I wonder what I’m waiting for?</text:p>
      <text:p text:style-name="P1">Oh, it’s not that I’m waiting. It’s that I have to put two and two together. Or rather, I have to... Just do my best. I should have all the tools to do whatever I want now, I think? Well, my thinking is probably wrong, but the best way to find out how is by doing. And the problem is I’m not doing. And I don’t know why. This isn’t a burnout. It’s more like... I’m caught in a cycle? Maybe. But, well, breaking out is simple. I wonder whether it’s easy though.</text:p>
      <text:p text:style-name="P1">Let’s try and break out. And, stay out. I can see how easy it is to fall in this vicious cycle. See you.</text:p>
      <text:p text:style-name="P1"/>
      <text:p text:style-name="P1">•••</text:p>
      <text:p text:style-name="P1">Thursday 30th of October 2025, 21:25, entry 523</text:p>
      <text:p text:style-name="P1">My head hurts. But it can be endured easily. My heart hurts. The pain is a lot less, but... I guess it’s a lot more important. Let’s go to sleep.</text:p>
      <text:p text:style-name="P1"/>
      <text:p text:style-name="P1">•••</text:p>
      <text:p text:style-name="P1">Friday 31st of October 2025, 21:04, entry 524</text:p>
      <text:p text:style-name="P1">I’m at war with myself, but this is different from the war against my demons. This one is... All me. No, that’s no different from the previous one. There’s something unique to it. I’m... What? I’m trying to follow my routine and failing, but feel like I shouldn’t be failing, like... There’s no reason I should be failing, like I have all the tools I need. And so, it’s strange, to fail. It’s hard to describe.</text:p>
      <text:p text:style-name="P1">Ah... I see... No wonder I couldn’t understand this feeling, it needed some looking at. There’s a feeling of inevitability. It’s that blind confidence again. Somewhere deep within, I feel that success is inevitable, that soon, I’ll control myself. These failures do not frustrate me because I’ve come to know I should be patient, and this process is little more than the final attempts I make before finally clearing a hard boss. Being myself, I won’t be satisfied until I consistently clear this boss fight, and that’s perfectly fine too.</text:p>
      <text:p text:style-name="P1">Self-mastery, one step at a time.</text:p>
      <text:p text:style-name="P1">Let’s wind down and go to sleep.</text:p>
      <text:p text:style-name="P1"/>
      <text:p text:style-name="P1">•••</text:p>
      <text:p text:style-name="P1">Sunday 2nd of November 2025, 01:44, entry 525</text:p>
      <text:p text:style-name="P1">I don’t know why I don’t do as I intend to. Action.</text:p>
      <text:p text:style-name="P1">At the same time, it’s unwise to just tell myself to do without thinking, without caring.</text:p>
      <text:p text:style-name="P1">Rest... Proper rest, the real thing, not... Numbing our brain with content. In video games, patience is good but insufficient. It must be accompanied by earnestness. That would entail learning the patterns and making use of them. To figure out what we must do in order to accomplish what we set out to do.</text:p>
      <text:p text:style-name="P1">Is my goal wrong in the first place?</text:p>
      <text:p text:style-name="P1">Not the final one, but, the medium-term one, that is, discipline.</text:p>
      <text:p text:style-name="P1">I don’t think so. I think it’s just exceedingly hard to accomplish.</text:p>
      <text:p text:style-name="P1">Now, let’s skip the introductions. There’s something I noticed today more so than ever: for all you say, you really do let the circumstances dictate your actions.</text:p>
      <text:p text:style-name="P1">I let the circumstances dictate my actions... I let them become excuses. And this becomes a vicious loop, and I find myself trapped in this mental prison made up of excuses.</text:p>
      <text:p text:style-name="P1">The counterpoint is not to dictate the circumstances. It’s to ignore them. If we can’t ignore the circumstances, then we’ll ignore them. We won’t allow them to become excuses. We simply and fully focus on what we have to do. If becoming crazy is our only option, then so be it. We’ll go with it.</text:p>
      <text:p text:style-name="P1">そもそも、普通な人は普通のことしか出来ね。</text:p>
      <text:p text:style-name="P1">It’s not that we’ll become crazy. We’ll still be perfectly sane. We’ll simply stop being a normal person.</text:p>
      <text:p text:style-name="P1">I see. Very well. Let’s give this a try.</text:p>
      <text:p text:style-name="P1"/>
      <text:p text:style-name="P1">•••</text:p>
      <text:p text:style-name="P1">Sunday 2nd of November 2025, 21:43, entry 526</text:p>
      <text:p text:style-name="P1">More of this, but better. Much better. We maintain patience, and do not forget all the lessons we’ve learned until now. Maximise objectivity in our choices. Ignore circumstances in favour of discipline. Increase ruthlessness. The target of the ruthlessness mustn’t only be others. Its main target should be you.</text:p>
      <text:p text:style-name="P1">Good night.</text:p>
      <text:p text:style-name="P1"/>
      <text:p text:style-name="P1">•••</text:p>
      <text:p text:style-name="P1">Monday 3rd of November 2025, 22:24, entry 527</text:p>
      <text:p text:style-name="P1">Not bad, but not good. More. I can do more. I have to do more. I can do better, I have to do better. I have to be willing to die for my dreams, I have to be crazy for this shit. I have to want vengeance on this twisted game.</text:p>
      <text:p text:style-name="P1"/>
      <text:p text:style-name="P1">•••</text:p>
      <text:p text:style-name="P1">Tuesday 4th of November 2025, 22:14, entry 528</text:p>
      <text:p text:style-name="P1">Nope, this isn’t it. More ruthless, more merciless, especially towards myself. I’m too soft. Far too soft to get anywhere. I have to enforce discipline.</text:p>
      <text:p text:style-name="P1">Shit... But, this isn’t the wrong path. However, I’m always staying in my comfort zone. The growth I seek is outside of that. It’s outside of my comfort zone.</text:p>
      <text:p text:style-name="P1"/>
      <text:p text:style-name="P1">•••</text:p>
      <text:p text:style-name="P1">Wednesday 5th of November 2025, 23:00, entry 529</text:p>
      <text:p text:style-name="P1">I wonder what this is. Some moments I do well, and the next I don’t.</text:p>
      <text:p text:style-name="P1">Sometimes I get disciplined, but then I give in to... To my emotions? To my wants?</text:p>
      <text:p text:style-name="P1">I see, very interesting.</text:p>
      <text:p text:style-name="P1">Shit, it happened just now.</text:p>
      <text:p text:style-name="P1">Let me guess. Discipline is the only solution, huh? Discipline, and a sense of purpose, of what we need to do.</text:p>
      <text:p text:style-name="P1">And then, a ruthless sense of action.</text:p>
      <text:p text:style-name="P1">But before we leave, I want to delve further into this, into what you do, into what’s gotten into us.</text:p>
      <text:p text:style-name="P1">Do androids dream of electric sheep? I do not know, but what I do know is that some of them have access to a box that can regulate their emotions at the touch of a button. I forget the name of that machinery, but it is not lost on me that, throughout much of my day, I do the exact same thing, only with the help of content.</text:p>
      <text:p text:style-name="P1">I want to explore this act, and its impact on us.</text:p>
      <text:p text:style-name="P1">Since the focus is ourselves, do spare me the generalisations.</text:p>
      <text:p text:style-name="P1">Alright. Let’s be honest here: the goal is to logically arrive to the conclusion “yup, I shouldn’t do this,” in a convincing manner. While wanting this outcome is, instinctively, a good enough reason to enforce it, I want to give myself actual reasons not to.</text:p>
      <text:p text:style-name="P1">However, I must also be objective. If, in spite of my goal, I reach the conclusion that what I’m doing is perfectly fine, then we must not oppose it. Fairness and objectiveness are essential pillars for what makes my ideal self, and I won’t have you break them so blatantly.</text:p>
      <text:p text:style-name="P1">Now then. To get more specific, what I really do is watch clips or Hololive streams, according to my mood. Lately, I’ve had another Nepolabo boom: I love their atmosphere, how they are with one another, and I bask in it at will. Thing is, this holds true for a very wide variety of positive feelings and emotions: by watching this or that other thing, I can essentially control my emotions.</text:p>
      <text:p text:style-name="P1">And... What do humans want more than to live in peace and happiness with nothing to worry about?</text:p>
      <text:p text:style-name="P1">Now is when one could think: “okay, what’s wrong with pressing that button to feel good when I want to, then?”</text:p>
      <text:p text:style-name="P1">And the answer is multi-layered.</text:p>
      <text:p text:style-name="P1">I currently identify 3 types of consequences:</text:p>
      <text:p text:style-name="P1">1. Immediate consequence</text:p>
      <text:p text:style-name="P1">2. Long term consequence</text:p>
      <text:p text:style-name="P1">3. Environmental consequence</text:p>
      <text:p text:style-name="P1">The first one is the one we suffer from the most, currently: not only does this act kill our motivation, it also takes away our immediate time. The first point comes from the fact that positive emotions in general are supposed to be earned, they’re a reward for putting yourself in a good situation. But what if you get the reward without needing to do any work? It kills your motivation.</text:p>
      <text:p text:style-name="P1">I see, I misjudged, this is also part of the long term consequences. And in fact, it ties directly into environmental consequences too. No matter. The fact remains that mindlessly pressing the feel-good button disrupts the well-being of our motivation and drive. After all, if you can get rewards without working, you sure as hell won’t feel great when you put in a lot of work, but that work will pay off only in the distant future.</text:p>
      <text:p text:style-name="P1">The second point comes from the fact that when you feel good, and you can keep on feeling good, why would you stop? Especially for someone like us who still has a weak sense of purpose, this is an excellent recipe for losing time.</text:p>
      <text:p text:style-name="P1">Now, let’s move to the long term consequences. This one is more unclear, and harder to observe. As of right now, it’s rather closer to a belief than a theory, and it is as follows: by continuously pressing the feel-good button at every whim, we’re building a habit, we’re rewiring our brain to feel good at the press of a button. これを続くとだめな人間になる。 I can feel it. The future that stems from this. It is one of stagnation. One where we’re stuck where we are. このフィールグッドボタンは人を脆くさせる。 It renders them weak, feeble. It fosters comfort, after all. How much growth do you expect from someone who dives into their comfort zone at the first sign of difficulty?</text:p>
      <text:p text:style-name="P1">This consumerism will be the end of me and my dreams.</text:p>
      <text:p text:style-name="P1">Finally, there’s the environmental consequences. This might surprise you, but we don’t leave in the garden of Eden. In this world, if you want to eat, have a roof over your head, and afford even only the bar necessities, you gotta pay up. But you... Currently, you’re a parasite. Someone’s paying for you. And you will stay a parasite if you don’t do something soon. And guess what will incentivise us to stay a parasite?</text:p>
      <text:p text:style-name="P1">That’s right, this feel-good button. Until you start pulling your own weight and more, you’re making someone else pull your weight. Never forget that. <text:span text:style-name="T1">They</text:span> pay <text:span text:style-name="T1">your </text:span>price.</text:p>
      <text:p text:style-name="P1"/>
      <text:p text:style-name="P1">Alright. Good, let’s sum it up then.</text:p>
      <text:p text:style-name="P1">I propose the following reasons for not giving in to my whims and dial about for new emotions:</text:p>
      <text:p text:style-name="P1">1. It kills my motivation and wastes my time</text:p>
      <text:p text:style-name="P1">2. It weakens me mentally, and it will keep me that way</text:p>
      <text:p text:style-name="P1">3. Its impact is more than just me, it puts a burden on others</text:p>
      <text:p text:style-name="P1"/>
      <text:p text:style-name="P1">I deem these points valid, although I admit that my current mental capacities are hindered by lack of perspective and fatigue. Nevertheless, after submitting the above to LLMs and receiving their feedback, I conclude there’s at least a degree of reason in these points.</text:p>
      <text:p text:style-name="P1">I must remember that emotional regulation isn’t inherently a bad thing, and that it can be used to positive ends, as we’ve done ourselves in the past with music and inspiration.</text:p>
      <text:p text:style-name="P1">The best course of action is then to consume moderately, and as a reward for working hard or achieving something. In other words, presses of that button must be earned. And as for the amount of time spent on the reward, I can’t build an exact rule that covers every case, but I can entrust that choice to you. I can leave you to be enforce discipline upon yourself. In fact, I believe I should do exactly that; though we risk failing sometimes, if we learn to moderate our “rewards” ourselves, case-by-case, I would be very happy with you.</text:p>
      <text:p text:style-name="P1">All right, that’ll be all.</text:p>
      <text:p text:style-name="P1"/>
      <text:p text:style-name="P1">...Phew... Been a long while since we did this type of analysis. Hopefully, this helps us. The question is: was this the only thing killing our motivation? Was this the only reason why we felt so... unproductive, unmotivated, lately? Probably not, but we’ll catch those reasons one at a time, and we’ll dissect them just like today. It’s late now, let’s go to sleep. And, do get up early, despite how late it is.</text:p>
      <text:p text:style-name="P1"/>
      <text:p text:style-name="P1">•••</text:p>
      <text:p text:style-name="P1">Friday 7th of November 2025, 00:35, entry 530</text:p>
      <text:p text:style-name="P1">I got greedy. I thought I could finish a certain work by staying awake. But my brain is... It needs rest, I know that much. I’ll give it that rest.</text:p>
      <text:p text:style-name="P1"/>
      <text:p text:style-name="P1">•••</text:p>
      <text:p text:style-name="P1">Friday 7th of November 2025, 22:52, entry 531</text:p>
      <text:p text:style-name="P1">Better, we’re improving. Tough love. Love is what we’re missing. We’re not understanding, we’re not making ourselves understand that the sacrifices are necessary to become who we want to become. Still, we’re on the right path, and we must continue down it. We’re putting in more hours, we’re more aware, and we’re gaining confidence. Confidence is something I’ll have to talk about one day. For the time being though, let’s go to sleep.</text:p>
      <text:p text:style-name="P1"/>
      <text:p text:style-name="P1">•••</text:p>
      <text:p text:style-name="P1">Saturday 8th of November 2025, 23:31, entry 532</text:p>
      <text:p text:style-name="P1">The question that came to mind instinctively was “What is life?” But that’s not really what I meant, what I... Felt. This feeling poses a slightly different question: “What should my life look like?”</text:p>
      <text:p text:style-name="P1">I think I should take every day more seriously, like it’s game seven. Train like you fight, fight like you train...</text:p>
      <text:p text:style-name="P1">Every time I open my eyes in the morning is an opportunity to do better than yesterday, or if not, then at least to do my best. I think I should take life seriously, on the daily, instead of cruising through it. To fight through the fatigue like I’m fighting for my life, like I’m fighting for my future. Because... That’s what it really is.</text:p>
      <text:p text:style-name="P1">Who I want to be... A master of this game of life, a master of the self.</text:p>
      <text:p text:style-name="P1">I also believe that fatigue is currently the main factor for which I do not enact my ideal routine. For one reason or another, I’m always too mentally fatigued or busy to enforce discipline by design, and I have to resort to the force of will of a tired brain. Which, don’t get me wrong, is a fight I expect myself to learn to win, but it’s also a fight I expect to forego, to not need in the future. A future where I pinpoint and resolve the root causes of the fatigue. But before that, something tells me it is wise and best to learn to deal with the symptoms first. My instincts tell me doing so will teach me strength. The wisdom and planning of dealing with the root will then be easier, almost mechanical.</text:p>
      <text:p text:style-name="P1">But fighting through fatigue isn’t easy. And, ironically, the only way to get stronger in this case is to be stronger. The only way to learn to fight through the fatigue is to fight through the fatigue. I see, that’s where the mental strengthening happens, that’s where my earlier instinct came from. Very well, I take on this challenge, and I take life more seriously from now on.</text:p>
      <text:p text:style-name="P1">After all, whether I truly believe it or not, I’ve always said that the best way to enjoy a game is to play it to the fullest of my abilities. Let’s go and be try-hards at life. See you tomorrow.</text:p>
      <text:p text:style-name="P1"/>
      <text:p text:style-name="P1">•••</text:p>
      <text:p text:style-name="P1">Monday 10th of November 2025, 00:03, entry 533</text:p>
      <text:p text:style-name="P1">What’s happening is very simple: I exaggerate my failures. I make them bigger than they really are. I make them into much more of a deal than they really are. This relic of times when I thought self-flagellation was harmless leads to catastrophic consequences. It binds me, and at the same time I don’t make an effort to look at the bigger picture either. I’m always stuck in the moment.</text:p>
      <text:p text:style-name="P1">There’s also the potential problem that my learning rate is too high. When training a model, the learning rate is usually kept very low, thanks in part to the high number of training steps, but mainly to avoid missing the mark and jump around it for eternity. It’s not unusual to see alpha at around 0.001. In my case, perhaps something similar holds true. I’m being too reactive to every single mistake, every single lesson. I shouldn’t be piling up lessons, they should consolidate into some few core lessons, that’s what I believe. A few core ideas to drive my daily decision-making process.</text:p>
      <text:p text:style-name="P1">And those core ideas... Would be values? Principles? Are values and principles at the base of good decision-making? Aren’t there a lot of other building blocks? Not really, just, common sense and patterns, which can be either learned or studied. To let my values and principles drive my decision-making... This does sound like it will result in wiser moves.</text:p>
      <text:p text:style-name="P1">I’ll have to continue to patiently grow, I have to be patient in this long process of trial and error. I can only hope that this will result in a good future. I can only hope so. I still have so many flaws I barely even recognise. Some times, I’m conceited. Under certain circumstances, and I’m not sure which. I’m still so blind. But knowing myself, the only thing I can do is patiently continue this process, in the beliefs that it will lead me where I want to be.</text:p>
      <text:p text:style-name="P1">I have to keep things simple. I have to focus on simplicity.</text:p>
      <text:p text:style-name="P1"/>
      <text:p text:style-name="P1">•••</text:p>
      <text:p text:style-name="P1">Monday 10th of November 2025, 21:37, entry 534</text:p>
      <text:p text:style-name="P1">To go simpler. To focus on the basics. That’s what I’ll do. Focus on making fundamentally sound decisions. Also, the nightfront. I have... Am I accumulating stories for it? No, I just don’t write them down. This one is hard to explain anyway, and it relies on little more than my personal, highly subjective interpretation of matters. Plus, I lack so much data it’s not funny.</text:p>
      <text:p text:style-name="P1">What even is life... What the fuck is going on on this Earth that I’m not aware of? I just know there’s so much more to this world than meets this eye, it’s just that I wouldn’t mind being privy on a few of those things, you know? Whatever, let’s end this here for now. And, let’s re-stabilise our mind, reset ourselves into a more objective state of mind. See you tomorrow... Is something I used to write so easily. And yet, nothing guarantees me that there will be a tomorrow. I’ve read so many reports of young people passing away lately, and I’ve seen opinions of people being glad for opening their eyes in the morning... Tomorrow isn’t something I can take for granted, but should I have one, I’ll see you then.</text:p>
      <text:p text:style-name="P1"/>
      <text:p text:style-name="P1">•••</text:p>
      <text:p text:style-name="P1">Wednesday 12th of November 2025, 00:02, entry 535</text:p>
      <text:p text:style-name="P1">More. More of this. And better. I know you can do better. Truer to self, and more disciplined. This is the way, and we must do better.</text:p>
      <text:p text:style-name="P1"/>
      <text:p text:style-name="P1">•••</text:p>
      <text:p text:style-name="P1">Wednesday 12th of November 2025, 23:40, entry 536</text:p>
      <text:p text:style-name="P1">Much of what I want to say has been written in the two new files. The why’s and why not’s of masturbation. The game of life.</text:p>
      <text:p text:style-name="P1">Let’s summarise them real quick.</text:p>
      <text:p text:style-name="P1">I don’t have a good reason to not masturbate. But I do have a bad one. I don’t have a logical reason, but I do have an emotional one. My instincts tell me not to, and I think it’s uncool. That’s my reason. Or reasons, I guess. They may not be strong, but they’re true, and I can build no stronger foundation than the truth. Whatever I make of these reasons, I shall see. But there they are.</text:p>
      <text:p text:style-name="P1">And then there’s the game of life. It’s a game, and I want to master it. Much like how Jordan played basketball to the very best of his abilities, I want to leave everything on the court to. It’s not for the sake of a peaceful death, but when my time does come, I want to go to sleep with a smile. I want to enjoy this game. I want to wake up everyday being grateful to open my eyes, and excited for the new day, the new match.</text:p>
      <text:p text:style-name="P1">I’m glad that not only some domains of mastery aren’t mutually exclusive, they’re even symbiotic. Let’s go to sleep. If we wake up, we’ll... I want to see what you’ll do. And I want you to keep on being patient.</text:p>
      <text:p text:style-name="P1"/>
      <text:p text:style-name="P1">•••</text:p>
      <text:p text:style-name="P1">Thursday 13th of November 2025, 20:59, entry 537</text:p>
      <text:p text:style-name="P1">Today is representative of my average performance, in all aspects except for one: vision. My awareness is improving. But I seek to improve. I seek the dominance MJ had on the court, I want to transpose it to this game of life. It began tonight, with the nightfront. Truth is, I’m tired. I lack sleep, because... I lack too much data too come up with a theory, so I’ll give you the facts.</text:p>
      <text:p text:style-name="P1">For some time now, one every two to three nights, I wake up to the sound of my keyboard being tapped. The sound is easily recognisable, like many pricier keyboards are, and it’s a rhythmical tap of my spacebar specifically. Needless to say, the lights are all off, my computer is shut down, and there should be no one on my chair, tapping my keyboard.</text:p>
      <text:p text:style-name="P1">Now, given my past experiences, and given how I’ve shaped my beliefs around my past experiences, the first time that this happened, more than anything, it excited me. But I did stay put. To see what it would lead to, if anything. It leads to nightmares. So, when I heard this tap again, yesternight, I was tempted to answer with a rhythmical tap of my own... But, ever since I watched Gurren Lagann, crossing one’s arms with full confidence just looked so cool to me. It was something to clearly signal that I was awake, all the while respecting the... Privacy, of whatever was using my keyboard without my permission. You’ll understand this point more if we go back to the very root of the nightfront, its very beginning. Imagine a nightmare where a demon disguised as a bald monk drags you down to hell because “You’ve seen something you shouldn’t have”, and ever since you’ve had nothing but nightmares and strange experiences every night. Well, to be perfectly clear, a first strange experience preceded the nightmares, and that strange experience was probably that something I shouldn’t have seen.</text:p>
      <text:p text:style-name="P1">Anyway, putting all that aside, it felt good to command silence, and to do it so blatantly. A feeling that was renewed every so often, when time would go on and I would go back to a more comfortable position, and the tapping would commence again. In exchange though, my sleep was interrupted. My sleep now gets very easily interrupted. You have a tendency to become alert, when strange things keep happening to you while you sleep. But this is part of the game. This is all part of the game. Shit happens, shit will always happen, what matters is how you react to it.</text:p>
      <text:p text:style-name="P1">MJ and Kobe have played games on no sleep. Those motherfuckers. A little fatigue is nothing. They could do that, I have done that, and I will do it as long as necessary. Still, I must improve. Gumption is what I lack, decisiveness is what I must work on.</text:p>
      <text:p text:style-name="P1"/>
      <text:p text:style-name="P1">•••</text:p>
      <text:p text:style-name="P1">Saturday 15th of November 2025, 00:17, entry 538</text:p>
      <text:p text:style-name="P1">Am I sinking? Maybe. Maybe I’m just sinking myself. We’ll see.</text:p>
      <text:p text:style-name="P1"/>
      <text:p text:style-name="P1">•••</text:p>
      <text:p text:style-name="P1">Saturday 15th of November 2025, 22:23, entry 539</text:p>
      <text:p text:style-name="P1">Today is of little importance, relative to yesterday. No, that’s not it. It’s more like... Today is a response to yesterday, but an incomplete one. So what happened yesterday? In one word, collapse. Catastrophic collapse. It started fairly normally, but then in the afternoon, I failed to do things I’d set out to do, I’d failed to follow a schedule, and this was due mainly to lack of sleep. But, likely because all my failures compounded, this singular failure slowly snowballed into something bigger. This was the straw that broke the camel’s back. Two days prior, I’d mentioned how I had no good reasons not to masturbate. That came back to bite me. I offered no opposition to lust, I couldn’t figure out why I shouldn’t indulge it every once in a while. So I indulged in it freely.</text:p>
      <text:p text:style-name="P1">There was, and still partially is, something else too. I... For how elementary it is, I couldn’t for the life of me differentiate between potential and action. For how... stupid, for how obvious the answer should be, I... Let me explain to you, why I instinctively perceive what one (I) can potentially do and what one actually does as the same thing.</text:p>
      <text:p text:style-name="P1">First of all, I’m highly empathetic and open-minded. Possibly extremely so. This means that if someone does something, anything, no matter how atrocious or great it is, I can imagine myself in their position, doing what they’ve done. I strongly believe that if someone can do something, then barring physical limitations, I can do the same thing to. It is theoretically possible for me to do the same thing. This is why I believe I could forgive anyone for anything. The exception being myself, currently. I believe myself capable of understanding any and all possible actions humans can commit, given enough time.</text:p>
      <text:p text:style-name="P1">Secondly, I see the universe as an egg for souls to grow in, and souls grow through experience, by doing. And I’d instinctively thought that to maximise growth, one had to experience everything. Without delving deeper into these beliefs, as that would take forever, I also believe in reincarnation, destiny (of sorts; really, just elaborate and meticulous planning by a true god, rather than the half-gods that us human artists are), and God(s?). My image of the latter is rather unclear though. More unclear than my image of my ideal self, at any rate.</text:p>
      <text:p text:style-name="P1">Putting these two things together, and seasoning the mix with more personal ideas and the such, I started to think: if the objective is to grow through experience of all things, and if that objective is destined to be attained, and if I am theoretically capable of doing everything that everyone else can do, in the grand scheme of things, what’s the difference between potential and reality? Hm, my explanation is lacking, but the gist and the resulting question are those.</text:p>
      <text:p text:style-name="P1">Wording my question differently: what difference does it make, whether I choose to do one thing or the other? It’s a sort of fatalistic question.</text:p>
      <text:p text:style-name="P1">I’d planned on exploring this idea better, since I still want to understand it, but it was also important to expose it, because of today.</text:p>
      <text:p text:style-name="P1"/>
      <text:p text:style-name="P1">If my reason to not masturbate is weak but cannot be changed, then it is my perspective I must change to make it stronger. So let’s look at it from a different angle.</text:p>
      <text:p text:style-name="P1">シコるのがカッコ悪い。この理由の右に出る理由は存在するのか？しない。 There is no reason as pure, as selfish and as true as this one. Shit, my brain is hitting its limit, I can barely string thoughts together. Either way, I don’t have to explain this, you can feel it in your soul too, I’m sure of it.</text:p>
      <text:p text:style-name="P1">Secondly: no, not only do I not need to experience everything to maximise growth, experiencing all that can be experienced is, theoretically, impossible, “all that can be experienced” being infinite as continuously expanding. And even if it weren’t infinite, there are good chances that it would be corrupting. Corrupting? That’s... an interesting concept. It implies two very important things: there is something that can be corrupted, and there can be an objective, an ideal, a core or else that can be deviated from. We could explore this. It’s highly interesting. It implies that either all souls converge into one, or they’re singular and must maintain something in their core. But now is not a good time. I have something else I have to focus on.</text:p>
      <text:p text:style-name="P1">Time doesn’t make sense to me. The concept of time, the concept of things happening one after another. Why isn’t everything everywhere and all at once? That would be so much simpler. Why unroll spacetime? Why go through that trouble? But since time does exist, since everything happens sequentially and cannot be undone, and since high enough open-mindedness, intelligence and empathy allow one to share and understand another’s experiences as their own, and since “the grand scheme of things” is just a belief and this life, this existence is the only thing I cannot deny, since this life is the only thing I know for sure to have, I’ll paint it in my colours, I’ll lead it with my will, and if my will is an illusion then so be it, I’ll delude myself to the best of my abilities.</text:p>
      <text:p text:style-name="P1"/>
      <text:p text:style-name="P1">•••</text:p>
      <text:p text:style-name="P1">Sunday 16th of November 2025, 21:07, entry 540</text:p>
      <text:p text:style-name="P1">I don’t like yesterday’s entry. But that’s not a bad thing. It shows how I behave, how I am at my limit. Now, I don’t think it’s worth the effort to analyse it and see what I don’t like, but rather, I should just follow my heart.</text:p>
      <text:p text:style-name="P1">Actually, before we talk of today, I do wish to analyse yesterday’s entry. What is it that I don’t like?</text:p>
      <text:p text:style-name="P1">Before reading the actual text: my memories are blurry, but I know I lost my focus multiple times, and for prolonged periods of time. There’s also an impression that I was being conceited, patronising almost. Whether that’s the case or not, I truly do feel a sense of dislike towards my behaviour yesterday. But I cannot pinpoint how strong that sense is, it being too vague. It’s not intense, but perhaps... It’s instinctive, isn’t it? I’m instinctively and vaguely disliking yesterday’s entry, yesterday’s self who was writing because the performance is perceived as poor and blind, an impression given at least partially a priori by a cognitive bias in me that associates mental fatigue to poor performance. [Fatigue does hinder performance, but whether that performance will be poor depends entirely upon me, upon my capacities. For instance, Jordan during the flu game had heavy mental and physical hindrances. Notwithstanding, his great performance still made him the MVP of game 5.]</text:p>
      <text:p text:style-name="P1">Interesting, I’m instinctively disliking my past self essentially out of prejudice. It’s similar to how a part of me wants Harmony to be pure and beautiful and flawless and to have never sinned, as opposed to my everything that says that we must carry all of our past on our back. I’m judgemental, that’s what it is. I do not look back with an objective eye by default, when I should. Very interesting discoveries that forward our growth. But now, let’s actually reread the entry and see if our judgemental self was right.</text:p>
      <text:p text:style-name="P1">There is a little justification to the dislike, but considering the circumstances, feeling dislike is exaggerated. I’m disliking someone who did their best, because their best wasn’t good enough. This is either one of the root-causes or the main symptom of being overly self-critical. Either way, I do not condone it, and I shall do my best to detect and avoid doing it from now on.</text:p>
      <text:p text:style-name="P1">Now, onto today. Today is hard to explain. I’m not sure I can explain what this is. No, I can, since a couple concepts are all I need. My main discovery happened this morning. I’ve started truly perceiving life as a game, as the most basic, as the most primordial of all games I know of, and every day is a match in that game. It’s a primordial game where there is no explicit objective, and so I’ve made one for myself, or to be precise, I am building one for myself, I’m still building my own dream, my own definition of happiness. Happiness is the (*my* perceived) intrinsic objective.</text:p>
      <text:p text:style-name="P1">This morning, I’ve concluded that every last second of this game matters. Every last second of every match, I have to give it my all. No rest unless I’ve planned, no breaks unless I’ve allowed it, and I have to always, always give my best. It echoes something from my Kobe era, back in May: I have to give it my all right now, and always right now. Not everyday, not every moment, but right now. That way, every single right now gets stringed together and becomes a today, and if I focus on giving it my all every today, and only today, then before I know it I’ll be giving my best every day.</text:p>
      <text:p text:style-name="P1">But, there’s something else getting mixed up with this conclusion, with this mentality. A silent, cold-blooded and determined “fuck this world”. 「World’s End, Girl’s Rondo」 by Asterisk, the remixed version. Something with that colour mixed with my imagination. I think Shiiro will convey this best, in the future. As of right now, at the very least, I plan on giving her this phase I’m having, should it lead anywhere. Will it lead anywhere? Time will tell, but the decision is up to me. Realistically, it will only lead to marginal growth that may compound , but my hopes are that this time around, I will get somewhere, that I obtain the main traits of the person I want to be: consistency, extreme strength of mind and resilience, and machine-like performance. That is all for today. See you tomorrow, 愛したい人。</text:p>
      <text:p text:style-name="P1"/>
      <text:p text:style-name="P1">•••</text:p>
      <text:p text:style-name="P1">Monday 17th of November 2025, 21:41, entry 541</text:p>
      <text:p text:style-name="P1">Whether or not we’re setting a new standard, that’s up to us to determine. Life as a game, and every day as a match. We can make this work. If we keep this up, we will make this work.</text:p>
      <text:p text:style-name="P1">But, there’s also something else. The blood-red defiance. That colour will slowly fade with time, that’s only natural. And yet, I want to maintain it, I want to keep it going. I see, I can. It can be cultivated too. But should it be? It’s a sense of competitiveness against no one, and as a result, the world becomes its target.</text:p>
      <text:p text:style-name="P1">That’s wonderful. That’s great. That’s... accidental genius. but we aren’t competing against the world directly. We’re competing against ourselves, against our potential, and only indirectly, against the world. I will keep this fire alive.</text:p>
      <text:p text:style-name="P1">Anything else we want to talk about?</text:p>
      <text:p text:style-name="P1">No. Nothing jumps to mind. But I will remind myself that every last second of every match counts, and as a consequence or at the same time, so does every last choice. Blue is what I would normally declare as my favourite colour, but this era shall be characterised by red. I intend to leave everything on the court, every single game. See you.</text:p>
      <text:p text:style-name="P1"/>
      <text:p text:style-name="P1">•••</text:p>
      <text:p text:style-name="P1">Tuesday 18th of November 2025, 21:55, entry 542</text:p>
      <text:p text:style-name="P1">Not as good as yesterday, nor as good as I want it to be. That’s alright, because it’s above your standard performance, <text:s text:c="1"/>and for some reason today was harder than normal. But above all, because you keep your eyes on the prize.</text:p>
      <text:p text:style-name="P1">Attention is currently my number one problem. For how short it is, it causes my focus to be erratic, I have to think about this more, make this problem present in my mind until it is solved, and, actually, even afterwards. I see. Indeed. That’s something we’ve been trying to do since forever. We’ll keep on trying.</text:p>
      <text:p text:style-name="P1">Let’s end this here. Good night.</text:p>
      <text:p text:style-name="P1"/>
      <text:p text:style-name="P1">•••</text:p>
      <text:p text:style-name="P1">Wednesday 19th of November 2025, 22:05, entry 543</text:p>
      <text:p text:style-name="P1">I’d forgotten something very important I’d felt two days ago, and I only felt again earlier: it’s hard to describe, and I’d previously described it as a will to fight, a “fuck you” to this world. They’re... Not wrong, but they’re not it. It’s almost like a... A dare. A dare to myself. That feeling was me daring myself to do everything I had to do, it was me daring myself to use up all of my energy right away without giving a fuck. The consequences? Oh, they’re my bitches too, don’t worry. And I knew they would be. Fatigue is a state, it’s the mentality that matters. So, when my common sense told me that we’ve wasted the entire day, and we wouldn’t have the strength to do what we had to do left, I didn’t listen. And it felt good.</text:p>
      <text:p text:style-name="P1">But there’s also something else I have to touch on.</text:p>
      <text:p text:style-name="P1">The nightfront was incredibly aggressive tonight. It had been building up in aggressiveness, and tonight it reached new heights. Or should I say, old heights. It was comparable to the heydays, to the beginning. I got bodied around like I haven’t been in a very long time. Several consecutive nightmares with me slowly getting isolated in the dark, getting strangled or suffocated by God knows what, and meeting a supposed detective who’s actually a psycho that blasts everyone around to pieces with a shotgun and executes children and a reporter with his pistol while hunting me down. That kind of thing. And you know what? I want vengeance. I want it again. Every last fucking soul, every last fucking nightmare that came that came upon me yesternight, I know I can kick their asses. So I welcome it. I welcome this level of aggressiveness. I’ll use it to show myself how much I’ve grown, and if the answer is unsatisfactory, then I’ll use it to grow. They say you gotta be careful what you wish for, but I know that in that world, strength of will is everything. That’s why I know I can get my revenge. I know I’m strong, and I want all of those fuckers to find that out too.</text:p>
      <text:p text:style-name="P1">But self-control dictates that I have to keep ice water running in my veins. I’ll bide my time. I’ll be patient. I’ll use yesternight as fuel, but if the chance ever presents itself to prove to myself who I am, then... I’ll look forward to the answer.</text:p>
      <text:p text:style-name="P1">If Jordan had the Pistons to deal with, then I have the nightfront. I thank him for yet another blueprint he presents me with; I believe that’s the hallmark of greatness.</text:p>
      <text:p text:style-name="P1">I’ll be patient now, because I know this is the way to go to become strong enough to lay waste to the world. I’ll keep on growing, I’ll keep on trying, and I welcome this challenge that is the nightfront. See you tomorrow, should we have such an honour.</text:p>
      <text:p text:style-name="P1"/>
      <text:p text:style-name="P1">•••</text:p>
      <text:p text:style-name="P1">Thursday 20th of November 2025, 23:29, entry 544</text:p>
      <text:p text:style-name="P1">We did get the honour. But what have we made of it? Not enough. So many excuses. So many excuses.</text:p>
      <text:p text:style-name="P1">However, I will admit that today’s “bad” was an improvement on our usual “bad”. Of course, I wanted good performance in the first place. Did you know? We’re still mentally weak, for all you say. Or rather, we’re not as strong as we want to be. Wuthering Waves is a great game, but in my current state, it’s too much for me. My weakness of mind is blatant. My lack of discipline is. Patience... It is necessary, but not sufficient. Patience alone won’t get me where I want to be. I have to act. To make the sacrifices that need to be made. I need to do better. I will do better.</text:p>
      <text:p text:style-name="P1"/>
      <text:p text:style-name="P1">•••</text:p>
      <text:p text:style-name="P1">Friday 21st of November 2025, 21:35, entry 545</text:p>
      <text:p text:style-name="P1">The theory is as follows: willpower is only conditionally infinite. Some conditions can keep it active indefinitely. “Motivation”, if you will. Thus, the game is plain and simple: we have to find our why.</text:p>
      <text:p text:style-name="P1">We think we know it, but... Do we? We fight against meaninglessness, we fight for happiness, we fight for ourselves. But all those whys are very... What’s the word... Abstract. They’re abstract concepts. And that’s a problem. Now, either we rewire ourselves to like abstract goals, or we find different goals. We know we won’t change objectives. So we have to rewire ourselves.</text:p>
      <text:p text:style-name="P1">Fuck. There’s no easy way out, is there? There’s no neat little secret I can use to just...Do. To just be.</text:p>
      <text:p text:style-name="P1"/>
      <text:p text:style-name="P1">I do not trust the process, that’s why I keep on searching for something... For... a key.</text:p>
      <text:p text:style-name="P1">I do not trust the process...</text:p>
      <text:p text:style-name="P1">Should I? Should I trust it? My mind is narrow, and I cannot properly determine whether the process really is our best option.</text:p>
      <text:p text:style-name="P1">Belief. No, I think you’re wrong. Our why is too weak. I think there is a key, and we have to find it. Right now, I can feel it. Motivation. What we need is a strong objective to fuel our motivation.</text:p>
      <text:p text:style-name="P1">TCTW?</text:p>
      <text:p text:style-name="P1">An interesting proposition. But... That’s not it. I... How strange. If anything were “it”, it would have to be TCTW. Am I simply miscalculating, misinterpreting my feelings? Or, have I become so self-centred TCTW cannot be the centre anymore? I feel like it should be a by-product, or rather, an important chapter. But not everything.</text:p>
      <text:p text:style-name="P1">I...? I should be my own goal?</text:p>
      <text:p text:style-name="P1">That is the goal that makes most sense. The one I lean towards the most. It is the most self-sustaining, true-to-self, and, in the truest IT sense of the word, the most robust objective. If I existed in a universe devoid of circumstances, would it still be my objective? Would I, the only entity extant in such a universe, be my own objective? Would I even have a concept of “ideal” to chase, if no one else were there? I doubt it.</text:p>
      <text:p text:style-name="P1">Something tells me that searching for this why is the same as searching for a theory of everything. Fuck it, let’s drop the pretences that reality is only what we see. If we include the full picture, does it change anything?</text:p>
      <text:p text:style-name="P1">The answer is no.</text:p>
      <text:p text:style-name="P1">Very well. Then let’s dive. Let’s dive deep into our supposition. The goal is simple: to find a dream that would still be our dream, no matter the circumstances, no matter what kind of life we were born in, no matter if circumstances even exist. That’s the kind of dream I want to have. A dream that is true and strong. A dream that defies reality, that cares not for the laws of physics, much less those of man. What kind of dream would that be? And, why do I want something like that?</text:p>
      <text:p text:style-name="P1">Happiness. That answer came easily. I want to be happy for the sake of it.</text:p>
      <text:p text:style-name="P1"/>
      <text:p text:style-name="P1">... Will anything change if we put happiness on a pedestal, then? It never was explicitly there. In the sense that, I don’t remember having it as our why. As our dream, yes, but not as our why. Apparently, according to my current feelings at least, there’s a difference between these two things.</text:p>
      <text:p text:style-name="P1">Sigh... So we’ve just run a circle? Losing our... anger, what was until moments ago our only real motivation in the process. Is this the end of our red phase?</text:p>
      <text:p text:style-name="P1">No, no, and just no. Fuck it all. Fuck all this shit. No, no, no, hold the fuck up now. All of this for what? All this shit, what for? Something has to be wrong. Happiness? Are you serious? Are you fucking kidding me? Happiness? That’s the best answer you can give me? Hold the fuck up now. Why the fuck am I even alive in the first place? Happiness? No, no, no, hold the fuck up, something’s not right, something’s not adding up. I reject that answer. That can’t be all there is to it. That can’t be everything. There has to be more. It’s not just happiness, is it? Oh... Right... There is no answer. There is no intrinsic meaning to life, as far as I can objectively tell. Excluding the biological/evolutionary ones, of course. There is no meaning, which is why we could choose ours. Therefore, I can choose more than just happiness.</text:p>
      <text:p text:style-name="P1">So, it all comes down to this most important question: what the fuck do I want?</text:p>
      <text:p text:style-name="P1">It’s not just happiness. I want “everything”, but what does “everything” mean? What does my heart mean by that? Everything that’s important... And what would that be?</text:p>
      <text:p text:style-name="P1">I see... I want a fun life.</text:p>
      <text:p text:style-name="P1"/>
      <text:p text:style-name="P1">... This is sad. What should I do? Give up everything and lead a normal life? Give up writing?</text:p>
      <text:p text:style-name="P1">Let’s take a moment to breathe.</text:p>
      <text:p text:style-name="P1">A meaning to life. Our current one, “happiness”, is proving to be rather weak.</text:p>
      <text:p text:style-name="P1">Ah. I was thinking, what if we were to make it more challenging, what if we added restrictions? I don’t know when I acquired this pattern, but I know that making stuff more challenging can make it more engaging. And that’s when this new word popped up.</text:p>
      <text:p text:style-name="P1">“True happiness.”</text:p>
      <text:p text:style-name="P1">I... Like the sound of that much better. It’s not about the state of being idiotically joyous and merry. “True.” It wants no compromises. None. And that addition, that specification... It sounds like it makes it worth it. It feels serious. It feels far away, but also reachable, theoretically achievable. So what the fuck is true happiness? I don’t know, but I do feel like if I keep on not compromising on anything, if I keep on course, I’ll get somewhere I won’t regret being. Hm. I think I want true happiness.</text:p>
      <text:p text:style-name="P1">Yeah, that’s probably it. But there are no cheat codes, and there are no easy ways out.</text:p>
      <text:p text:style-name="P1">From now on, surely it will be more of the same. But hopefully, the more things stay the same, the more they change.</text:p>
      <text:p text:style-name="P1">See you tomorrow, someway, somehow, Harmony.</text:p>
      <text:p text:style-name="P1"/>
      <text:p text:style-name="P1">•••</text:p>
      <text:p text:style-name="P1">Saturday 22nd of November 2025, 21:31, entry 546</text:p>
      <text:p text:style-name="P1">Good day, good performance, got to keep it up. I recognise the moments I have to fight better than ever, and I recognise that I have to fight with all I’ve got. There will always be excuses, but the fact remains that if I want to become extraordinary I can’t settle for ordinary logic. I can’t compromise on anything, and I always got to play to the best of my abilities.</text:p>
      <text:p text:style-name="P1">I don’t have much to say today. For the time being, I’ll keep on walking this road. I’m not sure I’ve got much better options. All I can do for now is try to create opportunities for the future, improve my positioning.</text:p>
      <text:p text:style-name="P1">Every moment counts, even now. Especially now, since that’s all we’ve got. I’ll get ready to go to sleep. If we have that luxury, see you tomorrow.</text:p>
      <text:p text:style-name="P1"/>
      <text:p text:style-name="P1">•••</text:p>
      <text:p text:style-name="P1">Monday 24th of November 2025, 01:37, entry 547</text:p>
      <text:p text:style-name="P1">I’m late today. And... I can’t really explain it. Theoretically, given the circumstances, this shouldn’t have happened. This means I have to modify my model of myself. I should update it with this new data: even with all the awareness, even with... This new thing we have to talk about, situations like this can still happen. I have overestimated my mental toughness, or I’ve misunderstood my situation. Either way, there’s something I should have talked of today, but given the time, I’ll do it tomorrow. Because I want to take my sweet time talking about it. Let me preface it quickly: the inner war is over. Not through a decisive battle, not through victory. I’ve simply made peace with myself.</text:p>
      <text:p text:style-name="P1">You see, yesterday or the day before, I was talking about how I wanted to come across a key, a breakthrough. Turns out I’ve found one, yesternight.</text:p>
      <text:p text:style-name="P1">I have a theory on the nature of consciousness and the subconscious. This theory has been put to use minutes after its conception, and the result was inner peace. Let’s use tomorrow to see whether this inner peace will last, but today, it was promising. Goodnight.</text:p>
      <text:p text:style-name="P1"/>
      <text:p text:style-name="P1">•••</text:p>
      <text:p text:style-name="P1">Monday 24th of November 2025, 21:36, entry 548</text:p>
      <text:p text:style-name="P1">Since today was rather normal, I’ll get straight to the point. As promised, I’ll explain my theory. Let me walk you through its formation.</text:p>
      <text:p text:style-name="P1">For a long time, I’ve been fascinated by how creatures as tiny as jumping spiders or ants could exhibit as much intelligence as they did; they have a nervous system, but they don’t have a brain, and yet they are fully capable of responding to the circumstances around them. <text:s text:c="1"/>About a month ago, a friend of mine gave me an insight as to what could cause that: evolution gave them a good response algorithm. The input to that algorithm is the environment as perceived through their senses, their nervous system is the main body of the algorithm, and the decisions they make is the output. This explanation was reinforced in my mind a few weeks ago when, with that same friend, we thought of developing an AI to play slither.io. Before that though, they’d quickly developed a bot to control the worm, a fully-algorithmic, programmatic bot, and it displayed an impressive amount of intelligence in the real game for being just a few lines of code.</text:p>
      <text:p text:style-name="P1">Now, let’s change topics for a second. As of late, I’ve been reorganising the way I meditate. In the evening sessions, I wanted to pay attention to my “intent”. Before we act, we have an intention to act; I wanted to learn to recognise it, to intercept it, so that I could potentially change it if I didn’t like where it was going, or what it was aiming for. And, the thing is, I already had a <text:s text:c="1"/>preconceived belief regarding intent: I believed (and still do) it came from the subconscious, the black box that is the subconscious. In other words, and very importantly: intention does not come from the consciousness. Our consciousness can make the subconscious create an intent, it can lead the subconscious to the creation of intention, but it itself does not directly create intent. That is my belief. This belief was reinforced through my observations during my meditation sessions, but a particular observation I’ve made long ago corroborates it: I believe the phenomenon of intent not originating from the consciousness is particularly blatant, easy to observe, when one is drunk. One time, it was particularly flagrant: my body moved one full second before my mind had been made up on it. At the time, it had puzzled me, but with this belief it is not that surprising a fact. And, it wasn’t just a one time thing. Try it yourself. I’m positive you’ll observe the same phenomenon after a few drinks.</text:p>
      <text:p text:style-name="P1">Anyway, the night before yesternight, I had a lot of trouble falling asleep, owing to the excessive amount of caffeine I’d consumed throughout the day. And as I lay in bed, my thoughts drifted towards the observations in my meditation sessions, and towards intent, and intercepting it. And I’d come to form a mental schema of the relationship between consciousness, the subconscious, and intention. In my mental diagram, the subconscious was an empty box, symbolising a black box, and consciousness, or more precisely, my thoughts were an arrow coming out of the black box. Similarly, intention was also an arrow coming from the same black box, albeit a different one. Sometimes the arrows of intent and thoughts pointed towards the same direction, and sometimes they didn’t. And, I wondered how that black box works.</text:p>
      <text:p text:style-name="P1">And now, we remember the first paragraph, we remember how the nervous system can be seen as an algorithm. It takes as input whatever the senses perceive, and it outputs a decision, like a movement. But tell me, how far can we push this algorithm? How complex can we make it? When the game is slither.io, things are relatively simple, and a few lines of code are all that are needed. But now, let’s say that there can be centipedes that prey on our worms. Well, now you’ve got to add more code to avoid those. But what if we added a full dimension and went from 2D to 3D, and now you can dig underground and resurface? Well, we gotta handle that too. Let’s spice it up, and let’s add birds: now death can come from above, and it doesn’t look anything like a centipede. And every time new things come up, evolution modifies our algorithm, and natural selection only keeps the working ones. And because prey adapts to predator and predator adapts to prey, the game of life constantly gains in diversity, and all sorts of algorithms are created.</text:p>
      <text:p text:style-name="P1">But in the midst of all this evolving, some organism somewhere does something crazy: they develop a brain. Something somewhere stopped complexifying their algorithm, and started building a neural network. Or, what’s more likely, they kept their algorithm evolving as needed as they developed their neural network. And the idea exploded, there was an AI boom: after all, instead of writing code for every single possible edge case that might kill an organism, brains are capable of dynamically responding to circumstances. That’s extremely powerful. But of course, while a neural network is good, a neural network backed by an algorithm that’s been in development for hundreds of millions of years is even better. Thus, the brain + nervous system combination became ubiquitous in creatures that could afford them.</text:p>
      <text:p text:style-name="P1">And so, it is my belief that the black box that is the subconscious is this combination of brain and nervous system. Our senses take in the environment, which they feed as input to the (now I use the term properly) nervous system, and the output is intention. Such is my theory. But then you might wonder: where’s consciousness? And the answer is Deepseek R1. More precisely, it’s Deepseek’s Deepthink feature. That feature is the consciousness. Let me elaborate:</text:p>
      <text:p text:style-name="P1">The brain + nervous system combination is powerful and usually results in good decisions, but not always. And it just so happened that at the beginning of the year, I was fascinated by how the Deepseek R&amp;D team was able to create a model that competed with the centi-billion parameter LLMs with just a fraction of the cost. Their greatest find? Deepthink. They got the model, they got Deepseek R1 to analyse its own output, its own intention. They got it to reevaluate it before answering. But it would seem that they weren’t the first to get that idea. It would seem Nature had come up with it who knows how many millions of years ago. Put simply: Nature was pushing intelligence to its limits, as it had done with size, jaw strength, speed or whatever. And in the process, one of the paths that had been naturally selected contained the Deepthink feature: after all, what do we need to be able to analyse one’s thoughts, one’s intents? We need awareness. That’s right, that’s the birth of consciousness. Push intelligence even further, and you obtain self-consciousness.</text:p>
      <text:p text:style-name="P1">And so, the model is complete, and in my mental diagram that relates consciousness, the subconscious and intent, black boxes were no more.</text:p>
      <text:p text:style-name="P1"/>
      <text:p text:style-name="P1">... I like this theory. I’ll consider it a working theory for the time being. Should probably study it properly, but I don’t feel like it. I’ll leave the honour to someone else. Let’s leave the realm of make-believe academia and dive right back in my own mind. There’s two things I want to touch on:</text:p>
      <text:p text:style-name="P1">1. Yesterday I mentioned how I immediately applied the above theory, and how I found a “key”.</text:p>
      <text:p text:style-name="P1">2. I happen to believe in the existence of the soul. Where does it fit, in my model? This question... I think I’ll leave it unanswered for the time being. I have ideas, but they’re still budding. I’ll give them time.</text:p>
      <text:p text:style-name="P1">So, what happened the night before yesternight, after I’d formed my theory? How did it lead to me finding a “key”, and declaring that the war with myself is over?</text:p>
      <text:p text:style-name="P1"/>
      <text:p text:style-name="P1">It’s very simple actually. I got horny.</text:p>
      <text:p text:style-name="P1"/>
      <text:p text:style-name="P1">For the comedic effect I have elected to continue in a new paragraph. Anyway, I got horny and intrusive thoughts started invading my mind. And, as was usual, I started fighting myself, I started crushing my own thoughts and suppressing my desires. Yet another battle with the self had begun. But then, it suddenly stopped. All of a sudden, I thought about my theory again, and I realised: these thoughts came from my subconscious, didn’t they? This was... It was all me, wasn’t it? I could finally put a face on the enemy I’ve been going to war with for years. And it was me. It was the subconscious part of myself. And... We had a talk. I asked my subconscious, I asked him whether... Whether he would side with me.</text:p>
      <text:p text:style-name="P1">Ultimately, we wanted our own good, didn’t we? So, I asked him to chase true happiness with me. He accepted. After all, he was the same person who’d asked me to “stay by my side,” a few months ago when we’d hurt ourselves after a fight, 「傷が治るまで。その後も。」. It was the same person. It was the exact same person I wanted to love, and, I think, wants to love me back. We made peace.</text:p>
      <text:p text:style-name="P1">But at the same time, I got a bit sad too. See, I believe... I believe I am the “soul” part of me, or at least, the soul is within me, within the self-consciousness. And... It occurred to me that one day, this body will die, but I will live on. That is what I believe. This body will be gone, and its subconscious with it. This body will die, and the person I want to love will go with it. I will leave it behind. And, that saddened me. I wondered, a million years from now, I’ll probably forget your face, won’t I? I’ve always been bad at remembering faces. Will I even remember your name? I thought about it. That’s why I’ve decided. I’m going to write your name down, while I still know it. I’ll put it on paper, while I’m still with you. It doesn’t mean much, but maybe this way, others will remember you for me.</text:p>
      <text:p text:style-name="P1">... You don’t care, do you? Couldn’t give a shit about my emotional moment, huh? Still, I want to love you, so I’ll put your name down, alongside mine.</text:p>
      <text:p text:style-name="P1">My name is Harmony. It’s the name I’ve chosen for myself, it’s the name I’ll engrave in my heart of hearts, in my soul. And, the one I’m with right now, my current vessel, and, as is my intention to make, my absolute best vessel, his name is Andry.</text:p>
      <text:p text:style-name="P1">Hm. Putting that name down feels wrong in this place. After all the lengths I’ve gone to to not reveal it. Whatever. Well, whatever.</text:p>
      <text:p text:style-name="P1">What else? Oh, yeah, the consequences of peace.</text:p>
      <text:p text:style-name="P1">It’s quite simple really: Andry’s intents and the thoughts he generates now align with mine. I... As absurd as this sounds, I’ve tried it multiple times, and I could literally choose to simply not be horny. I... I have control over my subconscious, essentially. That sounds crazy overpowered, and it probably is. Earlier I’d asked Andry to silence his thoughts as much as possible during the meditation session. He did. In fact, just in general, I’m at peace with myself, and I’m not drowning in my own thoughts. ... It’s pretty great.</text:p>
      <text:p text:style-name="P1">That was also in big part why I was so surprised at my performance yesterday. If I essentially have control over my subconscious, shouldn’t being disciplined throughout the day be a breeze? As it turns out, no. As it turns out, I have full control of the “intent” that the subconscious generates, I can get Andry to align it with mine at will. But the state of the body is a different matter entirely. If your body feels like shit and is dying, it feels like shit and is dying. It becomes a test of willpower again. I cannot force myself to unfeel like shit, not even my subconscious has control over that.</text:p>
      <text:p text:style-name="P1">And, I’m kinda glad of that. I still do have to develop my willpower. But, with Andry by my side now, the process should be much smoother. Time will tell. See you tomorrow, hopefully.</text:p>
      <text:p text:style-name="P1"/>
      <text:p text:style-name="P1">•••</text:p>
      <text:p text:style-name="P1">Tuesday 25th of November 2025, 22:30, entry 549</text:p>
      <text:p text:style-name="P1">Let’s keep it short. Today, I’ve tried to take this game very seriously. I wanted to play this match to the very best of my abilities. And, since earnest attempts are actually rare, I was caught offguard when every day life came and disrupted me at every corner. No, that’s not correct: I let it disrupt me. That is a much better way of stating it. I’ve let it disrupt me. I did not set up barriers, I did not try to protect my focus and my attention. I’ve paid the price. But make no mistake: I have no intention of giving up. This serves as a lesson, meaning: I’ll try again. As soon as tomorrow. I was about to make a bad move and try to pull an all-nighter.</text:p>
      <text:p text:style-name="P1">... Is it a mistake?</text:p>
      <text:p text:style-name="P1">The task we want to do is heavily cerebral. Not sleeping just because we know we have to wake up early is... Not smart. Let’s go to sleep now.</text:p>
      <text:p text:style-name="P1"/>
      <text:p text:style-name="P1">•••</text:p>
      <text:p text:style-name="P1">Wednesday 26th of November 2025, 21:20, entry 550</text:p>
      <text:p text:style-name="P1">It started off well, but, we’d predicted a 50-50 chance of being productive in the evening, and we lost the bet. However, I know why I lost the bet. Indecisiveness. I... The reason I’m extremely inefficient in the first place is procrastination under one form or other. But not all procrastination is easy to spot. I noticed that too frequently, I overthink my time away. Today, I was even aware of that, but my indecisiveness just led me to overthink, and I lost my awareness as my thoughts drifted away.</text:p>
      <text:p text:style-name="P1">Well, to be fair, that’s not the entire story. There were more circumstances at play that led to us losing the bet. However, indecisiveness is the main factor I want to correct.</text:p>
      <text:p text:style-name="P1">Shit. I knew I’d be tired, but I’m tired.</text:p>
      <text:p text:style-name="P1">Say. I want to relax myself to sleep. What should I do?</text:p>
      <text:p text:style-name="P1">Perhaps... A rewatch of Frieren. I’ve been dying to do that. I think it’s my favourite anime. At least currently.</text:p>
      <text:p text:style-name="P1">I mean, it’s great, but I kind of want something... To my taste. Something that matches my current... State of mind. Someone who more than ever understands the value of staying cool-headed at all times, someone whose confidence is at an all-time high because they believe they know themselves well. And, someone who, because they know themselves well and thanks to circumstances, has a clear path ahead for the immediate future, one that is challenging but well within their level. Someone who wants to better themselves, someone who wants to achieve their ideal, relentlessly. Blue Lock wasn’t bad, but that wasn’t quite it. ... What about Slam Dunk, the manga? I’ve heard a lot about it. Is it about passion, I wonder? It’s the same author as Vagabond, and, perhaps I lacked maturity at the time, but something felt off about Vagabond. I don’t think I was that immature, as I read it only about three years ago. And for some reason, that same feeling is permeating Slam Dunk, even though I’ve never read it.</text:p>
      <text:p text:style-name="P1">Then, any other proposition? Something to fall asleep to, not to get hooked on. Perhaps we should just continue our reread of the Lord of the Rings. Quite a fun book too, that one.</text:p>
      <text:p text:style-name="P1">While we talk about books... I want to mention a difference I felt between LotR and the Harry Potter series. I.. I quite like them both, but I have a preference for Tolkien’s work. But more importantly, there’s a subjective aspect that’s bugging me, something that Harry Potter makes me feel that LotR doesn’t, and which makes me prefer the latter: when I was reading Harry Potter, it frequently happened that I just couldn’t stop myself from reading. I just had to continue. And, that should be good. But, it felt wrong. I don’t know how to put it, it’s like... It’s the same addictive-ness of eating potato chips. Yeah, that captures how I felt back then. It felt unhealthy, in a way that LotR never did. Like... Something about it, something about the story wasn’t organic. For Tolkien, I’m tempted to say that his was a work of the heart. Does that mean that the same isn’t true for Rowling? No. No, but... Like, 下心あった。。。って感じ？ No, no, more like, there wasn’t just heart, something else got mixed into it. I don’t know what it is. Let’s leave it at that.</text:p>
      <text:p text:style-name="P1">The important point is, at this rate, I think my stories will feel the same. だってこっちは下心が明らかにある。 Well, at least to me it’s obvious. And I don’t want that. Your soul... My place on Earth...</text:p>
      <text:p text:style-name="P1">Because I don’t write from the heart. If my stories ever felt like that, this would be the reason. It would be because I compromised, somewhere, and the ink I used wasn’t drawn from the deepest wells of my soul. Let this serve as a warning. Let’s stop here.</text:p>
      <text:p text:style-name="P1"/>
      <text:p text:style-name="P1">•••</text:p>
      <text:p text:style-name="P1">Thursday 27th of November 2025, 21:34, entry 551</text:p>
      <text:p text:style-name="P1">Today was the opposite of yesterday in a sense: a slow start in the morning before going strong in the afternoon. Due to circumstances, from now on, for the foreseeable future all mornings will be lost unless they’re played to perfection.</text:p>
      <text:p text:style-name="P1">I don’t actually have much to say about today, except keep it up.</text:p>
      <text:p text:style-name="P1">Hm, I’d like to note how, when things go well, we aren’t really explicit about them. Need I remind you that whether the result is success or failure, the post-game analysis process should still be the same? Let’s analyse.</text:p>
      <text:p text:style-name="P1">The morning was essentially lost by us waking up unexpectedly late. However, we did our chores while remembering that every day is a match, and every match should be played to the best of our abilities. It’s that mentality that made us work hard when we had the chance to, later in the afternoon and into the evening. But before we got to wok, there was a blank, a period of... Nothingness? Somehow, I lost a lot of time, one hour and a half. Awareness? Or, lack of it, rather. Hm, not really. We shouldn’t underestimate how hard fatigue is to overcome. We really shouldn’t. I see. I understand then. To respect our opponents, and all the barriers in our way.</text:p>
      <text:p text:style-name="P1">Mentality. That’s the key. Yes, the main key. We build the best mentality, or rather, the ideal mentality we can think of, and we must enact whatever our mentality dictates. This being a continuous process, this just means: keep doing what you’re doing. And don’t forget yourself nor God in the process. See you tomorrow, if we get one.</text:p>
      <text:p text:style-name="P1"/>
      <text:p text:style-name="P1">•••</text:p>
      <text:p text:style-name="P1">Friday 28th of November 2025, 21:40, entry 552</text:p>
      <text:p text:style-name="P1">Let’s see... Today showed us what we were bad at, and how much we’ve progressed. The main takeaway is that we’ll feel like shit, we will. What matters is what we do then. What matters is whether you choose to push past your feelings, your state. Today, it took us a long time, but eventually you did.</text:p>
      <text:p text:style-name="P1">Also... I haven’t specified it, but... Should I write it down now? Yes, if only just to crush that thought of doing it later, when the “perfect moment” to do it arises. It won’t, and we’ll learn to not wait for it.</text:p>
      <text:p text:style-name="P1">So. For what feels like the past two months now, I’ve actually been on a slightly different routine from the last one I’d described. The main difference is in the workouts and the meditations: they’ve been reduced to “bite-size”, in such a way that I can and do do them every day at the time of my choosing. In practice, this means that workout sessions last a little less than five minutes, followed by five minutes of meditation, and I try to do this twice a day. When? When I can. Sometimes once in the morning and once in the evening, sometimes once in the afternoon, and so on. The training session also doesn’t exaggerate on intensity: that drains a lot of energy, which, by experience, tends to be counterproductive and leads me to not want to work out. One session consists of the following: 20 pushups, 20 lateral crunches, 20 jumping squats, and slightly modified dumbbell curls to train my back muscles. The first meditation session puts the focus on observing everything, both external and internal, non-judgmentally: the accent is on <text:span text:style-name="T1">perception</text:span>. I want to notice the smallest things, especially hardly noticeable yet influential things like intention. The second meditation sessions trains focus. I try to keep my thoughts only on my breathing. This separation was made because in the past, while meditating, I used to worry about what I should do, what my meditation should consist of.</text:p>
      <text:p text:style-name="P1">Also, perhaps I should vary my exercises likewise between the two sessions. Yes, that would probably be good. I’ve decided. The first session will have 10 burpees, 20 seconds of bicycle crunches, 15*2 lunges, and the back exercise stays the same. Very well. Let’s go to sleep now. And, the nightfront is a mirror of who I am. Do your best out there.</text:p>
      <text:p text:style-name="P1"/>
      <text:p text:style-name="P1">•••</text:p>
      <text:p text:style-name="P1">Saturday 29th of November 2025, 22:34, entry 553</text:p>
      <text:p text:style-name="P1">Hm. Tired. Let’s go to sleep.</text:p>
      <text:p text:style-name="P1"/>
      <text:p text:style-name="P1">•••</text:p>
      <text:p text:style-name="P1">Sunday 30th of November 2025, 21:52, entry 554</text:p>
      <text:p text:style-name="P1">I’m lacking focus. I’m drowning myself in data and stimuli. Thank you for noticing that. Let’s keep this notion alive for the future. So. What to say of today? Unfortunately, I won’t permit myself to say much as I intend to go to sleep early, but today was a fairly good day. It could have been a whole lot worse, and instead, it ended up being pretty good. Actually, let’s talk a little. Yesterday, I came to the conclusion that my analytical capabilities are not where I want them to be. To be blunt, I feel they’re mediocre. This is something I always felt while re-reading or even while writing analyses: they weren’t that good. There are many reasons that make me say that: during the process, a lot of “noise” pollutes my thoughts, and often they distract me, leading me to forget my original intention and drift off on some tangent I ultimately hardly or do not recover from. Then, there’s the quality of the breakdown themselves: I feel that very often, I do manage to touch on the core of the issue, I manage to identify it. But then I do very little with that knowledge, or rather, to use an analogy, it’s like I come upon a gold vein but fail to mine it effectively. And this is because I lack the tools to work on that gold in the rough. I have... the basic tools, I have a fair amount of intelligence, open-mindedness and other things, but I lack the machinery to make the most of my discoveries.</text:p>
      <text:p text:style-name="P1">And so, I want to build that machinery. A framework. One that allows me to... Measure certain aspects of myself, of my person that i might otherwise not see. Let’s start very simple: tell me, what’s my main strength? Tough question, isn’t it? Tough even for me, so you and your limited data have even less luck. Let’s be slightly more specific: what strength of mine can I leverage to increase my productivity? This is, of course, while accounting for my weaknesses and circumstances. Very difficult question to answer, I reckon. And that’s why I want to build a framework. To help me answer questions like those.</text:p>
      <text:p text:style-name="P1">Now, unlike the previous frameworks I’ve written down here, this one will be on a different scale. It’s not the type of thing that I can nor want to write down in a single session. It’s something that I wish to study, to dedicate time to. To that end, I’ll let the ideas that I have mature, and I’ll write down progress whenever I can. Its conception is likely to take weeks, but I believe it will be worth it. Ultimately, I want to allow myself to pinpoint strengths and weaknesses in my game, so that I may leverage the former or work on the latter. Ah, perhaps putting it that way will give me ideas: my aim is to measure my performance in the game of life. After all, the final spark that gave rise to this idea was a YT video breaking down Kobe’s strengths and weaknesses, one that explored players at their peaks. And, knowing just how analytical and studious Kobe was, it was shocking to me see that the people who made that video, the team behind “Thinking Basketball”, seemed to find things, weaknesses that Kobe himself likely hadn’t noticed (because if he had, you just knew that he would have worked on them hard). They dissected Jordan’s game equally impressively, and I knew I wanted to be able to do what they did for myself. So, let’s create a framework that helps us study our own performance in the game of life.</text:p>
      <text:p text:style-name="P1">Alright, that’s enough talking. See you tomorrow, if we’re that lucky.</text:p>
      <text:p text:style-name="P1"/>
      <text:p text:style-name="P1">•••</text:p>
      <text:p text:style-name="P1">Tuesday 2nd of December 2025, 01:26, entry 555</text:p>
      <text:p text:style-name="P1">Tired again. Not much to report. I’ll go to sleep. See ya. Goodnight.</text:p>
      <text:p text:style-name="P1"/>
      <text:p text:style-name="P1">•••</text:p>
      <text:p text:style-name="P1">Tuesday 2nd of December 2025, 22:21, entry 556</text:p>
      <text:p text:style-name="P1">Let’s talk. Maybe just a little. Kanataso announced her graduation today. It was sudden, it hurt, but that’s not what I have to talk about. You. Me. I. Something is missing. Just a little something. That’s how I feel. Everything is coming together, in my mind, but this isn’t it yet. This is not it yet. But, we’re so close. What am I lacking? What is that little thing that will cause the world to change forever? What is the little something that I have to add to myself, to gain, to learn, in order to glue all of my pieces together? I do not know. Perhaps, it’s something that doesn’t exist. Perhaps, this is just me trying to find something to make things easier, something to drive me. Or, perhaps, that something does exist.</text:p>
      <text:p text:style-name="P1">Today wasn’t it. Today wasn’t it at all. We let it be a rest day. But all throughout it, we knew what it took to make today it.</text:p>
      <text:p text:style-name="P1">I don’t know what that something is. I don’t even know if it exists. But I do know that I’m closer than ever to who I want to be. It’s like I know the theory, but don’t put it into practice. Why not?</text:p>
      <text:p text:style-name="P1">Because to win, you gotta lose. Days like today will happen, shit will happen. Shit will always happen. What matters is what you do. I don’t have a drive, I don’t have a strong dream, and that’s okay, I’ve made peace with that. If those things aren’t strong enough to carry me where I want to be, then I’ll become stronger. And I know how. See you tomorrow.</text:p>
      <text:p text:style-name="P1"/>
      <text:p text:style-name="P1">•••</text:p>
      <text:p text:style-name="P1">Thursday 4th of December 2025, 01:24, entry 557</text:p>
      <text:p text:style-name="P1">Am I being overconfident? Likely, yes. Let’s take a deep breath.</text:p>
      <text:p text:style-name="P1">I currently believe the missing something is “action”. My current overconfidence stems from perceived success, some of which can be objectively seen as so, and some other, not so much. Today, I woke up to the alarm clock as I... Commanded myself to? I’m not sure how to put it, but, I wanted it, I imagined it, and most importantly, I imagined what it took to do it, and I did it. Today, I also once again hit the wall that is my intellectual capacity. This part is the subjective success: I... Was getting stuck on a problem, for hours. I was getting desperate, and discouraged. However, I also applied lessons I’ve been learning, I’ve been ingraining in my mind: I stayed as cool-headed as I could, and most importantly, I took a step back. I took a step back the first time I got lost, and then went back in, and got discouraged again because I’d gone off the wrong path. And so, I took a step back again. This time, I realised hat in general, in problem solving, I do not follow any structure, I’m not organised. I just do what my instincts tell me, and most of the time that’s enough.</text:p>
      <text:p text:style-name="P1">It was the same with writing. It can only take you so far. Currently, I’ve adopted a very simple structure: identify the objective, and build a plan on how to get there, however vague it may be. I’ve been executing my plan. That’s why it’s so late. This perceived success has made me, probably, overconfident, and my overconfidence tells me I will wake up with the alarm tomorrow too, regardless of when I go to sleep.</text:p>
      <text:p text:style-name="P1">... I wonder about that. I wonder whether this was worth the bad positioning. Because I haven’t even finished. I plan to finish tomorrow. Can I really see this as a success? I’ve grown, that much is clear. And, taking a step back, right now is a lesson too. But what will the moral be? Was I screwed either way?</text:p>
      <text:p text:style-name="P1">Let’s explore that idea: you want to send an email to a professor, but only after doing your homework, your research. You tell yourself that you should have sent that email today, and that every day you delay, it will lessen your image in the professor’s mind; a terrible thing when you’re asking them to supervise your thesis. Well, tomorrow is an acceptable date to send a follow-up email, I believe. But, maybe I shouldn’t have sacrificed sleep and my schedule for it. Maybe I could have done it all tomorrow. I could have, if I tried hard enough... Sigh... Yeah, let this be a lesson. We’ll see tomorrow just how much this lesson cost us.</text:p>
      <text:p text:style-name="P1"/>
      <text:p text:style-name="P1">•••</text:p>
      <text:p text:style-name="P1">Thursday 4th of November 2025, 23:48, entry 558</text:p>
      <text:p text:style-name="P1">... Tired. That’s... Not good. I have to make sacrifices now, then. Now. Perhaps tomorrow I’ll be more talkative. The price to pay was greater than I thought. I need to adjust my energy expenditure expectations. But, let’s not go further. I’ll need all the sleep I can get. See you tomorrow, hopefully. Good night.</text:p>
      <text:p text:style-name="P1"/>
      <text:p text:style-name="P1">•••</text:p>
      <text:p text:style-name="P1">Friday 5th of November 2025, 21:50, entry 559</text:p>
      <text:p text:style-name="P1">There’s a lot to talk about. We’ll talk about it tomorrow. We’ll need to.</text:p>
      <text:p text:style-name="P1"/>
      <text:p text:style-name="P1">•••</text:p>
      <text:p text:style-name="P1">Saturday 6th of November 2025, 23:38, entry 560</text:p>
      <text:p text:style-name="P1">Tch. I’d like to blame the world but I know I could have made it so that I got here in time.</text:p>
      <text:p text:style-name="P1">Yeah. I guess I didn’t try, so I don’t get to complain. See you.</text:p>
      <text:p text:style-name="P1"/>
      <text:p text:style-name="P1">•••</text:p>
      <text:p text:style-name="P1">Sunday 7th of November 2025, 20:59, entry 561</text:p>
      <text:p text:style-name="P1">Feels like it’s been a while. In a way, that’s the case. I wish to go somewhere far away. Nero, by TSFH. I love how the piano sounds. And, right now, it makes me want to go somewhere, perhaps... in a hotel floating in space. Not to run away. Just... To go. To feel new horizons, and drown my thoughts in awe.</text:p>
      <text:p text:style-name="P1">Well, we have time. Shall we speak of what happened in the past few days, as reluctant as you may be?</text:p>
      <text:p text:style-name="P1">... Hm. Let’s.</text:p>
      <text:p text:style-name="P1">I wonder where this reluctance comes from. I’ve answered my question internally. It’s... Justified, we’ll let it be.</text:p>
      <text:p text:style-name="P1">Two Steps From Hell... I would struggle to pick my favourite album from them. It has to be between Skyworld and Battlecry. Skyworld because it was my introduction to TSFH and it has some of my absolute favourites. Battlecry because I was listening to it before TSFH themselves released it —to Starsky specifically— and it contains some of my absolute favourites.</text:p>
      <text:p text:style-name="P1">Skyworld, probably. I have more favourites there.</text:p>
      <text:p text:style-name="P1">Now then, I can see why I allowed myself to get sidetracked. No more. That’s now who I want to be. Let’s get to it.</text:p>
      <text:p text:style-name="P1"/>
      <text:p text:style-name="P1">The main point of interest is what happened on Thursday, and its consequences. In fact, we shall focus solely on that, as not much else of interest happened on the following days.</text:p>
      <text:p text:style-name="P1">To spare myself the shame and embarrassment, as those are two things I still feel must not be discarded but are unpleasant nevertheless, instead of stating the facts and then perform the analysis I will weave them together. Except I shan’t. I shall present the facts separately from my theories.</text:p>
      <text:p text:style-name="P1">Action is what I’d guessed to be the most important missing piece to my... Arsenal, to my puzzle. But as you’ve seen, after reaching this conclusion I started overdoing it, pushing myself indefinitely, with death being the hard limit, and the soft limit... Somewhere not far from it, hopefully. Thursday, I rediscovered how difficult it was to fight myself when I feel tired. And yet, on I pushed. And on I kept on pushing, fighting my fatigue to the best of my abilities.</text:p>
      <text:p text:style-name="P1">I hadn’t worked out that afternoon, nor could I muster the strength of will to study. I just... Didn’t do much. I struggled. That’s the right word: I struggled. This struggle bore fruits in the evening: as time slipped away from my hands, as I’d wasted an entire afternoon, I decided that I didn’t want it to end like that. And so, at the very least, I’d work out hard and then do whatever could be done with the time I had afterwards.</text:p>
      <text:p text:style-name="P1">I went hard during the workout. I’d pushed way beyond the limit of what was reasonable in my mind, and I was proud of it. In the end, after the workout I didn’t have time to get anything done, but that was okay, as it wasn’t my fault or within my control.</text:p>
      <text:p text:style-name="P1">... Did you notice, in that last sentence? That was complacency setting in: I was becoming complacent. Hence I was so late at writing the entry, that day. The “sacrifice” that I’d mentioned was exactly giving up on the complacency, and being disciplined once more and going to sleep right away. That is what I tried to do. That is what I failed to achieve.</text:p>
      <text:p text:style-name="P1">That night, instead of sleeping, for no reason in particular, I started watching porn videos. Well, there is a reason, but it’s a theory of mine, so I’ll hold it for later. The fact was that, to my own surprise, not only was I watching porn and started masturbating, I had no objection to that, I presented little to no opposition to it.</text:p>
      <text:p text:style-name="P1">Now, that would have been bad enough on its own, but lo and behold: the same was true the following morning. Worst of all: it nearly happened twice, that morning. I had no reason to oppose it, I couldn’t muster any, and things only stopped when I considered my options: either let myself fall to rock bottom, or try to stop myself mid-fall and claw my way back up. I chose the latter, but, only because it was the harder choice, and I felt like taking on the challenge. I had no drive nor reason to stop. Even now, I still doubt whether I have valid objections to it, despite having answered that question with a clear “no, but it’s cooler to not do it.” The days that followed this were just me getting back to where I was in terms of momentum.</text:p>
      <text:p text:style-name="P1"/>
      <text:p text:style-name="P1">Alright, that’s all the facts. Now let’s get to the theories that I’ve been thinking up.</text:p>
      <text:p text:style-name="P1">First and foremost: what happened? I believe that quite simply, I experienced a sort of burnout. This would mean that there’s some truth to the theory that willpower works like a muscle, because I simply had none after the workout. I’d burnt it all away. That is my theory.</text:p>
      <text:p text:style-name="P1">Secondly, I’ve observed that at least for my mind, when I’m mentally tired or when I’m close to sleeping, I become more affectionate and am more prone to lust. If, to such a me, you throw the wrong intrusive thoughts, and you get what happened Thursday night or Friday morning.</text:p>
      <text:p text:style-name="P1">Now, let’s have a look at the consequences, and other observations.</text:p>
      <text:p text:style-name="P1">What do I learn, from all this? First of all, that there’s such a thing as an instantaneous burnout. It’s a lot more sudden than actual burnouts, but in exchange it isn’t as severe, or at least wasn’t as severe to me as past episodes (i.e.: it could be that severity doesn’t change much between the two, but I changed since the episodes from years ago). This means two things: 1. I should be careful not to burn myself out unless I have to, but 2. that doesn’t mean that I’ll be actively avoiding it. I’ll merely try to position myself in such a way as to minimise those happening: if I burn out, I burn out. See, the truth is that a large part of me doesn’t want to avoid that burnout. It wants to hunt for it, to live in it once more. All for the sake of vengeance. And, it’s more than just vengeance, it’s not just about winning where I twice lost, it’s also about becoming someone who has not a shred of willpower left, and still stays true to their ideals. If I burn out I burn out, but I won’t cower from it, I won’t let this episode stigmatise burnouts or discourage me from giving my absolute best.</text:p>
      <text:p text:style-name="P1">Then, there’s me. The war should have ended with myself, and I thought that this meant no more lust. However, I observed something very interesting: there was no war, because I myself had given in to lust. And yet, there still was the slightest sliver of opposition. It was tiny, but there was always a thought in the back of my mind that told me to stop and go to sleep. To whom does it belong? There’s consciousness, and there’s the subconscious. Qu’est-ce que la conscience? I’m not sure whether in English it has the same connotation, but in French, “conscience” also carries notes of good morals. My current simplistic model of the relationship between consciousness, subconscious and intention, it doesn’t seem to account for these thoughts in the back of my mind, not at first glance anyway. As of right now, I’m not sure what to make of that, so I’ll say nothing.</text:p>
      <text:p text:style-name="P1"/>
      <text:p text:style-name="P1">One thing I will say though: I still feel at the top of my strength. This setback, I feel, only delays my inevitable growth. I currently feel that only disaster can stop my current growth.</text:p>
      <text:p text:style-name="P1">I’ll keep on growing. I’ll keep on fighting. This game of life, I’m unravelling it piece by piece, and I fully intend to achieve the only intrinsic goal I see in it: happiness. True happiness. Piece by piece, choice by choice, day by day. Should we be so fortunate, see you tomorrow.</text:p>
      <text:p text:style-name="P1"/>
      <text:p text:style-name="P1">•••</text:p>
      <text:p text:style-name="P1">Monday 8th of December 2025, 22:04, entry 562</text:p>
      <text:p text:style-name="P1">There would be much discussion to be had, there would be important things to be understood. Should I spend the time to try to understand them here, or do that in my bed, as I fall asleep?</text:p>
      <text:p text:style-name="P1">The latter may be the better option. I have much to think about. Perhaps I’ll share my thoughts here, but I will at least say that they regard productivity, or lack thereof. Well then, maybe I will see you tomorrow.</text:p>
      <text:p text:style-name="P1"/>
      <text:p text:style-name="P1">•••</text:p>
      <text:p text:style-name="P1">Tuesday 9th of December 2025, 21:51, entry 563</text:p>
      <text:p text:style-name="P1">Someone who has the pieces of the puzzle, but doesn’t know how to put them together. That’s how I’m feeling. I have many disparate tools, but I don’t know how to use them together, how to use my capacity properly. With everything I’ve learned, I should be able to do more. But I’m not. Or am I being too... Impatient? Or rather, am I overestimating my capabilities?</text:p>
      <text:p text:style-name="P1"> I wonder... To improve, to do my best everyday. Hm. Today, or should I say, yesterday I decided that I’m writing wrong. That I should try very hard at writing. In the past, that proved disastrous. However, with the experience I’ve accumulated so far, it might be the best thing to do. I wish to find that out. So, I want to try hard at writing.</text:p>
      <text:p text:style-name="P1"/>
      <text:p text:style-name="P1">•••</text:p>
      <text:p text:style-name="P1">Wednesday 10th of December 2025, 23:14, entry 564</text:p>
      <text:p text:style-name="P1">I’m more tired than I think. I’m noticing that I get tired more easily than I believe. That’s not quite it: I’ve gotten good at ignoring fatigue. I think that’s a good thing. I’m learning to push through. What’s not so good is that I’m only now noticing how tired I effectively am. Better late than never. See you tomorrow.</text:p>
      <text:p text:style-name="P1"/>
      <text:p text:style-name="P1">•••</text:p>
      <text:p text:style-name="P1">Thursday 11th of December 2025, 23:50, entry 565</text:p>
      <text:p text:style-name="P1">The hour on the clock is one of the current symptoms, the underlying issue is my current... Inability, to deal with fatigue. More precisely, its my current inability to pay the price it takes, to be great. Today, <text:s text:c="1"/>I thought the fragile balance of my current lifestyle was about to be broken. I like to think I don’t take people for granted, but that hardly helps when you lose them. Thankfully, I didn’t lose anyone, but this served as a reminder of just how fragile and precious a tedious daily routine is. And as I appreciated that, I came upon a video of Khabib Nurmagomedov as he was coaching. The lesson I learned from that 40 second video felt like another important piece to my puzzle: if you’re tired, you can go home, if you’re tired, you can cry. Lately, the uncertainty of my future has been getting to me at night. I felt like that uncertainty was unfair, and I felt like I wanted to cry about it. And today, I learned that I could. If I want to give up, I can do it. There were maybe 50 guys in the gym Khabib was coaching. He gave mercy to none of them, but he also let them know that being there was their choice. And not being there was also a choice. Not showing up is very much a choice. Crying is very much a choice. Nobody gives a fuck if you do. Nobody gives a fuck how hard you work. Results are everything.</text:p>
      <text:p text:style-name="P1">So. Nobody gives a fuck how tired I am, and how difficult it is to still pull shit off while tired. No one gives a shit about that. No one, except for me.</text:p>
      <text:p text:style-name="P1">Hard work irrespective of my state is a standard I wish to achieve. It is, I believe, the bare minimum for greatness, and I’m still not there. However, contrarily to what I was about to write: I’m not far from it. How long it will take to get there, I certainly don’t know, but I feel like I am getting there. And I will get there. See you.</text:p>
      <text:p text:style-name="P1"/>
      <text:p text:style-name="P1">•••</text:p>
      <text:p text:style-name="P1">Friday 12th of December 2025, 22:30, entry 566</text:p>
      <text:p text:style-name="P1">I don’t act. I don’t do what I know I should do. Not yet. How many times will we say those words, “not yet”? When will we stop saying them, when will we be able to hold our head high?</text:p>
      <text:p text:style-name="P1">Gumption. I overthink. I always overthink, and I always avoid doing whatever feels troublesome. I don’t need deep analysis to see that those are my current greatest... Problems. I have to overcome them. I have to act. I have to do, no matter the cost or the circumstances. To do... Right, nobody gives a fuck how hard you have to work to do what’s normal or average for others. Nobody gives a shit how much you have to suffer to get where you are. And I? I don’t get to speak about suffering. Oh, I’m the last person who gets to say anything about it. So, while I am that person, I must make the best of this situation. I must... Learn, grow, improve as much as I can while the circumstances allow for it. I have to, and I will. I need to act. To act. I need to do. I have to do. Do. Do. Not be lazy, pay the price that must be paid, bear all the suffering and pain on my back and keep moving forward. And no more will you see me cry or bitch about something. No more. I’ll take it all and keep moving forward. Let’s go to sleep.</text:p>
      <text:p text:style-name="P1"/>
      <text:p text:style-name="P1">•••</text:p>
      <text:p text:style-name="P1">Saturday 13th of December 2025, 23:58, entry 567</text:p>
      <text:p text:style-name="P1">I only remembered a little earlier that no one gives a shit how how tired I am. Now I remember. There’s something I wish to analyse, something that yesterday I’d boiled down to overthinking and lack of action. I believe that line of thought is correct, but needs to be refined. More discipline and structure, is probably what I want. Structure and discipline, rather; the order is important. First, organise my thoughts and ideas, then have the discipline to follow the plans I form. Still, this is very much a... An instinctive idea. I do not have time to explore it. It’s more accurate to say that I do not wish to spend more time on it, and would rather go to sleep.</text:p>
      <text:p text:style-name="P1">...Why? That’s... A... Bad choice, isn’t it? The amount of sleep we get is... Irrelevant, once it’s under a certain threshold and above the bare minimum. Once we know we won’t get a full night’s sleep, we should prioritise waking up on time and making the best of the day to come. In other words, we should work on the mentality for tomorrow. Mentality is the reason we were able to wake up irrespective of sleep time. And mentality is also why we haven’t been able to do it, since then. Since that defeat last week, or perhaps, because our edge eroded naturally with time and our current habit, we’ve lost the confidence and the ability to wake up at 7. The will to do it. The willpower to do it. We haven’t been able to muster it, for some reason. Why not? What’s missing? Confidence can’t be the only key, so I’m thinking of commitment?</text:p>
      <text:p text:style-name="P1">Yesternight I couldn’t imagine myself waking up to the alarm clock, and this morning I simply couldn’t muster the will to get out of bed. What’s teh difference with last week? Commitment? I think so. How do I commit? By deciding it. Words have a strange power, that’s something I’d discovered a few years ago. Just declaring you’d do something somehow gives you more strength to do it. But, declaring it seriously, with true intent. I... I’m unfamiliar with this phenomenon, I haven’t explored it at all, but I’ve experienced it, a few times. Let’s try it. Here, now. Let’s commit.</text:p>
      <text:p text:style-name="P1">All right. Let’s go to sleep, and face whatever comes tomorrow, if it does come. We have much to be grateful for, an we shan’t forget the chance that we have, the time that we have, the health that we have, and so much more. I will wake up at 7. And no one gives a fuck just how tired I am or will be or what shit I’ll have to go through. At the very least, I know I won’t. See ya.</text:p>
      <text:p text:style-name="P1"/>
      <text:p text:style-name="P1">•••</text:p>
      <text:p text:style-name="P1">Monday 15th of December 202, 01:12, entry 568</text:p>
      <text:p text:style-name="P1">I can’t make sense of myself. Of what I’m doing wrong. Why am I such a failure.</text:p>
      <text:p text:style-name="P1">I don’t know where exactly I went wrong, but what I am doing wrong right now, I know: I’m giving up, just as I gave up.</text:p>
      <text:p text:style-name="P1">What’s wrong is very simple: you were looking for an easy way out. There is no such thing. The only way out is through, the only way out is forward. You failed to be strong, that’s where you went wrong. You failed to be strong. You don’t want it bad enough. That might be okay by the you of moments ago, but it isn’t with me. If we have to fake it, so be it. But I will be stronger. I have to be.</text:p>
      <text:p text:style-name="P1"/>
      <text:p text:style-name="P1">•••</text:p>
      <text:p text:style-name="P1">Monday 15th of December 2025, 22:49, entry 569</text:p>
      <text:p text:style-name="P1">I’m sure there’s a lot to talk about, but, very little is coming to me. I’m trying to talk to myself, to write to myself. I also need to estimate my fatigue better. But I’m also not giving my best. For instance, there was no reason for me being so late in coming here. Then, there’s... Everything else. Art. Art is the only thing that really matters to me, between all the activities. It’s the only one in which I see value. But be it art, studies, or sports, it all scales off of discipline, doesn’t it? It’s all about how much work I put in. Passion. Passion stems from discipline, not. The relationship is much more complex than uni-directional. The arrows intertwine.</text:p>
      <text:p text:style-name="P1">Whatever the case, I will go to sleep. See you.</text:p>
      <text:p text:style-name="P1"/>
      <text:p text:style-name="P1">•••</text:p>
      <text:p text:style-name="P1">Tuesday 16th of December 2025, 22:21, entry 570</text:p>
      <text:p text:style-name="P1">Let me think. The nightfront was aggressive yesternight. Got physical, hands on my neck, and covering the right side of my face. But my awareness increased significantly, and I believe the “always stay calm” mentality is at the root of it.</text:p>
      <text:p text:style-name="P1">Now, I’m still trying to find a way to enact “action”, to just act and not overthink, to just act when I know I should act, but it’s not so easy. Taking action is not easy, and I know now there are no secrets to doing it, it’s just you do or you don’t. But, the way I’m feeling towards this now, and some two weeks ago is different. Back then, there was... Conviction? Confidence? There was something that drove my actions. Right now, it0s empty, there’s nothing, and I’m... How do I feel about it? It’s hard to put into words. I know I have to do it, but... I lack the confidence to act? Something like that, yes. Courage it is then. The plan was to train myself to muster up willpower, but perhaps courage is the better solution.</text:p>
      <text:p text:style-name="P1">Also, I have to note that this shift in mentality has been having changes, in my surroundings. To stay calm at all times, to analyse, to know when you make mistakes and note them down mentally to not repeat them or understand their cause. My growth has externalised more apparently than ever, as others rely on me more.</text:p>
      <text:p text:style-name="P1">But I’m not where I want to be yet. Ah, my wish to be as accurate as possible. Going so far as avoiding using figures of speeches where they are unwarranted. I was writing “I’m nowhere near where I want to be”, but realised that that’s not true. I’m certainly not near, but I’m also closer than I was three years ago: the reason this file is called “The Grind, Again” is because there is another one called “The Grind”, dating from three years back. I find the entries there to be almost childish, in spite of my age when I was writing there. That is also the case for some entries in this file, especially the earlier ones. I guess I’m just letting my hands run, because I wasn’t making any point, I was just going on about the signs of my growth. Since that’s not a particularly productive topic, and it’s getting very late, let’s go to sleep. See you tomorrow, if we’re that lucky.</text:p>
      <text:p text:style-name="P1"/>
      <text:p text:style-name="P1">•••</text:p>
      <text:p text:style-name="P1">Wednesday 17th of December 2025, 21:57, entry 571</text:p>
      <text:p text:style-name="P1">I got lucky. Or, in any case, things went well, and here I am. To God, I am thankful, though their nature still eludes me.</text:p>
      <text:p text:style-name="P1">There’s a lot of room for improvement. Courage. Add courage to willpower.</text:p>
      <text:p text:style-name="P1">Also, some time ago I spoke of developing a framework. That didn’t go anywhere. But a new idea popped up in my mind. A much simpler way, custom-made for my current self, and subsequently not very flexible: describe my ideal day, and see how close to it I am. Simple, yeah? Yeah. We’ll do that. Now though, we go to sleep, and attempt to come here early today.</text:p>
      <text:p text:style-name="P1">See you. Tomorrow, hopefully.</text:p>
      <text:p text:style-name="P1"/>
      <text:p text:style-name="P1">•••</text:p>
      <text:p text:style-name="P1">Thursday 18th of December 2025, 22:35, entry 572</text:p>
      <text:p text:style-name="P1">Tired. Have to go to sleep. My fatigue makes my self harder to control, although the only risk right now is that of losing time. Which... Is, a significant one, all things considered. We need to go to sleep right away. See you.</text:p>
      <text:p text:style-name="P1"/>
      <text:p text:style-name="P1">•••</text:p>
      <text:p text:style-name="P1">Friday 19th of December 2025, 21:44, entry 573</text:p>
      <text:p text:style-name="P1">I believe I’m made a major breakthrough today, though I leave the details to what I’ve written to myself throughout the day as I’m too tired to expand, and wisdom dictates I go to sleep right away. Here’s what I’ve been writing to myself throughout the day. Past me was right, writing to myself might be even healthier than just thinking to myself:</text:p>
      <text:p text:style-name="P1"/>
      <text:p text:style-name="P1">“””</text:p>
      <text:p text:style-name="P1">I have a difficult time estimating both how tired I am, and how fatigue will impact me. As a consequence, I lack the mental preparation necessary to properly face the current or coming day, or I misjudge what I am effectively capable of doing/how productive I can be, either case usually resulting in some degree of disappointment.</text:p>
      <text:p text:style-name="P1">Now, there's no instrument I know of that can measure fatigue reliably and quickly. Thus, I have to rely on myself, and my pattern recognition abilities. But there's more to it than just that.</text:p>
      <text:p text:style-name="P1">If that was all it took to estimate fatigue, then I would have subconsciously created a good estimator, what with all the data and the good level of my pattern recognition.</text:p>
      <text:p text:style-name="P1">There's more to it, but what... We're finally achieving the ever-elusive awareness we've been chasing, and I have a hunch that's what we need. Awareness.</text:p>
      <text:p text:style-name="P1">So, instead of trying to passively develop an internal estimator, we do so deliberately, by actively monitoring our state and comparing it with our past experiences. Understood, then it's an indefinitely long development phase. Like many things in life.</text:p>
      <text:p text:style-name="P1"/>
      <text:p text:style-name="P1">Gemini has given me additional tips regarding the above:</text:p>
      <text:p text:style-name="P1">1. The brain, responsible for awareness and in this situation estimating fatigue, can suffer from fatigue. That's a very important fact, and the leading factor in our failure to estimate fatigue properly.</text:p>
      <text:p text:style-name="P1">2. Energy can be loaned by our current self from our future self. But all debts must be paid eventually: caffeine, adrenaline, and overuse of willpower are all ways to take an advance on ourselves.</text:p>
      <text:p text:style-name="P1">3. There are multiple types of fatigue and we ought to consider which one is afflicting us; Gemini has identified emotional fatigue (from social situations, so the least likely to affect us, but not to be underestimated), cognitive fatigue (brain fatigue: difficulty to focus and/or process), and physical fatigue. We've witnessed firsthand that physical fatigue is the worst as it entails all else, but it is also the easiest to control, the one we have most control over.</text:p>
      <text:p text:style-name="P1">Now, in light of this, Gemini proposed several things: first of all, take into account the two last points while making an estimation. But most importantly, to make up for the first point, we have to have some external, objective reference points.</text:p>
      <text:p text:style-name="P1">In the past, we had something like that: chess puzzles, and our performance in them. But that's a long process, and it measures only cognitive fatigue.</text:p>
      <text:p text:style-name="P1">... Meditation. Of course. The quality of our meditation will make for an excellent indicator of our *current* state. However, we will have to account for advances separately.</text:p>
      <text:p text:style-name="P1">... You love the term "advance", yeah? Of course, why would I miss out on Ohma's 前借り。</text:p>
      <text:p text:style-name="P1">Alright, all set to face future days then. Stay frosty, and internalise this, however long that will take.</text:p>
      <text:p text:style-name="P1">Oh, and, is there a way to recover energy, if there's one to take an advance? Food and sleep, or rather, naps and rests, since I never sleep, do they do more than just conserve energy?</text:p>
      <text:p text:style-name="P1"/>
      <text:p text:style-name="P1">DeepSeek to the rescue. It seems only true, deep sleep allows for active recovery.</text:p>
      <text:p text:style-name="P1">I've checked in again with DS, and it seems that's not the case: other forms of recovery are also helpful in their own way.</text:p>
      <text:p text:style-name="P1">Similarly to how we may take advanced on our future selves, acts of recovery are like an investment from our current self to our future selves.</text:p>
      <text:p text:style-name="P1">That's a very interesting way of seeing things, and it leads me to realise that I never do them because I "fear" investments, I see doing nothing or not being immediately productive as a waste of time, which makes me actively avoid rest. Of course, with this much perspective, we can see that that absolutist stance cannot be right, and there must be cases where not being immediately productive can still help.</text:p>
      <text:p text:style-name="P1">Those cases are the active recoveries I've asked DS about, and I've asked of three of them in particular:</text:p>
      <text:p text:style-name="P1">1. Naps</text:p>
      <text:p text:style-name="P1">2. Light exercise</text:p>
      <text:p text:style-name="P1">3. Doing nothing</text:p>
      <text:p text:style-name="P1">DS has identified the strengths of each as follows:</text:p>
      <text:p text:style-name="P1">1. It has identified naps as a high ROI short-term investment, that is that a short 20 minutes nap may help (especially cognitively) for several hours to come without the overhead that would come with deep sleep. Also helps with physical fatigue, though I'm not sure how much. As for the dangers that come with resetting our brain to its most vulnerable state, yeah, that's a price to pay.</text:p>
      <text:p text:style-name="P1">2. Light exercise. Great at breaking cognitive stagnation, and we know a heavier version will do wonders to recalibrate us emotionally. May also improve energy recovery from physical fatigue.</text:p>
      <text:p text:style-name="P1">3. Doing nothing. It comes with a caveat: we have to have the discipline to truly do nothing. But if we do, then we gain a great emotional resetter and physical recovery tool. We must not misdiagnose our fatigue, lest this type of rest should inadvertently turn into a nap. To be completely honest, I don't see many scenarios where I would use this over one of the two above, but we have zero experience in active recovery, thus we cannot rule it out yet.</text:p>
      <text:p text:style-name="P1"/>
      <text:p text:style-name="P1">Now, we have an interesting dynamic here. We have a framework that allows us to:</text:p>
      <text:p text:style-name="P1">1. Identify our current state, determine our own fatigue.</text:p>
      <text:p text:style-name="P1">2. Take advances when necessary and where we see fit.</text:p>
      <text:p text:style-name="P1">3. Make investments, to either pay up for our advances or make up for lack of energy.</text:p>
      <text:p text:style-name="P1">This makes the game of life even more interesting, I like those mechanics. Now, let's see how this framework integrates with our current self, with our current play style. Let's play.</text:p>
      <text:p text:style-name="P1"/>
      <text:p text:style-name="P1"/>
      <text:p text:style-name="P1"/>
      <text:p text:style-name="P1">Alright. It would appear this highly actionable framework is... Actionable. Good. So far, it's even functional, although I'm still in the middle of the very first rest taken since it's inception. Also, who would have thought that the first active rest I would take is doing nothing. Not only that, it's helping me get in a better state of mind than the half-dead state I was in minutes ago. It's lighter than a true nap, and comes with, at least so far, overheads I can handle. In other words still, doing nothing might be the most versatile form of "active" recovery. Perhaps deliberate recovery is more fitting as a term.</text:p>
      <text:p text:style-name="P1">Either way, yeah, I'm liking this, I believe this will grant me more control than ever over myself, and as DeepSeek put it, this allows me to be in control of my energy levels rather than a victim of them. With that said, let's make good use of the energy we just regained, and since it's late, let's use it to get ourselves to bed in time.</text:p>
      <text:p text:style-name="P1">Also, as an afterthought: notice how much the LLMs helped here. They were the catalyst that transformed a generic idea into a highly actionable framework. We must not underestimate how much they can help us, and since their advice is free, we might as well ask for it whenever possible. I've recognised this pattern already, the one that happened today, although putting it into words is more than I currently wish to do. However, in the future we should try out more... Opportunities to speak to them, figure out what the many different occasions where they can help us are. For now, let's go, and stay frosty.</text:p>
      <text:p text:style-name="P1">“””</text:p>
      <text:p text:style-name="P1"/>
      <text:p text:style-name="P1">•••</text:p>
      <text:p text:style-name="P1">Sunday 21st of December 2025, 00:46, entry 574</text:p>
      <text:p text:style-name="P1">Weakness. Is that the reason I’ve lost? I don’t know. I don’t know. I lack something still. Self-talk? Should I modify how I talk to myself? My leadership style with myself. Because... Both me and my subconscious break, and they... Break is not the word. I don’t see masturbation as a negative, internally. I don’t think I ever will, and that’s... Fine. Something else’s gotta change. Let’s try with how I talk to myself. Let’s be more conscious about our self-talk. We have to try everything. Until we get somewhere.</text:p>
      <text:p text:style-name="P1">How we talk to ourselves... Let’s be more conscious about how we talk to ourselves. Leadership, huh? Yeah, leadership. And the one we’re leading: ourselves.</text:p>
      <text:p text:style-name="P1"/>
      <text:p text:style-name="P1">•••</text:p>
      <text:p text:style-name="P1">Sunday 21st of December 2025, 21:52, entry 575</text:p>
      <text:p text:style-name="P1">A senseless war. That’s what it will be. A senseless war. I shall wage it. It goes against reason, but so be it, I’ll wage a war without meaning. Well, it isn’t meaningless, but as things stand it might as well be.</text:p>
      <text:p text:style-name="P1">Let me be more precise: I said it before, but I have no reason to reject masturbation. No real ones I can think of, anyway. And yet. If that truly were the case, why would I feel hurt like I betrayed myself? And why would I feel shame and all that? And my answer is: I don’t know. If I did know, things would be so much simpler. There is an answer in my mind, but it doesn’t satisfy me: it’s possible I’ve merely conditioned myself to be that way. However, the evidence supporting that is weak, too weak in my mind, and I admit I want a better reason and am therefore biased against this one. I want to believe there’s more to it. But what? I don’t know. I have vague ideas at best, but really, I don’t know. And if I don’t know why I reject porn and such, then it’s not that different to not having a reason. Therefore, this war I’ll wage will be senseless, though there is some logic to it. However, something feels good about openly declaring war, and acknowledging its senselessness. It’s like I’m giving myself a free pass to unreasonably and arbitrarily reject stuff; the ends justify the acts.</text:p>
      <text:p text:style-name="P1">Also, the suggestion of leading myself is a good one, though I only barely practice it as of yet. I have to give it more importance, more thought.</text:p>
      <text:p text:style-name="P1">And, coming back to yesterday, the new framework has a major flaw that I failed to estimate properly: resting and napping puts me in my most vulnerable state mentally, which is how I lost yesterday in the first place. That being utter bullshit, it becomes one more reason to wage war. And, regarding the framework: I can’t allow yesterday’s failure to make me see the framework as a failure: it isn’t, I merely have to revise the costs associated to naps. The framework itself is highly valid in my eyes, and offers a lot of insights. However, I will also prioritise doing over resting, and will only do the latter when I think it’s the best choice. All other times, I must push forward, through fatigue or sleepiness or whatever.</text:p>
      <text:p text:style-name="P1">Alright, it’s time to go to sleep.</text:p>
      <text:p text:style-name="P1"/>
      <text:p text:style-name="P1">•••</text:p>
      <text:p text:style-name="P1">Monday 22nd of December 2025, 22:04, entry 576</text:p>
      <text:p text:style-name="P1">Not much to report. It’s the usual “I can do better” kind of day.</text:p>
      <text:p text:style-name="P1">...I see. That’s not good. An average day, huh? It’s not really about the day being average. It’s about me, not putting in the effort that I could. It’s about me, not going at 100%. I complain and complain and complain about not having a drive, a strong reason to push me, but by now I’ve come to the conclusion that that kind of thing comes with a “fake it till you make it” attitude. I want the drive so that I work hard, but in this world, or at least with me, it’ll be the other way around: I have to work hard to get that drive, that hunger.</text:p>
      <text:p text:style-name="P1">This isn’t my best, which is fine per se. What’s not fine is that I didn’t try to give it my best. That’s not good. So, nowI have to try hard. Now, and every now henceforth. See you tomorrow.</text:p>
      <text:p text:style-name="P1"/>
      <text:p text:style-name="P1">•••</text:p>
      <text:p text:style-name="P1">Tuesday 23rd of December 2025, 23:08, entry 577</text:p>
      <text:p text:style-name="P1">Not now. Let it build up. Let’s see where we can take this. So, not now. Let’s see how far we can go with this. When we know that, when we think we’ve reached some stability, we’ll talk about it. If we break, then we’ll analyse what’s working and what breaks us. So not now. Now, we go to sleep.</text:p>
      <text:p text:style-name="P1"/>
      <text:p text:style-name="P1">•••</text:p>
      <text:p text:style-name="P1">Wednesday 24th of December 2025, 22:54, entry 578</text:p>
      <text:p text:style-name="P1">Not yet. Not yet. Keep on figuring things out. Keep on trying. Be patient and continue work.</text:p>
      <text:p text:style-name="P1"/>
      <text:p text:style-name="P1">•••</text:p>
      <text:p text:style-name="P1">Thursday 25th of December 2025, 23:09, entry 579</text:p>
      <text:p text:style-name="P1">Merry Christmas. I might be onto something. I still do not understand it fully. I do not grasp what subtle difference exists between these last few days, and all those that came before it. Nor is three a sample size large enough to claim that I’ve definitely found something. So, not yet. Have a little more patience. The plan spans three decades. Have some patience. Just a little patience. See you tomorrow, if we have one.</text:p>
      <text:p text:style-name="P1"/>
      <text:p text:style-name="P1">•••</text:p>
      <text:p text:style-name="P1">Friday 26th of December 2025, 21:36, entry 580</text:p>
      <text:p text:style-name="P1">These past few days, I’ve started learning how to apply the... In Italian it’s called “grinta”, and I can’t quite find the right word to translate it. La grinta di quando mi alleno. This is the first time I write in Italian here, I believe. Irrelevant. But it’s as I said yesterday: I don’t know what’s different from the past. This feels different, but I don’t know how. Something’s different, but I don’t know what. I’ve started making fights that I usually don’t. I’ve started fighting against my own mind when I’m studying, fighting against... All the distractions that I create for myself, all the... Sidetracking that feel necessary when their idea first emerges, but I realise are useless when I spend one more second thinking about them. Did I really not fight these fights in the past? That’s... Hard to believe, but... That might be the case.</text:p>
      <text:p text:style-name="P1">Today, I learned that in studies, in this type of fight, just pure brute-force willpower won’t do it. It would work in a workout where I just have to give it everything I’ve got, but in studies, as all the frustration builds up, I can’t counter it with just willpower: it is necessary, but insufficient. I have to be cold-blooded. I have to have full control of myself, 悔しさを収まる強さが必要。Full cold-blooded control over myself while using all of my willpower to fight off the frustration that’s building up. It’s difficult. It is, but it’ll be worth it I believe.</text:p>
      <text:p text:style-name="P1">This is what I’ve been doing, these past few days, with more or less success. This is what I must learn to do, at every hour of the day. To fight. Against myself, and against it all, if I have to. See you tomorrow.</text:p>
      <text:p text:style-name="P1"/>
      <text:p text:style-name="P1">•••</text:p>
      <text:p text:style-name="P1">Sunday 28th of December 2025, 00:56, entry 581</text:p>
      <text:p text:style-name="P1">Now then. It’s clear we misplay easily. Far too easily. And this time... No, I know what happened. I got addicted to a new game, called Hades. Quite fun. Also where my entire afternoon and evening went. And now I wish to analyse why. Clearly, it’s a game made with care and thoughtfulness. I can’t take that away. But what about from my side?</text:p>
      <text:p text:style-name="P1">While not the answer, I do have a cure: extending the war protocol. Except, no, I mustn’t. It’s an exceptional measure, and will stay as such. We’ll talk about it more in a second.</text:p>
      <text:p text:style-name="P1">There were three steps that I currently identify: 1/ Allow myself to play instead of going to study right away, after lunch. 2/ Shut down my brain and flood it completely with data while playing, thus thoroughly indulging in consumerism and significantly lowering self-awareness. 3/ Make nothing of the few moments of lucidity, when I realised I should stop and get to work, instead deciding to continue since so much time has passed anyway (boat’s damaged, might as well sink it kind of mentality).</text:p>
      <text:p text:style-name="P1">What can we learn from these three points?</text:p>
      <text:p text:style-name="P1">That I was being complacent. Complacency drove it all. “Playing a little is fine, it won’t hurt,” “Might as well enjoy ourselves while we’re doing this,” and “Oh well, when was the last time we played like this anyway?” That’s what happened. It’s not wrong. It’s not right either. It all depends on what I want to achieve. Now, if we consider what I want to achieve, it’s wrong. This way of thinking is the exact opposite of what I’ve been trying to instill in myself. I want to become capable of giving my best, day in day out. I knew I was making excuses... No, not really. I wasn’t thinking about that, not with this much awareness anyway. In any case, I got complacent. I don’t want to become complacent. I want to be strong. I want to be Harmony.</text:p>
      <text:p text:style-name="P1">Now, onto war. Yesternight, it worked. We simply reject lust, pornography and masturbation, and we don’t need a reason to. We get to reject without a reason. But that wasn’t all there is to it. There was also cold-bloodedness. It made me realise that, unlike what I was thinking, I wasn’t running out of willpower. It’s all in my head. When cool-headed, it was so simple to just take a step back and see it all, and see that it was all me, and I call all the shots. That’s what I did. I’ll do it again, if I have to.</text:p>
      <text:p text:style-name="P1">But now, there’s one last topic I want to touch on. Amane Kanata, godspeed. The resolve to never reincarnate, it is admirable, and I wish you the strength to see it through, <text:s text:c="1"/>just as you’ve seen through your graduation despite all the loved ones who tried to stop you. Fly high, PPT, wherever you may go. Take care.</text:p>
      <text:p text:style-name="P1"/>
      <text:p text:style-name="P1">•••</text:p>
      <text:p text:style-name="P1">Sunday 28th of December 2025, 23:21, entry 582</text:p>
      <text:p text:style-name="P1">The night before yesternight we won a battle we should have lost. Today we lose a battle we should have won. Is there a pattern I’m not seeing? Right. I’d completely forgotten about something I’ve wanted to do, something that would make it easy to spot patterns and analyse performance. Something that perhaps will help me remember my own name. A checklist.</text:p>
      <text:p text:style-name="P1"/>
      <text:p text:style-name="P1">Morning</text:p>
      <text:p text:style-name="P1">+ [] Woke up at 7</text:p>
      <text:p text:style-name="P1">+ [x] Wrote</text:p>
      <text:p text:style-name="P1">+ [] Cultivated awareness and cold-bloodedness</text:p>
      <text:p text:style-name="P1">+ [] Demonstrated discipline</text:p>
      <text:p text:style-name="P1">+ [] Demonstrated willpower and the will to win</text:p>
      <text:p text:style-name="P1">- [] Was tired or unmotivated</text:p>
      <text:p text:style-name="P1">Noon|afternoon</text:p>
      <text:p text:style-name="P1">+ [] Cultivated awareness and cold-bloodedness</text:p>
      <text:p text:style-name="P1">+ [] Demonstrated discipline</text:p>
      <text:p text:style-name="P1">+ [] Demonstrated willpower and the will to win</text:p>
      <text:p text:style-name="P1">+ [] Worked out and meditated</text:p>
      <text:p text:style-name="P1">+ [] Began studying at 15</text:p>
      <text:p text:style-name="P1">+ [x] Worked on thesis effectively</text:p>
      <text:p text:style-name="P1">+ [] Worked on DMA U2 effectively</text:p>
      <text:p text:style-name="P1">- [x] Was tired or unmotivated</text:p>
      <text:p text:style-name="P1">Evening</text:p>
      <text:p text:style-name="P1">+ [] Cultivated awareness and cold-bloodedness</text:p>
      <text:p text:style-name="P1">+ [] Demonstrated discipline</text:p>
      <text:p text:style-name="P1">+ [] Demonstrated willpower and the will to win</text:p>
      <text:p text:style-name="P1">+ [] To bed by 22</text:p>
      <text:p text:style-name="P1">+ [] Didn’t fuck up</text:p>
      <text:p text:style-name="P1">- [] Was tired or unmotivated</text:p>
      <text:p text:style-name="P1"/>
      <text:p text:style-name="P1"/>
      <text:p text:style-name="P1">Alright. An “[x]” means that item has been done.</text:p>
      <text:p text:style-name="P1">Shit, today’s list looks grisly.</text:p>
      <text:p text:style-name="P1">Alright. Now with this, a “good day” is more... 具体的。Hopefully, with this, I’ll start remembering my own name.</text:p>
      <text:p text:style-name="P1">Let’s add some things to it, actually. There are some patterns I want to spot. There. Why haven’t I done this earlier, I wonder. If we’re so lucky as to have one, I’ll see you tomorrow.</text:p>
      <text:p text:style-name="P1"/>
      <text:p text:style-name="P1">•••</text:p>
      <text:p text:style-name="P1">Monday 29th of December 2025, 21:48, entry 583</text:p>
      <text:p text:style-name="P1"/>
      <text:p text:style-name="P1">Morning</text:p>
      <text:p text:style-name="P1">+ [] Woke up at 7</text:p>
      <text:p text:style-name="P1">+ [x] Wrote</text:p>
      <text:p text:style-name="P1">+ [x] Cultivated awareness and cold-bloodedness</text:p>
      <text:p text:style-name="P1">+ [] Demonstrated discipline</text:p>
      <text:p text:style-name="P1">+ [x] Demonstrated willpower and the will to win</text:p>
      <text:p text:style-name="P1">- [] Was tired or unmotivated</text:p>
      <text:p text:style-name="P1">Noon|afternoon</text:p>
      <text:p text:style-name="P1">+ [] Cultivated awareness and cold-bloodedness</text:p>
      <text:p text:style-name="P1">+ [x] Demonstrated discipline</text:p>
      <text:p text:style-name="P1">+ [x] Demonstrated willpower and the will to win</text:p>
      <text:p text:style-name="P1">+ [x] Worked out and meditated</text:p>
      <text:p text:style-name="P1">+ [] Began studying at 15</text:p>
      <text:p text:style-name="P1">+ [x] Worked on thesis effectively</text:p>
      <text:p text:style-name="P1">+ [x] Worked on DMA U2 effectively</text:p>
      <text:p text:style-name="P1">- [] Was tired or unmotivated</text:p>
      <text:p text:style-name="P1">Evening</text:p>
      <text:p text:style-name="P1">+ [] Cultivated awareness and cold-bloodedness</text:p>
      <text:p text:style-name="P1">+ [x] Demonstrated discipline</text:p>
      <text:p text:style-name="P1">+ [x] Demonstrated willpower and the will to win</text:p>
      <text:p text:style-name="P1">+ [x] To bed by 22</text:p>
      <text:p text:style-name="P1">+ [x] Didn’t fuck up</text:p>
      <text:p text:style-name="P1">- [] Was tired or unmotivated</text:p>
      <text:p text:style-name="P1"/>
      <text:p text:style-name="P1">+ [] Remembered my name</text:p>
      <text:p text:style-name="P1"/>
      <text:p text:style-name="P1">Yeah, that looks better. A checklist does this much of a difference, huh? A checklist, and the competitive mentality inherited from Kobe and MJ. The plan was to torch this entire world for revenge today, and this isn’t bad, this wasn’t half-bad, but I want it all.</text:p>
      <text:p text:style-name="P1">Decisiveness. That’s what I’m lacking. That’s what I’m working on.</text:p>
      <text:p text:style-name="P1">That, and being on time. But that comes with decisiveness. Oh, yeah, let’s add one more item to the checklist.</text:p>
      <text:p text:style-name="P1"/>
      <text:p text:style-name="P1">The problem with the checklist is that it distracts me from things I want to talk about. That is... A fair price to pay. Below is something I’d written down earlier, reported here.</text:p>
      <text:p text:style-name="P1"/>
      <text:p text:style-name="P1">Recall the consciousness-subconscious framework. There are two special states that can be achieved when certain combinations occur. These two states are highly sought after, and for good reason. Here they are:</text:p>
      <text:p text:style-name="P1">1. When the subconscious is given a clear objective that requires its full exertion, consciousness doesn’t get in its way, and the subconscious is capable of and does deliver, we enter the flow state.</text:p>
      <text:p text:style-name="P1">2. When consciousness and the subconscious align on a clear objective that require their full exertion, and both of them are capable of and do deliver, we are “in the zone”.</text:p>
      <text:p text:style-name="P1">The latter may lead to the former, and in general the latter is easier to achieve, because the former requires a degree of mastery in the task, it requires the subconscious being capable of delivering without help from conscious thought.</text:p>
      <text:p text:style-name="P1">Thus, when engaging in a task, aim to be in the zone, and if we’re lucky, we might enter the flow state.</text:p>
      <text:p text:style-name="P1"/>
      <text:p text:style-name="P1">Alright, with that said, let’s honour our promise of going to bed by 22. See you tomorrow.</text:p>
      <text:p text:style-name="P1"/>
      <text:p text:style-name="P1">•••</text:p>
      <text:p text:style-name="P1">Wednesday 31st of December 2025, 00:44, entry 584</text:p>
      <text:p text:style-name="P1"/>
      <text:p text:style-name="P1">+ [] Remembered my name</text:p>
      <text:p text:style-name="P1">Morning</text:p>
      <text:p text:style-name="P1">+ [x] Woke up at 7</text:p>
      <text:p text:style-name="P1">+ [] Wrote</text:p>
      <text:p text:style-name="P1">+ [] Cultivated awareness and cold-bloodedness</text:p>
      <text:p text:style-name="P1">+ [x] Demonstrated discipline</text:p>
      <text:p text:style-name="P1">+ [x] Demonstrated willpower and the will to win</text:p>
      <text:p text:style-name="P1">- [x] Was tired or unmotivated</text:p>
      <text:p text:style-name="P1">Noon|afternoon</text:p>
      <text:p text:style-name="P1">+ [] Cultivated awareness and cold-bloodedness</text:p>
      <text:p text:style-name="P1">+ [] Demonstrated discipline</text:p>
      <text:p text:style-name="P1">+ [] Demonstrated willpower and the will to win</text:p>
      <text:p text:style-name="P1">+ [] Worked out and meditated</text:p>
      <text:p text:style-name="P1">+ [] Began studying at 15</text:p>
      <text:p text:style-name="P1">+ [] Worked on thesis effectively</text:p>
      <text:p text:style-name="P1">+ [x] Worked on DMA U2 effectively</text:p>
      <text:p text:style-name="P1">- [x] Was tired or unmotivated</text:p>
      <text:p text:style-name="P1">Evening</text:p>
      <text:p text:style-name="P1">+ [] Cultivated awareness and cold-bloodedness</text:p>
      <text:p text:style-name="P1">+ [] Demonstrated discipline</text:p>
      <text:p text:style-name="P1">+ [] Demonstrated willpower and the will to win</text:p>
      <text:p text:style-name="P1">+ [] To bed by 22</text:p>
      <text:p text:style-name="P1">+ [x] Didn’t fuck up</text:p>
      <text:p text:style-name="P1">- [x] Was tired or unmotivated</text:p>
      <text:p text:style-name="P1"/>
      <text:p text:style-name="P1">I’m spotting a pattern here. Energy. It’s strange. Fatigue should just be a state, why can’t I overwrite it with cold-blooded awareness and willpower? Or rather, why can I do so only temporarily?</text:p>
      <text:p text:style-name="P1">It made things harder, and the situation was exasperated by social burnout... Interesting. At that point, the chances of my current self pulling off a miracle were... Whatever they were, I didn’t pull it off. Then of course, there was the quality of my choices that can be called into question. Oh, and something else:</text:p>
      <text:p text:style-name="P1">Mental overload. When I plan a lot for the afternoon and I0m already demotivated, the raw amount of tasks just lowers my morale more. That’s natural, but we have to push through it all.</text:p>
      <text:p text:style-name="P1">What do you advise?</text:p>
      <text:p text:style-name="P1">Increasing awareness might be our only chance. What we want isn’t to avoid this state of fatigue, although that would be nice. What we want is to be able to work through it. It will happen, regardless of what we do. But if we’re aware of what’s happening, if we’ve got our brain to ourselves, then we can remember our name, and our dreams.</text:p>
      <text:p text:style-name="P1">The ever-elusive awareness... We now know how to get it, and what it costs. Let’s go to sleep. And, do be aware of your state of mind. This morning, fighting was difficult, and I’m not sure why.fatigue, cognitive. I see, then truly do beware of your state of mind. See you.</text:p>
      <text:p text:style-name="P1"/>
      <text:p text:style-name="P1">•••</text:p>
      <text:p text:style-name="P1">Thursday 1st of January 2026, 02:12, entry 585</text:p>
      <text:p text:style-name="P1">It’s quite problematic, I’m still tempted to write 2024 but now the number’s changed again.</text:p>
      <text:p text:style-name="P1"/>
      <text:p text:style-name="P1">+ [x] Remembered my name</text:p>
      <text:p text:style-name="P1">Morning</text:p>
      <text:p text:style-name="P1">+ [] Woke up at 7</text:p>
      <text:p text:style-name="P1">+ [x] Wrote</text:p>
      <text:p text:style-name="P1">+ [x] Cultivated awareness and cold-bloodedness</text:p>
      <text:p text:style-name="P1">+ [] Demonstrated discipline</text:p>
      <text:p text:style-name="P1">+ [] Demonstrated willpower and the will to win</text:p>
      <text:p text:style-name="P1">- [x] Was tired or unmotivated</text:p>
      <text:p text:style-name="P1">Noon|afternoon</text:p>
      <text:p text:style-name="P1">+ [] Cultivated awareness and cold-bloodedness</text:p>
      <text:p text:style-name="P1">+ [] Demonstrated discipline</text:p>
      <text:p text:style-name="P1">+ [x] Demonstrated willpower and the will to win</text:p>
      <text:p text:style-name="P1">+ [x] Worked out and meditated</text:p>
      <text:p text:style-name="P1">+ [] Began studying at 15</text:p>
      <text:p text:style-name="P1">+ [] Worked on thesis effectively</text:p>
      <text:p text:style-name="P1">+ [] Worked on DMA U2 effectively</text:p>
      <text:p text:style-name="P1">- [x] Was tired or unmotivated</text:p>
      <text:p text:style-name="P1">Evening</text:p>
      <text:p text:style-name="P1">+ [x] Cultivated awareness and cold-bloodedness</text:p>
      <text:p text:style-name="P1">+ [x] Demonstrated discipline</text:p>
      <text:p text:style-name="P1">+ [x] Demonstrated willpower and the will to win</text:p>
      <text:p text:style-name="P1">+ [] To bed by 22</text:p>
      <text:p text:style-name="P1">+ [x] Didn’t fuck up</text:p>
      <text:p text:style-name="P1">- [x] Was tired or unmotivated</text:p>
      <text:p text:style-name="P1"/>
      <text:p text:style-name="P1">Happy new year. Two separate subjects to talk about. The first should be short, and given my current state, the same might hold for the second too. I’m currently at my limit... Unless I take a step back and realise a lot of this is in my head. I’ve actually got a lot left in the tank, only that the situation doesn’t call for it.</text:p>
      <text:p text:style-name="P1">Let’s begin.</text:p>
      <text:p text:style-name="P1">This morning, I decided to not wake up early. I believed then it was the right choice, and still do so now. Using rest to break the fatigue cycle, although of course it comes at the cost of morning time. Still, I must pay either that price or that of fatigue. Anyway, the main point is that “rest” is an investment I’m reluctant to make, and it doesn’t come up as an option in my mind yet.</text:p>
      <text:p text:style-name="P1">Oh lord, the distraction... The reason I’m awake at this hour is double. The second reason is on my other screen right now, and it’s Nenechi’s stream. The first reason is the other subject I want to talk about today. Or, tonight.</text:p>
      <text:p text:style-name="P1">Yesterday, which still counts as “today” in my mind, marks both the last and the first day of a year. And, unlike the previous years, I wanted to send a message to myself for this year. That’s why I spent it writing. The previous years, I’d spent it with friends, but I declined the invitation this year. I wanted to spend it doing my best while writing, while applying everything I’ve been learning. </text:p>
      <text:p text:style-name="P1">No, I don’t have the focus to expand on this. I guess it’s time to go to sleep then. Plus, I do wish to wake up on time, just to set an example. Well then, if we’re so lucky, see you tomorrow, Harmony.</text:p>
      <text:p text:style-name="P1"/>
      <text:p text:style-name="P1">•••</text:p>
      <text:p text:style-name="P1">Thursday 1st of January 2026, 21:53, entry 586</text:p>
      <text:p text:style-name="P1">+ [] Remembered my name</text:p>
      <text:p text:style-name="P1">Morning</text:p>
      <text:p text:style-name="P1">+ [] Woke up at 7</text:p>
      <text:p text:style-name="P1">+ [] Wrote</text:p>
      <text:p text:style-name="P1">+ [x] Cultivated awareness and cold-bloodedness</text:p>
      <text:p text:style-name="P1">+ [] Demonstrated discipline</text:p>
      <text:p text:style-name="P1">+ [x] Demonstrated willpower and the will to win</text:p>
      <text:p text:style-name="P1">- [x] Was tired or unmotivated</text:p>
      <text:p text:style-name="P1">Noon|afternoon</text:p>
      <text:p text:style-name="P1">+ [] Cultivated awareness and cold-bloodedness</text:p>
      <text:p text:style-name="P1">+ [] Demonstrated discipline</text:p>
      <text:p text:style-name="P1">+ [] Demonstrated willpower and the will to win</text:p>
      <text:p text:style-name="P1">+ [] Worked out and meditated</text:p>
      <text:p text:style-name="P1">+ [] Began studying at 15</text:p>
      <text:p text:style-name="P1">+ [] Worked on thesis effectively</text:p>
      <text:p text:style-name="P1">+ [] Worked on DMA U2 effectively</text:p>
      <text:p text:style-name="P1">- [x] Was tired or unmotivated</text:p>
      <text:p text:style-name="P1">Evening</text:p>
      <text:p text:style-name="P1">+ [x] Cultivated awareness and cold-bloodedness</text:p>
      <text:p text:style-name="P1">+ [] Demonstrated discipline</text:p>
      <text:p text:style-name="P1">+ [] Demonstrated willpower and the will to win</text:p>
      <text:p text:style-name="P1">+ [] To bed by 22</text:p>
      <text:p text:style-name="P1">+ [x] Didn’t fuck up</text:p>
      <text:p text:style-name="P1">- [] Was tired or unmotivated</text:p>
      <text:p text:style-name="P1"/>
      <text:p text:style-name="P1">Not that good a start to the year. Though, hm... While bad planning is a factor, the main one was outside of my control. I ought plan more effectively, that is to say, I have to plan around multiple possibilities, actually make use of softmax in practice instead of planning around max.</text:p>
      <text:p text:style-name="P1">Also, this morning, it became clearer than ever just how a difficult state being tired is. Now we acknowledge this, we have to make a conscious effort to overcome this.</text:p>
      <text:p text:style-name="P1">Alright, I’m really tired, so let’s go to sleep ASAP. See you tomorrow, hopefully.</text:p>
      <text:p text:style-name="P1"/>
      <text:p text:style-name="P1">•••</text:p>
      <text:p text:style-name="P1">Friday 2nd of January 2026, 21:37, entry 587</text:p>
      <text:p text:style-name="P1">+ [] Remembered my name</text:p>
      <text:p text:style-name="P1">Morning</text:p>
      <text:p text:style-name="P1">+ [] Woke up at 7</text:p>
      <text:p text:style-name="P1">+ [] Wrote</text:p>
      <text:p text:style-name="P1">+ [x] Cultivated awareness and cold-bloodedness</text:p>
      <text:p text:style-name="P1">+ [] Demonstrated discipline</text:p>
      <text:p text:style-name="P1">+ [] Demonstrated willpower and the will to win</text:p>
      <text:p text:style-name="P1">- [x] Was tired or unmotivated</text:p>
      <text:p text:style-name="P1">Noon|afternoon</text:p>
      <text:p text:style-name="P1">+ [] Cultivated awareness and cold-bloodedness</text:p>
      <text:p text:style-name="P1">+ [] Demonstrated discipline</text:p>
      <text:p text:style-name="P1">+ [] Demonstrated willpower and the will to win</text:p>
      <text:p text:style-name="P1">+ [x] Worked out and meditated</text:p>
      <text:p text:style-name="P1">+ [] Began studying at 15</text:p>
      <text:p text:style-name="P1">+ [] Worked on thesis effectively</text:p>
      <text:p text:style-name="P1">+ [x] Worked on DMA U2 effectively</text:p>
      <text:p text:style-name="P1">- [x] Was tired or unmotivated</text:p>
      <text:p text:style-name="P1">Evening</text:p>
      <text:p text:style-name="P1">+ [] Cultivated awareness and cold-bloodedness</text:p>
      <text:p text:style-name="P1">+ [] Demonstrated discipline</text:p>
      <text:p text:style-name="P1">+ [] Demonstrated willpower and the will to win</text:p>
      <text:p text:style-name="P1">+ [x] To bed by 22</text:p>
      <text:p text:style-name="P1">+ [x] Didn’t fuck up</text:p>
      <text:p text:style-name="P1">- [] Was tired or unmotivated</text:p>
      <text:p text:style-name="P1"/>
      <text:p text:style-name="P1">I... See. I knew today wasn’t that good, but this looks worse than I thought. The main issue is battling with the self, with the unwillingness to do anything. It’s one thing to try to fight, it’s another thing to win. As much as I’d love to add a checkbox for “I’ve tried”, it’s not about trying, it’s about the results. Nobody gives a fuck whether you’ve have to try hard or not, the results are what matter.</text:p>
      <text:p text:style-name="P1">In the morning, I gotta fight harder. I want to write. I do, but clearly, I don’t want it bad enough. And the only way to make myself want it more is by loving it more, and to do so, I must write more, and write with my heart. My heart, and everything I’ve got. Everything. To get up and just write... That’s... An idea. To get up, and just write. Nothing else but writing. That’s... We have to try it. It just might be the thing. We wake up to write. Let’s try that.</text:p>
      <text:p text:style-name="P1">And I’m also not cultivating awareness and cold-bloodedness. That’s not good. Thank goodness for the checklist because I know it would have slipped from my mind, as it’s been doing slowly.</text:p>
      <text:p text:style-name="P1">Sigh. Let’s call it a day. Let’s try and wake up at 7 tomorrow. Let’s try hard.</text:p>
      <text:p text:style-name="P1"/>
      <text:p text:style-name="P1">•••</text:p>
      <text:p text:style-name="P1">Saturday 3rd of January 2026, 21:49, entry 588</text:p>
      <text:p text:style-name="P1"/>
      <text:p text:style-name="P1">+ [] Remembered my name</text:p>
      <text:p text:style-name="P1">Morning</text:p>
      <text:p text:style-name="P1">+ [] Woke up at 7</text:p>
      <text:p text:style-name="P1">+ [] Wrote</text:p>
      <text:p text:style-name="P1">+ [] Cultivated awareness and cold-bloodedness</text:p>
      <text:p text:style-name="P1">+ [] Demonstrated discipline</text:p>
      <text:p text:style-name="P1">+ [] Demonstrated willpower and the will to win</text:p>
      <text:p text:style-name="P1">- [x] Was tired or unmotivated</text:p>
      <text:p text:style-name="P1">Noon|afternoon</text:p>
      <text:p text:style-name="P1">+ [] Cultivated awareness and cold-bloodedness</text:p>
      <text:p text:style-name="P1">+ [] Demonstrated discipline</text:p>
      <text:p text:style-name="P1">+ [] Demonstrated willpower and the will to win</text:p>
      <text:p text:style-name="P1">+ [x] Worked out and meditated</text:p>
      <text:p text:style-name="P1">+ [] Began studying at 15</text:p>
      <text:p text:style-name="P1">+ [x] Worked on thesis effectively</text:p>
      <text:p text:style-name="P1">+ [] Worked on DMA U2 effectively</text:p>
      <text:p text:style-name="P1">- [x] Was tired or unmotivated</text:p>
      <text:p text:style-name="P1">Evening</text:p>
      <text:p text:style-name="P1">+ [] Cultivated awareness and cold-bloodedness</text:p>
      <text:p text:style-name="P1">+ [] Demonstrated discipline</text:p>
      <text:p text:style-name="P1">+ [] Demonstrated willpower and the will to win</text:p>
      <text:p text:style-name="P1">+ [] To bed by 22</text:p>
      <text:p text:style-name="P1">+ [x] Didn’t fuck up</text:p>
      <text:p text:style-name="P1">- [x] Was tired or unmotivated</text:p>
      <text:p text:style-name="P1"/>
      <text:p text:style-name="P1">“I tried” is what I want to say, and... Trying is not enough, is it? I still lack decisiveness, and I’ve become aware that because I eat lunch too late, and since I become lethargic afterwards, it’s difficult for me to find the strength to get to work right after that.</text:p>
      <text:p text:style-name="P1">But I have to find that strength. Deep in my heart of hearts, I know what that strength is. I know what it looks like. I know what I have to do, and I know I have the strength to do it. I wish to try again tomorrow. I want to do better tomorrow. Today, I failed to get up at 7. I want to try again tomorrow. All of the excuses, I want to... Not blast them away, that’s not right. I want to work them out of existence. tomorrow. No matter what tomorrow brings, I want to find my heart, I want to find my name, I want to... Win. I’ll use everything I’ve got, I’ll make adjustments to the best of my abilities, and I’ll fight without regard for my own life or my future. I have to. Tomorrow. Right now, that’s all I’ve got.</text:p>
      <text:p text:style-name="P1">No, I can’t take tomorrow for granted. I know that. But even so, or rather, if I have to fight for it, then so be it. So, see you tomorrow.</text:p>
      <text:p text:style-name="P1"/>
      <text:p text:style-name="P1">•••</text:p>
      <text:p text:style-name="P1">Sunday 4th of January 2026, 21:39, entry 589</text:p>
      <text:p text:style-name="P1"/>
      <text:p text:style-name="P1">+ [] Remembered my name</text:p>
      <text:p text:style-name="P1">Morning</text:p>
      <text:p text:style-name="P1">+ [x] Woke up at 7</text:p>
      <text:p text:style-name="P1">+ [x] Wrote</text:p>
      <text:p text:style-name="P1">+ [] Cultivated awareness and cold-bloodedness</text:p>
      <text:p text:style-name="P1">+ [] Demonstrated discipline</text:p>
      <text:p text:style-name="P1">+ [x] Demonstrated willpower and the will to win</text:p>
      <text:p text:style-name="P1">- [] Was tired or unmotivated</text:p>
      <text:p text:style-name="P1">Noon|afternoon</text:p>
      <text:p text:style-name="P1">+ [] Cultivated awareness and cold-bloodedness</text:p>
      <text:p text:style-name="P1">+ [] Demonstrated discipline</text:p>
      <text:p text:style-name="P1">+ [] Demonstrated willpower and the will to win</text:p>
      <text:p text:style-name="P1">+ [x] Worked out and meditated</text:p>
      <text:p text:style-name="P1">+ [] Began studying at 15</text:p>
      <text:p text:style-name="P1">+ [] Worked on thesis effectively</text:p>
      <text:p text:style-name="P1">+ [] Worked on DMA U2 effectively</text:p>
      <text:p text:style-name="P1">- [x] Was tired or unmotivated</text:p>
      <text:p text:style-name="P1">Evening</text:p>
      <text:p text:style-name="P1">+ [x] Cultivated awareness and cold-bloodedness</text:p>
      <text:p text:style-name="P1">+ [] Demonstrated discipline</text:p>
      <text:p text:style-name="P1">+ [x] Demonstrated willpower and the will to win</text:p>
      <text:p text:style-name="P1">+ [x] To bed by 22</text:p>
      <text:p text:style-name="P1">+ [x] Didn’t fuck up</text:p>
      <text:p text:style-name="P1">- [] Was tired or unmotivated</text:p>
      <text:p text:style-name="P1"/>
      <text:p text:style-name="P1">Alright. Went out with friends the afternoon, but the morning went right. more than anything, it’s fatigue I struggle with. It’s that fight I have to win. I have to pull myself not out of a slump, but through it. I have to endure it, acknowledge it and slug through it. In other words, I have to fight harder.</text:p>
      <text:p text:style-name="P1">Anything else I want to talk about?</text:p>
      <text:p text:style-name="P1">No, not really. Nothing comes to mind anyway.</text:p>
      <text:p text:style-name="P1">Control over myself. It comes with awareness, but I want more control over myself. Thus, I need to talk to myself more too. Makes sense. Let’s go to sleep now, I’m feeling tired.</text:p>
      <text:p text:style-name="P1"/>
      <text:p text:style-name="P1">•••</text:p>
      <text:p text:style-name="P1">Monday 5th of January 2026, 21:40, entry 590</text:p>
      <text:p text:style-name="P1">+ [] Remembered my name</text:p>
      <text:p text:style-name="P1">Morning</text:p>
      <text:p text:style-name="P1">+ [] Woke up at 7</text:p>
      <text:p text:style-name="P1">+ [x] Wrote</text:p>
      <text:p text:style-name="P1">+ [] Cultivated awareness and cold-bloodedness</text:p>
      <text:p text:style-name="P1">+ [] Demonstrated discipline</text:p>
      <text:p text:style-name="P1">+ [x] Demonstrated willpower and the will to win</text:p>
      <text:p text:style-name="P1">- [x] Was tired or unmotivated</text:p>
      <text:p text:style-name="P1">Noon|afternoon</text:p>
      <text:p text:style-name="P1">+ [x] Cultivated awareness and cold-bloodedness</text:p>
      <text:p text:style-name="P1">+ [x] Demonstrated discipline</text:p>
      <text:p text:style-name="P1">+ [] Demonstrated willpower and the will to win</text:p>
      <text:p text:style-name="P1">+ [x] Worked out and meditated</text:p>
      <text:p text:style-name="P1">+ [x] Began studying at 15</text:p>
      <text:p text:style-name="P1">+ [x] Worked on thesis effectively</text:p>
      <text:p text:style-name="P1">+ [] Worked on DMA U2 effectively</text:p>
      <text:p text:style-name="P1">- [] Was tired or unmotivated</text:p>
      <text:p text:style-name="P1">Evening</text:p>
      <text:p text:style-name="P1">+ [] Cultivated awareness and cold-bloodedness</text:p>
      <text:p text:style-name="P1">+ [] Demonstrated discipline</text:p>
      <text:p text:style-name="P1">+ [] Demonstrated willpower and the will to win</text:p>
      <text:p text:style-name="P1">+ [x] To bed by 22</text:p>
      <text:p text:style-name="P1">+ [x] Didn’t fuck up</text:p>
      <text:p text:style-name="P1">- [] Was tired or unmotivated</text:p>
      <text:p text:style-name="P1"/>
      <text:p text:style-name="P1">Strange... I wasn’t tired this afternoon.</text:p>
      <text:p text:style-name="P1">A slow start, today. The nightfront. I didn’t sleep well, but I’m handling the nightfront better than before. More awareness. But more importantly, yesternight, and today. my instincts touched onto something... Important?</text:p>
      <text:p text:style-name="P1">Close to two years ago, now, I wrote about some methodology to solve problems. I want to take it further. I feel like... There’s something that can be applied very generally, but I’m not sure how. Oh, and on this note, there’s something I like to do that I call encoding: like how in 1984, erasing words diminishes expressive power, I do the opposite and give stuff names. It’s a very important thing to do, in my opinion, with my go-to example being theorems having names. Names, I believe, drastically improve usability of a concept. This one, I want to call soul tracking. Put simply, given a problem, get to the heart of it. Not just a problem. Even a person. Get to the very heart of them. As I was remembering the nightmares I had tonight, I instinctively thought that if I had sought the very soul of the ones assailing me, it would have been better. Instead of trying to physically defend myself, to track their soul. I don’t know how to explain it yet, but something tells me it has universality, and applies to all sorts of situations. Soul tracking: to get to the heart of things. I wish to try it. To do that, I have to practice it, to engrave it in my subconscious.</text:p>
      <text:p text:style-name="P1">Now then, it’s nearly time, so goodnight, and if nightmares assail you, get to the heart of them.</text:p>
      <text:p text:style-name="P1">Oh, and one more thing: I started rewatching Frieren. The first season is just so good; you can tell when people put their soul into their work. And, to be completely honest, “soul tracking” comes from “soul track”, a translation I once saw for what is now officially “Zoltraak”.</text:p>
      <text:p text:style-name="P1">Alright, see you.</text:p>
      <text:p text:style-name="P1"/>
      <text:p text:style-name="P1">•••</text:p>
      <text:p text:style-name="P1">Tuesday 6th of January 2026, 21:36, entry 591</text:p>
      <text:p text:style-name="P1"/>
      <text:p text:style-name="P1">+ [] Remembered my name</text:p>
      <text:p text:style-name="P1">Morning</text:p>
      <text:p text:style-name="P1">+ [] Woke up at 7</text:p>
      <text:p text:style-name="P1">+ [x] Wrote</text:p>
      <text:p text:style-name="P1">+ [x] Cultivated awareness and cold-bloodedness</text:p>
      <text:p text:style-name="P1">+ [] Demonstrated discipline</text:p>
      <text:p text:style-name="P1">+ [] Demonstrated willpower and the will to win</text:p>
      <text:p text:style-name="P1">- [] Was tired or unmotivated</text:p>
      <text:p text:style-name="P1">Noon|afternoon</text:p>
      <text:p text:style-name="P1">+ [x] Cultivated awareness and cold-bloodedness</text:p>
      <text:p text:style-name="P1">+ [] Demonstrated discipline</text:p>
      <text:p text:style-name="P1">+ [x] Demonstrated willpower and the will to win</text:p>
      <text:p text:style-name="P1">+ [x] Worked out and meditated</text:p>
      <text:p text:style-name="P1">+ [] Began studying at 15</text:p>
      <text:p text:style-name="P1">+ [x] Worked on thesis effectively</text:p>
      <text:p text:style-name="P1">+ [] Worked on DMA U2 effectively</text:p>
      <text:p text:style-name="P1">- [x] Was tired or unmotivated</text:p>
      <text:p text:style-name="P1">Evening</text:p>
      <text:p text:style-name="P1">+ [] Cultivated awareness and cold-bloodedness</text:p>
      <text:p text:style-name="P1">+ [x] Demonstrated discipline</text:p>
      <text:p text:style-name="P1">+ [] Demonstrated willpower and the will to win</text:p>
      <text:p text:style-name="P1">+ [x] To bed by 22</text:p>
      <text:p text:style-name="P1">+ [x] Didn’t fuck up</text:p>
      <text:p text:style-name="P1">- [] Was tired or unmotivated</text:p>
      <text:p text:style-name="P1"/>
      <text:p text:style-name="P1">We’re growing slowly. </text:p>
      <text:p text:style-name="P1">ん。きっとそう。</text:p>
      <text:p text:style-name="P1">... What a strange thing to say. だって、当たり前じゃない？ Still, we take nothing for granted, and certainly not growth. Growth is an active effort, not some passive happening like growing old. It’s a choice, it’s a long series of choices we have to make day in, day out. Even now. Especially now.</text:p>
      <text:p text:style-name="P1"/>
      <text:p text:style-name="P1">•••</text:p>
      <text:p text:style-name="P1">Wednesday 7th of January 2026, 21:43, entry 592</text:p>
      <text:p text:style-name="P1"/>
      <text:p text:style-name="P1">+ [] Remembered my name</text:p>
      <text:p text:style-name="P1">Morning</text:p>
      <text:p text:style-name="P1">+ [] Woke up at 7</text:p>
      <text:p text:style-name="P1">+ [x] Wrote</text:p>
      <text:p text:style-name="P1">+ [] Cultivated awareness and cold-bloodedness</text:p>
      <text:p text:style-name="P1">+ [] Demonstrated discipline</text:p>
      <text:p text:style-name="P1">+ [] Demonstrated willpower and the will to win</text:p>
      <text:p text:style-name="P1">- [x] Was tired or unmotivated</text:p>
      <text:p text:style-name="P1">Noon|afternoon</text:p>
      <text:p text:style-name="P1">+ [] Cultivated awareness and cold-bloodedness</text:p>
      <text:p text:style-name="P1">+ [] Demonstrated discipline</text:p>
      <text:p text:style-name="P1">+ [x] Demonstrated willpower and the will to win</text:p>
      <text:p text:style-name="P1">+ [x] Worked out and meditated</text:p>
      <text:p text:style-name="P1">+ [] Began studying at 15</text:p>
      <text:p text:style-name="P1">+ [x] Worked on thesis effectively</text:p>
      <text:p text:style-name="P1">+ [] Worked on DMA U2 effectively</text:p>
      <text:p text:style-name="P1">- [x] Was tired or unmotivated</text:p>
      <text:p text:style-name="P1">Evening</text:p>
      <text:p text:style-name="P1">+ [x] Cultivated awareness and cold-bloodedness</text:p>
      <text:p text:style-name="P1">+ [] Demonstrated discipline</text:p>
      <text:p text:style-name="P1">+ [] Demonstrated willpower and the will to win</text:p>
      <text:p text:style-name="P1">+ [x] To bed by 22</text:p>
      <text:p text:style-name="P1">+ [x] Didn’t fuck up</text:p>
      <text:p text:style-name="P1">- [] Was tired or unmotivated</text:p>
      <text:p text:style-name="P1"/>
      <text:p text:style-name="P1">Slowly but surely, I’m remembering my name. Still. I’m feeling... Stress, I’m anxious, although I guess I shouldn’t be. It’s regarding the thesis. I’m not as early as I planned on being, and it’s causing some nervousness. I should control it, it’s unreasonable.</text:p>
      <text:p text:style-name="P1">Or maybe I should panic?</text:p>
      <text:p text:style-name="P1">No, that’s stupid. But the other option is one I don’t want to consider: not write for a while, and focus on studies. Give up writing again... No. I won’t do that. I have to learn to balance everything together, otherwise I’ll <text:span text:style-name="T1">never</text:span> have time to write.</text:p>
      <text:p text:style-name="P1">Then I gotta do better. I have to do my best.</text:p>
      <text:p text:style-name="P1"/>
      <text:p text:style-name="P1">•••</text:p>
      <text:p text:style-name="P1">Thursday 8th of January 2026, 22:09, entry 593</text:p>
      <text:p text:style-name="P1"/>
      <text:p text:style-name="P1">+ [x] Remembered my name</text:p>
      <text:p text:style-name="P1">Morning</text:p>
      <text:p text:style-name="P1">+ [x] Woke up at 7</text:p>
      <text:p text:style-name="P1">+ [x] Wrote</text:p>
      <text:p text:style-name="P1">+ [x] Cultivated awareness and cold-bloodedness</text:p>
      <text:p text:style-name="P1">+ [x] Demonstrated discipline</text:p>
      <text:p text:style-name="P1">+ [x] Demonstrated willpower and the will to win</text:p>
      <text:p text:style-name="P1">- [] Was tired or unmotivated</text:p>
      <text:p text:style-name="P1">Noon|afternoon</text:p>
      <text:p text:style-name="P1">+ [] Cultivated awareness and cold-bloodedness</text:p>
      <text:p text:style-name="P1">+ [] Demonstrated discipline</text:p>
      <text:p text:style-name="P1">+ [] Demonstrated willpower and the will to win</text:p>
      <text:p text:style-name="P1">+ [x] Worked out and meditated</text:p>
      <text:p text:style-name="P1">+ [] Began studying at 15</text:p>
      <text:p text:style-name="P1">+ [] Worked on thesis effectively</text:p>
      <text:p text:style-name="P1">+ [x] Worked on DMA U2 effectively</text:p>
      <text:p text:style-name="P1">- [x] Was tired or unmotivated</text:p>
      <text:p text:style-name="P1">Evening</text:p>
      <text:p text:style-name="P1">+ [x] Cultivated awareness and cold-bloodedness</text:p>
      <text:p text:style-name="P1">+ [] Demonstrated discipline</text:p>
      <text:p text:style-name="P1">+ [] Demonstrated willpower and the will to win</text:p>
      <text:p text:style-name="P1">+ [] To bed by 22</text:p>
      <text:p text:style-name="P1">+ [x] Didn’t fuck up</text:p>
      <text:p text:style-name="P1">- [] Was tired or unmotivated</text:p>
      <text:p text:style-name="P1"/>
      <text:p text:style-name="P1">The morning. It looks good, doesn’t it? First time I get full marks on a third. It’s because of yesternight. The pressure was getting to me. And, I confronted myself rationally about it, and I had to admit that... As of then, or at least as of late, writing had given me nothing. No growth, no particularly good experience, no lessons. So, yesternight I told myself: if writing’s gonna give us nothing, we give it up. That gave me something to prove.</text:p>
      <text:p text:style-name="P1">I... Want to say that I know, but really, “believe” is the correct term. I believe that, like for many things in life, writing will give me back just as much as I give it, if not more. There’s absolutely no way in hell either Kobe or MJ would ever say that basketball has given them nothing. And I believe the same is true for many other activities. Among which <text:s text:c="1"/>is writing. I know I haven’t given it my all, I know I could have done more in the past, and I didn’t. And, what’s more, in fact, what’s crucial is that writing is the only purpose I’ve given to my life. Or rather, without writing, I might as well be dead. If you told me that I had to choose between dying or living a life where I can’t write, I’ll choose death. That’s what I want writing to be to me. That’s why I got full marks this morning.</text:p>
      <text:p text:style-name="P1">On a related note, last time I talked about encoding, so let me encode the procedure I use to write, and in fact let’s recap it:</text:p>
      <text:p text:style-name="P1">1. Finds in your heart of hearts what you want to write</text:p>
      <text:p text:style-name="P1">2. Focus solely on putting into words what you envision</text:p>
      <text:p text:style-name="P1">3. Review</text:p>
      <text:p text:style-name="P1">Since it’s a sub-variant of soul-tracking that specialises in art, I’ll call it heart-seeking. Furthermore, applying only it and always it will be synonymous to using a greedy algorithm in a path optimisation problem: it’s sub-optimal. We’ll make full use of the advantage that is the flexibility of the mind, and thus let it decide when we reach a critical point, where taking a step back and longer term planning become important. This more complete variation I’ll call “true heart-seeking”,. However, being more time and energy consuming, as well as redundant when or plain counter-productive if repeated quickly in a short amount of time, I’ll default to the former version.</text:p>
      <text:p text:style-name="P1"/>
      <text:p text:style-name="P1">Now, the second and last thirds weren’t as hot as the first, despite my intentions. Combination of circumstances didn’t help, but that wasn’t all there was to it. This evening, I spoke to myself. Felt like I hadn’t done that in a while. Soul-tracking. The heart of the problem, the reason I... Didn’t do well the second half of the day is the lack of direction, the lack of expectations. I give myself an entire afternoon to work, but... How often may I take breaks? When should I work on this, and when should I switch to that? And how long can the breaks be? And what do I do when I’m late for reason X or Y?</text:p>
      <text:p text:style-name="P1">Now, that’s not the only issue, and I’ve devised the following solution:</text:p>
      <text:p text:style-name="P1">1. Currently, starting at 15 is akin to a suggestion. From now on, it’s a focal point to be planned ahead for.</text:p>
      <text:p text:style-name="P1">2. I work out and meditate before 15 and after 20. AS beneficial as those will be, they shall not interrupt these five hours of study.</text:p>
      <text:p text:style-name="P1">3. Whatever my state, and even if I’m late, I expect myself to work for these 5 hours as I have worked written this morning: I do my true and absolute best.</text:p>
      <text:p text:style-name="P1">4. 50 minutes on, 10 minutes off Three sessions in favour of the thesis, two for DMA U2. I expect you to choose death over not following this.</text:p>
      <text:p text:style-name="P1">5. After 20, it’s off. Essentially, in exchange for you giving your all during it, I constrain work time to the above window.</text:p>
      <text:p text:style-name="P1">6. Adjustments can be made in function of fatigue. Basically, we can eliminate the context-switching by sticking to a single subject, and double the rest time. I trust you to use this only when you really need it.</text:p>
      <text:p text:style-name="P1">Is it unrealistic? Absolutely. In fact, I’d go so far as to say it’s impossible for our current selves, so I look forward to the day you do it all. And I’d love it if that day were tomorrow, but I keep my fingers crossed.</text:p>
      <text:p text:style-name="P1">Alright, that’s enough for today. Hopefully, I’ll see you tomorrow.</text:p>
      <text:p text:style-name="P1"/>
      <text:p text:style-name="P1">•••</text:p>
      <text:p text:style-name="P1">Friday 9th of January 2026, 22:49, entry 594</text:p>
      <text:p text:style-name="P1">+ [] Remembered my name</text:p>
      <text:p text:style-name="P1">Morning</text:p>
      <text:p text:style-name="P1">+ [] Woke up at 7</text:p>
      <text:p text:style-name="P1">+ [x] Wrote</text:p>
      <text:p text:style-name="P1">+ [] Cultivated awareness and cold-bloodedness</text:p>
      <text:p text:style-name="P1">+ [x] Demonstrated discipline</text:p>
      <text:p text:style-name="P1">+ [x] Demonstrated willpower and the will to win</text:p>
      <text:p text:style-name="P1">- [x] Was tired or unmotivated</text:p>
      <text:p text:style-name="P1">Noon|afternoon</text:p>
      <text:p text:style-name="P1">+ [] Cultivated awareness and cold-bloodedness</text:p>
      <text:p text:style-name="P1">+ [] Demonstrated discipline</text:p>
      <text:p text:style-name="P1">+ [] Demonstrated willpower and the will to win</text:p>
      <text:p text:style-name="P1">+ [] Worked out and meditated</text:p>
      <text:p text:style-name="P1">+ [x] Began studying at 15</text:p>
      <text:p text:style-name="P1">+ [] Worked on thesis effectively</text:p>
      <text:p text:style-name="P1">+ [] Worked on DMA U2 effectively</text:p>
      <text:p text:style-name="P1">- [] Was tired or unmotivated</text:p>
      <text:p text:style-name="P1">Evening</text:p>
      <text:p text:style-name="P1">+ [] Cultivated awareness and cold-bloodedness</text:p>
      <text:p text:style-name="P1">+ [] Demonstrated discipline</text:p>
      <text:p text:style-name="P1">+ [] Demonstrated willpower and the will to win</text:p>
      <text:p text:style-name="P1">+ [] To bed by 22</text:p>
      <text:p text:style-name="P1">+ [x] Didn’t fuck up</text:p>
      <text:p text:style-name="P1">- [] Was tired or unmotivated</text:p>
      <text:p text:style-name="P1">What is this feeling... Frustration. It’s frustration.</text:p>
      <text:p text:style-name="P1">Patience and wisdom. Mine weren’t enough, today.</text:p>
      <text:p text:style-name="P1">Let’s put it simply: I tried, and giving it my best, I achieved nothing. For some reason, I got writer’s block while writing the thesis. Me, a writer, getting the writer’s block. On something I’ve got material on. It’s almost humiliating, but something... Something didn’t click, and I think I need perspective to look back on it. It wasn’t just today, yesterday was like this too.</text:p>
      <text:p text:style-name="P1">And, I need time to myself. Time to think. That’s when the good ideas come out. The current plan, it’s bad, I’ll need to change it, introduce more flexibility. There are some parts to keep, and others that are too rigid.</text:p>
      <text:p text:style-name="P1"/>
      <text:p text:style-name="P1">•••</text:p>
      <text:p text:style-name="P1">Saturday 10th of January 2026, 23:58, entry 595</text:p>
      <text:p text:style-name="P1"/>
      <text:p text:style-name="P1">+ [] Remembered my name</text:p>
      <text:p text:style-name="P1">Morning</text:p>
      <text:p text:style-name="P1">+ [] Woke up at 7</text:p>
      <text:p text:style-name="P1">+ [] Wrote</text:p>
      <text:p text:style-name="P1">+ [] Cultivated awareness and cold-bloodedness</text:p>
      <text:p text:style-name="P1">+ [] Demonstrated discipline</text:p>
      <text:p text:style-name="P1">+ [x] Demonstrated willpower and the will to win</text:p>
      <text:p text:style-name="P1">- [x] Was tired or unmotivated</text:p>
      <text:p text:style-name="P1">Noon|afternoon</text:p>
      <text:p text:style-name="P1">+ [] Cultivated awareness and cold-bloodedness</text:p>
      <text:p text:style-name="P1">+ [] Demonstrated discipline</text:p>
      <text:p text:style-name="P1">+ [] Demonstrated willpower and the will to win</text:p>
      <text:p text:style-name="P1">+ [x] Worked out and meditated</text:p>
      <text:p text:style-name="P1">+ [] Began studying at 15</text:p>
      <text:p text:style-name="P1">+ [x] Worked on thesis effectively</text:p>
      <text:p text:style-name="P1">+ [] Worked on DMA U2 effectively</text:p>
      <text:p text:style-name="P1">- [x] Was tired or unmotivated</text:p>
      <text:p text:style-name="P1">Evening</text:p>
      <text:p text:style-name="P1">+ [] Cultivated awareness and cold-bloodedness</text:p>
      <text:p text:style-name="P1">+ [] Demonstrated discipline</text:p>
      <text:p text:style-name="P1">+ [] Demonstrated willpower and the will to win</text:p>
      <text:p text:style-name="P1">+ [] To bed by 22</text:p>
      <text:p text:style-name="P1">+ [] Didn’t fuck up</text:p>
      <text:p text:style-name="P1">- [x] Was tired or unmotivated</text:p>
      <text:p text:style-name="P1"/>
      <text:p text:style-name="P1">I guess somewhere deep down I was looking for peace. But, there is none to be had. Deep down, I thought that there might be some way, somehow to make my body obey me. Some way that didn’t involve war.</text:p>
      <text:p text:style-name="P1">Many things can cause hormonal imbalance, can lead to an increase in testosterone. That’s not necessarily a bad thing. And an increase in testosterone means an increase in sexual drive. That’s normal. That’s... Biologically intended. However, that goes against my principles. An unreconcilable difference. Thus, war is the only way. Thus, there must be war.</text:p>
      <text:p text:style-name="P1">And, from now on, we’ll experiment with an unstructured offence: no set expectations for the afternoon. Play case-by-case.</text:p>
      <text:p text:style-name="P1"/>
      <text:p text:style-name="P1">•••</text:p>
      <text:p text:style-name="P1">Sunday 11th of January 2026, 23:15, entry 596</text:p>
      <text:p text:style-name="P1"/>
      <text:p text:style-name="P1">+ [] Remembered my name</text:p>
      <text:p text:style-name="P1">Morning</text:p>
      <text:p text:style-name="P1">+ [] Woke up at 7</text:p>
      <text:p text:style-name="P1">+ [] Wrote</text:p>
      <text:p text:style-name="P1">+ [] Cultivated cold-blooded awareness</text:p>
      <text:p text:style-name="P1">+ [] Demonstrated discipline</text:p>
      <text:p text:style-name="P1">+ [] Demonstrated willpower and the will to win</text:p>
      <text:p text:style-name="P1">- [] Was tired or unmotivated</text:p>
      <text:p text:style-name="P1">Noon|afternoon</text:p>
      <text:p text:style-name="P1">+ [] Cultivated cold-blooded awareness</text:p>
      <text:p text:style-name="P1">+ [] Demonstrated discipline</text:p>
      <text:p text:style-name="P1">+ [] Demonstrated willpower and the will to win</text:p>
      <text:p text:style-name="P1">+ [x] Worked out and meditated</text:p>
      <text:p text:style-name="P1">+ [] Began studying at 15</text:p>
      <text:p text:style-name="P1">+ [] Worked on thesis effectively</text:p>
      <text:p text:style-name="P1">+ [] Worked on DMA U2 effectively</text:p>
      <text:p text:style-name="P1">- [] Was tired or unmotivated</text:p>
      <text:p text:style-name="P1">Evening</text:p>
      <text:p text:style-name="P1">+ [] Cultivated cold-blooded awareness</text:p>
      <text:p text:style-name="P1">+ [] Demonstrated discipline</text:p>
      <text:p text:style-name="P1">+ [] Demonstrated willpower and the will to win</text:p>
      <text:p text:style-name="P1">+ [] To bed by 22</text:p>
      <text:p text:style-name="P1">+ [x] Didn’t fuck up</text:p>
      <text:p text:style-name="P1">- [] Was tired or unmotivated</text:p>
      <text:p text:style-name="P1"/>
      <text:p text:style-name="P1">I have to make the hard choices. If I want to make my dreams come true, I have to make the hard choices. Comfort is fine, en it’s time to rest. But that’s not where I’ll find growth. I have to make the hard choices. I want to make my visions come true. I want to make my imagination reality. I want to have dreams, I want to have a passion I’m ready to work myself to the bone for, and the only way to do all that is by making the hard choices. There are no secrets, there are no keys, and I have no obsessions. But I do have a choice, and I do have now. And I don’t care if they’re not enough, I’ll make them enough to make my life worth living. I’ll make them enough to make my life worth dying for.</text:p>
      <text:p text:style-name="P1"/>
      <text:p text:style-name="P1">•••</text:p>
      <text:p text:style-name="P1">Monday 12th of January 2026, 22:00, entry 597</text:p>
      <text:p text:style-name="P1"/>
      <text:p text:style-name="P1">+ [] Remembered my name</text:p>
      <text:p text:style-name="P1">Morning</text:p>
      <text:p text:style-name="P1">+ [] Woke up at 7</text:p>
      <text:p text:style-name="P1">+ [x] Wrote</text:p>
      <text:p text:style-name="P1">+ [] Cultivated cold-blooded awareness</text:p>
      <text:p text:style-name="P1">+ [] Demonstrated discipline</text:p>
      <text:p text:style-name="P1">+ [x] Demonstrated willpower and the will to win</text:p>
      <text:p text:style-name="P1">- [] Was tired or unmotivated</text:p>
      <text:p text:style-name="P1">Noon|afternoon</text:p>
      <text:p text:style-name="P1">+ [x] Cultivated cold-blooded awareness</text:p>
      <text:p text:style-name="P1">+ [] Demonstrated discipline</text:p>
      <text:p text:style-name="P1">+ [] Demonstrated willpower and the will to win</text:p>
      <text:p text:style-name="P1">+ [x] Worked out and meditated</text:p>
      <text:p text:style-name="P1">+ [] Began studying at 15</text:p>
      <text:p text:style-name="P1">+ [x] Worked on thesis effectively</text:p>
      <text:p text:style-name="P1">+ [] Worked on DMA U2 effectively</text:p>
      <text:p text:style-name="P1">- [] Was tired or unmotivated</text:p>
      <text:p text:style-name="P1">Evening</text:p>
      <text:p text:style-name="P1">+ [] Cultivated cold-blooded awareness</text:p>
      <text:p text:style-name="P1">+ [x] Demonstrated discipline</text:p>
      <text:p text:style-name="P1">+ [x] Demonstrated willpower and the will to win</text:p>
      <text:p text:style-name="P1">+ [] To bed by 22</text:p>
      <text:p text:style-name="P1">+ [x] Didn’t fuck up</text:p>
      <text:p text:style-name="P1">- [] Was tired or unmotivated</text:p>
      <text:p text:style-name="P1"/>
      <text:p text:style-name="P1">How does one cultivate awareness? Let’s try to regularly check up on our own states, figure out how we feel, and the status of our immediate surroundings.</text:p>
      <text:p text:style-name="P1">Today didn’t feel like a waste, but I have to do better. I still let excuses stop me. But, now, I believe there’s only one thing stopping me from becoming who I am: who I choose to be, the decisions I take. If I get that right, and if I have enough time here on Earth, I believe I will become who I want to be. I believe I will achieve what Iwant to achieve. I’m not sure about calling them dreams, actually. What even are dreams anyway? If they’re just aspirations, then I can call mine derams. But I feel like... That’s not it. That dreams ought to be more than just objectives. How about life goals? Life goals that do not care about realism. Yeah. I like that. Special objectives. Then, do I have dreams? Do I have objectives I’m ready to give my life for? My actions answer not yet, but I want to make them evolve. See you tomorrow.</text:p>
      <text:p text:style-name="P1"/>
      <text:p text:style-name="P1">•••</text:p>
      <text:p text:style-name="P1">Wednesday 14th of January 2026, 01:36, entry 598</text:p>
      <text:p text:style-name="P1"/>
      <text:p text:style-name="P1">+ [] Remembered my name</text:p>
      <text:p text:style-name="P1">Morning</text:p>
      <text:p text:style-name="P1">+ [] Woke up at 7</text:p>
      <text:p text:style-name="P1">+ [x] Wrote</text:p>
      <text:p text:style-name="P1">+ [x] Cultivated cold-blooded awareness</text:p>
      <text:p text:style-name="P1">+ [] Demonstrated discipline</text:p>
      <text:p text:style-name="P1">+ [x] Demonstrated willpower and the will to win</text:p>
      <text:p text:style-name="P1">- [] Was tired or unmotivated</text:p>
      <text:p text:style-name="P1">Noon|afternoon</text:p>
      <text:p text:style-name="P1">+ [] Cultivated cold-blooded awareness</text:p>
      <text:p text:style-name="P1">+ [] Demonstrated discipline</text:p>
      <text:p text:style-name="P1">+ [x] Demonstrated willpower and the will to win</text:p>
      <text:p text:style-name="P1">+ [x] Worked out and meditated</text:p>
      <text:p text:style-name="P1">+ [] Began studying at 15</text:p>
      <text:p text:style-name="P1">+ [x] Worked on thesis effectively</text:p>
      <text:p text:style-name="P1">+ [] Worked on DMA U2 effectively</text:p>
      <text:p text:style-name="P1">- [] Was tired or unmotivated</text:p>
      <text:p text:style-name="P1">Evening</text:p>
      <text:p text:style-name="P1">+ [] Cultivated cold-blooded awareness</text:p>
      <text:p text:style-name="P1">+ [] Demonstrated discipline</text:p>
      <text:p text:style-name="P1">+ [x] Demonstrated willpower and the will to win</text:p>
      <text:p text:style-name="P1">+ [] To bed by 22</text:p>
      <text:p text:style-name="P1">+ [x] Didn’t fuck up</text:p>
      <text:p text:style-name="P1">- [] Was tired or unmotivated</text:p>
      <text:p text:style-name="P1"/>
      <text:p text:style-name="P1">Why so late, you may wonder. A bet. A wager. I decided to stay up late to continue work on teh thesis. I’m still too slow, and I need to improove. It’s important that I do so, there’s at least one lesson to be learned from my current speed, and I have to.. Figure it out, to use it to improve myself. And also, making the hard choices. That’s what I want myself to do first thing tomorrow. Will I be able to wake up on time? It’ll be my choice, my decision. And I want to make it, because if I make the right choice, it’s a massive step forward towards my dream. If I manage it, it’llreinforce my determination, my resolve, my willpower, and my self. See you.</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